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41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2.9cm"/>
    </style:style>
    <style:style style:name="co5" style:family="table-column">
      <style:table-column-properties fo:break-before="auto" style:column-width="3.057cm"/>
    </style:style>
    <style:style style:name="co6" style:family="table-column">
      <style:table-column-properties fo:break-before="auto" style:column-width="8.703cm"/>
    </style:style>
    <style:style style:name="co7" style:family="table-column">
      <style:table-column-properties fo:break-before="auto" style:column-width="4.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95cm" fo:break-before="auto" style:use-optimal-row-height="fals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f6f9d4"/>
    </style:style>
    <style:style style:name="ce1" style:family="table-cell" style:parent-style-name="Default">
      <style:table-cell-properties fo:background-color="#ffa6a6"/>
    </style:style>
    <style:style style:name="ce2" style:family="table-cell" style:parent-style-name="Default">
      <style:table-cell-properties fo:background-color="#cccccc"/>
    </style:style>
    <style:style style:name="ce19" style:family="table-cell" style:parent-style-name="Default" style:data-style-name="N120"/>
    <style:style style:name="ce11" style:family="table-cell" style:parent-style-name="Default" style:data-style-name="N120">
      <style:table-cell-properties fo:background-color="#b2b2b2"/>
    </style:style>
    <style:style style:name="ce12" style:family="table-cell" style:parent-style-name="Default" style:data-style-name="N120">
      <style:table-cell-properties fo:background-color="#f6f9d4"/>
    </style:style>
    <style:style style:name="ce10" style:family="table-cell" style:parent-style-name="Default" style:data-style-name="N120"/>
    <style:style style:name="ce13" style:family="table-cell" style:parent-style-name="Default" style:data-style-name="N120">
      <style:table-cell-properties fo:background-color="#ffa6a6"/>
    </style:style>
    <style:style style:name="ce14" style:family="table-cell" style:parent-style-name="Default" style:data-style-name="N120">
      <style:table-cell-properties fo:background-color="#cccccc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tats_1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ce15"/>
        <table:table-column table:style-name="co8" table:number-columns-repeated="1012" table:default-cell-style-name="Default"/>
        <table:table-row table:style-name="ro1">
          <table:table-cell/>
          <table:table-cell office:value-type="string" calcext:value-type="string">
            <text:p>cluster</text:p>
          </table:table-cell>
          <table:table-cell office:value-type="string" calcext:value-type="string">
            <text:p>num_corresponding_extracts</text:p>
          </table:table-cell>
          <table:table-cell table:style-name="ce19" office:value-type="string" calcext:value-type="string">
            <text:p>proportion_with_contentious</text:p>
          </table:table-cell>
          <table:table-cell table:style-name="ce19" office:value-type="string" calcext:value-type="string">
            <text:p>contentious_p_value</text:p>
          </table:table-cell>
          <table:table-cell table:style-name="ce19" office:value-type="string" calcext:value-type="string">
            <text:p>proportion_with_non_contentious</text:p>
          </table:table-cell>
          <table:table-cell table:style-name="ce19" office:value-type="string" calcext:value-type="string">
            <text:p>non_contentious_p_value</text:p>
          </table:table-cell>
          <table:table-cell table:style-name="ce19" office:value-type="string" calcext:value-type="string">
            <text:p>proportion_with_no_majority</text:p>
          </table:table-cell>
          <table:table-cell office:value-type="string" calcext:value-type="string">
            <text:p>targets_coun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context_tokens_occuring</text:p>
          </table:table-cell>
          <table:table-cell table:style-name="ce25" office:value-type="string" calcext:value-type="string">
            <text:p>context_tokens_occuring2</text:p>
          </table:table-cell>
          <table:table-cell table:number-columns-repeated="1012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float" office:value="341989" calcext:value-type="float">
            <text:p>341989</text:p>
          </table:table-cell>
          <table:table-cell table:style-name="ce6" office:value-type="float" office:value="485" calcext:value-type="float">
            <text:p>485</text:p>
          </table:table-cell>
          <table:table-cell table:style-name="ce11" office:value-type="float" office:value="0.131958762886598" calcext:value-type="float">
            <text:p>0.13196</text:p>
          </table:table-cell>
          <table:table-cell table:style-name="ce11" office:value-type="float" office:value="0.998960436016762" calcext:value-type="float">
            <text:p>0.99896</text:p>
          </table:table-cell>
          <table:table-cell table:style-name="ce11" office:value-type="float" office:value="0.824742268041237" calcext:value-type="float">
            <text:p>0.82474</text:p>
          </table:table-cell>
          <table:table-cell table:style-name="ce11" office:value-type="float" office:value="0.00165126479499111" calcext:value-type="float">
            <text:p>0.00165</text:p>
          </table:table-cell>
          <table:table-cell table:style-name="ce11" office:value-type="float" office:value="0.0432989690721649" calcext:value-type="float">
            <text:p>0.04330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string" calcext:value-type="string">
            <text:p>slaven(4), dwerggroei(22), medicijnman(2), moslim(20), zigeuner(3), tovenaar(3), primitief(6), inheems(23), achtergrond(24), inuit(6), negerrijk(2), lesbische(2), wetshistorische(1), inheemsche(7), gekleurd(2), exotisch(1), barbaar'sche(1), marrons(3), slaaf(5), aziatisch(26), inlandsche(3), inheemsen(2), aziatische(5), gemengd(40), hottentot(3), muzelman(2), blank(3), afkomst(3), demooraten(1), kokkie(3), traditionele(24), zigeunerin(1), historisch(20), boesman(2), indo-europeaan(24), inheemsebe(1), inheems'che(2), moor(1), inheemse(6), marron(8), mengras(5), koelie(6), moslims(3), inlander(4), mulat(3), ontdekken(4), homo(6), zigeuners(3), bediende(2), bosnegers(1), moslimsche(5), historischen(2), indische(4), halfbloed(1), gemengde(3), zwartje(2), historische(6), baboe(4), onbeschaafd'to(1), volbloed(2), negerslaven(4), pygmee(4), wild(2), onbeschaafd(2), inboorlingen(1), eskimo(3), afgod(3), indo(5), zigeunermuziek(1), christelijkhistorisch'(1), ras(2), handicap(2), traditioneel(4), barbaren(3), neger(3), mesties(3), islamiet(4), kaukasisch(2), dwerg(2), stam(1), mongool(2), indone(1), barbaarsche(1), baboes(1), eskimo's(3), misvormden(2), dwergen(2), jakarta(1), page(2), bosneger(1), etniciteit(1), wilde(1), gekleurde(2), mulatten(1), barbaar(4), koppensneller(1), indisch(1), marron'(1), inboorling(2), indiaan(2), stamhoofd(1), praehistorische(1), exotische(1), volbloedpaard(1), christelijkhistorischen(1), lesbisch(1), slavenhandel(1), lilliputter(1), queer(1), indo-europeaans(1), afgodendienst(1), aboriginal(1), moslimsoh(1), slavenschip(1), metis(1), berber(1), transport(1)</text:p>
          </table:table-cell>
          <table:table-cell table:style-name="ce6" office:value-type="string" calcext:value-type="string">
            <text:p>('fing', 1), ('bepalen', 25), ('ontwerp', 14), ('aanvaarden', 15), ('neerleggen', 4), ('rest', 17), ('reglement', 5), ('voorstellen', 29), ('blechts', 1), ('contract', 22), ('tijdstip', 6), ('geldelijk', 4), ('normaal', 22), ('toestemming', 7), ('regeling', 19), ('verdelen', 21), ('resten', 1), ('vervallen', 7), ('buitensporig', 1), ('groep', 38), ('adviseren', 2), ('alzoo', 6), ('aanspraak', 10), ('verzekering', 6), ('indienen', 5), ('cijfermateriaal', 1), ('commissie', 23), ('afschaffing', 3), ('wetboek', 3), ('nakomen', 3), ('statuut', 1), ('administratie', 4), ('gelang', 3), ('afzonderen', 6), ('gegeven', 5), ('vermogen', 8), ('art.', 4), ('wetb.', 1), ('beperken', 16), ('verzekeren', 15), ('verdeelen', 3), ('maatstaf', 2), ('overeenkomen', 4), ('verordening', 9), ('art', 5), ('wetsontwerp', 5), ('afschaffen', 6), ('intrekken', 1), ('uitzetting', 1), ('behoorenen', 8), ('aanvulling', 2), ('beschikken', 16), ('voorschrijven', 6), ('aanvullen', 4), ('verplichting', 6), ('overeenkomstig', 8), ('vervroegen', 1), ('wijziging', 8), ('feitenmateriaal', 1), ('artikei', 1), ('opgeven', 7), ('overblijv', 1), ('verdeeling', 3), ('vrijwillig', 5), ('overschrijden', 1), ('circulair', 2), ('wetsartikel', 2), ('keuren', 4), ('inachtneming', 1), ('ingevolge', 3), ('circulaire', 3), ('adres', 9), ('pensioenreglement', 1), ('garanderen', 1), ('verbintenis', 1), ('afwijzen', 3), ('overblijven', 6), ('litt.', 1), ('wijzigen', 4), ('dezelve', 1), ('mitsdien', 2), ('commissie-', 1), ('rubberrestrictie', 1), ('woningwet', 1), ('goedkeuring', 3), ('geiing', 1), ('onevenredig', 1), ('herziening', 2), ('inkrimping', 1), ('intrekking', 2), ('verzek', 1), ('mutatie', 1), ('vastgesteld', 1), ('alsdan', 2), ('afkeuren', 2), ('overgangsbepaling', 1), ('wgziging', 1), ('vergroten', 1), ('huishoudelijk', 1), ('bovengenoemd', 2), ('leergeld', 1), ('daaronder', 1), ('herzien', 1), ('rechtstoestand', 3), ('verdoen', 1), ('statui', 1), ('invoering', 3), ('genoemden', 1), ('bezuiniging', 1), ('diligent', 1), ('oging', 1), ('overblijvend', 1), ('beheer', 1), ('eindiging', 1), ('voordeele', 1), ('onderwerpelijk', 1), ('brandschatting', 2), ('wetsvoordracht', 1), ('verplicht', 1), ('versobering', 1), ('rechtspositie', 1), ('dienstorder', 1), ('zomertijd', 1), ('kennisgeving', 1), ('vrijstellen', 2), ('rijksambtenaar', 1), ('provincie-', 1)</text:p>
          </table:table-cell>
          <table:table-cell table:style-name="ce16" office:value-type="string" calcext:value-type="string">
            <text:p>fing, bepalen, ontwerp, aanvaarden, neerleggen, rest, reglement, voorstellen, blechts, contract, tijdstip, geldelijk, normaal, toestemming, regeling, verdelen, resten, vervallen, buitensporig, groep, adviseren, alzoo, aanspraak, verzekering, indienen, cijfermateriaal, commissie, afschaffing, wetboek, nakomen, statuut, administratie, gelang, afzonderen, gegeven, vermogen, art., wetb., beperken, verzekeren, verdeelen, maatstaf, overeenkomen, verordening, art, wetsontwerp, afschaffen, intrekken, uitzetting, behoorenen, aanvulling, beschikken, voorschrijven, aanvullen, verplichting, overeenkomstig, vervroegen, wijziging, feitenmateriaal, artikei, opgeven, overblijv, verdeeling, vrijwillig, overschrijden, circulair, wetsartikel, keuren, inachtneming, ingevolge, circulaire, adres, pensioenreglement, garanderen, verbintenis, afwijzen, overblijven, litt., wijzigen, dezelve, mitsdien, commissie-, rubberrestrictie, woningwet, goedkeuring, geiing, onevenredig, herziening, inkrimping, intrekking, verzek, mutatie, vastgesteld, alsdan, afkeuren, overgangsbepaling, wgziging, vergroten, huishoudelijk, bovengenoemd, leergeld, daaronder, herzien, rechtstoestand, verdoen, statui, invoering, genoemden, bezuiniging, diligent, oging, overblijvend, beheer, eindiging, voordeele, onderwerpelijk, brandschatting, wetsvoordracht, verplicht, versobering, rechtspositie, dienstorder, zomertijd, kennisgeving, vrijstellen, rijksambtenaar, provincie-</text:p>
          </table:table-cell>
          <table:table-cell table:style-name="ce6" table:number-columns-repeated="1012"/>
        </table:table-row>
        <table:table-row table:style-name="ro1">
          <table:table-cell table:style-name="ce7" office:value-type="string" calcext:value-type="string">
            <text:p>months of year</text:p>
          </table:table-cell>
          <table:table-cell table:style-name="ce7" office:value-type="float" office:value="341783" calcext:value-type="float">
            <text:p>341783</text:p>
          </table:table-cell>
          <table:table-cell table:style-name="ce7" office:value-type="float" office:value="284" calcext:value-type="float">
            <text:p>284</text:p>
          </table:table-cell>
          <table:table-cell table:style-name="ce12" office:value-type="float" office:value="0.137323943661972" calcext:value-type="float">
            <text:p>0.13732</text:p>
          </table:table-cell>
          <table:table-cell table:style-name="ce12" office:value-type="float" office:value="0.983374213397768" calcext:value-type="float">
            <text:p>0.98337</text:p>
          </table:table-cell>
          <table:table-cell table:style-name="ce12" office:value-type="float" office:value="0.841549295774648" calcext:value-type="float">
            <text:p>0.84155</text:p>
          </table:table-cell>
          <table:table-cell table:style-name="ce12" office:value-type="float" office:value="0.00166057571842358" calcext:value-type="float">
            <text:p>0.00166</text:p>
          </table:table-cell>
          <table:table-cell table:style-name="ce12" office:value-type="float" office:value="0.0211267605633803" calcext:value-type="float">
            <text:p>0.02113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gemengd(37), blank(3), homo(4), marron(19), lilliputter(2), baboe(3), kaukasisch(4), moslim(10), achtergrond(8), negers(1), historisch(13), eskimo(1), inheems(7), etniciteit(1), dwergen(1), koppensneller(4), roma(1), knecht(2), islamiet(2), mulat(2), westers(5), senaatsbediende(1), indische(1), moslims(3), queer(6), aboriginal(1), ras(4), muzelman(1), mengras(1), a'inuit'ii(1), inlandsche(4), negerrijk(2), moslimsche(1), moor(1), negerslaven(2), historische(2), barbaren(1), mesties(2), aziatisch(13), slavenschip(2), wild(2), dwerg(1), helmlna'marron(2), traditioneel(3), inboorling(1), afgod(1), page(1), kokkie(2), indo-europeaan(4), indisch(3), halfbloed(3), traditionele(14), stam(3), pygmee(1), historischcn(1), demooraten(1), gekleurd(2), aziatische(4), primitief(3), indo(2), zwartjes(1), kaffer(1), metis(6), berber(4), inheems'(1), inlander(1), inboorlingen(1), hottentot(1), tovenaar(3), voorhistorische(1), inuit(4), barbaarschheid(1), stamgenooten(1), dwerggroei(1), barbaar(1), inheemsche(1), bediende(1), volbloed(2), exotische(1), slaaf(1), zigeuners(1), indone(1), ontdekken(1), inheemse(1), gemengde(1), exotisch(1), onbeschaafd(1), koelied(1), landbouwersknecht(1), afkomst(1), mongool(1), gemengd'contract(1), neger(2), barbarlje(1), transport(1), zigeuner(1)</text:p>
          </table:table-cell>
          <table:table-cell table:style-name="ce7" office:value-type="string" calcext:value-type="string">
            <text:p>('mcl', 4), ('sept', 23), ('november', 19), ('december', 20), ('mei', 41), ('februari', 12), ('febr', 9), ('dcc', 8), ('juli', 17), ('maart', 27), ('jan', 27), ('augustus', 16), ('dee', 1), ('oet', 1), ('april', 23), ('october', 13), ('september', 31), ('dec', 1), ('deo', 4), ('dec.', 6), ('juni', 16), ('sep', 3), ('aug', 16), ('nov', 11), ('fehr', 1), ('scpt', 1), ('oct', 11), ('ang', 1), ('feb', 3), ('midd', 1), ('augs', 1), ('ber', 2), ('sopt', 1), ('omber', 1), ('fobr', 1), ('oef', 1), ('jnni', 1), ('ember', 1), ('sep-', 2), ('jnli', 1), ("n'ov", 1), ('jun', 1), ('jul', 1), ('ootober', 1), ('augus', 1)</text:p>
          </table:table-cell>
          <table:table-cell table:style-name="ce17" office:value-type="string" calcext:value-type="string">
            <text:p>mcl, sept, november, december, mei, februari, febr, dcc, juli, maart, jan, augustus, dee, oet, april, october, september, dec, deo, dec., juni, sep, aug, nov, fehr, scpt, oct, ang, feb, midd, augs, ber, sopt, omber, fobr, oef, jnni, ember, sep-, jnli, n'ov, jun, jul, ootober, augus</text:p>
          </table:table-cell>
          <table:table-cell table:style-name="ce7" table:number-columns-repeated="1012"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6" office:value-type="float" office:value="341873" calcext:value-type="float">
            <text:p>341873</text:p>
          </table:table-cell>
          <table:table-cell table:style-name="ce6" office:value-type="float" office:value="209" calcext:value-type="float">
            <text:p>209</text:p>
          </table:table-cell>
          <table:table-cell table:style-name="ce11" office:value-type="float" office:value="0.124401913875598" calcext:value-type="float">
            <text:p>0.12440</text:p>
          </table:table-cell>
          <table:table-cell table:style-name="ce11" office:value-type="float" office:value="0.991260756824034" calcext:value-type="float">
            <text:p>0.99126</text:p>
          </table:table-cell>
          <table:table-cell table:style-name="ce11" office:value-type="float" office:value="0.851674641148325" calcext:value-type="float">
            <text:p>0.85167</text:p>
          </table:table-cell>
          <table:table-cell table:style-name="ce11" office:value-type="float" office:value="0.00203356338907263" calcext:value-type="float">
            <text:p>0.00203</text:p>
          </table:table-cell>
          <table:table-cell table:style-name="ce11" office:value-type="float" office:value="0.0239234449760766" calcext:value-type="float">
            <text:p>0.02392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exotisch(4), marron(5), barbaren(1), aziatisch(10), indo(4), inlander(2), indo-europeaan(12), moslim(15), achtergrond(12), etniciteit(2), inheemse(6), inheems(12), historisch(14), traditionele(12), islamiet(1), negerrijk(2), boesmanbanelen(1), indische(3), gemengd(19), indostijl(1), inboorling(1), inlanders(1), roots(2), negerslaven(2), neger(3), inheemsen(1), aziatische(4), groothistorische(1), gay(1), primitief(4), koppensneller(1), muzelman(1), kokkie(1), wild(1), medicijnman(1), inheemsche(2), indisch(1), tovenaar(2), mesties(1), afkomst(2), inuit(1), halfbloed(2), dwerggroei(3), inheemsch(1), onbeschaafd(2), eskimo's(1), stamgenooten(1), berber(1), misvormden(2), wereldhistorische(1), moor(1), zigeuner(1), slaven(2), knecht(1), gekleurd(3), exotische(1), ontdekken(1), kaukasisch(1), mongool(2), indone(1), barbaar(2), baboe(1), volbloed(1), mengras(1), inlandsche(1), jokjakarta(1), stam(1), islamieten(1)</text:p>
          </table:table-cell>
          <table:table-cell table:style-name="ce6" office:value-type="string" calcext:value-type="string">
            <text:p>('veroeniging', 1), ('lidmaatschap', 3), ('aansluiten', 9), ('bestuur', 37), ('stichten', 19), ('vereeniging', 35), ('tentoonstelling', 10), ('bevordering', 7), ('federatie', 2), ('boud', 2), ('bond', 12), ('verbond', 11), ('oprichting', 11), ('collect', 2), ('slichten', 2), ('stichting', 7), ('kunstnijverheid', 2), ('dierenbescherming', 1), ('hoofdbestuur', 4), ('groene', 2), ('landelijk', 3), ('collecte', 1), ('tereeniging', 1), ('vakvereeniging', 1), ('oprichten', 15), ('vereniging', 3), ('vreemdelingenverkeer', 1), ('liefdadigheid', 1), ('toegankelijk', 3), ('orthopaedie', 1), ('botanicus', 1), ('botanisch', 2), ('omstreek', 6), ('tentoonstellingszaal', 1), ('schoolgaan', 1), ('patrimonium', 2), ('kruidkundig', 1), ('vereenlglng', 2), ('genootschap', 4), ('centrale', 3), ('vereenlging', 1), ('expositie', 2), ('vereeniglng', 1), ('boschkant', 1), ('verenen', 2), ('sticht', 1), ('jeugdorganisatie', 1), ('vak-', 1), ('opv', 1), ('arbeidersbond', 1), ('artis', 1), ('landbouworganisatie', 1), ('veredeling', 1), ('theetuin', 1), ('federatief', 1), ('bruikleen', 1), ('vereenigiag', 1), ('chemicus', 1), ('charitatief', 1), ('venden', 1), ('cultuurgemeenschap', 1), ('filosofie', 1), ('boaz', 1), ('collecteren', 1), ('scheikundigen', 1), ('wego', 1), ('instandhouding', 2), ('gezinnen', 1), ('arbeidersorganisatie', 1), ('kegelbaan', 1), ('toetred', 1)</text:p>
          </table:table-cell>
          <table:table-cell table:style-name="ce16" office:value-type="string" calcext:value-type="string">
            <text:p>veroeniging, lidmaatschap, aansluiten, bestuur, stichten, vereeniging, tentoonstelling, bevordering, federatie, boud, bond, verbond, oprichting, collect, slichten, stichting, kunstnijverheid, dierenbescherming, hoofdbestuur, groene, landelijk, collecte, tereeniging, vakvereeniging, oprichten, vereniging, vreemdelingenverkeer, liefdadigheid, toegankelijk, orthopaedie, botanicus, botanisch, omstreek, tentoonstellingszaal, schoolgaan, patrimonium, kruidkundig, vereenlglng, genootschap, centrale, vereenlging, expositie, vereeniglng, boschkant, verenen, sticht, jeugdorganisatie, vak-, opv, arbeidersbond, artis, landbouworganisatie, veredeling, theetuin, federatief, bruikleen, vereenigiag, chemicus, charitatief, venden, cultuurgemeenschap, filosofie, boaz, collecteren, scheikundigen, wego, instandhouding, gezinnen, arbeidersorganisatie, kegelbaan, toetred</text:p>
          </table:table-cell>
          <table:table-cell table:style-name="ce6" table:number-columns-repeated="1012"/>
        </table:table-row>
        <table:table-row table:style-name="ro2"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341943" calcext:value-type="float">
            <text:p>341943</text:p>
          </table:table-cell>
          <table:table-cell table:style-name="ce6" office:value-type="float" office:value="194" calcext:value-type="float">
            <text:p>194</text:p>
          </table:table-cell>
          <table:table-cell table:style-name="ce11" office:value-type="float" office:value="0.11340206185567" calcext:value-type="float">
            <text:p>0.11340</text:p>
          </table:table-cell>
          <table:table-cell table:style-name="ce11" office:value-type="float" office:value="0.996944357565906" calcext:value-type="float">
            <text:p>0.99694</text:p>
          </table:table-cell>
          <table:table-cell table:style-name="ce11" office:value-type="float" office:value="0.850515463917526" calcext:value-type="float">
            <text:p>0.85052</text:p>
          </table:table-cell>
          <table:table-cell table:style-name="ce11" office:value-type="float" office:value="0.00328947132694562" calcext:value-type="float">
            <text:p>0.00329</text:p>
          </table:table-cell>
          <table:table-cell table:style-name="ce11" office:value-type="float" office:value="0.0360824742268041" calcext:value-type="float">
            <text:p>0.03608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misvormden(2), traditionele(10), medicijnman(2), ras(1), koppensneller(2), dwerggroei(7), traditioneel(1), afgod(2), historisch(15), aziatisch(13), achtergrond(12), inheems(7), koelies(1), roots(2), marron(8), moslim(6), indo-europeaan(8), zwartje(1), handicap(1), islamiet(2), homo(2), koelie(2), kaffer(2), aziatische(3), gemengd(9), jakarta(2), negervrees(1), aboriginal(2), historischen(2), ontdekken(4), inuit(1), inheemsche(2), tovenaar(4), afkomst(2), halfbloed(2), indisch(2), aapman(2), eskimo's(1), slaaf(1), volbloed(3), mesties(3), grootsch(1), lilliputter(1), moslims(1), boesman(2), moor(1), wilde(1), traditioneelen(1), baboe(1), gekleurd(3), dwerg(1), barbaar(1), zigeuners(2), inheemseen(1), inlander(1), bedienden(1), eskimo(2), christelijkhistorischen(1), metis(1), inlandsche(1), mohemmedaan(1), jokjakarta(1), pygmee(2), mengras(1), berber(1), negerslaven(1), historische(1), zimbabwecultuur(1), verraste(1), stam(1), indiaan(1), negercultuur(1), onbeschaafd(1), page(1)</text:p>
          </table:table-cell>
          <table:table-cell table:style-name="ce6" office:value-type="string" calcext:value-type="string">
            <text:p>('cohen', 1), ('doorn', 1), ('zaalberg', 2), ('mr.', 37), ('adama', 1), ('dr.', 66), ('brugmans', 1), ('prof.', 31), ('heymans', 1), ('budde', 1), ('nisp', 1), ('jhr.', 8), ('snouck', 2), ('samson', 3), ('petrie', 1), ('kranenburg', 1), ('brauw', 1), ('swinderen', 1), ('marees', 1), ('koch', 2), ('ballot', 1), ('slotemaker', 1), ('bruine', 2), ('lissauer', 1), ('roestam', 1), ('calisch', 1), ('monchy', 1), ('roeper', 1), ('nir', 1), ('heineken', 1), ('poll', 2), ('stirum', 2), ('meeteren', 1), ('jacobson', 1), ('ir.', 3), ('hurgronje', 2), ('telders', 1), ('does', 2), ('diggelen', 1), ('luden', 1), ('haare', 1), ('moresco', 1), ('hamel', 2), ('plantenga', 1), ('glashorst', 1), ('mock', 2), ('lennep', 2), ('hamaker', 1), ('willink', 1), ('brienen', 1), ('baronesse', 1), ('vollenhoven', 1), ('hooft', 2), ('blankenstein', 1), ('marez', 1), ('oyens', 1), ('kokosky', 1), ('ringeling', 1), ('schevichaven', 1), ('adv.', 1), ('spanjaard', 2), ('kur', 1), ('loren', 1), ('cur', 1), ('feith', 1), ('trip', 1), ('blocq', 1), ('scheltinga', 1), ('prak', 1), ('quack', 1), ('maclaine', 1), ('oud-commissaris', 1), ('stachouwer', 1), ('kapteyn', 1), ('contra', 1), ('ambachtsheer', 1), ('pleyte', 1), ('groneman', 1), ('droogleever', 1), ('ijzerman', 1)</text:p>
          </table:table-cell>
          <table:table-cell table:style-name="ce16" office:value-type="string" calcext:value-type="string">
            <text:p>cohen, doorn, zaalberg, mr., adama, dr., brugmans, prof., heymans, budde, nisp, jhr., snouck, samson, petrie, kranenburg, brauw, swinderen, marees, koch, ballot, slotemaker, bruine, lissauer, roestam, calisch, monchy, roeper, nir, heineken, poll, stirum, meeteren, jacobson, ir., hurgronje, telders, does, diggelen, luden, haare, moresco, hamel, plantenga, glashorst, mock, lennep, hamaker, willink, brienen, baronesse, vollenhoven, hooft, blankenstein, marez, oyens, kokosky, ringeling, schevichaven, adv., spanjaard, kur, loren, cur, feith, trip, blocq, scheltinga, prak, quack, maclaine, oud-commissaris, stachouwer, kapteyn, contra, ambachtsheer, pleyte, groneman, droogleever, ijzerman</text:p>
          </table:table-cell>
          <table:table-cell table:style-name="ce6" table:number-columns-repeated="1012"/>
        </table:table-row>
        <table:table-row table:style-name="ro1"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341793" calcext:value-type="float">
            <text:p>341793</text:p>
          </table:table-cell>
          <table:table-cell table:style-name="ce6" office:value-type="float" office:value="63" calcext:value-type="float">
            <text:p>63</text:p>
          </table:table-cell>
          <table:table-cell table:style-name="ce11" office:value-type="float" office:value="0.0952380952380952" calcext:value-type="float">
            <text:p>0.09524</text:p>
          </table:table-cell>
          <table:table-cell table:style-name="ce11" office:value-type="float" office:value="0.982228786640985" calcext:value-type="float">
            <text:p>0.98223</text:p>
          </table:table-cell>
          <table:table-cell table:style-name="ce11" office:value-type="float" office:value="0.904761904761905" calcext:value-type="float">
            <text:p>0.90476</text:p>
          </table:table-cell>
          <table:table-cell table:style-name="ce11" office:value-type="float" office:value="0.00476510302700158" calcext:value-type="float">
            <text:p>0.00477</text:p>
          </table:table-cell>
          <table:table-cell table:style-name="ce11" office:value-type="float" office:value="0" calcext:value-type="float">
            <text:p>0.0000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gekleurde(1), achtergrond(3), inheemse(1), gemengd(1), marron(8), traditionele(4), stam(1), moslim(2), indisch(1), slaaf(2), afkomst(1), westers(5), lilliputter(1), metis(3), ontdekken(1), aziatische(1), queer(6), medicijnmannen(1), aboriginal(1), volbloed(2), aziatisch(1), lesbisch(1), handicap(2), indiaan(2), inboorling(1), inlander(1), historisch(2), afgodendienst(1), page(1), transport(1), zigeunermuziek(1), bediende(1), inheems(1), berber(1)</text:p>
          </table:table-cell>
          <table:table-cell table:style-name="ce6" office:value-type="string" calcext:value-type="string">
            <text:p>('constant', 3), ('sunderland', 1), ('hamburg', 13), ('gothenburg', 1), ('m.', 2), ('goole', 1), ('huil', 3), ('bremen', 4), ('ijstroom', 1), ('maid', 1), ('diana', 2), ('niobe', 1), ('mars', 1), ('dramm', 1), ('cardiff', 1), ('bilbao', 3), ('newcastle', 3), ('narvik', 1), ('ligplaats', 1), ('elve', 1), ('heron', 2), ('stettln', 1), ('ijstad', 1), ('castor', 1), ('windau', 1), ('desi', 1), ('perth', 1), ('flora', 1), ('lynn', 1), ('grimsby', 1), ('fils', 1), ('iris', 2), ('rocker', 1), ('pitcairn', 1), ('tham', 1), ('gauss', 1), ('koningsbergen', 1), ('stettin', 2), ('st.l', 1), ('caen', 1), ('johnsen', 1), ('creole', 1), ('amor', 1), ('gittens', 1), ('rhea', 1), ('poseidon', 1), ('kappen', 3), ('ormston', 1), ('nedercalix', 1), ('elseneur', 1), ('yarmouth', 1), ('trangsund', 1), ('mane', 1), ("king's", 1), ('jacobstad', 1), ('malmo', 1), ('geile', 1), ('gamma', 1), ('astarte', 1), ('skelleftea', 1), ('ramm', 1), ('goeie', 1)</text:p>
          </table:table-cell>
          <table:table-cell table:style-name="ce16" office:value-type="string" calcext:value-type="string">
            <text:p>constant, sunderland, hamburg, gothenburg, m., goole, huil, bremen, ijstroom, maid, diana, niobe, mars, dramm, cardiff, bilbao, newcastle, narvik, ligplaats, elve, heron, stettln, ijstad, castor, windau, desi, perth, flora, lynn, grimsby, fils, iris, rocker, pitcairn, tham, gauss, koningsbergen, stettin, st.l, caen, johnsen, creole, amor, gittens, rhea, poseidon, kappen, ormston, nedercalix, elseneur, yarmouth, trangsund, mane, king's, jacobstad, malmo, geile, gamma, astarte, skelleftea, ramm, goeie</text:p>
          </table:table-cell>
          <table:table-cell table:style-name="ce6" table:number-columns-repeated="1012"/>
        </table:table-row>
        <table:table-row table:style-name="ro1">
          <table:table-cell table:style-name="ce6" office:value-type="float" office:value="96" calcext:value-type="float">
            <text:p>96</text:p>
          </table:table-cell>
          <table:table-cell table:style-name="ce6" office:value-type="float" office:value="341550" calcext:value-type="float">
            <text:p>341550</text:p>
          </table:table-cell>
          <table:table-cell table:style-name="ce6" office:value-type="float" office:value="91" calcext:value-type="float">
            <text:p>91</text:p>
          </table:table-cell>
          <table:table-cell table:style-name="ce11" office:value-type="float" office:value="0.10989010989011" calcext:value-type="float">
            <text:p>0.10989</text:p>
          </table:table-cell>
          <table:table-cell table:style-name="ce11" office:value-type="float" office:value="0.979444758579414" calcext:value-type="float">
            <text:p>0.97944</text:p>
          </table:table-cell>
          <table:table-cell table:style-name="ce11" office:value-type="float" office:value="0.879120879120879" calcext:value-type="float">
            <text:p>0.87912</text:p>
          </table:table-cell>
          <table:table-cell table:style-name="ce11" office:value-type="float" office:value="0.00612418370819597" calcext:value-type="float">
            <text:p>0.00612</text:p>
          </table:table-cell>
          <table:table-cell table:style-name="ce11" office:value-type="float" office:value="0.010989010989011" calcext:value-type="float">
            <text:p>0.01099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gemengd(9), boesman(3), marron(7), traditionele(7), historisch(9), mengras(2), indo-europeaan(7), halfbloedjes(1), knecht(2), aziatisch(1), inlandsche(1), kokkie(3), moslimsche(1), dwerg(2), primitief(2), grootste(1), page(2), inuit(1), bosneger(1), mesties(1), exotisch(1), halfbloed(2), bediende(2), hottentot(1), dwerggroei(1), westers(1), traditioneelen(1), en'marron(1), zwartje(1), achtergrond(2), homo(2), zigeuners(1), koelie(1), volbloeden(1), baboes(1), landbouwersknecht(1), indische(1), negerslaven(1), wilde(1), volbloed(1), gemengde(1), roma(1), berber(1), inlander(1)</text:p>
          </table:table-cell>
          <table:table-cell table:style-name="ce6" office:value-type="string" calcext:value-type="string">
            <text:p>('geurt', 1), ('bakker', 3), ('swart', 6), ('meul', 1), ('kok', 7), ('moes', 4), ('verburg', 1), ('blaauw', 1), ('koster', 3), ('eek', 2), ('beijl', 1), ('sparenburg', 1), ('haverkamp', 1), ('veltman', 2), ('rab', 1), ('dekker', 5), ('andela', 1), ('bouman', 2), ('vleut', 1), ('sr.', 2), ('kroes', 1), ('vermeer', 1), ('wielen', 1), ('meijer', 1), ('kampman', 1), ('bleys', 1), ('louw', 2), ('weijde', 1), ('barendsen', 1), ('struyck', 2), ('klay', 1), ('alb', 1), ('pauw', 1), ('peereboom', 1), ('j.m', 1), ('hasselt', 1), ('mink', 1), ('jonge', 3), ('smit', 1), ('verwijs', 2), ('boelen', 1), ('steinz', 1), ('gelder', 1), ('kruyff', 1), ('cornets', 1), ('jzn', 1), ('rozenberg', 1), ('schuurman', 1), ('molenaar', 1), ('goos', 1), ('franse', 1), ('scheer', 2), ('straatman', 1), ('besseling', 1), ('bolder', 1), ('jr.', 2), ('wessel', 1), ('willemse', 1), ('hofman', 1), ('roel', 1), ('wilkens', 1), ('kos', 1)</text:p>
          </table:table-cell>
          <table:table-cell table:style-name="ce16" office:value-type="string" calcext:value-type="string">
            <text:p>geurt, bakker, swart, meul, kok, moes, verburg, blaauw, koster, eek, beijl, sparenburg, haverkamp, veltman, rab, dekker, andela, bouman, vleut, sr., kroes, vermeer, wielen, meijer, kampman, bleys, louw, weijde, barendsen, struyck, klay, alb, pauw, peereboom, j.m, hasselt, mink, jonge, smit, verwijs, boelen, steinz, gelder, kruyff, cornets, jzn, rozenberg, schuurman, molenaar, goos, franse, scheer, straatman, besseling, bolder, jr., wessel, willemse, hofman, roel, wilkens, kos</text:p>
          </table:table-cell>
          <table:table-cell table:style-name="ce6" table:number-columns-repeated="1012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6" office:value-type="float" office:value="341664" calcext:value-type="float">
            <text:p>341664</text:p>
          </table:table-cell>
          <table:table-cell table:style-name="ce6" office:value-type="float" office:value="730" calcext:value-type="float">
            <text:p>730</text:p>
          </table:table-cell>
          <table:table-cell table:style-name="ce11" office:value-type="float" office:value="0.163013698630137" calcext:value-type="float">
            <text:p>0.16301</text:p>
          </table:table-cell>
          <table:table-cell table:style-name="ce11" office:value-type="float" office:value="0.92733811229647" calcext:value-type="float">
            <text:p>0.92734</text:p>
          </table:table-cell>
          <table:table-cell table:style-name="ce11" office:value-type="float" office:value="0.805479452054795" calcext:value-type="float">
            <text:p>0.80548</text:p>
          </table:table-cell>
          <table:table-cell table:style-name="ce11" office:value-type="float" office:value="0.00986861541849664" calcext:value-type="float">
            <text:p>0.00987</text:p>
          </table:table-cell>
          <table:table-cell table:style-name="ce11" office:value-type="float" office:value="0.0315068493150685" calcext:value-type="float">
            <text:p>0.03151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string" calcext:value-type="string">
            <text:p>kaukasisch(8), indo-europeaan(29), marron(19), moslim(34), exotisch(5), inheems(37), historisch(40), koppensneller(3), slaven(5), dwerggroei(20), islamiet(5), inuit(8), aziatisch(38), berber(7), knecht(4), wetshistorische(1), inheemsche(4), moslims(4), gekleurd(7), aboriginal(4), baboe(4), wild(4), halfbloedjes(1), stam(4), traditionele(35), gemengd(32), hottentotten(5), indische(7), inheemsen(2), aziatische(10), groothistorische(1), kokkie(4), achtergrond(48), gay(2), mongoolsche(1), historischen(2), demooraten(1), indo(5), volbloed(5), eskimo(3), zimbabwe(1), negerslaven(7), onbeschaafd(2), boesman(2), medicijnman(7), primitief(5), traditioneel(6), inheemsebe(1), inheems'che(1), misvormden(6), barbaren(5), gemengde(4), hottentot(6), berbers(1), halfbloed(5), inheemse(5), barbaarschheid(1), historische(7), zwartje(4), pygmee(8), mengras(5), mesties(6), westerse(1), koelie(3), muzelman(5), mulat(4), ontdekken(6), dwerg(3), barbaar(2), ras(5), inheemschen(3), knechts(1), page(2), lesbisch(2), moor(3), slaaf(4), afkomst(6), neger(4), inboorlingen(3), afgod(6), inlander(4), dwergen(2), roots(3), volbloedras(1), zigeunermuziek(3), moord(1), blank(7), kaffer(6), wilden(1), slavenschip(4), eskimo's(4), historischcn(1), inboorling(1), handicap(2), negerin(1), dienstknechts(1), pygmeeen(1), berberoorlog(1), negercultuur(3), queer(3), indisch(6), mongool(4), negerrijk(1), zigeunerbende(1), zigeuner(3), bediende(4), blanke(1), etniciteit(1), marrons(2), zimbabwecultuur(2), moortje(1), negerjongen(1), tovenaar(1), indiaan(1), lilliputters(1), muzelmannen(1), lilliputter(4), inlandsche(3), homo(3), exotische(3), traditioneelen(1), volbloedpaard(1), k'mesties(2), afgodendienst(1), moslimsche(1), inlanders(1), moslimsohe(1), bataviasche(1), rassen(1), handicapper(1), indo's(1), gekleurde(1), bosneger(1), metis(1), mohemmedaan(1), grootst(1), zigeuners(1), stamboek(1), transport(1)</text:p>
          </table:table-cell>
          <table:table-cell table:style-name="ce6" office:value-type="string" calcext:value-type="string">
            <text:p>('besluiten', 36), ('voornamelijk', 12), ('veel', 33), ('verwerpen', 14), ('rapport', 11), ('grootendeels', 6), ('plaatsen', 38), ('beschikbaar', 8), ('deels', 7), ('aanmerking', 10), ('plaatsing', 5), ('verband', 55), ('buitengewoon', 20), ('beginnen', 110), ('aannemen', 34), ('kennis', 46), ('voornaamste', 19), ('belangrijk', 64), ('gedeeltelijk', 12), ('aanvangen', 6), ('raad', 27), ('advies', 9), ('voorstel', 20), ('koophandel', 4), ('stem', 52), ('motie', 6), ('king', 8), ('resolutie', 1), ('overig', 28), ('talrijk', 28), ('gnnstig', 1), ('hervatten', 1), ('deele', 5), ('langdurig', 6), ('debat', 8), ('keuni', 2), ('nlgemeen', 1), ('gemeenteraad', 4), ('hoofdzakelijk', 7), ('beschikking', 6), ('onafgebroken', 3), ('onderbreking', 1), ('voortzetten', 19), ('interpellatie', 4), ('uitstel', 3), ('alsook', 3), ('commi', 2), ('meerdere', 14), ('uitbrengen', 4), ('voortduren', 6), ('grootero', 1), ('voortzetting', 3), ('blanko', 1), ('voorui', 1), ('verschuiven', 2), ('amen', 1), ('overgroot', 1), ('grotendeels', 1), ('discussie', 6), ('grootendeel', 7), ('alsnu', 1), ('memorie', 4), ('onderbreken', 1), ('uitstellen', 2), ('amendement', 4), ('.stemmen', 1), ('com', 1), ('stemman', 1), ('vollen', 3), ('betreffendo', 2), ('gedeeltelgk', 1), ('werp', 1), ('velband', 1), ('beraadslaging', 4), ('interpelleren', 1), ('zake', 2), ('gewon', 2), ('verdet', 1), ('slem', 2), ('schorsen', 2), ('beschik', 1), ('prae', 1), ('indien', 1), ('legio', 1), ('pingen', 1), ('uiteengaan', 1), ('voll', 1), ('jongst', 1), ('schorsing', 1)</text:p>
          </table:table-cell>
          <table:table-cell table:style-name="ce16" office:value-type="string" calcext:value-type="string">
            <text:p>besluiten, voornamelijk, veel, verwerpen, rapport, grootendeels, plaatsen, beschikbaar, deels, aanmerking, plaatsing, verband, buitengewoon, beginnen, aannemen, kennis, voornaamste, belangrijk, gedeeltelijk, aanvangen, raad, advies, voorstel, koophandel, stem, motie, king, resolutie, overig, talrijk, gnnstig, hervatten, deele, langdurig, debat, keuni, nlgemeen, gemeenteraad, hoofdzakelijk, beschikking, onafgebroken, onderbreking, voortzetten, interpellatie, uitstel, alsook, commi, meerdere, uitbrengen, voortduren, grootero, voortzetting, blanko, voorui, verschuiven, amen, overgroot, grotendeels, discussie, grootendeel, alsnu, memorie, onderbreken, uitstellen, amendement, .stemmen, com, stemman, vollen, betreffendo, gedeeltelgk, werp, velband, beraadslaging, interpelleren, zake, gewon, verdet, slem, schorsen, beschik, prae, indien, legio, pingen, uiteengaan, voll, jongst, schorsing</text:p>
          </table:table-cell>
          <table:table-cell table:style-name="ce6" table:number-columns-repeated="1012"/>
        </table:table-row>
        <table:table-row table:style-name="ro1">
          <table:table-cell table:style-name="ce7" office:value-type="string" calcext:value-type="string">
            <text:p>high professions/ administrators</text:p>
          </table:table-cell>
          <table:table-cell table:style-name="ce7" office:value-type="float" office:value="342144" calcext:value-type="float">
            <text:p>342144</text:p>
          </table:table-cell>
          <table:table-cell table:style-name="ce7" office:value-type="float" office:value="383" calcext:value-type="float">
            <text:p>383</text:p>
          </table:table-cell>
          <table:table-cell table:style-name="ce12" office:value-type="float" office:value="0.156657963446475" calcext:value-type="float">
            <text:p>0.15666</text:p>
          </table:table-cell>
          <table:table-cell table:style-name="ce12" office:value-type="float" office:value="0.921343151604379" calcext:value-type="float">
            <text:p>0.92134</text:p>
          </table:table-cell>
          <table:table-cell table:style-name="ce12" office:value-type="float" office:value="0.817232375979112" calcext:value-type="float">
            <text:p>0.81723</text:p>
          </table:table-cell>
          <table:table-cell table:style-name="ce12" office:value-type="float" office:value="0.0130450959914647" calcext:value-type="float">
            <text:p>0.01305</text:p>
          </table:table-cell>
          <table:table-cell table:style-name="ce12" office:value-type="float" office:value="0.0261096605744125" calcext:value-type="float">
            <text:p>0.02611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arbarlje(1), zigeuner(3), primitief(5), boesman(4), inheems(10), koppensneller(4), dwerggroei(8), kokkie(3), gemengd(22), knecht(4), rassen(2), moslims(3), traditioneel(4), gekleurd(2), inlandsche(5), aziatisch(18), inheemsen(3), marron(16), indo-europeaan(15), achtergrond(16), inlander(3), muzelman(4), homo(6), moslim(19), traditionele(15), demooraten(1), volbloed(4), historisch(21), roots(1), afkomst(5), mulat(5), kaffer(2), mongool(5), misvormden(2), historische(4), afkomstig(1), mengras(3), kaffers(2), wilde(1), en'marron(1), berber(4), inheemseen(1), bediende(4), baboe(8), mesties(6), pygmee(2), inheemse(3), aziatische(3), page(2), indo(4), indiaan(2), neger(3), moslimsch(1), eskimo(2), boesmanbanelen(1), medicijnman(2), wilden(1), aboriginal(1), kaukasisch(3), wild(1), eskimo's(3), dwerg(1), slaaf(2), islamiet(3), bedienden(1), tovenaar(1), zigeunermuziek(1), gekleurde(1), vermoord(1), indonesi(1), inuit(3), inheemschen(1), negerslaven(2), indische(3), zigeunerin(1), afgod(1), indisch(4), ras(2), halfbloed(2), blank(3), zigeunerbende(1), inboorling(1), barbaren(2), bosneger(2), marrons(1), senaatsbediende(1), zimbabwecultuur(1), onbeschaafd(2), moslimsche(1), schildersknecht(1), marron'(1), muzelman'(1), ontdekken(3), zwartje(1), inboorlingen(1), lilliputters(2), traditioneelen(1), kafferhoofdman(1), hottentot(2), slaven(2), exotische(1), bediendepmijnneer(1), jakarta(1), inheemsche(2), moslimsoh(1), gemengde(1), stammen(1), grootst(1), koelie(1), negerrijk(1)</text:p>
          </table:table-cell>
          <table:table-cell table:style-name="ce7" office:value-type="string" calcext:value-type="string">
            <text:p>('mevrouw', 27), ('commissaris', 13), ('functie', 7), ('justitie', 14), ('ingetrokken', 1), ('fungeren', 3), ('aftreden', 4), ('kiezen', 39), ('overlijden', 22), ('secretaris', 7), ('ontstentenis', 2), ('klerk', 5), ('benoemen', 19), ('benoeming', 10), ('aanstellen', 6), ('geinstalleerd', 1), ('verantwoording', 3), ('brigade-commandant', 1), ('belasten', 16), ('ceremoniemeester', 1), ('bijstaan', 6), ('benoemd', 1), ('beiast', 1), ('uitgever', 6), ('freule', 2), ('waarnemen', 7), ('voorzitter', 22), ('burgemeester', 22), ('soc.', 2), ('wijlen', 7), ('opdragen', 1), ('tijdelijk', 12), ('rondvraag', 2), ('res.', 1), ('teur', 4), ('logemann', 1), ('noemd', 2), ('ontheffen', 2), ('verificateur', 1), ('rooster', 2), ('directeur', 18), ('plaatsvervangend', 1), ('wachtmeester', 1), ('marechaussee', 2), ('wethouder', 6), ('hoogleeraar', 4), ('administrateur', 3), ('hoogleraar', 1), ('procureur-generaal', 2), ('verkiezen', 4), ('landbouwleeraar', 1), ('oud-inspecteur', 1), ('periodiek', 2), ('waarnemend', 1), ('waarnemenden', 1), ('opzichter', 2), ('commies', 1), ('aftreding', 1), ('dienstwerk', 1), ('beheerder', 2), ('assistentresident', 1), ('waarneming', 3), ('controleur', 2), ('gezaghebber', 2), ('topographisch', 1), ('nestor', 1), ('hofdame', 1), ('afwezigheid', 2), ('bouwdepartement', 1), ('bestuurslid', 3), ('vicepresident', 1), ('verplaatsen', 2), ('derzelfen', 1), ('advocaat', 6), ('adsistent-resident', 1), ('volksraad', 4), ('nieuwgekozen', 2), ('rekenkamer', 1), ('hoofdrechercheur', 1), ('voorziiter', 1), ('inzet', 2), ('drukker', 1), ('kosmos', 2), ('opvolger', 8), ('vooraitter', 1), ('direc', 1), ('raads', 1), ('vioe-president', 1), ('bestuursleden', 1), ('kantonrechter', 2), ('standplaats', 2), ('assistent', 4), ('arbeidsinspectie', 1), ('bep', 2), ('vice', 1), ('weth', 1), ('inspectie', 2), ('grootmeesteres', 1), ('translateur', 1), ('herkiezen', 3), ('adjunct-inspecteur', 1), ('installatie', 3), ('europ', 2), ('afwezig', 4), ('godsdienstleeraar', 1), ('functi', 1), ('vervanger', 1), ('barones', 1), ('presideren', 1), ('hoofdbestuurslid', 2), ('oud-lid', 1), ('penningmeester', 1), ('acclamatie', 1), ('plaatsvervanger', 1), ('posthouder', 1), ('chef', 6), ('nominatie', 1), ('directeuren', 1), ('mijnraad', 1), ('burg', 1), ('hoofdinspecteur', 1), ('ingenieur', 1), ('departementschef', 1), ('inspecteur', 1), ('resid', 1), ('contr', 1), ('hoofdagent', 1), ('installeren', 1), ('ongesteldheid', 1), ('benoem', 1), ('looy', 1), ('gemeentesecretaris', 1), ('direkteur', 1), ('advokaat', 1), ('schout', 1), ('opiumregie', 1), ('z.t', 1), ('voorzitterschap', 1), ('havenmeester', 1), ('promotie', 1), ('professoren', 1), ('landbouwvoorlichtingsdienst', 1), ('hoofdingenieur', 1), ('zichter', 1)</text:p>
          </table:table-cell>
          <table:table-cell table:style-name="ce17" office:value-type="string" calcext:value-type="string">
            <text:p>mevrouw, commissaris, functie, justitie, ingetrokken, fungeren, aftreden, kiezen, overlijden, secretaris, ontstentenis, klerk, benoemen, benoeming, aanstellen, geinstalleerd, verantwoording, brigade-commandant, belasten, ceremoniemeester, bijstaan, benoemd, beiast, uitgever, freule, waarnemen, voorzitter, burgemeester, soc., wijlen, opdragen, tijdelijk, rondvraag, res., teur, logemann, noemd, ontheffen, verificateur, rooster, directeur, plaatsvervangend, wachtmeester, marechaussee, wethouder, hoogleeraar, administrateur, hoogleraar, procureur-generaal, verkiezen, landbouwleeraar, oud-inspecteur, periodiek, waarnemend, waarnemenden, opzichter, commies, aftreding, dienstwerk, beheerder, assistentresident, waarneming, controleur, gezaghebber, topographisch, nestor, hofdame, afwezigheid, bouwdepartement, bestuurslid, vicepresident, verplaatsen, derzelfen, advocaat, adsistent-resident, volksraad, nieuwgekozen, rekenkamer, hoofdrechercheur, voorziiter, inzet, drukker, kosmos, opvolger, vooraitter, direc, raads, vioe-president, bestuursleden, kantonrechter, standplaats, assistent, arbeidsinspectie, bep, vice, weth, inspectie, grootmeesteres, translateur, herkiezen, adjunct-inspecteur, installatie, europ, afwezig, godsdienstleeraar, functi, vervanger, barones, presideren, hoofdbestuurslid, oud-lid, penningmeester, acclamatie, plaatsvervanger, posthouder, chef, nominatie, directeuren, mijnraad, burg, hoofdinspecteur, ingenieur, departementschef, inspecteur, resid, contr, hoofdagent, installeren, ongesteldheid, benoem, looy, gemeentesecretaris, direkteur, advokaat, schout, opiumregie, z.t, voorzitterschap, havenmeester, promotie, professoren, landbouwvoorlichtingsdienst, hoofdingenieur, zichter</text:p>
          </table:table-cell>
          <table:table-cell table:style-name="ce7" table:number-columns-repeated="1012"/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341650" calcext:value-type="float">
            <text:p>341650</text:p>
          </table:table-cell>
          <table:table-cell table:style-name="ce6" office:value-type="float" office:value="31" calcext:value-type="float">
            <text:p>31</text:p>
          </table:table-cell>
          <table:table-cell table:style-name="ce11" office:value-type="float" office:value="0.0645161290322581" calcext:value-type="float">
            <text:p>0.06452</text:p>
          </table:table-cell>
          <table:table-cell table:style-name="ce11" office:value-type="float" office:value="0.984902452913327" calcext:value-type="float">
            <text:p>0.98490</text:p>
          </table:table-cell>
          <table:table-cell table:style-name="ce11" office:value-type="float" office:value="0.935483870967742" calcext:value-type="float">
            <text:p>0.93548</text:p>
          </table:table-cell>
          <table:table-cell table:style-name="ce11" office:value-type="float" office:value="0.0152046840878905" calcext:value-type="float">
            <text:p>0.01520</text:p>
          </table:table-cell>
          <table:table-cell table:style-name="ce11" office:value-type="float" office:value="0" calcext:value-type="float">
            <text:p>0.0000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dwerg(1), westers(2), historischen(3), marron(4), dwerggroei(2), bediende(2), inlander(1), aziatisch(2), achtergrond(2), boesman(1), historisch(2), baboe(1), handicap(1), knecht(1), gemengd(1), moslim(1), primitief(1), halfbloed(1), traditionele(1), gemengde(1)</text:p>
          </table:table-cell>
          <table:table-cell table:style-name="ce6" office:value-type="string" calcext:value-type="string">
            <text:p>('laan', 9), ('reguliersbreestraat', 1), ('nieuwendijk', 2), ('hobbemastraat', 1), ('heerenstraat', 1), ('kerkstr', 1), ('singel', 1), ('heerengracht', 1), ('spiegelstraat', 1), ('zeestraat', 2), ('lange', 2), ('aert', 1), ('govert', 2), ('voorburgwal', 1), ('oosterstraat', 1), ('hoefkade', 1), ('fahrenheitstraat', 1), ('spuistraat', 1), ('kromme', 3), ('mamixstraat', 1), ('lijnbaan', 1)</text:p>
          </table:table-cell>
          <table:table-cell table:style-name="ce16" office:value-type="string" calcext:value-type="string">
            <text:p>laan, reguliersbreestraat, nieuwendijk, hobbemastraat, heerenstraat, kerkstr, singel, heerengracht, spiegelstraat, zeestraat, lange, aert, govert, voorburgwal, oosterstraat, hoefkade, fahrenheitstraat, spuistraat, kromme, mamixstraat, lijnbaan</text:p>
          </table:table-cell>
          <table:table-cell table:style-name="ce6" table:number-columns-repeated="1012"/>
        </table:table-row>
        <table:table-row table:style-name="ro1">
          <table:table-cell table:style-name="ce7" office:value-type="string" calcext:value-type="string">
            <text:p>european locations</text:p>
          </table:table-cell>
          <table:table-cell table:style-name="ce7" office:value-type="float" office:value="342024" calcext:value-type="float">
            <text:p>342024</text:p>
          </table:table-cell>
          <table:table-cell table:style-name="ce7" office:value-type="float" office:value="550" calcext:value-type="float">
            <text:p>550</text:p>
          </table:table-cell>
          <table:table-cell table:style-name="ce12" office:value-type="float" office:value="0.161818181818182" calcext:value-type="float">
            <text:p>0.16182</text:p>
          </table:table-cell>
          <table:table-cell table:style-name="ce12" office:value-type="float" office:value="0.91148634251028" calcext:value-type="float">
            <text:p>0.91149</text:p>
          </table:table-cell>
          <table:table-cell table:style-name="ce12" office:value-type="float" office:value="0.807272727272727" calcext:value-type="float">
            <text:p>0.80727</text:p>
          </table:table-cell>
          <table:table-cell table:style-name="ce12" office:value-type="float" office:value="0.0173363988532362" calcext:value-type="float">
            <text:p>0.01734</text:p>
          </table:table-cell>
          <table:table-cell table:style-name="ce12" office:value-type="float" office:value="0.0309090909090909" calcext:value-type="float">
            <text:p>0.03091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negerslaven(8), negers(3), mongoolse(3), hottentot(1), marron(9), metis(2), moslim(28), inheems(33), indo-europeaan(17), dwerggroei(15), achtergrond(27), traditioneel(3), inuit(1), aziatisch(72), berber(5), wetshistorische(1), barbaren(6), stam(1), neger(4), wilde(1), indische(2), aziatische(12), traditionele(20), groothistorische(1), historisch(30), indisch(3), gay(1), inheemsen(2), homo(4), historischen(1), indiaan(2), indo(6), onbeschaafd(6), slaven(5), zimbabwe(1), historische(7), blank(4), inheemse(4), afgod(3), moor(2), mongoolsche(1), etniciteit(1), exotisch(1), voorhistorische(1), zwartje(4), volbloed(1), koelie(2), inheemsche(3), zigeunerbende(1), moslims(3), queer(3), wereldmoord(1), dwerg(3), pygmee(5), bediende(2), moslimsche(4), zigeunermuziek(3), gemengd(11), ras(3), medicijnman(3), gemengde(2), inheemschen(1), boesman(1), afkomst(5), tovenaar(2), kaukasisch(8), lilliputter(3), negerrijk(5), roots(1), boesmanbanelen(1), koppensneller(2), moord(1), muzelman(2), handicap(3), slavenschip(4), aboriginal(3), muzelmansche(1), inlandsche(2), islamiet(3), inheems'che(3), eskimo's(2), mongool(3), stamgenooten(1), bedienden(1), pygmeeen(1), mulat(4), hottentottenstam(1), gekleurd(4), barbaar(3), mesties(4), zigeunerin(1), barbaarsche(1), baboes(1), inboorling(2), dwergen(1), halfbloed(3), jakarta(1), page(5), wild(1), birma(1), blanke(1), senaatsbediende(1), aziatischejgeit(2), volksstam(1), rassen(1), inlander(3), slaaf(2), baboe(1), praehistorische(1), kaffer(1), eskimo(1), ontdekken(2), queertitle(1), volbloedpaard(1), k'mesties(2), lilliputters(3), negercultuur(2), aziatischen(1), knecht(2), exotische(2), bosneger(1), eenhistorisch(1), jachtwild(1), moslimsohe(1), kokkie(1), grootste(1), primitief(1), afgodendienst(1), mengras(1), indiaansch(1), westers(1), mohemmedaan(1), barbarlje(1)</text:p>
          </table:table-cell>
          <table:table-cell table:style-name="ce7" office:value-type="string" calcext:value-type="string">
            <text:p>('land', 230), ('rusland', 68), ('staat', 88), ('engeland', 68), ('frankrijk', 43), ('duitschiand', 2), ('oostaziatisch', 2), ('amerika', 48), ('zwitserland', 6), ('turkije', 29), ('frankrgk', 3), ('vereenigde', 9), ('verecnigd', 1), ('aneta', 3), ('letland', 1), ('zweden', 4), ('finland', 4), ('chronicle', 2), ('ruslaud', 1), ('vasteland', 5), ('oostenrijk', 8), ('montenegro', 2), ('duitschland', 26), ('sun', 3), ('spa', 2), ('continent', 7), ('lauden', 2), ('vcreenigde', 1), ('scandinavisch', 3), ('weensch', 2), ('sovjet-rusland', 2), ('mali', 1), ('sowjet-unie', 2), ('groot-', 5), ('frankryk', 1), ('berlynsch', 1), ('praagsch', 2), ('denemarken', 8), ('time', 5), ('seinen', 7), ('sovjet-', 1), ('hongarije', 4), ('sovjet-unie', 2), ('duitsland', 5), ('noord-amerika', 3), ('graph', 1), ('londensch', 6), ('agentschap', 1), ('berliner', 1), ('berlijnsch', 2), ('news', 1), ('kusland', 1), ('legerbericht', 2), ('havas', 1), ('londensche', 1), ('stefani', 1), ('daily', 1), ('pinnen', 1), ('griekenland', 1), ('luxemburg', 1), ('tenrijk', 1), ('dultschland', 1), ('tunes', 1), ('sowjetregeering', 1), ('continentaal', 1), ('gazette', 1), ('reuter', 3), ('duitechland', 1), ('duitsehland', 2), ('duiischland', 1), ('globe', 2), ('tsjecho-slowakije', 1), ('deutsche', 1), ('dailg', 1), ('duitscbland', 1), ('evening', 1), ('reuter-', 1), ('guardian', 1), ('verenigde', 1), ('noorwegen', 1), ('erankrijk', 1), ('brit', 2), ('aneta-', 1), ('weener', 1), ('sowj', 1), ('iand', 1)</text:p>
          </table:table-cell>
          <table:table-cell table:style-name="ce17" office:value-type="string" calcext:value-type="string">
            <text:p>land, rusland, staat, engeland, frankrijk, duitschiand, oostaziatisch, amerika, zwitserland, turkije, frankrgk, vereenigde, verecnigd, aneta, letland, zweden, finland, chronicle, ruslaud, vasteland, oostenrijk, montenegro, duitschland, sun, spa, continent, lauden, vcreenigde, scandinavisch, weensch, sovjet-rusland, mali, sowjet-unie, groot-, frankryk, berlynsch, praagsch, denemarken, time, seinen, sovjet-, hongarije, sovjet-unie, duitsland, noord-amerika, graph, londensch, agentschap, berliner, berlijnsch, news, kusland, legerbericht, havas, londensche, stefani, daily, pinnen, griekenland, luxemburg, tenrijk, dultschland, tunes, sowjetregeering, continentaal, gazette, reuter, duitechland, duitsehland, duiischland, globe, tsjecho-slowakije, deutsche, dailg, duitscbland, evening, reuter-, guardian, verenigde, noorwegen, erankrijk, brit, aneta-, weener, sowj, iand</text:p>
          </table:table-cell>
          <table:table-cell table:style-name="ce7" table:number-columns-repeated="1012"/>
        </table:table-row>
        <table:table-row table:style-name="ro1">
          <table:table-cell table:style-name="ce7" office:value-type="string" calcext:value-type="string">
            <text:p>international relations</text:p>
          </table:table-cell>
          <table:table-cell table:style-name="ce7" office:value-type="float" office:value="342044" calcext:value-type="float">
            <text:p>342044</text:p>
          </table:table-cell>
          <table:table-cell table:style-name="ce7" office:value-type="float" office:value="795" calcext:value-type="float">
            <text:p>795</text:p>
          </table:table-cell>
          <table:table-cell table:style-name="ce12" office:value-type="float" office:value="0.172327044025157" calcext:value-type="float">
            <text:p>0.17233</text:p>
          </table:table-cell>
          <table:table-cell table:style-name="ce12" office:value-type="float" office:value="0.794189311491529" calcext:value-type="float">
            <text:p>0.79419</text:p>
          </table:table-cell>
          <table:table-cell table:style-name="ce12" office:value-type="float" office:value="0.8" calcext:value-type="float">
            <text:p>0.80000</text:p>
          </table:table-cell>
          <table:table-cell table:style-name="ce12" office:value-type="float" office:value="0.0198310736597388" calcext:value-type="float">
            <text:p>0.01983</text:p>
          </table:table-cell>
          <table:table-cell table:style-name="ce12" office:value-type="float" office:value="0.0276729559748428" calcext:value-type="float">
            <text:p>0.02767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arbarlje(1), barbaren(8), indo(9), medicijnman(5), hottentot(6), gemengd(34), lilliputters(3), traditionele(44), moslim(44), inheems(25), zigeuner(6), gekleurde(1), boesman(2), primitief(5), historisch(35), dwerggroei(15), achtergrond(36), traditioneel(7), moslims(8), wilde(3), aziatisch(59), wetshistorische(1), moord(2), inheemsche(4), gekleurd(6), aboriginal(4), indo-europeaan(37), exotisch(2), inlandsche(10), inheemse(10), moor(4), barbaar'sche(1), stam(4), marrons(4), roots'(1), slavenschip(5), hottentotten(2), inheemsen(3), afgod(6), negerslaven(5), wild(4), afkomst(7), kokkie(2), historische(11), negerrijk(6), volbloed(5), handicap(2), indiaan(5), zwartjes(1), aziatische(11), misvormden(5), etniciteit(1), gemengde(2), islamiet(3), berber(5), halfbloed(4), afkomstig(1), marron(18), barbaar(4), wereldhistorische(1), koelie(6), zigeunerbende(2), moslimscho(1), inlander(5), tovenaar(3), inheemseen(1), bediende(5), bosnegers(1), zigeuners(3), metis(2), ras(4), baboe(3), inuit(4), pygmee(5), koppensneller(4), mengras(4), negers(2), indisch(4), homo(4), neger(8), onbeschaafd'to(1), berbers(1), lesbisch(2), mongool(5), onbeschaafd(4), moslimsch(1), kaukasisch(5), eskimo(1), slaaf(5), roots(2), zigeunermuziek(6), boesmanbanelen(1), inlanders(1), medicijnmannen(1), moslimcultuur(1), christelijkhistorisch'(1), homogeen(1), muzelman(4), eskimo's(7), historischcn(1), blank(4), mulat(4), inheems'che(3), kaffer(3), stamgenoot(1), bosneger(4), aapman(1), stamgenooten(1), dienstknechts(1), bedienden(1), hottentottenstam(1), jakarta(2), berberoorlog(1), dwerg(6), baboes(1), page(1), birma(1), slaven(6), moslimsche(3), blanke(2), indische(3), volkstammen(1), mesties(3), rassen(2), marron'(2), lilliputter(5), lesbische(1), tovenaars(1), koppensnellers(1), zwartje(2), stamhoofd(1), inheemsch(2), mongoolse(1), praehistorische(1), inboorlingen(4), muzelmannen(1), dwergen(1), traditioneelen(1), queertitle(1), volbloedpaard(1), inboorling(1), eskimoverhalen(1), ontdekken(4), negercultuur(1), aziatischen(1), knecht(1), queer(1), exotische(1), eenhistorisch(1), koelies(1), slavenhandel(1), rassenhaat(1), moslimsoh(1), handicapper(1), indo's(1), koelied(1), kaffers(1), mohemmedaan(1), verrast(1), galeislaven(1), zimbabwecultuur(1), verraste(1), transport(1)</text:p>
          </table:table-cell>
          <table:table-cell table:style-name="ce7" office:value-type="string" calcext:value-type="string">
            <text:p>('berichten', 4), ('oorlog', 65), ('mogendheid', 22), ('onderhandelen', 4), ('bekend', 85), ('publiceren', 7), ('overeenkomst', 8), ('regeering', 79), ('sterk', 76), ('elkaar', 41), ('vrede', 23), ('redactie', 7), ('europeeschen', 5), ('luiden', 20), ('toekom', 1), ('ontvangen', 55), ('bespreking', 16), ('ogenblik', 6), ('volgen', 162), ('traktaat', 1), ('verdrag', 6), ('delen', 13), ('pact', 1), ('lezer', 25), ('onderling', 12), ('toebereidselen', 3), ('imperium', 1), ('tractaat', 3), ('bron', 6), ('mededeeling', 14), ('staatscourant', 2), ('regering', 13), ('moment', 9), ('uw', 2), ('aanknoop', 1), ('aankondigen', 12), ('onderhandeling', 6), ('neutraal', 7), ('nummer', 20), ('bijzonderheid', 8), ('mededelen', 16), ('meedelen', 8), ('wederzijdsch', 2), ('meerderheid', 14), ('oor-', 3), ('wereldkundig', 1), ('mededeling', 3), ('behelzen', 1), ('europees', 10), ('alliantie', 2), ('ooggetuige', 2), ('ventie', 1), ('aceoord', 5), ('triplo', 1), ('mede-', 1), ('neutralen', 5), ('vredesverdrag', 2), ('onzijdigheid', 3), ('melding', 3), ('blijkens', 6), ('gewag', 3), ('nommer', 2), ('scheidsrechterlijk', 2), ('bizonderheden', 1), ('verdediging', 8), ('kaapvaart', 1), ('bgzonderhed', 1), ('oorlogsdoeleinde', 1), ('natio', 1), ('ingezonden', 1), ('non-interventie', 1), ('formeel', 2), ('publicatie', 7), ('aankondiging', 2), ('vertrouwbaar', 1), ('of-', 1), ('eegeering', 1), ('conventie', 4), ('annexeeren', 1), ('compromis', 1), ('wereldvrede', 2), ('vredesonderhandeling', 1), ('aanstaande', 2), ('annonce', 2), ('hoogachtend', 2), ('bijlage', 1), ('viervoudig', 1), ('inededeeling', 2), ('kondigen', 2), ('zeemogendheid', 1), ('geachte', 1), ('publiceeren', 1), ('bizonderhed', 1), ('nabuur', 3), ('tagl', 1), ('parlementszitting', 1), ('uitwisselen', 1), ('handelsrelatie', 1), ('bevriend', 4), ('handelsbetrekkingen', 1), ('relatie', 5), ('aanknopen', 1), ('vergelijk', 3), ('schatplichtig', 1), ('bondgenoot', 4), ('modus', 1), ('interventie', 2), ('bewapening', 1), ('wederzijds', 2), ('onderstaan', 2), ('bljjkens', 1), ('schr', 1), ('handelsovereenkomst', 1), ('blokkade', 2), ('duikbootoorlog', 1), ('controlemaatregel', 1), ('oorlogvoerend', 3), ('vernaaien', 2), ('overgenomen', 1), ('arbitrage', 3), ('versprei', 1), ('oogenbiik', 1), ('uwc', 1), ('minnelijk', 1), ('connectie', 2), ('annexeren', 1), ('belligerent', 1), ('oogenbllk', 1), ('slaal', 1), ('handelsverdrag', 1), ('anti-kominternpact', 1), ('clausule', 2), ('ontrangen', 1), ('beraadslagen', 1), ('akkoord', 1), ('beurteniss', 1), ('verschynen', 1), ('monroe-leer', 1), ('bondgenootschap', 1), ('bizonderheid', 1), ('protocol', 1)</text:p>
          </table:table-cell>
          <table:table-cell table:style-name="ce17" office:value-type="string" calcext:value-type="string">
            <text:p>berichten, oorlog, mogendheid, onderhandelen, bekend, publiceren, overeenkomst, regeering, sterk, elkaar, vrede, redactie, europeeschen, luiden, toekom, ontvangen, bespreking, ogenblik, volgen, traktaat, verdrag, delen, pact, lezer, onderling, toebereidselen, imperium, tractaat, bron, mededeeling, staatscourant, regering, moment, uw, aanknoop, aankondigen, onderhandeling, neutraal, nummer, bijzonderheid, mededelen, meedelen, wederzijdsch, meerderheid, oor-, wereldkundig, mededeling, behelzen, europees, alliantie, ooggetuige, ventie, aceoord, triplo, mede-, neutralen, vredesverdrag, onzijdigheid, melding, blijkens, gewag, nommer, scheidsrechterlijk, bizonderheden, verdediging, kaapvaart, bgzonderhed, oorlogsdoeleinde, natio, ingezonden, non-interventie, formeel, publicatie, aankondiging, vertrouwbaar, of-, eegeering, conventie, annexeeren, compromis, wereldvrede, vredesonderhandeling, aanstaande, annonce, hoogachtend, bijlage, viervoudig, inededeeling, kondigen, zeemogendheid, geachte, publiceeren, bizonderhed, nabuur, tagl, parlementszitting, uitwisselen, handelsrelatie, bevriend, handelsbetrekkingen, relatie, aanknopen, vergelijk, schatplichtig, bondgenoot, modus, interventie, bewapening, wederzijds, onderstaan, bljjkens, schr, handelsovereenkomst, blokkade, duikbootoorlog, controlemaatregel, oorlogvoerend, vernaaien, overgenomen, arbitrage, versprei, oogenbiik, uwc, minnelijk, connectie, annexeren, belligerent, oogenbllk, slaal, handelsverdrag, anti-kominternpact, clausule, ontrangen, beraadslagen, akkoord, beurteniss, verschynen, monroe-leer, bondgenootschap, bizonderheid, protocol</text:p>
          </table:table-cell>
          <table:table-cell table:style-name="ce7" table:number-columns-repeated="1012"/>
        </table:table-row>
        <table:table-row table:style-name="ro1">
          <table:table-cell table:style-name="ce7" office:value-type="string" calcext:value-type="string">
            <text:p>dutch cities</text:p>
          </table:table-cell>
          <table:table-cell table:style-name="ce7" office:value-type="float" office:value="341788" calcext:value-type="float">
            <text:p>341788</text:p>
          </table:table-cell>
          <table:table-cell table:style-name="ce7" office:value-type="float" office:value="76" calcext:value-type="float">
            <text:p>76</text:p>
          </table:table-cell>
          <table:table-cell table:style-name="ce12" office:value-type="float" office:value="0.0789473684210526" calcext:value-type="float">
            <text:p>0.07895</text:p>
          </table:table-cell>
          <table:table-cell table:style-name="ce12" office:value-type="float" office:value="0.996887253399604" calcext:value-type="float">
            <text:p>0.99689</text:p>
          </table:table-cell>
          <table:table-cell table:style-name="ce12" office:value-type="float" office:value="0.868421052631579" calcext:value-type="float">
            <text:p>0.86842</text:p>
          </table:table-cell>
          <table:table-cell table:style-name="ce12" office:value-type="float" office:value="0.0224656666549676" calcext:value-type="float">
            <text:p>0.02247</text:p>
          </table:table-cell>
          <table:table-cell table:style-name="ce12" office:value-type="float" office:value="0.0526315789473684" calcext:value-type="float">
            <text:p>0.05263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kaukasisch(1), negerrestaurant(1), gemengd(5), zwartje(1), hottentot(2), kwinti(1), westers(6), traditionele(3), marron(4), misvormden(1), slaven(1), primitief(3), volbloed(1), handicap(1), ontdekken(2), knecht(2), historisch(7), blank(3), bediende(2), dwerggroei(2), inuit(1), achtergrond(5), moslim(1), inheems(2), kaffers(1), roots(2), moslims(1), medicijnman(1), homo(1), stam(1), moor(1), kokkie(1), berber(1), halfbloed(1), inheemsch(1), historische(1), zigeunermuziek(1), page(1), mongoolsche(1), tovenaar(1), moslimsohe(1)</text:p>
          </table:table-cell>
          <table:table-cell table:style-name="ce7" office:value-type="string" calcext:value-type="string">
            <text:p>('veere', 1), ('gouda', 3), ('haarlem', 5), ('edam', 1), ('oostburg', 1), ('purmerend', 1), ('dordrecht', 3), ('alkmaar', 1), ('veenendaal', 1), ('wassenaar', 2), ('waterland', 1), ('overschie', 1), ('zeel', 1), ('medemblik', 1), ('schag', 1), ('nieuw-', 1), ('alme', 1), ('hoorn', 2), ('woerden', 2), ('hilversum', 3), ('watergraafsmeer', 1), ('zaandam', 4), ('goes', 1), ('voorburg', 1), ('beverwijk', 1), ('schiedam', 2), ('amersfoort', 3), ('nieuwkoop', 1), ('terschelling', 2), ('middelburg', 4), ('voorschoten', 1), ('naarden', 2), ('krimpen', 1), ('huizen', 2), ('oegstgeest', 2), ('ede', 1), ('schoonhoven', 1), ('zaan', 1), ('kralingen', 1), ('zuidland', 1), ('ameland', 1), ('oud-', 5), ('capelle', 1), ('muiden', 1), ('bunschoten', 1), ('velsen', 1), ('aalsmeer', 1), ('beemster', 1), ('hei-', 1), ('noordwijk', 1), ('monnikendam', 1)</text:p>
          </table:table-cell>
          <table:table-cell table:style-name="ce17" office:value-type="string" calcext:value-type="string">
            <text:p>veere, gouda, haarlem, edam, oostburg, purmerend, dordrecht, alkmaar, veenendaal, wassenaar, waterland, overschie, zeel, medemblik, schag, nieuw-, alme, hoorn, woerden, hilversum, watergraafsmeer, zaandam, goes, voorburg, beverwijk, schiedam, amersfoort, nieuwkoop, terschelling, middelburg, voorschoten, naarden, krimpen, huizen, oegstgeest, ede, schoonhoven, zaan, kralingen, zuidland, ameland, oud-, capelle, muiden, bunschoten, velsen, aalsmeer, beemster, hei-, noordwijk, monnikendam</text:p>
          </table:table-cell>
          <table:table-cell table:style-name="ce7" table:number-columns-repeated="1012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342003" calcext:value-type="float">
            <text:p>342003</text:p>
          </table:table-cell>
          <table:table-cell table:style-name="ce6" office:value-type="float" office:value="277" calcext:value-type="float">
            <text:p>277</text:p>
          </table:table-cell>
          <table:table-cell table:style-name="ce11" office:value-type="float" office:value="0.144404332129964" calcext:value-type="float">
            <text:p>0.14440</text:p>
          </table:table-cell>
          <table:table-cell table:style-name="ce11" office:value-type="float" office:value="0.962207555831002" calcext:value-type="float">
            <text:p>0.96221</text:p>
          </table:table-cell>
          <table:table-cell table:style-name="ce11" office:value-type="float" office:value="0.819494584837545" calcext:value-type="float">
            <text:p>0.81949</text:p>
          </table:table-cell>
          <table:table-cell table:style-name="ce11" office:value-type="float" office:value="0.0248910117314947" calcext:value-type="float">
            <text:p>0.02489</text:p>
          </table:table-cell>
          <table:table-cell table:style-name="ce11" office:value-type="float" office:value="0.036101083032491" calcext:value-type="float">
            <text:p>0.0361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gekleurde(2), achtergrond(13), halfbloed(2), gemengd(12), negerslaven(2), indo(3), slaven(2), dwerggroei(14), medicijnman(8), negers(2), koppensnellers(1), bosneger(1), indo-europeaan(17), inheems(15), eskimo(1), historisch(10), tovenaar(2), dwergen(1), kaukasisch(3), roots(3), kokkie(2), blanke(1), negerrijk(2), indiaans(1), moslims(4), mongool(2), medicijnmannen(1), moslimcultuur(1), ras(3), lesbisch(1), blank(3), traditionele(9), exotisch(4), eskimo's(3), zimbabwecultuur(1), onbeschaafd(3), wilde(1), roots'(1), slaaf(3), ontdekken(3), wild(2), marron(4), traditioneel(3), barbaren(3), slavenschip(2), indisch(2), indiaan(4), inheemsche(1), afgod(2), aboriginal(3), aziatisch(12), inlandsche(3), primitief(2), misvormden(1), slaaft(1), historische(3), lilliputter(1), inlander(3), koppensneller(1), koelie(1), mulat(2), kaffer(1), inheemse(1), eskimobediende(1), queer(2), inheems'che(1), stammen(1), aziatische(4), praehistorische(1), moslim(6), hottentot(2), metis(2), bediende(1), wereldhistorische(1), kaffers(1), lilliputters(1), grootsch(1), koelies(2), knecht(1), page(1), gay(1), afkomst(3), barbaar(2), volbloedpaard(1), inheemseen(1), zigeunermuziek(1), islamiet(1), baboe(3), mengras(1), berber(3), indische(1), inuit(1), homo(1), gemengde(1), muzelman(1), moor'en(1), pygmee(1), moor(1), exotische(1), handicap(1)</text:p>
          </table:table-cell>
          <table:table-cell table:style-name="ce6" office:value-type="string" calcext:value-type="string">
            <text:p>('bloeddruk', 1), ('dier', 67), ('ammunitie', 2), ('bevatten', 19), ('toedienen', 6), ('groeien', 17), ('dosis', 1), ('sterkon', 1), ('long', 10), ('bewerking', 2), ('leeftocht', 1), ('voorzien', 26), ('materiaal', 9), ('vervaardiging', 5), ('visscherij', 4), ('voeding', 7), ('darm', 1), ('kiem', 2), ('oorlogsmateriaal', 2), ('bevruchten', 4), ('krijgsvoorraad', 1), ('geneesmiddel', 4), ('inheemsen', 6), ('medicijn', 3), ('nier', 3), ('overplanten', 4), ('fabriceeren', 2), ('bewerken', 7), ('vruchtbaarheid', 3), ('pil', 2), ('kweekerij', 1), ('verteren', 2), ('veelheid', 1), ('evolking', 1), ('overvloed', 3), ('verslinden', 2), ('vergiftigen', 6), ('ontwouding', 3), ('gevogelte', 1), ('transport', 5), ('bloemkweekerij', 2), ('munitie', 1), ('ingewand', 2), ('kunstmatig', 2), ('zokoro', 2), ('scheepvaart', 3), ('droogte', 1), ('opfokken', 1), ('lever', 4), ('ligging', 6), ('omwerken', 1), ('voedsel', 5), ('visseherij', 1), ('uier', 3), ('binnenscheepvaart', 1), ('vischvangst', 4), ('schurft', 1), ('overvloedig', 3), ('vroegtijdig', 2), ("pieter's", 1), ('landbouwwerk', 1), ('geschikte', 1), ('afwerpen', 3), ('kweeker', 2), ('eierproductie', 1), ('vergif', 1), ('inspuiting', 1), ('azen', 1), ('aanwending', 1), ('ansjovisvisscherij', 1), ('emulsie', 1), ('cough', 1), ('landbouwdorp', 1), ('discovery', 1), ('huisdier', 1), ('oorlogsbehoeften', 1), ('gesteldheid', 1), ('medicament', 1), ('paring', 1), ('gretig', 2), ('schoen-', 1), ('urine', 1), ('afmaken', 1), ('dierlijk', 1)</text:p>
          </table:table-cell>
          <table:table-cell table:style-name="ce16" office:value-type="string" calcext:value-type="string">
            <text:p>bloeddruk, dier, ammunitie, bevatten, toedienen, groeien, dosis, sterkon, long, bewerking, leeftocht, voorzien, materiaal, vervaardiging, visscherij, voeding, darm, kiem, oorlogsmateriaal, bevruchten, krijgsvoorraad, geneesmiddel, inheemsen, medicijn, nier, overplanten, fabriceeren, bewerken, vruchtbaarheid, pil, kweekerij, verteren, veelheid, evolking, overvloed, verslinden, vergiftigen, ontwouding, gevogelte, transport, bloemkweekerij, munitie, ingewand, kunstmatig, zokoro, scheepvaart, droogte, opfokken, lever, ligging, omwerken, voedsel, visseherij, uier, binnenscheepvaart, vischvangst, schurft, overvloedig, vroegtijdig, pieter's, landbouwwerk, geschikte, afwerpen, kweeker, eierproductie, vergif, inspuiting, azen, aanwending, ansjovisvisscherij, emulsie, cough, landbouwdorp, discovery, huisdier, oorlogsbehoeften, gesteldheid, medicament, paring, gretig, schoen-, urine, afmaken, dierlijk</text:p>
          </table:table-cell>
          <table:table-cell table:style-name="ce6" table:number-columns-repeated="101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341531" calcext:value-type="float">
            <text:p>341531</text:p>
          </table:table-cell>
          <table:table-cell table:style-name="ce6" office:value-type="float" office:value="818" calcext:value-type="float">
            <text:p>818</text:p>
          </table:table-cell>
          <table:table-cell table:style-name="ce11" office:value-type="float" office:value="0.165036674816626" calcext:value-type="float">
            <text:p>0.16504</text:p>
          </table:table-cell>
          <table:table-cell table:style-name="ce11" office:value-type="float" office:value="0.91666959071212" calcext:value-type="float">
            <text:p>0.91667</text:p>
          </table:table-cell>
          <table:table-cell table:style-name="ce11" office:value-type="float" office:value="0.795843520782396" calcext:value-type="float">
            <text:p>0.79584</text:p>
          </table:table-cell>
          <table:table-cell table:style-name="ce11" office:value-type="float" office:value="0.0361382683867654" calcext:value-type="float">
            <text:p>0.03614</text:p>
          </table:table-cell>
          <table:table-cell table:style-name="ce11" office:value-type="float" office:value="0.039119804400978" calcext:value-type="float">
            <text:p>0.03912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string" calcext:value-type="string">
            <text:p>barbaren(5), indo-europeaan(22), negers(1), traditionele(17), metis(4), historisch(33), page(10), inheems(30), primitief(9), dwerggroei(15), islamiet(2), negerrijk(4), aziatisch(48), achtergrond(34), onbeschaafdheid(1), knecht(5), moslims(5), wetshistorische(1), zigeunermuziek(5), bediende(3), aboriginal(2), exotisch(2), moor(7), ras(10), neger(6), wilde(1), muzelman(5), gemengd(61), inlandsche(12), hottentotten(2), onbeschaafd(5), bosneger(3), gay(1), tovenaar(7), baboe(4), indo(4), traditioneelen(1), slavenschip(5), wild(5), blank(10), demooraten(1), kokkie(3), indiaan(5), mongool(5), zigeunerin(1), volbloed(7), koppensneller(4), handicap(13), queer(7), marron(39), zimbabwe(2), negerslaven(10), roots(9), westers(11), mulat(6), stam(8), zwartjes(1), traditioneel(2), kaffer(3), moslim(27), aziatische(10), misvormden(3), berber(10), hottentot(3), kaffers(1), inuit(6), inheemse(4), koelie(5), zigeunerbende(1), moslimscho(1), medicijnman(1), halfbloed(8), kaukasisch(8), homo(8), slaven(7), zigeuners(5), inheemseen(1), inlander(4), slaaf(4), inheemschen(3), landbouwersknecht(1), gemengde(3), pygmee(4), historische(6), gekleurd(7), berbers(1), moor'en(1), afgod(3), dwergen(2), indische(5), volbloedras(1), medicijnmannen(1), moslimcultuur(1), christelijkhistorisch'(1), mengras(4), moord(1), homogeen(1), zigeuner(4), boesman(3), ontdekken(6), eskimo's(4), historischcn(1), eskimo(2), negerin(1), afkomst(4), indisch(5), dienstknechts(1), pygmeeen(1), barbaar(3), inheemsche(7), inboorling(5), dwerg(4), jakarta(3), lilliputters(2), birma(1), blanke(1), etniciteit(1), indiaans(1), senaatsbediende(1), negercultuur(1), gekleurde(1), a'inuit'ii(1), marrons(5), zwartje(4), kwinti(1), pages(1), marron'(1), muzelman'(1), mongoolsohc(1), praehistorische(1), slaven'(1), muzelmannen(1), inheems'che(1), afgodisch(1), mesties(2), aziatischen(1), lilliputter(3), exotische(1), inheemsen(1), roma(1), moslimsche(1), inboorlingen(1), moslimsohe(1), rassen(1), allochtoon(1), inheemsch(1), handicapper(1), kwinti't(1), aapman(1), koelied(1), mohemmedaan(1), verrast(1), grootst(1), afstammelingen(1), gemengd'contract(1), zimbabwecultuur(1), barbarlje(1), transport(1), littlepage(1)</text:p>
          </table:table-cell>
          <table:table-cell table:style-name="ce6" office:value-type="string" calcext:value-type="string">
            <text:p>('&lt;NUMERIC&gt;', 789), ('jazzmuziek', 3), ('soendasch', 1), ('herhaling', 6), ('populair', 8), ('gewijd', 2), ('sfr', 1), ('pianorecital', 2), ('gramof', 1), ('esmeralda', 1), ('vraaggesprek', 1), ('droitwich', 1), ('flierefluiters', 1), ('dansmuziek', 2), ('dansmuz', 1), ('deutschlandsender', 2), ('kalundborg', 1), ('muz.', 1), ('melody', 1), ('langenberg', 1), ('causerie', 3), ('varaorkest', 1), ('walis', 1), ('gram.muziek', 1), ('nieuwsberichten', 1), ('serieus', 2), ('actueel', 2), ('gramofoon', 2), ('halfuur', 1), ('variëren', 1), ('kro', 1), ('weer-', 1), ('nieuwsbericht', 1), ('westersche', 1), ('ramblers', 1), ('hilv', 1), ('ncrv-orkest', 1), ('vervolg', 3), ('gramofoonmuziek', 2), ('anp', 1), ('-orkest', 1), ('vaz', 1), ('gramofoonmuzlek', 1), ('gevar', 1), ('salonorkest', 1), ('uitzending', 2), ('brabantsen', 1), ('gra', 1), ('n.c.r.v.', 1), ('orkestmuziek', 1), ('persberichten', 1), ('zigeunermuziek', 1), ('mofoonmuziek', 1)</text:p>
          </table:table-cell>
          <table:table-cell table:style-name="ce16" office:value-type="string" calcext:value-type="string">
            <text:p>&lt;NUMERIC&gt;, jazzmuziek, soendasch, herhaling, populair, gewijd, sfr, pianorecital, gramof, esmeralda, vraaggesprek, droitwich, flierefluiters, dansmuziek, dansmuz, deutschlandsender, kalundborg, muz., melody, langenberg, causerie, varaorkest, walis, gram.muziek, nieuwsberichten, serieus, actueel, gramofoon, halfuur, variëren, kro, weer-, nieuwsbericht, westersche, ramblers, hilv, ncrv-orkest, vervolg, gramofoonmuziek, anp, -orkest, vaz, gramofoonmuzlek, gevar, salonorkest, uitzending, brabantsen, gra, n.c.r.v., orkestmuziek, persberichten, zigeunermuziek, mofoonmuziek</text:p>
          </table:table-cell>
          <table:table-cell table:style-name="ce6" table:number-columns-repeated="1012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table:style-name="ce7" office:value-type="float" office:value="342041" calcext:value-type="float">
            <text:p>342041</text:p>
          </table:table-cell>
          <table:table-cell table:style-name="ce7" office:value-type="float" office:value="148" calcext:value-type="float">
            <text:p>148</text:p>
          </table:table-cell>
          <table:table-cell table:style-name="ce12" office:value-type="float" office:value="0.114864864864865" calcext:value-type="float">
            <text:p>0.11486</text:p>
          </table:table-cell>
          <table:table-cell table:style-name="ce12" office:value-type="float" office:value="0.990982534853517" calcext:value-type="float">
            <text:p>0.99098</text:p>
          </table:table-cell>
          <table:table-cell table:style-name="ce12" office:value-type="float" office:value="0.831081081081081" calcext:value-type="float">
            <text:p>0.83108</text:p>
          </table:table-cell>
          <table:table-cell table:style-name="ce12" office:value-type="float" office:value="0.0415573215807665" calcext:value-type="float">
            <text:p>0.04156</text:p>
          </table:table-cell>
          <table:table-cell table:style-name="ce12" office:value-type="float" office:value="0.0540540540540541" calcext:value-type="float">
            <text:p>0.05405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gemengd(17), marron(10), liitlepage(1), inheems(6), moslim(3), gekleurde(1), dwerggroei(6), mulat(1), historisch(5), gekleurd(1), indostijl(1), pygmee(1), halfbloedjes(1), moslimsche(1), achtergrond(5), aziatisch(4), rassenhaat(1), afkomst(4), eskimo's(1), onbeschaafd(1), koelie(1), jakarta(1), indo-europeaan(6), inboorling(3), wild(2), bosneger(1), indo(1), inlandsche(1), queer(2), indisch(1), westers(2), kaffer(1), primitief(2), neger(2), baboe(1), slaven(1), traditionele(5), barbaar(2), negerslaven(1), handicap(5), inheemse(2), exotisch(2), inheemsebe(1), boesman(2), inheemsch(1), gemengde(3), bediende(5), halfbloed(1), roots(1), kokkie(1), wilde(1), mongool(2), kafferhoofdman(1), mengras(1), ras(1), zwartje(1), dwerg(1), verrast(1), zigeunermuziek(1), islamiet(1), batavia(1), roma(1), berber(1), traditioneel(1), historische(1), littlepage(1)</text:p>
          </table:table-cell>
          <table:table-cell table:style-name="ce7" office:value-type="string" calcext:value-type="string">
            <text:p>('mevr.', 16), ('geb.', 6), ('mevr', 3), ('mej', 2), ('rudolph', 1), ('stutterheim', 1), ('echtg', 2), ('meyer', 2), ('fam', 3), ('claus', 1), ('geuze', 2), ('hegge', 1), ('mejuffrouw', 4), ('ch.', 4), ('colenbrander', 1), ('mej.', 24), ('geh.', 1), ('zwaan', 7), ('wijsman', 2), ('steenkamp', 1), ('philippo', 1), ('rosevelt', 1), ('ginkel', 1), ('bruning', 1), ('pieper', 2), ('flines', 1), ('braam', 1), ('fransen', 5), ('kooman', 1), ('hoffman', 2), ('bijlhout', 2), ('jordaans', 1), ('holle', 1), ('statius', 1), ('pull', 1), ('willing', 1), ('schouten', 1), ('drs.', 1), ('wegener', 1), ('job', 1), ('pool', 2), ('korter', 1), ('deen', 2), ('nix', 1), ('scholtz', 1), ('wijss', 1), ('mejuffr', 1), ('hopman', 1), ('spaan', 2), ('ezerman', 1), ('lee', 2), ('th.', 3), ('moj', 1), ('stoppelaar', 1), ('hoogstraten', 1), ('wasse', 1), ('thienen', 1), ('j.e.', 1), ('mevr-', 1), ('bremer', 1), ('elias', 1), ('adviseur', 2), ('wijdeveld', 2), ('meiier', 1), ('klopper', 1), ('dellaert', 1), ('vande', 1), ('sluys', 1), ('gerth', 1), ('baerveldt', 1), ('heijblom', 1), ('kesteren', 1), ('a.m.', 1), ('pander', 1), ('graaff', 1), ('geb', 1), ('kernper', 1), ('meulemans', 1), ('bor', 1), ('giel', 1), ('schroeder', 1), ('vander', 1), ('brunet', 1), ('mcv', 1), ('nuys', 1), ('guurtje', 1), ('boshart', 1), ('weeren', 1), ('doornik', 1), ('altman', 1), ('kroef', 1), ('luber', 1), ('nooten', 1), ('sturler', 1)</text:p>
          </table:table-cell>
          <table:table-cell table:style-name="ce17" office:value-type="string" calcext:value-type="string">
            <text:p>mevr., geb., mevr, mej, rudolph, stutterheim, echtg, meyer, fam, claus, geuze, hegge, mejuffrouw, ch., colenbrander, mej., geh., zwaan, wijsman, steenkamp, philippo, rosevelt, ginkel, bruning, pieper, flines, braam, fransen, kooman, hoffman, bijlhout, jordaans, holle, statius, pull, willing, schouten, drs., wegener, job, pool, korter, deen, nix, scholtz, wijss, mejuffr, hopman, spaan, ezerman, lee, th., moj, stoppelaar, hoogstraten, wasse, thienen, j.e., mevr-, bremer, elias, adviseur, wijdeveld, meiier, klopper, dellaert, vande, sluys, gerth, baerveldt, heijblom, kesteren, a.m., pander, graaff, geb, kernper, meulemans, bor, giel, schroeder, vander, brunet, mcv, nuys, guurtje, boshart, weeren, doornik, altman, kroef, luber, nooten, sturler</text:p>
          </table:table-cell>
          <table:table-cell table:style-name="ce7"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1990" calcext:value-type="float">
            <text:p>341990</text:p>
          </table:table-cell>
          <table:table-cell office:value-type="float" office:value="42" calcext:value-type="float">
            <text:p>42</text:p>
          </table:table-cell>
          <table:table-cell office:value-type="float" office:value="0.0952380952380952" calcext:value-type="float">
            <text:p>0.09524</text:p>
          </table:table-cell>
          <table:table-cell office:value-type="float" office:value="0.96242771447153" calcext:value-type="float">
            <text:p>0.96243</text:p>
          </table:table-cell>
          <table:table-cell office:value-type="float" office:value="0.880952380952381" calcext:value-type="float">
            <text:p>0.88095</text:p>
          </table:table-cell>
          <table:table-cell office:value-type="float" office:value="0.0549128310703936" calcext:value-type="float">
            <text:p>0.05491</text:p>
          </table:table-cell>
          <table:table-cell office:value-type="float" office:value="0.0238095238095238" calcext:value-type="float">
            <text:p>0.0238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emengd(2), inboorlingen(1), achtergrond(4), marron(3), koppensneller(2), aziatisch(2), traditionele(2), historisch(3), historische(2), landbouwersknecht(1), inheems(1), indisch(1), aziatische(2), koelie(1), ras(2), roots(1), barbaren(1), tovenaar(2), mengras(1), moor(1), roma(1), berber(1), kokkie(1), schildersknecht(1), inheems'che(1), wild(1), moslim(1)</text:p>
          </table:table-cell>
          <table:table-cell office:value-type="string" calcext:value-type="string">
            <text:p>('best', 2), ('bergen', 6), ('tilburg', 2), ('maastricht', 8), ('wed', 4), ('roermond', 2), ('asten', 1), ('ginneken', 1), ('vlijmen', 1), ('heikant', 1), ('eindhoven', 3), ('hoogeloon', 1), ('oirschot', 1), ('oedenrode', 1), ('hertogenbosch', 1), ('rondeel', 1), ('oss', 1), ('zevenbergen', 2), ('heusden', 1), ('teteringen', 1), ('grave', 1), ('cuyk', 1), ('herpen', 1), ('turnhout', 1), ('wouw', 1), ('groessen', 1), ('wezel', 1), ('breda', 1), ('gennep', 1), ('huizo', 1), ('weijs', 1), ('ud', 1), ('sas', 1)</text:p>
          </table:table-cell>
          <table:table-cell office:value-type="string" calcext:value-type="string">
            <text:p>best, bergen, tilburg, maastricht, wed, roermond, asten, ginneken, vlijmen, heikant, eindhoven, hoogeloon, oirschot, oedenrode, hertogenbosch, rondeel, oss, zevenbergen, heusden, teteringen, grave, cuyk, herpen, turnhout, wouw, groessen, wezel, breda, gennep, huizo, weijs, ud, sas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42009" calcext:value-type="float">
            <text:p>342009</text:p>
          </table:table-cell>
          <table:table-cell office:value-type="float" office:value="347" calcext:value-type="float">
            <text:p>347</text:p>
          </table:table-cell>
          <table:table-cell office:value-type="float" office:value="0.144092219020173" calcext:value-type="float">
            <text:p>0.14409</text:p>
          </table:table-cell>
          <table:table-cell office:value-type="float" office:value="0.976709409504442" calcext:value-type="float">
            <text:p>0.97671</text:p>
          </table:table-cell>
          <table:table-cell office:value-type="float" office:value="0.804034582132565" calcext:value-type="float">
            <text:p>0.80403</text:p>
          </table:table-cell>
          <table:table-cell office:value-type="float" office:value="0.0668191249965548" calcext:value-type="float">
            <text:p>0.06682</text:p>
          </table:table-cell>
          <table:table-cell office:value-type="float" office:value="0.0518731988472623" calcext:value-type="float">
            <text:p>0.0518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egers(1), moslim(24), indo-europeaan(25), gemengd(14), aziatisch(30), inboorling(2), lesbische(1), zigeunermuziek(3), inheemsche(1), moslims(2), baboe(3), slaaf(3), hottentotten(2), indische(1), tovenaar(3), hottentot(1), halfbloed(2), traditionele(26), blank(2), afkomst(4), historische(2), negerrijk(4), volbloed(1), exotisch(3), gemengde(4), islamiet(3), voorhistorische(1), berber(5), bediende(3), zigeunerbende(1), gekleurd(5), inlandsche(4), historisch(10), moslimscho(1), gay(1), muzelman(3), marron(9), zigeuners(1), eskimo(2), achtergrond(17), knechts(1), aziatische(4), ras(1), moor(1), inlander(1), berbers(1), boesman(2), kaukasisch(7), afgod(2), inheems(6), koppensneller(1), christelijkhistorisch'(1), mengras(1), negerslaven(2), barbaren(3), aboriginal(1), traditioneel(2), ontdekken(1), mesties(3), stam(3), historischcn(1), mulat(2), handicap(1), kaffer(1), negerin(1), bosneger(3), eskimo's(2), stamgenooten(1), kaffers(1), queer(2), koelie(3), homo(2), indisch(4), mongool(1), jakarta(1), page(1), indo(6), slavenschip(3), zigeuner(3), marrons(2), roma(1), blanke(1), lesbisch(1), moslimsche(1), medicijnman(1), barbaar(1), kwinti(1), inuit(2), stamhoofd(1), kafferhoofdman(1), kokkie(2), pygmee(3), slaven(1), neger(2), negercultuur(1), onbeschaafd(1), knecht(1), koelies(1), indiaan(1), lilliputter(1), inheemse(1), handicapper(1), roots(1), wild(2), zwartje(1), aapman(1)</text:p>
          </table:table-cell>
          <table:table-cell office:value-type="string" calcext:value-type="string">
            <text:p>('melden', 37), ('partg', 2), ('bericht', 54), ('blad', 72), ('partij', 53), ('nieuws', 14), ('correspondentie', 5), ('medewerker', 7), ('wapenstilstand', 2), ('vernemen', 27), ('crt.', 4), ('diplomatiek', 9), ('tijding', 5), ('alliëren', 5), ('della', 2), ('entente', 2), ('corriere', 1), ('perskantoor', 1), ('amigoe', 1), ('zuidoost-europa', 1), ('gerucht', 13), ('redactie-bureaux', 1), ('welingelicht', 1), ('balkanstat', 1), ('party', 2), ('telegrafisch', 3), ('diario', 1), ('hoofdartikel', 2), ('verbondenen', 2), ('correspondent', 12), ('telegram', 11), ('afzenden', 2), ('pars', 1), ('avondblad', 1), ('persbericht', 1), ('handelsblad', 6), ('interview', 3), ('mogendheden', 1), ('echo', 2), ('medewerk', 1), ('grenslijn', 1), ('mailen', 1), ('datde', 1), ('persbureau', 1), ('britsch-fransch', 1), ('censuur', 2), ('pondent', 1), ('balkan', 3), ('times', 3), ('naarde', 1), ('nabij', 1), ('schryft', 1), ('bver', 1), ('vossisch', 1), ('biad', 1), ('legram', 1), ('eint', 1), ('verluiden', 2), ('socr', 1), ('zentgraaff', 1), ('hbl', 2), ('corr', 1), ('vredesaanbod', 1), ('sjimbo', 1), ('asahi', 2), ('jingo-blad', 1), ('ochtendblad', 1), ('west-europeesch', 1), ('nal', 1), ('giornal', 1), ('bulletin', 1), ('jingo', 1), ('casus', 1), ('romano', 1), ('osservatore', 1), ('meiden', 1), ('jobstijding', 1), ('neue', 2), ('presse', 1), ('anzeiger', 1), ('lokal', 1), ('freie', 1), ('corr.', 1), ('finsch-russisch', 1), ('reichspost', 1), ('gezaghebbend', 1), ('zeilung', 1), ('telegrammen', 1), ('chineesch-japansch', 1), ('sjimboen', 1), ('allgemeine', 1), ('zeitung', 2), ('fremdenblatt', 1), ('zegsman', 3), ('regeeringsblad', 1), ('stockholms', 1), ('tidningen', 1), ('engelsch-', 1), ('berioht', 1), ('roma', 1), ('vertoog', 1)</text:p>
          </table:table-cell>
          <table:table-cell office:value-type="string" calcext:value-type="string">
            <text:p>melden, partg, bericht, blad, partij, nieuws, correspondentie, medewerker, wapenstilstand, vernemen, crt., diplomatiek, tijding, alliëren, della, entente, corriere, perskantoor, amigoe, zuidoost-europa, gerucht, redactie-bureaux, welingelicht, balkanstat, party, telegrafisch, diario, hoofdartikel, verbondenen, correspondent, telegram, afzenden, pars, avondblad, persbericht, handelsblad, interview, mogendheden, echo, medewerk, grenslijn, mailen, datde, persbureau, britsch-fransch, censuur, pondent, balkan, times, naarde, nabij, schryft, bver, vossisch, biad, legram, eint, verluiden, socr, zentgraaff, hbl, corr, vredesaanbod, sjimbo, asahi, jingo-blad, ochtendblad, west-europeesch, nal, giornal, bulletin, jingo, casus, romano, osservatore, meiden, jobstijding, neue, presse, anzeiger, lokal, freie, corr., finsch-russisch, reichspost, gezaghebbend, zeilung, telegrammen, chineesch-japansch, sjimboen, allgemeine, zeitung, fremdenblatt, zegsman, regeeringsblad, stockholms, tidningen, engelsch-, berioht, roma, vertoog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1423" calcext:value-type="float">
            <text:p>341423</text:p>
          </table:table-cell>
          <table:table-cell office:value-type="float" office:value="40" calcext:value-type="float">
            <text:p>40</text:p>
          </table:table-cell>
          <table:table-cell office:value-type="float" office:value="0.075" calcext:value-type="float">
            <text:p>0.07500</text:p>
          </table:table-cell>
          <table:table-cell office:value-type="float" office:value="0.984867664484238" calcext:value-type="float">
            <text:p>0.98487</text:p>
          </table:table-cell>
          <table:table-cell office:value-type="float" office:value="0.875" calcext:value-type="float">
            <text:p>0.87500</text:p>
          </table:table-cell>
          <table:table-cell office:value-type="float" office:value="0.0739899489793101" calcext:value-type="float">
            <text:p>0.07399</text:p>
          </table:table-cell>
          <table:table-cell office:value-type="float" office:value="0.05" calcext:value-type="float">
            <text:p>0.05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arbaren(1), roots(3), marron(4), gemengd(4), verrast(1), eskimo(2), misvormden(1), onbeschaafd(1), bediende(1), volbloed'(1), volbloed(1), boesman(1), westers(3), traditionele(1), page(1), handicap(3), knecht(1), inuit(1), mengras(1), mongool(1), historisch(2), zwartje(1), indo-europeaan(1), kokkie(1), lilliputter(1), tovenaar(1)</text:p>
          </table:table-cell>
          <table:table-cell office:value-type="string" calcext:value-type="string">
            <text:p>('kremer', 1), ('vries', 8), ('arends', 1), ('molendijk', 1), ('timmer', 3), ('meulen', 1), ('brink', 3), ('witteveen', 1), ('akkerman', 1), ('sierdsma', 1), ('kramer', 4), ('doornink', 1), ('kastein', 1), ('brouwer', 2), ('woude', 1), ('brommer', 1), ('kloosterhuis', 1), ('heinen', 2), ('veen', 1), ('rietveld', 1), ('bruggen', 1), ('kieft', 1), ('alink', 1), ('jonker', 1), ('wensink', 1), ('westerveld', 1), ('weerdt', 1)</text:p>
          </table:table-cell>
          <table:table-cell office:value-type="string" calcext:value-type="string">
            <text:p>kremer, vries, arends, molendijk, timmer, meulen, brink, witteveen, akkerman, sierdsma, kramer, doornink, kastein, brouwer, woude, brommer, kloosterhuis, heinen, veen, rietveld, bruggen, kieft, alink, jonker, wensink, westerveld, weerdt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41750" calcext:value-type="float">
            <text:p>341750</text:p>
          </table:table-cell>
          <table:table-cell office:value-type="float" office:value="189" calcext:value-type="float">
            <text:p>189</text:p>
          </table:table-cell>
          <table:table-cell office:value-type="float" office:value="0.121693121693122" calcext:value-type="float">
            <text:p>0.12169</text:p>
          </table:table-cell>
          <table:table-cell office:value-type="float" office:value="0.991231864383768" calcext:value-type="float">
            <text:p>0.99123</text:p>
          </table:table-cell>
          <table:table-cell office:value-type="float" office:value="0.814814814814815" calcext:value-type="float">
            <text:p>0.81481</text:p>
          </table:table-cell>
          <table:table-cell office:value-type="float" office:value="0.0770137432401473" calcext:value-type="float">
            <text:p>0.07701</text:p>
          </table:table-cell>
          <table:table-cell office:value-type="float" office:value="0.0634920634920635" calcext:value-type="float">
            <text:p>0.0634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raditioneel(5), exotisch(3), indische(1), achtergrond(12), zigeuner(1), aziatische(2), moslims(1), ras(4), kokkie(1), inheems(10), gekleurde(1), primitief(3), onbeschaafdheid(1), pygmee(3), boesmanbanelen(1), senaatsbediende(1), mongool(3), queer(2), blank(1), marrons(2), dwerg(1), mengras(3), historisch(6), inboorling(2), moslimsche(1), stam(1), handicap(3), barbaren(3), indo-europeaan(7), homogeen(1), moslim(9), schildersknecht(1), onbeschaafd(1), homo(4), moor(1), barbaar(3), gemengd(6), medicijnman(1), eskimo's(1), wild(2), aziatisch(5), indo(2), marron(9), indisch(2), islamiet(2), inheemse(2), knecht(2), traditionele(10), tovenaar(1), afgod(1), aboriginal(1), zwartjes(1), inheemsche(1), etniciteit(1), k'mesties(2), roots(1), afkomst(2), ontdekken(1), kwinti(1), inuit(2), dwerggroei(1), wereldmoord(1), exotische(1), gay(1), berber(4), gekleurd(1), koppensnellers(1), koelie(1), zigeuners(1), metis'nachts(1), slaaf(1), gemengde(1), baboes(1), metis(1), slaven(1), baboe(2), mesties(1), muzelman(1), barbarlje(1), dienstknecht(1), moslimsch(1)</text:p>
          </table:table-cell>
          <table:table-cell office:value-type="string" calcext:value-type="string">
            <text:p>('moor', 8), ('lat', 18), ('dot', 7), ('beataat', 1), ('llgt', 1), ('aiea', 1), ('etaat', 1), ('rottig', 1), ('nlet', 12), ('tich', 2), ('iaren', 1), ('ntet', 1), ('wlj', 2), ('aoet', 1), ('ala', 11), ('omdal', 2), ('gestagen', 1), ('oaz', 1), ('zlj', 2), ('iering', 1), ('te-n', 1), ('cue', 1), ('dian', 1), ('daan', 3), ('stold', 1), ('weel', 5), ('aleh', 1), ('atede', 1), ('w*s', 1), ('let', 3), ('nlot', 1), ('eeo', 2), ('beid', 2), ('bua', 1), ('treek', 2), ('jat', 2), ('kaar', 2), ('self', 1), ('itond', 2), ('dat', 1), ('reel', 2), ('moer', 6), ('aiju', 1), ('giag', 1), ('zlcb', 3), ('-don', 1), ('bebbea', 1), ('aoo', 1), ('ciet', 1), ('toed', 1), ('mnar', 1), ('sljn', 1), ('xjjn', 1), ('alet', 1), ('wee', 5), ('hlj', 2), ('iljn', 2), ('kbaar', 1), ('tanen', 4), ('daa', 5), ('slcb', 1), ('dutten', 3), ('builen', 2), ('gaai', 1), ('hoo', 1), ('niit', 1), ('dnt', 1), ('zju', 2), ('tlat', 1), ('ni.-t', 1), ('beaat', 1), ('erig', 1), ('.hen', 2), ('jjk', 1), ('aoodlg', 1), ('mea', 1), ('-nen', 1), ('wsnt', 1), ('kiog', 1), ('egd', 1), ('r.ijn', 1), ('nak', 1), ('tedert', 1), ('gok', 1), ('aga', 1), ('wnt', 1), ('ilat', 1), ('lijko', 1), ('zlju', 1), ('ome', 2), ('koa', 1), ('aoowel', 1), ('oig', 1), ('wot', 1), ('d.', 1), ('wser', 1), ('cog', 2), ('nirt', 1), ('la', 1), ('slechta', 1), ('z^n', 2), ('weor', 1), ('nop', 1), ('vlade', 1), ('bestaar', 2), ('ragen', 1), ('toek', 1), ('tens', 1), ('ziot', 1), ('aog', 1), ('raeda', 1), ('tljn', 1), ('vooralen', 2), ('aao', 1), ('jlet', 1), ('waak', 1), ('zlja', 1), ('ni*t', 1), ('zleh', 1), ('etg', 1), ('geiegd', 1), ('zil', 1), ('nie-', 1), ('beate', 1), ('zlch', 1), ('eigon', 1), ('uwd', 1), ('ztch', 1), ('hea', 1), ('slch', 1), ('dg', 1), ('gaaa', 1)</text:p>
          </table:table-cell>
          <table:table-cell office:value-type="string" calcext:value-type="string">
            <text:p>moor, lat, dot, beataat, llgt, aiea, etaat, rottig, nlet, tich, iaren, ntet, wlj, aoet, ala, omdal, gestagen, oaz, zlj, iering, te-n, cue, dian, daan, stold, weel, aleh, atede, w*s, let, nlot, eeo, beid, bua, treek, jat, kaar, self, itond, dat, reel, moer, aiju, giag, zlcb, -don, bebbea, aoo, ciet, toed, mnar, sljn, xjjn, alet, wee, hlj, iljn, kbaar, tanen, daa, slcb, dutten, builen, gaai, hoo, niit, dnt, zju, tlat, ni.-t, beaat, erig, .hen, jjk, aoodlg, mea, -nen, wsnt, kiog, egd, r.ijn, nak, tedert, gok, aga, wnt, ilat, lijko, zlju, ome, koa, aoowel, oig, wot, d., wser, cog, nirt, la, slechta, z^n, weor, nop, vlade, bestaar, ragen, toek, tens, ziot, aog, raeda, tljn, vooralen, aao, jlet, waak, zlja, ni*t, zleh, etg, geiegd, zil, nie-, beate, zlch, eigon, uwd, ztch, hea, slch, dg, gaaa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2052" calcext:value-type="float">
            <text:p>342052</text:p>
          </table:table-cell>
          <table:table-cell office:value-type="float" office:value="160" calcext:value-type="float">
            <text:p>160</text:p>
          </table:table-cell>
          <table:table-cell office:value-type="float" office:value="0.11875" calcext:value-type="float">
            <text:p>0.11875</text:p>
          </table:table-cell>
          <table:table-cell office:value-type="float" office:value="0.98948626317205" calcext:value-type="float">
            <text:p>0.98949</text:p>
          </table:table-cell>
          <table:table-cell office:value-type="float" office:value="0.81875" calcext:value-type="float">
            <text:p>0.81875</text:p>
          </table:table-cell>
          <table:table-cell office:value-type="float" office:value="0.0781130487417978" calcext:value-type="float">
            <text:p>0.07811</text:p>
          </table:table-cell>
          <table:table-cell office:value-type="float" office:value="0.0625" calcext:value-type="float">
            <text:p>0.062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egerslaven(2), achtergrond(3), inheems(5), traditionele(4), aziatische(1), gekleurde(1), primitief(3), roma(1), eskimo's(1), gemengd(10), aziatisch(5), moslims(1), afgod(2), hottentot(2), marron(7), blank(3), historisch(13), onbeschaafd(1), inboorling(1), historische(3), metis(7), handicap(3), mulat(2), aboriginal(1), mongool(1), slavenschip(2), kaffer(1), queer(5), indisch(2), indiaan(2), inheemsche(1), halfbloed(1), kokkie(1), stam(1), pygmee(1), inlandsche(2), historischcn(1), wild(1), inuit(3), moslim(7), indo-europeaans(1), zwartje(2), zimbabwe(1), afkomst(1), dwerggroei(2), islamiet(1), homo(1), inlander(1), westers(4), misvormden(1), volbloed(2), tovenaar(2), slaaf(1), slaven'(1), ras(1), negerrijk(2), moor(2), mesties(1), page(2), negercultuur(1), barbaar(1), indische(1), kwinti(1), lilliputter(1), barbaarsche(1), trans(1), knechts(1), indo(1), koppensneller(2), batavia(1), berber(1), mengras(1), boesman(1), transport(1), birma(1)</text:p>
          </table:table-cell>
          <table:table-cell office:value-type="string" calcext:value-type="string">
            <text:p>('trinidad', 3), ('amsterdam', 45), ('vork', 7), ('new-', 3), ('afrikaan', 1), ('rotterdam', 22), ('dam', 4), ("r'dam", 3), ('new', 9), ('passeren', 3), ('ad', 1), ('rangoon', 4), ('gepasa', 1), ('s.s.', 1), ('chili', 5), ('aden', 1), ('mail', 4), ('said', 5), ('marseille', 2), ('demerara', 1), ('york', 5), ('patria', 1), ('ss.', 2), ('botterdam', 4), ('goede', 1), ('rotter', 1), ('zanzibar', 3), ('onden', 1), ('riebeek', 1), ('via', 6), ('pass', 1), ('sald', 2), ('kaap', 3), ('verlr', 1), ('sibajak', 1), ('anisterdam', 1), ('djemnah', 1), ('rot', 2), ('abu', 1), ('krakatau', 1), ('anjer', 1), ('su-', 1), ('suez', 1), ('fork', 1), ('demerary', 1), ('eotterdam', 3), ('ophir', 2), ('rtr', 1), ('rotte', 1), ('sabang', 1), ('new-york', 1), ('inga', 1), ('lonen', 1), ('derer', 1), ('pieterszoon', 1), ('coen', 1)</text:p>
          </table:table-cell>
          <table:table-cell office:value-type="string" calcext:value-type="string">
            <text:p>trinidad, amsterdam, vork, new-, afrikaan, rotterdam, dam, r'dam, new, passeren, ad, rangoon, gepasa, s.s., chili, aden, mail, said, marseille, demerara, york, patria, ss., botterdam, goede, rotter, zanzibar, onden, riebeek, via, pass, sald, kaap, verlr, sibajak, anisterdam, djemnah, rot, abu, krakatau, anjer, su-, suez, fork, demerary, eotterdam, ophir, rtr, rotte, sabang, new-york, inga, lonen, derer, pieterszoon, coen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41834" calcext:value-type="float">
            <text:p>341834</text:p>
          </table:table-cell>
          <table:table-cell office:value-type="float" office:value="1086" calcext:value-type="float">
            <text:p>1086</text:p>
          </table:table-cell>
          <table:table-cell office:value-type="float" office:value="0.175874769797422" calcext:value-type="float">
            <text:p>0.17587</text:p>
          </table:table-cell>
          <table:table-cell office:value-type="float" office:value="0.739447509098478" calcext:value-type="float">
            <text:p>0.73945</text:p>
          </table:table-cell>
          <table:table-cell office:value-type="float" office:value="0.787292817679558" calcext:value-type="float">
            <text:p>0.78729</text:p>
          </table:table-cell>
          <table:table-cell office:value-type="float" office:value="0.0806472783594149" calcext:value-type="float">
            <text:p>0.08065</text:p>
          </table:table-cell>
          <table:table-cell office:value-type="float" office:value="0.0368324125230203" calcext:value-type="float">
            <text:p>0.03683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traditioneel(12), barbarlje(2), misvormden(7), barbaren(11), moslim(61), lilliputter(3), negerslaven(9), medicijnman(7), indo(6), mongoolse(1), lilliputters(3), marron(35), traditionele(62), negers(3), zigeuner(7), indo-europeaan(54), tovenaar(6), inheems(34), primitief(8), dwerggroei(26), achtergrond(65), islamiet(12), inuit(6), negerrijk(4), historisch(46), onbeschaafdheid(1), inboorling(3), moslims(8), berber(5), wetshistorische(1), aboriginal(3), wild(7), exotisch(3), inlandsche(9), moor(4), barbaar'sche(1), wilde(3), marrons(3), slaaf(10), roots'(1), slavenschip(6), aziatisch(52), onbeschaafd(11), groothistorische(1), bosneger(7), indisch(6), inheemsen(2), mongoolsche(1), inlander(11), hottentot(6), muzelman(7), homo(2), blank(13), historischen(4), indiaan(7), ontdekken(12), zigeunerin(2), volbloed(5), koppensneller(7), slaven(5), handicap(2), zimbabwe(2), pygmee(5), kokkie(8), historische(11), afkomst(10), mesties(8), aziatische(10), afgod(6), kaffer(10), inheemse(5), etniciteit(1), gemengde(3), gemengd(44), aapman(1), berbers(1), voorhistorische(1), halfbloed(5), inboorlingen(4), afkomstig(1), westerse(1), barbaar(12), wereldhistorische(2), volbloed'(1), gekleurd(9), moslimscho(1), kaukasisch(7), hottentotten(3), gay(1), stam(4), dwerg(8), zigeuners(4), negercultuur(2), inheemseen(1), bediende(5), moslimsche(4), zigeunermuziek(3), baboe(9), ras(3), inheemschen(2), zwartje(7), mengras(3), medicijnmannen(2), mulat(7), lesbisch(3), neger(7), eskimo(6), boesmanbanelen(1), christelijkhistorisch'(1), dwergen(1), homogeen(1), wilden(1), muzelmansche(1), inheemsche(6), eskimo's(5), boesman(4), inheems'che(2), bedienden(2), gekleurde(3), negerin(1), knecht(6), koelie(7), mongool(4), stamgenooten(1), kaffers(1), hottentottenstam(1), lesbische(2), berberoorlog(1), queer(3), barbaarsche(1), baboes(1), westers(2), zigeunerbende(1), birma(1), blanke(2), indostijl(1), volkstammen(1), zimbabwecultuur(1), moortje(1), exotische(2), muzelmansch(1), pages(1), marron'(2), afgodsbeeldje(1), muzelman'(1), tovenaars(1), volbloedpaard(1), volbloeden(1), eskimoverhalen(1), metis'nachts(1), kafferhoofdman(1), aziatischen(1), afgodendienst(1), indische(2), liitlepage(1), koppensnellers(2), roma(1), koelies(1), jachtwild(1), bediendepmijnneer(1), jakarta(1), moslimsohe(1), bataviasche(1), indo-europeaans(1), rassen(1), allochtoon(1), inheemsch(1), roots(2), handicapper(1), metis(1), indo's(1), traditionele'(1), grootst(1), indischen(1), galeislaven(1), winkelknechten(1), page(2), mulattin(1)</text:p>
          </table:table-cell>
          <table:table-cell office:value-type="string" calcext:value-type="string">
            <text:p>('geven', 175), ('brenging', 2), ('blijven', 190), ('zoowel', 46), ('hiermede', 11), ('tegelijk', 11), ('vragen', 75), ('onverwijld', 1), ('vele', 96), ('biengt', 1), ('gansch', 5), ('vraag', 67), ('hierdoor', 10), ('daarvoor', 25), ('daarbij', 41), ('onmiddellijk', 28), ('bijzonder', 51), ('ernstig', 37), ('eiken', 19), ('waarmee', 10), ('hierby', 1), ('alreeds', 1), ('definitief', 6), ('we.rd', 1), ('oogenblikkelijk', 2), ('tevens', 38), ('alvorens', 9), ('zoodra', 24), ('hierbij', 15), ('speciaal', 26), ('waardoor', 34), ('vrijwel', 12), ('evenals', 43), ('eval', 1), ('ieder', 26), ('verslag', 9), ('werke-', 1), ('doenlijk', 2), ('aangaande', 5), ('ring', 15), ('instellen', 10), ('onderzoek', 37), ('allereerst', 21), ('daarmed', 15), ('hiermee', 4), ('nl.', 17), ('zoodanig', 23), ('dadelijk', 18), ('voorloopig', 11), ('diezelfde', 4), ('zodat', 5), ('mogelyk', 3), ('doordien', 1), ('dientengevolge', 3), ('aleer', 1), ('.waardoor', 1), ('bizonder', 4), ('tijdig', 5), ('lijkheden', 1), ('elk', 2), ('byzonder', 1), ('eerstvolgend', 2), ('daarmede', 4), ('voorlopig', 3), ('terstond', 10), ('inzonderheid', 4), ('-spr', 1), ('ezo', 1), ('noodlg', 1), ('hiervoor', 8), ('lijkheid', 2), ('noodzake', 1), ('eenstemming', 1), ('insgelijks', 2), ('onmiddellyk', 1), ('mogeljjk', 1), ('endoor', 2), ('gelijktijdig', 3), ('tegelijkertijd', 9), ('bizond', 1), ("gevo'g", 1), ('noodie', 1), ('onmiddelijk', 1), ('jaarverslag', 2), ('vooraleer', 2), ('teiwijl', 1), ('bljjv', 1), ('gedachtenwisseling', 2), ('wenseht', 1), ('wen-', 1), ('delibereren', 1), ('telkenmal', 1), ('ernatig', 1), ('terzelfdertijd', 1), ('zodanig', 2), ('veranen', 1), ('keni', 1), ('biyft', 1), ('bluven', 1), ('hoewe', 1), ('bijeenblijven', 1), ('verschillen-', 1), ('dientengevolg', 1), ('.ook', 1), ('lichtelijk', 2), ('hierbg', 1), ('.moeten', 1), ('zifting', 1), ('aau-', 1), ('moge-', 1), ('mogelgk', 1), ('blgven', 1), ('verreweg', 1), ('dergelyk', 1)</text:p>
          </table:table-cell>
          <table:table-cell office:value-type="string" calcext:value-type="string">
            <text:p>geven, brenging, blijven, zoowel, hiermede, tegelijk, vragen, onverwijld, vele, biengt, gansch, vraag, hierdoor, daarvoor, daarbij, onmiddellijk, bijzonder, ernstig, eiken, waarmee, hierby, alreeds, definitief, we.rd, oogenblikkelijk, tevens, alvorens, zoodra, hierbij, speciaal, waardoor, vrijwel, evenals, eval, ieder, verslag, werke-, doenlijk, aangaande, ring, instellen, onderzoek, allereerst, daarmed, hiermee, nl., zoodanig, dadelijk, voorloopig, diezelfde, zodat, mogelyk, doordien, dientengevolge, aleer, .waardoor, bizonder, tijdig, lijkheden, elk, byzonder, eerstvolgend, daarmede, voorlopig, terstond, inzonderheid, -spr, ezo, noodlg, hiervoor, lijkheid, noodzake, eenstemming, insgelijks, onmiddellyk, mogeljjk, endoor, gelijktijdig, tegelijkertijd, bizond, gevo'g, noodie, onmiddelijk, jaarverslag, vooraleer, teiwijl, bljjv, gedachtenwisseling, wenseht, wen-, delibereren, telkenmal, ernatig, terzelfdertijd, zodanig, veranen, keni, biyft, bluven, hoewe, bijeenblijven, verschillen-, dientengevolg, .ook, lichtelijk, hierbg, .moeten, zifting, aau-, moge-, mogelgk, blgven, verreweg, dergelyk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1450" calcext:value-type="float">
            <text:p>341450</text:p>
          </table:table-cell>
          <table:table-cell office:value-type="float" office:value="197" calcext:value-type="float">
            <text:p>197</text:p>
          </table:table-cell>
          <table:table-cell office:value-type="float" office:value="0.137055837563452" calcext:value-type="float">
            <text:p>0.13706</text:p>
          </table:table-cell>
          <table:table-cell office:value-type="float" office:value="0.964679110283701" calcext:value-type="float">
            <text:p>0.96468</text:p>
          </table:table-cell>
          <table:table-cell office:value-type="float" office:value="0.812182741116751" calcext:value-type="float">
            <text:p>0.81218</text:p>
          </table:table-cell>
          <table:table-cell office:value-type="float" office:value="0.0856773466995338" calcext:value-type="float">
            <text:p>0.08568</text:p>
          </table:table-cell>
          <table:table-cell office:value-type="float" office:value="0.050761421319797" calcext:value-type="float">
            <text:p>0.0507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lanke(1), achtergrond(5), barbarlje(1), aziatisch(11), indo(4), inlander(2), indo-europeaan(33), slaven(1), inheems(10), indische(6), dwerggroei(5), marron(2), stam(2), historisch(13), moslim(11), inlanders(1), zigeunermuziek(1), inheemsche(7), mesties(4), inheemschen(3), jachtwild(1), traditionele(6), moslims(1), gemengd(4), kokkie(2), kaffer(1), bosneger(1), slavenschip(1), afgod(1), lilliputters(1), neger(2), negerslaven(1), inheemse(2), historische(4), indolonten(1), halfbloed(3), negercultuur(1), volbloed(2), muzelman'(1), barbaren(1), knecht(1), exotisch(2), afkomst(2), islamiet(2), handicap(1), aziatische(2), hottentot(1), zwartje(1), afkomstig(1), muzelman(1), inheems'che(1), baboe(1), mulat(1), gay(1), gekleurd(1), eskimoverhalen(1), traditioneel(2), christelijkhistorischen(1), homo(1), marrons(1), mengras(2), indisch(2), indischen(1), wild(1), page(1), boesman(1), berber(1), transport(1), onbeschaafd(1), inuit(1)</text:p>
          </table:table-cell>
          <table:table-cell office:value-type="string" calcext:value-type="string">
            <text:p>('nederlandsch', 52), ('indisch', 54), ('nederland', 65), ('nederlandschen', 5), ('nederlandsche', 6), ('nederlandsch-', 2), ('ned.-', 1), ('nederlands', 14), ('indie', 6), ('nederiandsch', 2), ('xederland', 1), ('-nederland', 1), ('indis', 1), ('nederlandsehe', 1), ('neder', 6), ('landsch', 2), ('derland', 1), ('indio', 1), ('nedei', 1), ('west-indisch', 1), ('nederlan', 1), ('neder-', 1), ('n.-', 1), ('derlandsch', 1), ('oost-indische', 1)</text:p>
          </table:table-cell>
          <table:table-cell office:value-type="string" calcext:value-type="string">
            <text:p>nederlandsch, indisch, nederland, nederlandschen, nederlandsche, nederlandsch-, ned.-, nederlands, indie, nederiandsch, xederland, -nederland, indis, nederlandsehe, neder, landsch, derland, indio, nedei, west-indisch, nederlan, neder-, n.-, derlandsch, oost-indische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1980" calcext:value-type="float">
            <text:p>341980</text:p>
          </table:table-cell>
          <table:table-cell office:value-type="float" office:value="253" calcext:value-type="float">
            <text:p>253</text:p>
          </table:table-cell>
          <table:table-cell office:value-type="float" office:value="0.162055335968379" calcext:value-type="float">
            <text:p>0.16206</text:p>
          </table:table-cell>
          <table:table-cell office:value-type="float" office:value="0.826712144547349" calcext:value-type="float">
            <text:p>0.82671</text:p>
          </table:table-cell>
          <table:table-cell office:value-type="float" office:value="0.806324110671937" calcext:value-type="float">
            <text:p>0.80632</text:p>
          </table:table-cell>
          <table:table-cell office:value-type="float" office:value="0.0892047654480093" calcext:value-type="float">
            <text:p>0.08920</text:p>
          </table:table-cell>
          <table:table-cell office:value-type="float" office:value="0.0316205533596838" calcext:value-type="float">
            <text:p>0.0316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boriginal(1), marron(11), indo-europeaan(20), onbeschaafd(2), medicijnman(3), gemengd(16), historisch(20), koppensneller(3), afgod(3), achtergrond(13), dwerggroei(5), etniciteit(1), inheems(13), indische(3), kokkie(3), pygmee(3), senaatsbediende(1), traditionele(9), wetshistorische(1), berber(3), inheemschen(2), christelijkhistorisch'(1), indostijl(1), negerslaven(2), baboe(4), inboorlingen(1), inboorling(1), moor(1), blank(2), aziatisch(6), eskimo's(2), koelie(2), kaffer(1), slavenschip(2), jakarta(1), moslimsohe(1), lilliputters(1), indisch(1), islamiet(1), primitief(2), page(2), afkomst(2), ras(2), demooraten(1), mesties(3), indiaan(1), historischen(1), inuit(3), negers(1), lesbisch(1), inlander(1), lesbische(1), gekleurd(2), mulat(2), tovenaar(1), moslim(2), eskimobediende(1), neger(1), boesman(3), mengras(3), dwerg(2), hottentot(3), handicap(1), exotisch(1), historische(3), westers(2), zwartje(5), aziatische(2), inheemsche(1), misvormden(1), zigeunermuziek(2), stamgenoot(1), halfbloed(1), inheemse(1), afkomstig(1), hottentotten(1), westerse(1), muzelman(1), bediende(2), muzelmannen(1), koelies(1), volbloed(2), exotische(2), moslims(2), barbarlje(1), negercultuur(1), christelijkhistorischen(1), knecht(1), slaaf(1), inlandsche(1), indo(1), traditioneel(1), mongool(1), birma(1)</text:p>
          </table:table-cell>
          <table:table-cell office:value-type="string" calcext:value-type="string">
            <text:p>('heer', 200), ('ds.', 15), ('koetsveld', 1), ('sikkel', 1), ('lier', 2), ('evangelist', 1), ('abbing', 1), ('bedanken', 4), ('trigt', 1), ('gerhard', 1), ('polak', 2), ('popta', 1), ('snoep', 1), ('alberda', 1), ('intrede', 3), ('hepkema', 1), ('reiding', 1), ('liëren', 3), ('bronsveld', 1), ('wisse', 2), ('telder', 1), ('kromsigt', 1), ('ankersmit', 1), ('herst', 1), ('schoch', 1), ('zinderen', 1), ('alons', 1), ('vac', 1), ('gildemeester', 2), ('lingbeek', 1), ('voorst', 3), ('meyjes', 1), ('lieer', 1), ('schook', 1), ('lede', 1), ('melle', 1), ('scriba', 1), ('westerman', 1), ('imans', 1), ('ds-', 1), ('bulten', 1)</text:p>
          </table:table-cell>
          <table:table-cell office:value-type="string" calcext:value-type="string">
            <text:p>heer, ds., koetsveld, sikkel, lier, evangelist, abbing, bedanken, trigt, gerhard, polak, popta, snoep, alberda, intrede, hepkema, reiding, liëren, bronsveld, wisse, telder, kromsigt, ankersmit, herst, schoch, zinderen, alons, vac, gildemeester, lingbeek, voorst, meyjes, lieer, schook, lede, melle, scriba, westerman, imans, ds-, bulten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42011" calcext:value-type="float">
            <text:p>34201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00</text:p>
          </table:table-cell>
          <table:table-cell office:value-type="float" office:value="0.919169528568371" calcext:value-type="float">
            <text:p>0.91917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98339804628167" calcext:value-type="float">
            <text:p>0.0983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aukasisch(1), inheemse(1), inlander(1), gemengd(5), achtergrond(6), exotisch(1), indo-europeaan(4), indiaan(1), vermoord(1), grootste(1), onbeschaafd(1), historischen(1), wild(1), koelies(1), aziatisch(2), volbloed(1), mengras(3), traditionele(1), historisch(6), inuit(1), stam(1), inheems(4), bediende(1), moslim(2), zigeuner(1), knecht(1), traditioneel(1), primitief(1), page(2), zimbabwecultuur(1), aziatische(2), barbaren(1), mongoolse(1), neger(1), negerin(1), jakarta(1), zwartje(1), moor(1)</text:p>
          </table:table-cell>
          <table:table-cell office:value-type="string" calcext:value-type="string">
            <text:p>('winkel', 11), ('drukkerij', 2), ('plein', 7), ('kaasmakerij', 1), ('stoomtram', 1), ('abri', 1), ('kuiperij', 1), ('werkplaats', 3), ('fabriek', 10), ('staatsspoorwegen', 2), ('spoor-', 1), ('spoorwegen', 1), ('telefoon', 2), ('banketbakkerij', 1), ('warenhuis', 1), ('klinker', 1), ('pakhuis', 1), ('molen-', 1), ('abattoir', 1), ('afrit', 1), ('gasfabriek', 2), ('politiebureau', 1), ('kleermakerij', 1), ('h.t.m', 1), ('kalfjeslaan', 1), ('domaniaal', 1), ('kapperszaak', 1), ('magazijn', 1), ('zadelmakerij', 1), ('smederij', 1), ('garage', 1), ('schoolbehoeften', 1), ('metselwerk', 2), ('brouwerij', 1), ('spoorweg-maatschappij', 1)</text:p>
          </table:table-cell>
          <table:table-cell office:value-type="string" calcext:value-type="string">
            <text:p>winkel, drukkerij, plein, kaasmakerij, stoomtram, abri, kuiperij, werkplaats, fabriek, staatsspoorwegen, spoor-, spoorwegen, telefoon, banketbakkerij, warenhuis, klinker, pakhuis, molen-, abattoir, afrit, gasfabriek, politiebureau, kleermakerij, h.t.m, kalfjeslaan, domaniaal, kapperszaak, magazijn, zadelmakerij, smederij, garage, schoolbehoeften, metselwerk, brouwerij, spoorweg-maatschappij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41918" calcext:value-type="float">
            <text:p>341918</text:p>
          </table:table-cell>
          <table:table-cell office:value-type="float" office:value="151" calcext:value-type="float">
            <text:p>151</text:p>
          </table:table-cell>
          <table:table-cell office:value-type="float" office:value="0.158940397350993" calcext:value-type="float">
            <text:p>0.15894</text:p>
          </table:table-cell>
          <table:table-cell office:value-type="float" office:value="0.806371986540072" calcext:value-type="float">
            <text:p>0.80637</text:p>
          </table:table-cell>
          <table:table-cell office:value-type="float" office:value="0.814569536423841" calcext:value-type="float">
            <text:p>0.81457</text:p>
          </table:table-cell>
          <table:table-cell office:value-type="float" office:value="0.107025597524567" calcext:value-type="float">
            <text:p>0.10703</text:p>
          </table:table-cell>
          <table:table-cell office:value-type="float" office:value="0.0264900662251656" calcext:value-type="float">
            <text:p>0.0264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kaukasisch(3), barbarlje(1), gemengd(9), negerslaven(2), inheems(7), roots(2), historisch(17), indische(3), slaven(2), pygmee(1), achtergrond(7), moslims(3), dwerg(4), baboe(4), halfbloedjes(1), mesties(3), homogeen(1), handicap(1), wilden(1), afgod(2), aboriginal(2), kaffer(2), inboorling(1), traditionele(8), moslim(2), queer(2), gay(1), marron(6), rassen(1), historischen(1), historischcn(1), demooraten(1), volbloed(3), indo(2), inuit(2), koelie(1), gekleurd(1), tovenaar(1), knecht(4), mengras(1), page(3), halfbloed(2), moor(1), inheemsch(1), aziatische(2), praehistorische(1), aziatisch(3), afkomstig(1), indo-europeaan(4), westerse(1), ras(1), berber(1), traditioneelen(1), koppensneller(1), wereldmoord(1), mulat(1), ontdekken(1), inheemseen(1), primitief(1), muzelman(1), metis(1), inlandsche(1), indischen(1), mongool(1), dienstknecht(1)</text:p>
          </table:table-cell>
          <table:table-cell office:value-type="string" calcext:value-type="string">
            <text:p>('kamerlid', 4), ('lib', 2), ('harte', 2), ('diepenhorst', 1), ('heeren', 31), ('soc.-dem', 2), ('hoer', 7), ('baron', 12), ('ossendorp', 1), ('joekes', 1), ('lohman', 1), ('blomjous', 1), ('kanton', 3), ('heor', 2), ('repliek', 2), ('beer', 7), ('s.d.', 4), ('loeff', 1), ('vas', 6), ('asch', 4), ('eland', 1), ('aftr', 1), ('keuchenius', 2), ('miranda', 1), ('chr.-', 2), ('p.g.', 1), ('idenburg', 2), ('mendels', 1), ('kupers', 1), ('troelstra', 3), ('kol', 4), ('thomson', 1), ('bink', 1), ('mackay', 1), ('zijp', 1), ('verdediger', 2), ('nolens', 1), ('helsding', 1), ('thorbecke', 2), ('bolland', 2), ('fabius', 1), ('prinsterer', 1), ('putte', 1), ('dedem', 1), ('anti-rev', 1), ('wijnkoop', 1), ('v.-d.', 1), ('ram', 3), ('lely', 2), ('zwaag', 1), ('heemskerk', 1), ('gekoz', 1), ('goeman', 1), ('schaper', 1), ('borgesius', 1), ('ondergeteekenen', 1), ('kuyper', 2), ('rutger', 1), ('teenstra', 1), ('domela', 1), ('rooseboom', 1), ('kielstra', 1), ('drucker', 1), ('geertsema', 1), ('geer', 1), ('steenberghe', 1), ('jitta', 1), ('snoeck', 1), ('henkemans', 1), ('seis', 1), ('feber', 2), ('kink', 1), ('tydeman', 1), ('s.-d', 1), ('knyper', 1), ('unie-lib', 1), ('cort', 1), ('starkenborgh', 1), ('hecren', 1), ('a.-r.', 1), ('oud-gouverneur', 1), ('hetr', 1), ('u.-l', 1), ('biesen', 1), ('mees', 1), ('marchant', 1), ('heeien', 1)</text:p>
          </table:table-cell>
          <table:table-cell office:value-type="string" calcext:value-type="string">
            <text:p>kamerlid, lib, harte, diepenhorst, heeren, soc.-dem, hoer, baron, ossendorp, joekes, lohman, blomjous, kanton, heor, repliek, beer, s.d., loeff, vas, asch, eland, aftr, keuchenius, miranda, chr.-, p.g., idenburg, mendels, kupers, troelstra, kol, thomson, bink, mackay, zijp, verdediger, nolens, helsding, thorbecke, bolland, fabius, prinsterer, putte, dedem, anti-rev, wijnkoop, v.-d., ram, lely, zwaag, heemskerk, gekoz, goeman, schaper, borgesius, ondergeteekenen, kuyper, rutger, teenstra, domela, rooseboom, kielstra, drucker, geertsema, geer, steenberghe, jitta, snoeck, henkemans, seis, feber, kink, tydeman, s.-d, knyper, unie-lib, cort, starkenborgh, hecren, a.-r., oud-gouverneur, hetr, u.-l, biesen, mees, marchant, heeien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38114" calcext:value-type="float">
            <text:p>338114</text:p>
          </table:table-cell>
          <table:table-cell office:value-type="float" office:value="145" calcext:value-type="float">
            <text:p>145</text:p>
          </table:table-cell>
          <table:table-cell office:value-type="float" office:value="0.151724137931034" calcext:value-type="float">
            <text:p>0.15172</text:p>
          </table:table-cell>
          <table:table-cell office:value-type="float" office:value="0.861354106504848" calcext:value-type="float">
            <text:p>0.86135</text:p>
          </table:table-cell>
          <table:table-cell office:value-type="float" office:value="0.813793103448276" calcext:value-type="float">
            <text:p>0.81379</text:p>
          </table:table-cell>
          <table:table-cell office:value-type="float" office:value="0.117128267612298" calcext:value-type="float">
            <text:p>0.11713</text:p>
          </table:table-cell>
          <table:table-cell office:value-type="float" office:value="0.0344827586206897" calcext:value-type="float">
            <text:p>0.0344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chtergrond(11), barbaren(1), inheems(6), indo-europeaan(7), etniciteit(1), indische(1), marron(7), moord(1), aziatisch(14), misvormden(2), wilde(1), moslimsche(1), negerslaven(2), onbeschaafd(1), mesties(4), historisch(5), schildersknecht(1), gemengd(4), inheemsche(3), aziatische(2), traditionele(4), groothistorische(1), berber(2), medicijnman(1), mongool(3), dwerg(1), slavenschip(1), koelies(1), mengras(1), indo(2), afgod(1), moslim(7), barbaar(2), eskimo(1), neger(3), negerrijk(1), mulat(1), kokkie(2), halfbloed(1), inheemschen(1), traditioneel(1), inheems'(1), indiaan(2), slaaf(1), eskimo's(1), indonesi(1), gekleurd(3), inheems'che(1), hottentot(2), knecht(2), kaukasisch(1), en'marron(1), inuit(2), jakarta(1), historischen(1), roots(1), metis'nachts(1), barbaarsche(1), inlandsche(1), moslims(1), historische(2), inheemse(1), koppensneller(1), zimbabwecultuur(1), wild(1), inlander(1)</text:p>
          </table:table-cell>
          <table:table-cell office:value-type="string" calcext:value-type="string">
            <text:p>('tussch', 104), ('tusschen', 12), ('ch', 10), ('tussehen', 8), ('tosschen', 2), ('tussohen', 3), ('sohen', 1), ('chen', 1), ('schen', 2), ('bchen', 1), ('tuischen', 1), ('lusschen', 1), ('tusschcn', 1), ('tuschen', 1), ('tusscnen', 1), ('tus-', 1)</text:p>
          </table:table-cell>
          <table:table-cell office:value-type="string" calcext:value-type="string">
            <text:p>tussch, tusschen, ch, tussehen, tosschen, tussohen, sohen, chen, schen, bchen, tuischen, lusschen, tusschcn, tuschen, tusscnen, tus-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41729" calcext:value-type="float">
            <text:p>341729</text:p>
          </table:table-cell>
          <table:table-cell office:value-type="float" office:value="210" calcext:value-type="float">
            <text:p>210</text:p>
          </table:table-cell>
          <table:table-cell office:value-type="float" office:value="0.161904761904762" calcext:value-type="float">
            <text:p>0.16190</text:p>
          </table:table-cell>
          <table:table-cell office:value-type="float" office:value="0.809413258499547" calcext:value-type="float">
            <text:p>0.80941</text:p>
          </table:table-cell>
          <table:table-cell office:value-type="float" office:value="0.804761904761905" calcext:value-type="float">
            <text:p>0.80476</text:p>
          </table:table-cell>
          <table:table-cell office:value-type="float" office:value="0.124430133616924" calcext:value-type="float">
            <text:p>0.12443</text:p>
          </table:table-cell>
          <table:table-cell office:value-type="float" office:value="0.0333333333333333" calcext:value-type="float">
            <text:p>0.0333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slims(2), hottentot(2), aboriginal(2), gemengd(12), onbeschaafd(3), medicijnman(2), eskimo(1), moslim(10), primitief(2), inheems(7), historisch(6), traditioneel(6), islamiet(1), mulat(2), berber(3), achtergrond(9), indo-europeaan(13), eenhistorisch(1), senaatsbediende(1), kaffer(2), muzelman(1), inheemschen(2), indische(2), koelies(1), marron(6), indiaan(3), bediendepmijnneer(1), mesties(1), homogeen(1), wilden(1), inlandsche(2), zigeuner(1), inheemsche(1), groothistorische(1), indisch(2), indo(4), queer(1), blank(2), barbaar(3), afgod(3), knecht(2), traditionele(3), neger(3), grootste(1), slaven(2), aziatisch(13), ras(1), historischcn(1), historische(2), koelie(1), moslimsche(1), koppensneller(1), gekleurd(2), aziatische(4), volbloed(2), inheemsebe(1), zwartje(1), gekleurde(1), indiaansch(1), k'mesties(2), dwerg(1), lilliputter(1), roots(2), afkomst(2), negerrijk(1), misvormden(2), afkomstig(1), bediende(4), westers(1), inuit(1), jakarta(2), berberoorlog(1), metis(1), kafferhoofdman(1), homo(1), baboe(2), marron'(1), koelied(1), slaaf(1), inheemse(1), negers(1), lesbisch(1), winkelknechten(1), lesbische(1), ontdekken(1), gemengd'contract(1), inlander(2), page(1), kaukasisch(1), stam(1)</text:p>
          </table:table-cell>
          <table:table-cell office:value-type="string" calcext:value-type="string">
            <text:p>('minister', 62), ('zaak', 101), ('officieel', 29), ('nwsbl', 2), ('mini', 1), ('ministervan', 1), ('departement', 12), ('vad', 2), ('gedeputeerde', 1), ('ministerie', 12), ('bode', 6), ('mi-', 1), ('zaken', 2), ('niet-officieel', 1), ('mailblad', 1), ('javabode', 1), ('wad', 2), ('dep', 1), ('bla', 1), ('soer', 3), ('diad', 1), ('deppen', 1), ('ministor', 1), ('blal', 1), ('miniater', 1), ('dept', 1), ("vo'gen", 1), ('nbl', 1)</text:p>
          </table:table-cell>
          <table:table-cell office:value-type="string" calcext:value-type="string">
            <text:p>minister, zaak, officieel, nwsbl, mini, ministervan, departement, vad, gedeputeerde, ministerie, bode, mi-, zaken, niet-officieel, mailblad, javabode, wad, dep, bla, soer, diad, deppen, ministor, blal, miniater, dept, vo'gen, nbl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1438" calcext:value-type="float">
            <text:p>341438</text:p>
          </table:table-cell>
          <table:table-cell office:value-type="float" office:value="70" calcext:value-type="float">
            <text:p>70</text:p>
          </table:table-cell>
          <table:table-cell office:value-type="float" office:value="0.171428571428571" calcext:value-type="float">
            <text:p>0.17143</text:p>
          </table:table-cell>
          <table:table-cell office:value-type="float" office:value="0.646740806268298" calcext:value-type="float">
            <text:p>0.64674</text:p>
          </table:table-cell>
          <table:table-cell office:value-type="float" office:value="0.828571428571429" calcext:value-type="float">
            <text:p>0.82857</text:p>
          </table:table-cell>
          <table:table-cell office:value-type="float" office:value="0.148230563970802" calcext:value-type="float">
            <text:p>0.14823</text:p>
          </table:table-cell>
          <table:table-cell office:value-type="float" office:value="0" calcext:value-type="float">
            <text:p>0.000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emengd(2), volbloed(5), inheemsen(2), baboe(1), negerslaven(1), roots(3), homo(5), k'mesties(2), inheemsche(1), aziatisch(1), eskimo(1), barbaar(1), wild(1), onbeschaafd(1), marron(11), verrast(1), misvormden(1), bediende(1), inheems(1), inboorling(1), kaffer(1), halfbloed(1), boesman(1), blank(1), stam(1), moor(2), berber(1), barbaren(1), knecht(1), tovenaar(1), zwartje(1), ontdekken(3), afkomst(2), page(2), kokkie(1), verraste(1), zigeuners(2), achtergrond(1), dwerg(1), indiaan(1), moslim(1)</text:p>
          </table:table-cell>
          <table:table-cell office:value-type="string" calcext:value-type="string">
            <text:p>('corn', 3), ('grove', 1), ('mrs', 21), ('orange', 4), ('roseland', 3), ('sioux', 10), ('minn', 4), ('tietema', 1), ('hawarden', 1), ('ave', 4), ('rev.', 4), ('center', 4), ('lemars', 1), ('grand', 6), ('rapids', 3), ('farm', 2), ('muskegon', 1), ('bellflower', 1), ('falls', 4), ('kots', 1), ('jake', 1), ('valley', 1), ('waupun', 1), ('jamestown', 1), ('quaker', 1), ('hosper', 3), ('hospers', 1), ('mich', 3), ('mr', 2), ('carload', 2), ('alto', 1), ('jobn', 1), ('dykstra', 1), ('mcdonald', 1), ('chandler', 1), ('overisel', 1), ('jennie', 1), ('bolks', 1)</text:p>
          </table:table-cell>
          <table:table-cell office:value-type="string" calcext:value-type="string">
            <text:p>corn, grove, mrs, orange, roseland, sioux, minn, tietema, hawarden, ave, rev., center, lemars, grand, rapids, farm, muskegon, bellflower, falls, kots, jake, valley, waupun, jamestown, quaker, hosper, hospers, mich, mr, carload, alto, jobn, dykstra, mcdonald, chandler, overisel, jennie, bolks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1856" calcext:value-type="float">
            <text:p>341856</text:p>
          </table:table-cell>
          <table:table-cell office:value-type="float" office:value="275" calcext:value-type="float">
            <text:p>275</text:p>
          </table:table-cell>
          <table:table-cell office:value-type="float" office:value="0.170909090909091" calcext:value-type="float">
            <text:p>0.17091</text:p>
          </table:table-cell>
          <table:table-cell office:value-type="float" office:value="0.720969037703082" calcext:value-type="float">
            <text:p>0.72097</text:p>
          </table:table-cell>
          <table:table-cell office:value-type="float" office:value="0.796363636363636" calcext:value-type="float">
            <text:p>0.79636</text:p>
          </table:table-cell>
          <table:table-cell office:value-type="float" office:value="0.157332689262044" calcext:value-type="float">
            <text:p>0.15733</text:p>
          </table:table-cell>
          <table:table-cell office:value-type="float" office:value="0.0327272727272727" calcext:value-type="float">
            <text:p>0.0327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ndische(2), koelie(3), inheems(8), aboriginal(1), baboe(5), slavenschip(2), koppensnellers(3), kokkie(5), ontdekken(2), ras(1), indo-europeaan(8), etniciteit(3), slaven(2), achtergrond(23), roots(4), historisch(9), traditionele(10), knecht(2), pygmee(2), onbeschaafdheid(1), indo(1), marron(17), senaatsbediende(1), bediende(4), moslim(7), queer(1), mongool(5), gekleurd(4), aziatisch(4), negercultuur(3), mengras(3), indiaan(1), koppensneller(4), volkstammen(1), gemengd(8), afgod(1), marrons(1), neger(6), kaffer(4), barbaren(1), blank(3), mesties(3), traditioneel(1), negerjongen(1), groothistorische(1), dwerg(4), meesterknecht(1), zwartje(4), moslimsohe(1), lilliputters(2), eskimo's(3), traditioneelen(1), inlander(2), halfbloed(2), inheemse(1), afkomst(2), koelies(1), volbloed(2), misvormden(3), wild(1), exotisch(3), zigeuner(1), metis(1), afgodsbeeldje(1), eskimo(2), boesman(2), primitief(4), aziatische(2), hottentot(1), muzelman(2), kaukasisch(3), dwerggroei(9), handicapper(1), bosneger(1), wereldhistorische(1), historischen(1), medicijnman(1), kwinti(1), en'marron(1), negerslaven(3), berber(2), stam(1), wilde(1), inboorling(1), metis'nachts(1), marron'(1), indisch(1), inlandsche(1), mulat(1), medicijnmannen(1), batavia(1), indischen(1), page(3), onbeschaafd(1), islamieten(1), afgodendienst(1), moor(2), barbaar(1)</text:p>
          </table:table-cell>
          <table:table-cell office:value-type="string" calcext:value-type="string">
            <text:p>('briljant', 1), ('jas', 10), ('matras', 1), ('hout', 11), ('zagen', 2), ('schrijftafel', 1), ('stofzuiger', 1), ('kleer', 5), ('laken', 2), ('touwwerk', 1), ('antiek', 3), ('hoed', 18), ('zilveren', 7), ('boekenkast', 2), ('zool', 2), ('edelsteen', 1), ('juweel', 4), ('kleeding', 8), ('gas', 7), ('gips', 1), ('katoenen', 1), ('bril', 2), ('knip', 2), ('lederen', 3), ('potlood', 2), ('sarong', 4), ('voile', 1), ('mahoniehout', 3), ('sandaal', 6), ('voorwerp', 14), ('aardewerk', 3), ('sporthemd', 1), ('meubelstuk', 2), ('meubel', 3), ('schoen', 15), ('bottine', 1), ('stel', 4), ('emmer', 3), ('linnen', 2), ('parel', 4), ('veter', 1), ('vernissen', 1), ('aanrecht', 1), ('oorring', 1), ('wollen', 2), ('kleedingstuk', 6), ('ontrollen', 2), ('haak', 5), ('veeren', 2), ('sok', 2), ('ivoor', 2), ('verven', 7), ('koperen', 5), ('karpet', 1), ('tafelkleed', 1), ('porselein', 1), ('liniaal', 1), ('lap', 2), ('jak', 1), ('geldzak', 1), ('kast', 7), ('kapstok', 2), ('gebruiksvoorwerp', 1), ('pof', 2), ('theeblad', 1), ('erfstuk', 1), ('sieraad', 4), ('toebehoor', 1), ('geldstuk', 1), ('diamant', 6), ('jumper', 3), ('wintermantel', 1), ('weefsel', 2), ('kleer-', 1), ('pijp', 3), ('tapijt', 6), ('lade', 2), ('trommel', 1), ('brander', 1), ('spiegel', 4), ('klomp', 5), ('turkoois', 1), ('diadeem', 1), ('collier', 1), ('eikenhout', 4), ('koffer', 3), ('losloopen', 1), ('blouse', 3), ('riem', 1), ('graveeren', 1), ('terrarium', 1), ('hemd', 2), ('zakdoek', 3), ('schort', 2), ('portemonnai', 1), ('portemonnaie', 1), ('leg-', 1), ('munten', 2), ('edelgesteente', 1), ('kleederen', 2), ('vest', 2), ('penhouder', 1), ('kleeren', 1), ('gereedschap', 2), ('handschoen', 4), ('dameshoed', 2), ('kous', 2), ('taschje', 2), ('parasol', 2), ('waschtafel', 1), ('ijzerhout', 1), ('bordpapier', 1), ('zilverwerk', 1), ('metalen', 3), ('bagag', 1), ('bagage', 1), ('handwerkje', 1), ('colbertjas', 1), ('vesten', 1), ('pantalon', 1), ('luchtband', 1), ('portefeuille', 1), ('overgordijn', 1), ('watergas', 1), ('lichtgas', 1), ('sprei', 1), ('overhemd', 1), ('carton', 1), ('dril', 2), ('gordijnstof', 1), ('breien', 2), ('kleeder', 1), ('schoeisel', 1), ('laars', 2), ('bamboe', 1), ('notenhout', 1), ('pantoffel', 1), ('zolen', 1), ('lakken', 1), ('ledikant', 1), ('gieter', 1), ('badkuip', 1), ('vuurplaat', 1), ('sleu', 1), ('ijskast', 1), ('broekzak', 1), ('drink-', 1), ('kostbaarheden', 1), ('trouwring', 1), ('zeewater', 1), ('coupe', 1)</text:p>
          </table:table-cell>
          <table:table-cell office:value-type="string" calcext:value-type="string">
            <text:p>briljant, jas, matras, hout, zagen, schrijftafel, stofzuiger, kleer, laken, touwwerk, antiek, hoed, zilveren, boekenkast, zool, edelsteen, juweel, kleeding, gas, gips, katoenen, bril, knip, lederen, potlood, sarong, voile, mahoniehout, sandaal, voorwerp, aardewerk, sporthemd, meubelstuk, meubel, schoen, bottine, stel, emmer, linnen, parel, veter, vernissen, aanrecht, oorring, wollen, kleedingstuk, ontrollen, haak, veeren, sok, ivoor, verven, koperen, karpet, tafelkleed, porselein, liniaal, lap, jak, geldzak, kast, kapstok, gebruiksvoorwerp, pof, theeblad, erfstuk, sieraad, toebehoor, geldstuk, diamant, jumper, wintermantel, weefsel, kleer-, pijp, tapijt, lade, trommel, brander, spiegel, klomp, turkoois, diadeem, collier, eikenhout, koffer, losloopen, blouse, riem, graveeren, terrarium, hemd, zakdoek, schort, portemonnai, portemonnaie, leg-, munten, edelgesteente, kleederen, vest, penhouder, kleeren, gereedschap, handschoen, dameshoed, kous, taschje, parasol, waschtafel, ijzerhout, bordpapier, zilverwerk, metalen, bagag, bagage, handwerkje, colbertjas, vesten, pantalon, luchtband, portefeuille, overgordijn, watergas, lichtgas, sprei, overhemd, carton, dril, gordijnstof, breien, kleeder, schoeisel, laars, bamboe, notenhout, pantoffel, zolen, lakken, ledikant, gieter, badkuip, vuurplaat, sleu, ijskast, broekzak, drink-, kostbaarheden, trouwring, zeewater, coupe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41719" calcext:value-type="float">
            <text:p>341719</text:p>
          </table:table-cell>
          <table:table-cell office:value-type="float" office:value="131" calcext:value-type="float">
            <text:p>131</text:p>
          </table:table-cell>
          <table:table-cell office:value-type="float" office:value="0.152671755725191" calcext:value-type="float">
            <text:p>0.15267</text:p>
          </table:table-cell>
          <table:table-cell office:value-type="float" office:value="0.84425405930552" calcext:value-type="float">
            <text:p>0.84425</text:p>
          </table:table-cell>
          <table:table-cell office:value-type="float" office:value="0.809160305343511" calcext:value-type="float">
            <text:p>0.80916</text:p>
          </table:table-cell>
          <table:table-cell office:value-type="float" office:value="0.161847242445405" calcext:value-type="float">
            <text:p>0.16185</text:p>
          </table:table-cell>
          <table:table-cell office:value-type="float" office:value="0.0381679389312977" calcext:value-type="float">
            <text:p>0.038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laaf(1), negers(1), aziatische(3), indo-europeaan(12), dwerggroei(11), inheemsen(1), barbaren(2), aziatisch(3), indo(2), achtergrond(6), lesbische(2), inheems(4), historisch(12), marron(3), moslims(1), bediendepmijnneer(1), knecht(2), medicijnman(4), inheemse(1), afgod(1), roots'(1), traditioneel(1), bosneger(1), slavenschip(1), indisch(2), dwerg(1), koppensneller(1), inlander(1), inlandsche(3), inheemsche(2), ontdekken(2), indo-europeaans(1), onbeschaafd(1), berber(1), neger(2), baboe(1), indiaan(1), metis(1), misvormden(2), traditionele(7), k'mesties(2), gemengd(3), hottentot(2), ras(1), bediende(1), boesman(2), kwinti(1), zigeuner(1), tovenaar(2), moslim(1), afkomst(1), gekleurd(1), negerslaven(2), pygmee(1), indischen(1), koelie(1), wild(1), inboorling(1)</text:p>
          </table:table-cell>
          <table:table-cell office:value-type="string" calcext:value-type="string">
            <text:p>('dokter', 16), ('vak', 9), ('leervak', 2), ('pathologisch', 6), ('nuttig', 8), ('voertaal', 1), ('docter', 1), ('beeldhouwer', 2), ('geneesheer', 7), ('zetter', 3), ('opleiding', 15), ('heelmeester', 1), ('specialist', 4), ('schooltuin', 1), ('weeshuis', 2), ('leest', 2), ('schoeien', 2), ('ontleedkund', 2), ('handenarbeid', 6), ('vakonderwijs', 1), ('medisch', 3), ('secretariaat', 1), ('ambacht', 7), ('ambachts', 1), ('zwakzinnige', 1), ('handelsonderwijs', 2), ('arts', 5), ('kliniek', 1), ('medicus', 5), ('genees-', 1), ('academisch', 2), ('controleerend', 1), ('staatsinrichting', 1), ('vrouwenhuis', 1), ('armbestuur', 1), ('geneeskundig', 3), ('onderricht', 2), ('physisch', 1), ('analytisch', 1), ('onderrichten', 2), ('bethesda', 1), ('inlichtingenbureau', 2), ('huishoudschool', 1), ('scholen', 2), ('oogarts', 1), ('consult', 1), ('doofstomme', 1), ('therapie', 1), ('gemeente-instelling', 1)</text:p>
          </table:table-cell>
          <table:table-cell office:value-type="string" calcext:value-type="string">
            <text:p>dokter, vak, leervak, pathologisch, nuttig, voertaal, docter, beeldhouwer, geneesheer, zetter, opleiding, heelmeester, specialist, schooltuin, weeshuis, leest, schoeien, ontleedkund, handenarbeid, vakonderwijs, medisch, secretariaat, ambacht, ambachts, zwakzinnige, handelsonderwijs, arts, kliniek, medicus, genees-, academisch, controleerend, staatsinrichting, vrouwenhuis, armbestuur, geneeskundig, onderricht, physisch, analytisch, onderrichten, bethesda, inlichtingenbureau, huishoudschool, scholen, oogarts, consult, doofstomme, therapie, gemeente-instelling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41612" calcext:value-type="float">
            <text:p>341612</text:p>
          </table:table-cell>
          <table:table-cell office:value-type="float" office:value="69" calcext:value-type="float">
            <text:p>69</text:p>
          </table:table-cell>
          <table:table-cell office:value-type="float" office:value="0.130434782608696" calcext:value-type="float">
            <text:p>0.13043</text:p>
          </table:table-cell>
          <table:table-cell office:value-type="float" office:value="0.905323107534599" calcext:value-type="float">
            <text:p>0.90532</text:p>
          </table:table-cell>
          <table:table-cell office:value-type="float" office:value="0.826086956521739" calcext:value-type="float">
            <text:p>0.82609</text:p>
          </table:table-cell>
          <table:table-cell office:value-type="float" office:value="0.163021087445246" calcext:value-type="float">
            <text:p>0.16302</text:p>
          </table:table-cell>
          <table:table-cell office:value-type="float" office:value="0.0434782608695652" calcext:value-type="float">
            <text:p>0.043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emengd(3), indo-europeaan(4), inheems(5), marron(4), traditionele(4), zigeuner(1), moor(2), achtergrond(8), tovenaar(2), koelies(1), knecht(2), slaven(1), historisch(6), bataviasche(1), traditioneel(1), ontdekken(1), bediende(1), indisch(1), mulat(2), lilliputter(1), zwartje(1), boesman(1), galeislaven(1), moslim(1), traditioneelen(1), inlandsche(1), inuit(1), westers(1), barbaren(2), aziatisch(1), gay(1), slaaf(1), slavenschip(1), bosneger(1), afgod(1), exotisch(1), inlander(1)</text:p>
          </table:table-cell>
          <table:table-cell office:value-type="string" calcext:value-type="string">
            <text:p>('gisteravond', 19), ('eergisterenmiddag', 1), ('zaterdagmiddag', 3), ('dinsdagochtend', 1), ('vrijdagmorgen', 1), ('zaterdagnamiddag', 2), ('vanmorgen', 2), ('bad', 9), ('hedenmorg', 2), ('woensdagavond', 1), ('vanmiddag', 1), ('maandagavond', 3), ('donderdagavond', 1), ('zondagavond', 3), ('vrijdagochtend', 1), ('oudejaarsdag', 1), ('halfnegen', 1), ('hedenochtend', 3), ('zondagmiddag', 2), ('gisternamiddag', 1), ('dinsdagavond', 3), ('vanochtend', 1), ('dinsdagmorgen', 1), ('donderdagochtend', 1), ('zondagmorgen', 1), ('vrijdagavond', 4), ('zondag-avond', 1), ('gistermiddag', 1), ('vanavond', 2), ('hedenavond', 1), ('zondag-middag', 1), ('hedenmorgen', 1), ('heden-ochtend', 1)</text:p>
          </table:table-cell>
          <table:table-cell office:value-type="string" calcext:value-type="string">
            <text:p>gisteravond, eergisterenmiddag, zaterdagmiddag, dinsdagochtend, vrijdagmorgen, zaterdagnamiddag, vanmorgen, bad, hedenmorg, woensdagavond, vanmiddag, maandagavond, donderdagavond, zondagavond, vrijdagochtend, oudejaarsdag, halfnegen, hedenochtend, zondagmiddag, gisternamiddag, dinsdagavond, vanochtend, dinsdagmorgen, donderdagochtend, zondagmorgen, vrijdagavond, zondag-avond, gistermiddag, vanavond, hedenavond, zondag-middag, hedenmorgen, heden-ochtend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1383" calcext:value-type="float">
            <text:p>341383</text:p>
          </table:table-cell>
          <table:table-cell office:value-type="float" office:value="121" calcext:value-type="float">
            <text:p>121</text:p>
          </table:table-cell>
          <table:table-cell office:value-type="float" office:value="0.132231404958678" calcext:value-type="float">
            <text:p>0.13223</text:p>
          </table:table-cell>
          <table:table-cell office:value-type="float" office:value="0.945779885825685" calcext:value-type="float">
            <text:p>0.94578</text:p>
          </table:table-cell>
          <table:table-cell office:value-type="float" office:value="0.809917355371901" calcext:value-type="float">
            <text:p>0.80992</text:p>
          </table:table-cell>
          <table:table-cell office:value-type="float" office:value="0.16880557844744" calcext:value-type="float">
            <text:p>0.16881</text:p>
          </table:table-cell>
          <table:table-cell office:value-type="float" office:value="0.0578512396694215" calcext:value-type="float">
            <text:p>0.0578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boriginal(11), queer(9), page(7), eskimo(1), blanka(1), primitief(1), handicap(5), traditionele(4), aziatisch(5), traditioneel(1), marron(11), inboorling(1), roots(8), moslim(3), blank(1), negercultuur(1), negerslaven(5), indo-europeaan(3), rassenhaat(1), barbaren(1), gay(2), rassen(1), halfbloed(1), homo(3), indiaan(2), volbloed(2), mengras(1), metis'(1), mongoolsohc(1), zigeunermuziek(1), inboorlingen(1), moor(2), mongool(1), bediende(1), misvormden(1), zigeunerbende(1), grootsch(1), gekleurd(1), moslims(2), queertitle(1), zigeuners(1), gemengd(2), kaffers(1), trans(1), mulat(1), boesman(1), indo(1), knecht(1), neger(1), barbarlje(1), tovenaar(1), slavenschip(1), pygmee(1)</text:p>
          </table:table-cell>
          <table:table-cell office:value-type="string" calcext:value-type="string">
            <text:p>('ground', 2), ('societie', 2), ('row', 1), ('mecca', 5), ('cathedral', 1), ('remark', 1), ('council', 2), ('return', 1), ('colony', 1), ('permit', 1), ('state', 5), ('says', 1), ('destroyed', 1), ('eight', 2), ('committee', 2), ('committe', 2), ('treasurer', 2), ('entered', 1), ('scotch', 1), ('jewish', 2), ('worth', 1), ('thought', 1), ('foundation', 1), ('body', 1), ('began', 4), ('girl', 3), ('carry', 2), ('watch', 2), ('reduced', 1), ('clean', 1), ('beautiful', 1), ('garrison', 1), ('privy', 1), ('empire', 1), ('region', 1), ('real', 4), ('virgin', 1), ('settlement', 2), ('canoe', 1), ('became', 2), ('business', 1), ('trade', 2), ('growing', 1), ('national', 2), ('appeal', 1), ('circle', 2), ('pretty', 1), ('explained', 1), ('artillery', 1), ('ship', 2), ('narrow', 1), ('firm', 1), ('june', 2), ('read', 4), ('fourth', 2), ('.the', 4), ('monday', 2), ('step', 1), ('rural', 2), ('drawn', 1), ("o'clock", 2), ('old', 5), ('sweet', 3), ('africa', 1), ('indian', 2), ('world', 5), ('america', 4), ('food', 1), ('day', 4), ('age', 2), ('african', 2), ('may', 6), ('mother', 1), ('~the', 1), ('discuss', 2), ('tuesday', 1), ('little', 5), ('seed', 2), ('reach', 2), ('conduct', 1), ('judge', 1), ('ridge', 1), ('tree', 1), ('bible', 2), ('faith', 1), ('cabin', 3), ('transit', 1), ('please', 1), ('blue', 2), ('ladies', 2), ('battle', 1), ('belgium', 1), ('kingdom', 1), ('family', 1), ('century', 2), ('rhine', 2), ('dinner', 2), ('trades', 1), ('cargo', 1), ('recent', 1), ('special', 2), ('down', 2), ('fhe', 1), ('loyal', 1), ('sunny', 1), ('history', 2), ('high', 1), ('church', 1), ('labor', 3), ('famous', 1), ('property', 1), ('workers', 1), ('outlook', 1), ('health', 1), ('speechen', 2), ('surprise', 1), ('glory', 1), ('picture', 1), ('building', 1), ('several', 2), ('office', 1), ('companie', 2), ('the-', 1), ('power', 1), ('unity', 1), ('seas', 1), ('federation', 1), ('chief', 1), ('issue', 1), ('reader', 2), ('teacher', 1), ('clas', 1), ('sale', 1), ('academy', 1), ('coy', 1), ('tonic', 1), ('cold', 1), ('medicine', 1), ('empir', 1), ('commissioner', 1), ('attorney', 1), ('grass', 1), ('horse', 1), ('cotton', 1), ('british', 1), ('reached', 1), ('light', 1), ('honour', 1), ('reef', 1), ('show', 1), ('thousands', 1), ('financial', 1)</text:p>
          </table:table-cell>
          <table:table-cell office:value-type="string" calcext:value-type="string">
            <text:p>ground, societie, row, mecca, cathedral, remark, council, return, colony, permit, state, says, destroyed, eight, committee, committe, treasurer, entered, scotch, jewish, worth, thought, foundation, body, began, girl, carry, watch, reduced, clean, beautiful, garrison, privy, empire, region, real, virgin, settlement, canoe, became, business, trade, growing, national, appeal, circle, pretty, explained, artillery, ship, narrow, firm, june, read, fourth, .the, monday, step, rural, drawn, o'clock, old, sweet, africa, indian, world, america, food, day, age, african, may, mother, ~the, discuss, tuesday, little, seed, reach, conduct, judge, ridge, tree, bible, faith, cabin, transit, please, blue, ladies, battle, belgium, kingdom, family, century, rhine, dinner, trades, cargo, recent, special, down, fhe, loyal, sunny, history, high, church, labor, famous, property, workers, outlook, health, speechen, surprise, glory, picture, building, several, office, companie, the-, power, unity, seas, federation, chief, issue, reader, teacher, clas, sale, academy, coy, tonic, cold, medicine, empir, commissioner, attorney, grass, horse, cotton, british, reached, light, honour, reef, show, thousands, financial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42178" calcext:value-type="float">
            <text:p>342178</text:p>
          </table:table-cell>
          <table:table-cell office:value-type="float" office:value="34" calcext:value-type="float">
            <text:p>34</text:p>
          </table:table-cell>
          <table:table-cell office:value-type="float" office:value="0.0588235294117647" calcext:value-type="float">
            <text:p>0.05882</text:p>
          </table:table-cell>
          <table:table-cell office:value-type="float" office:value="0.99107025965661" calcext:value-type="float">
            <text:p>0.99107</text:p>
          </table:table-cell>
          <table:table-cell office:value-type="float" office:value="0.852941176470588" calcext:value-type="float">
            <text:p>0.85294</text:p>
          </table:table-cell>
          <table:table-cell office:value-type="float" office:value="0.169610881958107" calcext:value-type="float">
            <text:p>0.16961</text:p>
          </table:table-cell>
          <table:table-cell office:value-type="float" office:value="0.0882352941176471" calcext:value-type="float">
            <text:p>0.088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mengd(5), koelie(1), hottentot(1), primitief(1), misvormden(1), aziatisch(1), historisch(2), historischcn(1), achtergrond(3), inuit(1), marron(1), inheems(3), senaatsbediende(1), moslim(1), boesman(2), traditioneelen(1), indisch(1), bediende(1), historische(1), traditionele(1), exotisch(1), negerin(1), indo-europeaan(1), koppensneller(1)</text:p>
          </table:table-cell>
          <table:table-cell office:value-type="string" calcext:value-type="string">
            <text:p>('haagsch', 6), ('amsterdamsch', 2), ('bredasch', 1), ('utrechtsch', 3), ('tilburgsch', 3), ('haarlems', 1), ('leidsche', 3), ('utrechts', 1), ('nijmeegschen', 1), ('rotterdams', 1), ('damsch', 2), ('hoofdstedelijk', 1), ('amsch', 1), ('asser', 2), ('amsterdams', 1), ('weststellingwerf', 1), ('schoterland', 1), ('haagschen', 1), ('delftsch', 1), ('groningsche', 1), ('leidsch', 1), ('groninger', 1), ('amstel', 1)</text:p>
          </table:table-cell>
          <table:table-cell office:value-type="string" calcext:value-type="string">
            <text:p>haagsch, amsterdamsch, bredasch, utrechtsch, tilburgsch, haarlems, leidsche, utrechts, nijmeegschen, rotterdams, damsch, hoofdstedelijk, amsch, asser, amsterdams, weststellingwerf, schoterland, haagschen, delftsch, groningsche, leidsch, groninger, amstel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1961" calcext:value-type="float">
            <text:p>341961</text:p>
          </table:table-cell>
          <table:table-cell office:value-type="float" office:value="733" calcext:value-type="float">
            <text:p>733</text:p>
          </table:table-cell>
          <table:table-cell office:value-type="float" office:value="0.171896316507503" calcext:value-type="float">
            <text:p>0.17190</text:p>
          </table:table-cell>
          <table:table-cell office:value-type="float" office:value="0.794470242218924" calcext:value-type="float">
            <text:p>0.79447</text:p>
          </table:table-cell>
          <table:table-cell office:value-type="float" office:value="0.784447476125512" calcext:value-type="float">
            <text:p>0.78445</text:p>
          </table:table-cell>
          <table:table-cell office:value-type="float" office:value="0.171629292250014" calcext:value-type="float">
            <text:p>0.17163</text:p>
          </table:table-cell>
          <table:table-cell office:value-type="float" office:value="0.043656207366985" calcext:value-type="float">
            <text:p>0.0436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kaukasisch(9), indo(3), slaven(6), marrons(4), medicijnman(9), onbeschaafd(9), traditionele(27), metis(4), moslim(40), inheems(20), exotisch(4), historisch(26), dwerggroei(21), koppensneller(8), kokkie(6), negerrijk(5), gemengd(25), berber(6), inboorling(7), moslims(2), moord(1), lesbische(1), knecht(5), aziatisch(38), inheemsche(8), aboriginal(5), wild(4), moor(5), misvormden(6), indo-europeaan(30), barbaar'sche(1), stam(6), achtergrond(39), wilde(5), roots'(1), muzelman(9), slavenschip(4), gekleurd(8), hottentotten(3), inheemsen(1), groothistorische(1), negerslaven(5), inlander(3), halfbloed(8), afkomst(6), historische(6), marron(14), indiaan(5), homo(6), pygmee(6), traditioneel(4), afgod(4), inheemsebe(1), inheems'che(1), barbaren(6), islamiet(5), aapman(1), berbers(2), mesties(7), mengras(4), westerse(1), primitief(4), moslimscho(1), wereldmoord(1), ontdekken(9), dwerg(8), roots(5), negercultuur(2), bediende(9), barbaar(7), negerrestaurant(1), eskimo(2), kaffers(2), zigeunermuziek(2), indische(2), baboe(4), ras(4), inuit(2), knechts(1), aziatische(5), mulat(3), mongool(5), indisch(5), lesbisch(3), neger(7), onbeschaafd'to(1), volbloed(6), boesman(1), moordenaar(1), tovenaar(3), inboorlingen(1), volbloedras(1), verwilderd(1), medicijnmannen(1), blank(6), handicap(3), eskimo's(5), zwartje(8), zigeuners(4), vermoord(1), dienstknechts(1), bedienden(1), koelies(2), koelie(4), inheemschen(1), indone(1), slaaf(5), dwergen(2), batavia(1), westers(2), page(2), birma(1), zigeuner(3), bosneger(3), etniciteit(1), blanke(2), indiaans(1), gekleurde(1), moslimsche(2), volksstam(1), slaaft(1), lilliputter(3), muzelman'(1), mongoolsohc(1), koppensnellers(1), hottentot(3), slaven'(1), kaffer(3), inlandsche(3), kwinti(1), volbloedpaard(1), metis'nachts(1), marron'(1), afgodendienst(1), gemengde(1), muzelmannen(1), queer(1), liitlepage(1), jachtwild(1), rassenhaat(1), jakarta(1), moslimsohe(1), lilliputters(1), negervrees(1), bataviasche(1), indo-europeaans(1), inheemse(1), moslimsoh(1), indiaansch(1), exotische(1), koelied(1), indischen(1), galeislaven(1), afstammelingen(1)</text:p>
          </table:table-cell>
          <table:table-cell office:value-type="string" calcext:value-type="string">
            <text:p>('onmetelijk', 2), ('keten', 4), ('gezond', 11), ('gelukt', 1), ('oorspronkelijk', 30), ('onderdrukken', 11), ('ontdekken', 35), ('ongelooflijk', 4), ('proef', 22), ('dood', 65), ('opvallen', 8), ('gedaanteverwisseling', 1), ('volmaakt', 3), ('moordenaar', 10), ('berooven', 1), ('flink', 13), ('levend', 18), ('hard', 32), ('samenstel', 1), ('snel', 29), ('ziekelijk', 8), ('opsporen', 1), ('ziellooz', 1), ('armoede', 5), ('benevelen', 2), ('ontbering', 3), ('mishandelen', 1), ('lichamelijk', 10), ('afschuwelijk', 7), ('verwarren', 7), ('droevig', 5), ('treurig', 11), ('zwakte', 4), ('inblazen', 1), ('uitputten', 4), ('vreeselijk', 11), ('levenswijze', 8), ('afmatting', 1), ('oneindig', 4), ('vermoeienis', 1), ('doodsteken', 1), ('hoogtepunt', 3), ('honger', 8), ('heftig', 6), ('onverwacht', 4), ('twisten', 4), ('nasporing', 3), ('accentueren', 2), ('vlijtig', 3), ('vermoorden', 19), ('kunstmiddel', 1), ('gedrong', 5), ('uitmunten', 5), ('sterven', 33), ('abnormaliteit', 4), ('fel', 8), ('kenteeken', 3), ('ontvoering', 2), ('menschelijk', 16), ('ontkomen', 13), ('schokken', 2), ('uitroeien', 7), ('overspann', 1), ('roven', 2), ('ongelukkig', 13), ('band', 27), ('hypnotisme', 1), ('ontdekking', 11), ('erfelijk', 2), ('erfelijkheid', 1), ('harden', 4), ('verschrikking', 2), ('rijzen', 13), ('ruzie', 5), ('schrikkelijk', 4), ('nauwernood', 1), ('aanhouding', 3), ('feil', 2), ('beroven', 5), ('beklagenswaardig', 2), ('doodschieten', 7), ('uitstekend', 22), ('doode', 4), ('vinnig', 1), ('zelfmoord', 2), ('denkvermogen', 1), ('huiszoeking', 1), ('rampzalig', 2), ('plunderen', 6), ('rooven', 5), ('behulp', 3), ('arresteren', 7), ('marteling', 2), ('luguber', 2), ('folteren', 1), ('achterblijven', 5), ('klaarlicht', 1), ('verschrikkelijk', 6), ('opschudding', 2), ('verminking', 1), ('tempo', 4), ('aanhouden', 10), ('hink', 1), ('ijverig', 6), ('schuilhouden', 1), ('uitmergelen', 1), ('waardevol', 2), ('eindeloos', 2), ('sfeer', 10), ('ontzetten', 7), ('vreeselijker', 1), ('nachtrust', 1), ('manifesteren', 2), ('gewaarwording', 1), ('verhongeren', 2), ('verlammen', 3), ('dader', 10), ('ellendig', 11), ('nooddruft', 2), ('bouwstof', 1), ('psychologisch', 4), ('ontrukken', 3), ('merg', 2), ('heirleger', 1), ('gevoelloos', 1), ('hoedanigheid', 2), ('dievenbend', 1), ('opsporing', 1), ('jammerlijk', 2), ('uithoudingsvermogen', 1), ('geesel', 1), ('vastheid', 1), ('technicus', 1), ('onvoorzichtigheid', 1), ('levende', 1), ('raadselachtig', 1), ('uitnemen', 3), ('toeval', 5), ('noodlottig', 6), ('ombrengen', 2), ('ontplooien', 1), ('hoogloopenen', 1), ('zelfmoorden', 1), ('twist', 3), ('verrijken', 1), ('brandstichter', 1), ('armoe', 1), ('gezocht', 2), ('fabelachtig', 1), ('ontzettend', 5), ('zintuig', 1), ('aanteekening', 2), ('uitnemend', 4), ('herkennen', 7), ('wanhopig', 2), ('schietpartij', 1), ('fundament', 1), ('verwinnen', 2), ('veredelen', 2), ('yverig', 1), ('eindelooz', 2), ('razernij', 1), ('maandenlang', 2), ('grondvest', 1), ('vervolmaking', 1), ('wrang', 1), ('verstarren', 1), ('hongerlijder', 1), ('schakel', 2), ('aankweken', 2), ('teringachtig', 1), ('spannen', 1), ('signalement', 1), ('uitrusten', 2), ('arrestatie', 2), ('kortstondig', 1), ('pijnen', 1), ('vermoord', 2), ('drift', 1), ('psychisch', 2), ('doodslaan', 2), ('verstandelijk', 1), ('vorschen', 1), ('vaag', 3), ('voortvluchtigen', 1), ('ontvluchting', 2), ('zielkundig', 1), ('vermoeidheid', 2), ('zelfst', 1), ('ontsnapping', 1), ('emotie', 1), ('verjonging', 1), ('onbewegelijkheid', 1), ('knakken', 1), ('overerving', 2), ('vakkundig', 1), ('structuur', 1), ('weglooper', 3), ('buitenshuis', 1), ('onbegrensd', 2), ('moordaanslag', 2), ('gevoeligheid', 2), ('oplichter', 1), ('spierkracht', 1), ('geaardheid', 1), ('ijjden', 1), ('verontrust', 1), ('empirisch', 1), ('aanranden', 2), ('allertreurigst', 1), ('opwinding', 1), ('psychose', 1), ('herleven', 1), ('dagtaak', 2), ('scheppend', 1), ('afmatten', 1), ('verdwijning', 1), ('ketenen', 1), ('gepleegden', 1), ('zwakken', 1)</text:p>
          </table:table-cell>
          <table:table-cell office:value-type="string" calcext:value-type="string">
            <text:p>onmetelijk, keten, gezond, gelukt, oorspronkelijk, onderdrukken, ontdekken, ongelooflijk, proef, dood, opvallen, gedaanteverwisseling, volmaakt, moordenaar, berooven, flink, levend, hard, samenstel, snel, ziekelijk, opsporen, ziellooz, armoede, benevelen, ontbering, mishandelen, lichamelijk, afschuwelijk, verwarren, droevig, treurig, zwakte, inblazen, uitputten, vreeselijk, levenswijze, afmatting, oneindig, vermoeienis, doodsteken, hoogtepunt, honger, heftig, onverwacht, twisten, nasporing, accentueren, vlijtig, vermoorden, kunstmiddel, gedrong, uitmunten, sterven, abnormaliteit, fel, kenteeken, ontvoering, menschelijk, ontkomen, schokken, uitroeien, overspann, roven, ongelukkig, band, hypnotisme, ontdekking, erfelijk, erfelijkheid, harden, verschrikking, rijzen, ruzie, schrikkelijk, nauwernood, aanhouding, feil, beroven, beklagenswaardig, doodschieten, uitstekend, doode, vinnig, zelfmoord, denkvermogen, huiszoeking, rampzalig, plunderen, rooven, behulp, arresteren, marteling, luguber, folteren, achterblijven, klaarlicht, verschrikkelijk, opschudding, verminking, tempo, aanhouden, hink, ijverig, schuilhouden, uitmergelen, waardevol, eindeloos, sfeer, ontzetten, vreeselijker, nachtrust, manifesteren, gewaarwording, verhongeren, verlammen, dader, ellendig, nooddruft, bouwstof, psychologisch, ontrukken, merg, heirleger, gevoelloos, hoedanigheid, dievenbend, opsporing, jammerlijk, uithoudingsvermogen, geesel, vastheid, technicus, onvoorzichtigheid, levende, raadselachtig, uitnemen, toeval, noodlottig, ombrengen, ontplooien, hoogloopenen, zelfmoorden, twist, verrijken, brandstichter, armoe, gezocht, fabelachtig, ontzettend, zintuig, aanteekening, uitnemend, herkennen, wanhopig, schietpartij, fundament, verwinnen, veredelen, yverig, eindelooz, razernij, maandenlang, grondvest, vervolmaking, wrang, verstarren, hongerlijder, schakel, aankweken, teringachtig, spannen, signalement, uitrusten, arrestatie, kortstondig, pijnen, vermoord, drift, psychisch, doodslaan, verstandelijk, vorschen, vaag, voortvluchtigen, ontvluchting, zielkundig, vermoeidheid, zelfst, ontsnapping, emotie, verjonging, onbewegelijkheid, knakken, overerving, vakkundig, structuur, weglooper, buitenshuis, onbegrensd, moordaanslag, gevoeligheid, oplichter, spierkracht, geaardheid, ijjden, verontrust, empirisch, aanranden, allertreurigst, opwinding, psychose, herleven, dagtaak, scheppend, afmatten, verdwijning, ketenen, gepleegden, zwakken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41751" calcext:value-type="float">
            <text:p>341751</text:p>
          </table:table-cell>
          <table:table-cell office:value-type="float" office:value="73" calcext:value-type="float">
            <text:p>73</text:p>
          </table:table-cell>
          <table:table-cell office:value-type="float" office:value="0.150684931506849" calcext:value-type="float">
            <text:p>0.15068</text:p>
          </table:table-cell>
          <table:table-cell office:value-type="float" office:value="0.804436970209868" calcext:value-type="float">
            <text:p>0.80444</text:p>
          </table:table-cell>
          <table:table-cell office:value-type="float" office:value="0.821917808219178" calcext:value-type="float">
            <text:p>0.82192</text:p>
          </table:table-cell>
          <table:table-cell office:value-type="float" office:value="0.175904083814745" calcext:value-type="float">
            <text:p>0.17590</text:p>
          </table:table-cell>
          <table:table-cell office:value-type="float" office:value="0.0273972602739726" calcext:value-type="float">
            <text:p>0.027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nheemse(1), achtergrond(9), historisch(5), baboe(1), traditionele(3), moslim(1), medicijnman(1), aziatisch(1), page(1), inheems'che(2), bediende(1), indo-europeaan(2), historische(3), mengras(1), marron(4), gemengd(2), barbaren(2), afgodsbeeldje(1), slaaf(1), wetshistorische(1), zimbabwe(1), homo(1), negercultuur(1), onbeschaafd(3), indische(1), volbloed(1), traditioneelen(1), exotisch(1), jakarta(1), mongool(2), queer(1), halfbloedjes(1), moslims(1), negerslaven(1), hottentot(1), mulat(1), berbers(1), mesties(2), indiaan(1), aboriginal(1), kaukasisch(2), afkomst(1), inheems(1), blank(1), misvormden(1)</text:p>
          </table:table-cell>
          <table:table-cell office:value-type="string" calcext:value-type="string">
            <text:p>('teruggaan', 1), ('reactie', 6), ('marinewaarden', 1), ('industrials', 1), ('koers', 7), ('winstneming', 1), ('aanbod', 4), ('affaire', 1), ('oploopen', 1), ('dekking', 2), ('niveau', 2), ('yorksche', 1), ('omzetten', 2), ('tendenz', 2), ('levendig', 16), ('brokkelen', 1), ('bull', 1), ('oploopend', 1), ('grondtoon', 1), ('beurs', 7), ('fonds', 6), ('animo', 2), ('koerswijziging', 1), ('portugeezen', 2), ('afrikanen', 2), ('aan-j', 1), ('onbewogen', 2), ('beleggingsvraag', 1), ('mijnshare', 1), ('avanceren', 1), ('venezuelanen', 1), ('toonaangevend', 1), ('tendens', 1), ('suikerwaard', 1), ('culturen', 1), ('beurstijd', 1), ('attentie', 1), ('vorstenlanden', 1)</text:p>
          </table:table-cell>
          <table:table-cell office:value-type="string" calcext:value-type="string">
            <text:p>teruggaan, reactie, marinewaarden, industrials, koers, winstneming, aanbod, affaire, oploopen, dekking, niveau, yorksche, omzetten, tendenz, levendig, brokkelen, bull, oploopend, grondtoon, beurs, fonds, animo, koerswijziging, portugeezen, afrikanen, aan-j, onbewogen, beleggingsvraag, mijnshare, avanceren, venezuelanen, toonaangevend, tendens, suikerwaard, culturen, beurstijd, attentie, vorstenlanden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0413" calcext:value-type="float">
            <text:p>340413</text:p>
          </table:table-cell>
          <table:table-cell office:value-type="float" office:value="109" calcext:value-type="float">
            <text:p>109</text:p>
          </table:table-cell>
          <table:table-cell office:value-type="float" office:value="0.128440366972477" calcext:value-type="float">
            <text:p>0.12844</text:p>
          </table:table-cell>
          <table:table-cell office:value-type="float" office:value="0.950216565776986" calcext:value-type="float">
            <text:p>0.95022</text:p>
          </table:table-cell>
          <table:table-cell office:value-type="float" office:value="0.807339449541284" calcext:value-type="float">
            <text:p>0.80734</text:p>
          </table:table-cell>
          <table:table-cell office:value-type="float" office:value="0.203298716614264" calcext:value-type="float">
            <text:p>0.20330</text:p>
          </table:table-cell>
          <table:table-cell office:value-type="float" office:value="0.0642201834862385" calcext:value-type="float">
            <text:p>0.0642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boriginal(11), queer(11), page(7), blanka(1), primitief(1), aziatisch(4), metis(2), marron(10), roots(8), blank(1), gekleurde(1), gemengd(4), inboorling(1), roots'(1), inheems(3), onbeschaafd(2), zimbabwe(1), gay(1), traditioneelen(1), historisch(3), inheemse(1), volbloed(2), indo(1), mongoolsohc(1), kokkie(1), rassen(1), medicijnman(2), islamiet(1), achtergrond(2), bosneger(1), grootsch(1), handicap(2), kwinti(1), negerslaven(2), dwerg(1), muzelman(1), queertitle(1), metis'nachts(1), traditionele(1), traditioneel(1), koelied(1), ras(1), kaffers(1), trans(1), homo(2), pygmee(1), stamboek(1), lesbisch(1), slavenschip(1)</text:p>
          </table:table-cell>
          <table:table-cell office:value-type="string" calcext:value-type="string">
            <text:p>('and', 47), ('her', 12), ('way', 8), ('wer', 12), ('with', 14), ('there', 3), ('they', 9), ('side', 4), ('their', 9), ('every', 2), ('the', 51), ('wher', 4), ('another', 1), ('what', 6), ('ar', 10), ('made', 5), ('will', 7), ('for', 16), ('considered', 1), ('surinam', 2), ('from', 14), ('get', 3), ('about', 4), ('remain', 1), ('being', 3), ('his', 8), ('this', 10), ('have', 8), ('thousand', 1), ('poor', 4), ('following', 3), ('hundred', 2), ('same', 3), ('that', 15), ('above', 1), ('further', 2), ('your', 4), ('pjn', 1), ('many', 7), ('people', 4), ('join', 1), ('more', 4), ('than', 2), ('foot', 1), ('rod', 1), ('few', 3), ('much', 2), ('added', 1), ('however', 3), ('germany', 2), ('any', 2), ('believe', 1), ('thi', 4), ('most', 5), ('tben', 1), ('thes', 5), ('account', 2), ('except', 2), ('not', 13), ('nothing', 1), ('soil', 1), ('since', 1), ('well', 5), ('who', 5), ('year', 5), ('brought', 3), ('bag', 1), ('now', 7), ('enough', 2), ('hold', 1), ('four', 1), ('heavy', 2), ('them', 3), ('she', 2), ('before', 3), ('feel', 3), ('makes', 2), ('soon', 3), ('on', 6), ('into', 5), ('other', 5), ('load', 1), ('again', 1), ('enemy', 1), ('tried', 1), ('until', 2), ('right', 1), ('german', 2), ('everything', 1), ('landed', 1), ('tbe', 3), ('february', 2), ('tbat', 1), ('two', 5), ('duty', 1), ('different', 3), ('because', 1), ('bread', 1), ('therefore', 2), ('its', 6), ('years', 3), ('only', 3), ('found', 6), ('which', 5), ('beyond', 2), ('think', 1), ('fill', 1), ('our', 5), ('life', 5), ('ther', 5), ('thing', 2), ('how', 4), ('ha', 5), ('killed', 1), ('like', 3), ('iike', 2), ('very', 5), ('during', 1), ('need', 1), ('work', 5), ('mile', 1), ('know', 3), ('each', 4), ('when', 5), ('one', 4), ('kept', 2), ('shall', 1), ('lack', 1), ('died', 1), ('you', 4), ('brother', 1), ('oerman', 1), ('turn', 1), ('could', 3), ('equal', 2), ('probably', 4), ('ihe', 1), ('nearly', 1), ('never', 1), ('indoen', 1), ('out', 1), ('cast', 1), ('those', 3), ('feet', 1), ('taken', 1), ('after', 1), ('cut', 1), ('allowed', 1), ('fresh', 1), ('own', 1), ('come', 1), ('particular', 1), ('tlie', 1), ('mean', 1), ('fact', 1), ('should', 4), ('addition', 1), ('used', 1), ('send', 1), ('increase', 1), ('would', 2), ('cannot', 1), ('fellow', 1), ('heart', 1), ('then', 1), ('almost', 1), ('while', 1), ('end', 1), ('upon', 1), ('whose', 1), ('happy', 1), ('onc', 1), ('next', 1), ('placed', 1), ('loss', 2), ('took', 1), ('called', 1), ('through', 1), ('number', 1), ('has', 3), ('twenty', 1), ('such', 1), ('thus', 1), ('represented', 1), ('policy', 1), ('hav', 1), ('case', 1), ('live', 1), ('having', 1), ('along', 1), ('greater', 1), ('authorities', 1), ('extent', 1), ('doing', 1)</text:p>
          </table:table-cell>
          <table:table-cell office:value-type="string" calcext:value-type="string">
            <text:p>and, her, way, wer, with, there, they, side, their, every, the, wher, another, what, ar, made, will, for, considered, surinam, from, get, about, remain, being, his, this, have, thousand, poor, following, hundred, same, that, above, further, your, pjn, many, people, join, more, than, foot, rod, few, much, added, however, germany, any, believe, thi, most, tben, thes, account, except, not, nothing, soil, since, well, who, year, brought, bag, now, enough, hold, four, heavy, them, she, before, feel, makes, soon, on, into, other, load, again, enemy, tried, until, right, german, everything, landed, tbe, february, tbat, two, duty, different, because, bread, therefore, its, years, only, found, which, beyond, think, fill, our, life, ther, thing, how, ha, killed, like, iike, very, during, need, work, mile, know, each, when, one, kept, shall, lack, died, you, brother, oerman, turn, could, equal, probably, ihe, nearly, never, indoen, out, cast, those, feet, taken, after, cut, allowed, fresh, own, come, particular, tlie, mean, fact, should, addition, used, send, increase, would, cannot, fellow, heart, then, almost, while, end, upon, whose, happy, onc, next, placed, loss, took, called, through, number, has, twenty, such, thus, represented, policy, hav, case, live, having, along, greater, authorities, extent, doing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41913" calcext:value-type="float">
            <text:p>341913</text:p>
          </table:table-cell>
          <table:table-cell office:value-type="float" office:value="214" calcext:value-type="float">
            <text:p>214</text:p>
          </table:table-cell>
          <table:table-cell office:value-type="float" office:value="0.158878504672897" calcext:value-type="float">
            <text:p>0.15888</text:p>
          </table:table-cell>
          <table:table-cell office:value-type="float" office:value="0.841714122069516" calcext:value-type="float">
            <text:p>0.84171</text:p>
          </table:table-cell>
          <table:table-cell office:value-type="float" office:value="0.794392523364486" calcext:value-type="float">
            <text:p>0.79439</text:p>
          </table:table-cell>
          <table:table-cell office:value-type="float" office:value="0.213317619720891" calcext:value-type="float">
            <text:p>0.21332</text:p>
          </table:table-cell>
          <table:table-cell office:value-type="float" office:value="0.0467289719626168" calcext:value-type="float">
            <text:p>0.0467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ekleurde(1), gemengd(8), aziatisch(12), negerslaven(5), marron(6), marrons(2), indisch(3), achtergrond(10), inheems(10), ontdekken(3), page(1), slaaf(3), primitief(2), roots(2), bosneger(1), kokkie(5), slaven(4), zigeunermuziek(1), wetshistorische(1), blank(4), inheemschen(2), moslim(9), queer(3), indiaan(4), moord(1), moor(1), onbeschaafd(5), afgod(1), traditionele(3), kaffer(1), kaukasisch(3), wild(2), moslimsche(1), mulatten(1), zigeuner(2), dwerg(1), barbaren(1), islamiet(3), historisch(9), halfbloed(1), mesties(1), volbloed(2), historische(4), bataviasche(1), indo-europeaan(7), gekleurd(2), pygmee(2), baboe(1), stam(1), inuit(5), inheemse(3), neger(1), indo(4), handicap(3), exotisch(2), zwartjes(1), stamhoofd(1), inheemsch(1), moslimsoh(1), negerin(1), handicapper(1), homo(1), aziatische(1), kaffers(2), misvormden(1), lilliputters(1), koelie(1), inlander(1), negercultuur(1), volbloedpaard(1), volbloeden(1), bediende(2), bosnegers(1), zigeuners(2), mongool(3), baboes(1), koelied(1), slavenschip(2), mohemmedaan(1), tovenaar(1), lesbisch(1), berber(1), winkelknechten(1), lesbische(1), gemengd'contract(1), barbarlje(1)</text:p>
          </table:table-cell>
          <table:table-cell office:value-type="string" calcext:value-type="string">
            <text:p>('exemplaar', 5), ('geregistreerde', 3), ('landerijen', 5), ('order', 3), ('uitgeven', 18), ('afgeven', 1), ('secretarie', 2), ('uitvoer', 9), ('huren', 6), ('inschrijven', 6), ('legaat', 3), ('gegadigde', 2), ('eigenaar', 14), ('verstrekken', 5), ('visie', 5), ('verhuizing', 2), ('handteekening', 1), ('invoer', 4), ('borg', 3), ('aankoop', 3), ('eigendom', 17), ('afstaan', 2), ('registreren', 2), ('testament', 4), ('exporteren', 3), ('verkoop', 3), ('nedergelegd', 1), ('kwitantie', 1), ('export', 3), ('erfgenaam', 3), ('pachtsom', 1), ('aanvraag', 3), ('duplo', 1), ('verzenden', 3), ('geboorteregister', 1), ('bezitting', 10), ('schenking', 2), ('ruilen', 2), ('passagebiljet', 1), ('verkoopsprijs', 1), ('verhuur', 1), ('kamerstukken', 1), ('kostprijs', 4), ('belanghebbend', 2), ('vervoegen', 3), ('mondeling', 2), ('wereldmarkt', 2), ('gelieven', 3), ('doorvoer', 5), ('toezending', 1), ('muntstuk', 1), ('dubbeltje', 1), ('productie', 7), ('ruil', 2), ('biljet', 2), ('inkoopen', 1), ('ingeschrev', 1), ('huiseigenaar', 2), ('bankbiljet', 3), ('inruilen', 1), ('aanmelden', 1), ('aanvrage', 2), ('handelsartikel', 1), ('nootschapp', 1), ('voorbeen', 1), ('aankoopen', 1), ('doorzenden', 1), ('attestatie', 1), ('kleinhandelsprijs', 1), ('banknoot', 2), ('schriftelijk', 1), ('naamloozo', 1), ('vennootschap', 2), ('paspoort', 2), ('overleggen', 2), ('verbruik', 1), ('commanditaire', 1), ('vinder', 1), ('vermaken', 3), ('nalatenschap', 1), ('zilvergeld', 1), ('levensonderhoud', 2), ('onroerend', 1), ('weldadigheidszegel', 1), ('kwartje', 1), ('goudstuk', 1), ('opzenden', 2), ('terugzenden', 1), ('inkopen', 1)</text:p>
          </table:table-cell>
          <table:table-cell office:value-type="string" calcext:value-type="string">
            <text:p>exemplaar, geregistreerde, landerijen, order, uitgeven, afgeven, secretarie, uitvoer, huren, inschrijven, legaat, gegadigde, eigenaar, verstrekken, visie, verhuizing, handteekening, invoer, borg, aankoop, eigendom, afstaan, registreren, testament, exporteren, verkoop, nedergelegd, kwitantie, export, erfgenaam, pachtsom, aanvraag, duplo, verzenden, geboorteregister, bezitting, schenking, ruilen, passagebiljet, verkoopsprijs, verhuur, kamerstukken, kostprijs, belanghebbend, vervoegen, mondeling, wereldmarkt, gelieven, doorvoer, toezending, muntstuk, dubbeltje, productie, ruil, biljet, inkoopen, ingeschrev, huiseigenaar, bankbiljet, inruilen, aanmelden, aanvrage, handelsartikel, nootschapp, voorbeen, aankoopen, doorzenden, attestatie, kleinhandelsprijs, banknoot, schriftelijk, naamloozo, vennootschap, paspoort, overleggen, verbruik, commanditaire, vinder, vermaken, nalatenschap, zilvergeld, levensonderhoud, onroerend, weldadigheidszegel, kwartje, goudstuk, opzenden, terugzenden, inkopen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42018" calcext:value-type="float">
            <text:p>342018</text:p>
          </table:table-cell>
          <table:table-cell office:value-type="float" office:value="273" calcext:value-type="float">
            <text:p>273</text:p>
          </table:table-cell>
          <table:table-cell office:value-type="float" office:value="0.19047619047619" calcext:value-type="float">
            <text:p>0.19048</text:p>
          </table:table-cell>
          <table:table-cell office:value-type="float" office:value="0.398704680605995" calcext:value-type="float">
            <text:p>0.39870</text:p>
          </table:table-cell>
          <table:table-cell office:value-type="float" office:value="0.791208791208791" calcext:value-type="float">
            <text:p>0.79121</text:p>
          </table:table-cell>
          <table:table-cell office:value-type="float" office:value="0.213556937389099" calcext:value-type="float">
            <text:p>0.21356</text:p>
          </table:table-cell>
          <table:table-cell office:value-type="float" office:value="0.0183150183150183" calcext:value-type="float">
            <text:p>0.0183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kaukasisch(8), negerslaven(3), moslims(4), moslim(24), aziatisch(23), onbeschaafd(1), indo-europeaan(5), marrons(7), afgod(2), ras(3), moslimsche(2), mongool(3), historisch(7), exotisch(2), primitief(4), dwergen(1), dwerggroei(2), gemengd(2), slaven(3), negerrijk(4), mulat(4), inboorling(2), berber(6), eenhistorisch(1), inlanders(1), mesties(3), zigeuner(2), traditioneel(1), achtergrond(10), queer(3), moord(1), inheemse(1), slavenhandel(1), barbaar'sche(1), marron(7), barbaren(3), rassenhaat(1), gekleurd(5), medicijnman(4), bosneger(1), indo(5), indiaan(5), lilliputter(3), indisch(2), islamiet(1), inheems(1), wild(1), koelies(1), traditionele(8), muzelman'(1), koelie(2), zimbabwe(1), tovenaar(4), neger(2), kaffer(3), stam(1), volbloed(2), boesman(1), dwerg(1), rassen(1), halfbloed(4), allochtoon(1), mongoolse(1), gemengde(2), afkomst(7), hottentot(1), koppensneller(1), inlandsche(3), inboorlingen(1), slavenschip(1), slaven'(1), pygmee(1), bediende(2), hottentotten(1), barbaar(2), inheemsche(1), muzelmannen(1), moslimscho(1), inuit(3), wereldhistorische(1), gay(1), homo(1), page(3), bedienden(1), aapman(1), kafferhoofdman(1), indische(3), mohemmedaan(1), zwartje(1), ontdekken(1), handicap(1), aboriginal(1), berbers(1), moordenaar(1), moor'en(1), lesbisch(1), negers(1), birma(1), moor(1)</text:p>
          </table:table-cell>
          <table:table-cell office:value-type="string" calcext:value-type="string">
            <text:p>('leger', 35), ('soldaat', 31), ('kamp', 23), ('aanvoerder', 2), ('stolypin', 2), ('tyrol', 2), ('pacha', 6), ('wapenen', 8), ('generaal', 28), ('bey', 2), ('essad', 1), ('legerbestuur', 1), ('gezant', 11), ('consul', 6), ('staatssecretaris', 1), ('drong', 2), ('oproerling', 3), ('riza', 1), ('groot-vizier', 1), ('pietermaritzburg', 1), ('opperbevelhebber', 5), ('afwezen', 1), ('hoogerhuis', 3), ('takahira', 2), ('mikado', 2), ('turkschen', 3), ('castro', 3), ('lagerhuis', 2), ('malan', 1), ('yankees', 1), ('kinley', 1), ('washington', 13), ('senator', 2), ('pau', 1), ('roosevelt', 5), ('weermacht', 4), ('overgeven', 1), ('marine-soldat', 1), ('rey', 1), ('buit', 6), ('leahy', 1), ('selassie', 1), ('graziani', 1), ('onderkoning', 4), ('home', 2), ('escorte', 1), ('ongenade', 1), ('regeeringsgebouw', 1), ('sjah', 3), ('shah', 2), ('pasja', 4), ('pasha', 1), ('pascha', 2), ('moerad', 1), ('duitschen', 2), ('amerikaanschen', 3), ('taft', 1), ('sjefket', 1), ('presidentschap', 2), ('marchand', 2), ('colville', 1), ('gezantschap', 1), ('env', 1), ('kruger', 4), ('hoofdcommandant', 1), ('rooseveit', 1), ('hoofdkwartier', 2), ('consulair', 1), ('ambassadeur', 1), ('primo', 2), ('kalif', 3), ('laval', 1), ('muiter', 1), ('aanvoering', 1), ('opperbevel', 1), ('borinage', 1), ('catroux', 1), ('jameson', 1), ('kolenbekken', 1), ('eerste-minister', 1), ('sjerif', 1), ('konak', 2), ('ladysmith', 1), ('kaap-kolonie', 1), ('kaapschen', 1), ('cubanen', 1), ('kimberley', 1), ('het|', 1), ('federaal', 1), ('onder-staatssecretari', 1), ('heefte', 1), ('portugees', 1), ('servischen', 1), ('hertzog', 1), ('genl', 1), ('hussein', 2), ('gomez', 1), ('maximo', 1), ('tirol', 1), ('rivera', 1), ('zeesoldaat', 1), ('kitchener', 1), ('botha', 1), ('transvaalschen', 1), ("roosevelt's", 1), ('stadsdistrict', 1), ('chamberlains', 1), ('russisehen', 1), ('saad', 1), ('zagloel', 1), ('maarschalk', 3), ('belgischen', 1), ('churchills', 1), ('gevangennemen', 1), ('legerkorps', 1), ('kossuth', 1), ('russischen', 1), ('krug', 1), ('smuts', 1), ('kondo', 1), ('alpen', 1), ('staats-secretari', 1), ('britschen', 1), ('roberts', 1), ('pretorius', 1), ('salzburg', 1), ('hertogdom', 1), ('gomper', 1)</text:p>
          </table:table-cell>
          <table:table-cell office:value-type="string" calcext:value-type="string">
            <text:p>leger, soldaat, kamp, aanvoerder, stolypin, tyrol, pacha, wapenen, generaal, bey, essad, legerbestuur, gezant, consul, staatssecretaris, drong, oproerling, riza, groot-vizier, pietermaritzburg, opperbevelhebber, afwezen, hoogerhuis, takahira, mikado, turkschen, castro, lagerhuis, malan, yankees, kinley, washington, senator, pau, roosevelt, weermacht, overgeven, marine-soldat, rey, buit, leahy, selassie, graziani, onderkoning, home, escorte, ongenade, regeeringsgebouw, sjah, shah, pasja, pasha, pascha, moerad, duitschen, amerikaanschen, taft, sjefket, presidentschap, marchand, colville, gezantschap, env, kruger, hoofdcommandant, rooseveit, hoofdkwartier, consulair, ambassadeur, primo, kalif, laval, muiter, aanvoering, opperbevel, borinage, catroux, jameson, kolenbekken, eerste-minister, sjerif, konak, ladysmith, kaap-kolonie, kaapschen, cubanen, kimberley, het|, federaal, onder-staatssecretari, heefte, portugees, servischen, hertzog, genl, hussein, gomez, maximo, tirol, rivera, zeesoldaat, kitchener, botha, transvaalschen, roosevelt's, stadsdistrict, chamberlains, russisehen, saad, zagloel, maarschalk, belgischen, churchills, gevangennemen, legerkorps, kossuth, russischen, krug, smuts, kondo, alpen, staats-secretari, britschen, roberts, pretorius, salzburg, hertogdom, gomper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1853" calcext:value-type="float">
            <text:p>341853</text:p>
          </table:table-cell>
          <table:table-cell office:value-type="float" office:value="352" calcext:value-type="float">
            <text:p>352</text:p>
          </table:table-cell>
          <table:table-cell office:value-type="float" office:value="0.1875" calcext:value-type="float">
            <text:p>0.18750</text:p>
          </table:table-cell>
          <table:table-cell office:value-type="float" office:value="0.435010574343293" calcext:value-type="float">
            <text:p>0.43501</text:p>
          </table:table-cell>
          <table:table-cell office:value-type="float" office:value="0.786931818181818" calcext:value-type="float">
            <text:p>0.78693</text:p>
          </table:table-cell>
          <table:table-cell office:value-type="float" office:value="0.232782417822633" calcext:value-type="float">
            <text:p>0.23278</text:p>
          </table:table-cell>
          <table:table-cell office:value-type="float" office:value="0.0255681818181818" calcext:value-type="float">
            <text:p>0.0255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ndo-europeaan(15), medicijnman(2), gemengd(13), marron(12), gekleurde(1), moslim(16), koppensneller(3), dwerggroei(17), aziatisch(25), misvormden(5), bediende(2), aboriginal(1), baboe(3), stam(3), traditionele(18), wilde(1), marrons(1), hottentotten(2), inheems(11), gay(1), tovenaar(2), muzelman(1), blank(2), homo(4), negerrijk(1), achtergrond(17), inheemsebe(1), inheems'che(1), stammen(1), aapman(1), indo(3), historische(5), mengras(2), wereldhistorische(2), koelie(3), historisch(13), berber(3), dwerg(2), ontdekken(2), zigeuners(2), moslimsche(2), historischen(1), inheemschen(5), gemengde(3), mesties(3), inuit(4), moslims(3), inheemse(3), pygmee(2), negers(1), mongool(3), page(1), volbloed(2), moor'en(1), primitief(4), inboorlingen(2), kaukasisch(2), ras(3), inlanders(1), dwergen(1), zigeuner(3), traditioneel(3), wild(2), inheemsche(5), slavenschip(3), inlandsche(3), negerin(1), stamgenooten(1), dienstknechts(1), pygmeeen(1), negercultuur(3), baboes(1), exotisch(1), slaaf(4), kaffer(4), inboorling(2), zigeunerbende(1), neger(3), etniciteit(1), kokkie(1), zimbabwecultuur(1), onbeschaafd(1), exotische(1), eskimo's(1), mulatten(1), volksstam(1), barbaren(1), muzelman'(1), praehistorische(1), gekleurd(4), lilliputter(3), eskimo(2), traditioneelen(1), volbloedpaard(1), aziatische(3), k'mesties(2), indisch(1), inlander(3), islamieten(1), bosneger(1), indiaan(1), bediendepmijnneer(1), slavenhandel(1), negerslaven(1), halfbloed(1), boesman(1), inheemsch(1), afkomst(2), winkelknechten(1)</text:p>
          </table:table-cell>
          <table:table-cell office:value-type="string" calcext:value-type="string">
            <text:p>('vergelijking', 9), ('vergelijken', 26), ('verhoogen', 3), ('resp.', 6), ('vaststellen', 12), ('rekening', 24), ('post', 18), ('waarde', 54), ('berekenen', 7), ('aangaan', 8), ('dienstverband', 1), ('dekken', 8), ('verminderen', 23), ('hoofdstuk', 3), ('verdubbelen', 6), ('telling', 4), ('toename', 2), ('voordeelig', 4), ('begrooting', 12), ('verviervoudigen', 1), ('stijgen', 17), ('onderscheidenlijk', 2), ('vermeerderen', 4), ('terugbrengen', 7), ('ontvangst', 11), ('gemiddeld', 14), ('verhooging', 4), ('goedkeuren', 8), ('uittrekken', 6), ('ramen', 1), ('uitgetrokk', 1), ('cijfer', 12), ('respectievelijk', 5), ('begroeting', 5), ('toenemen', 17), ('trimester', 1), ('rato', 1), ('verhogen', 7), ('raming', 6), ('benadering', 3), ('beueden', 1), ('vaststelling', 2), ('aangroeien', 4), ('ledental', 1), ('percentage', 2), ('gelijkstaan', 1), ('becijfering', 1), ('volkstelling', 3), ('totaalcijfer', 1), ('meerder', 1), ('devies', 2), ('achteruitgang', 1), ('aftrek', 6), ('inbaar', 1), ('keurd', 1), ('stijging', 2), ('slinken', 1), ('vooruitgaan', 1), ('vermeerdering', 1), ('vermindering', 3), ('toekenning', 3), ('verhoog', 1), ('gangbaar', 1), ('maximum', 1), ('statistiek', 6), ('uitgaaf', 7), ('berekening', 2), ('kening', 3), ('depreciatie', 1), ('inbegrip', 2), ('reduceren', 1), ('mwt', 1), ('groothandelsprijs', 1), ('achteruitgaan', 2), ('overtreffen', 2), ('rijksmiddelen', 1), ('jaarcijfer', 1), ('prijsstijging', 1), ('uitvoeroverschot', 1), ('suppletoir', 1), ('toeneming', 2), ('astgesteld', 1), ('rijstprijz', 1), ('schatkist', 1), ('jaars', 1), ('vervijfvoudigen', 1), ('correspondeerend', 1), ('t.o.v.', 1), ('inbegrijpen', 1)</text:p>
          </table:table-cell>
          <table:table-cell office:value-type="string" calcext:value-type="string">
            <text:p>vergelijking, vergelijken, verhoogen, resp., vaststellen, rekening, post, waarde, berekenen, aangaan, dienstverband, dekken, verminderen, hoofdstuk, verdubbelen, telling, toename, voordeelig, begrooting, verviervoudigen, stijgen, onderscheidenlijk, vermeerderen, terugbrengen, ontvangst, gemiddeld, verhooging, goedkeuren, uittrekken, ramen, uitgetrokk, cijfer, respectievelijk, begroeting, toenemen, trimester, rato, verhogen, raming, benadering, beueden, vaststelling, aangroeien, ledental, percentage, gelijkstaan, becijfering, volkstelling, totaalcijfer, meerder, devies, achteruitgang, aftrek, inbaar, keurd, stijging, slinken, vooruitgaan, vermeerdering, vermindering, toekenning, verhoog, gangbaar, maximum, statistiek, uitgaaf, berekening, kening, depreciatie, inbegrip, reduceren, mwt, groothandelsprijs, achteruitgaan, overtreffen, rijksmiddelen, jaarcijfer, prijsstijging, uitvoeroverschot, suppletoir, toeneming, astgesteld, rijstprijz, schatkist, jaars, vervijfvoudigen, correspondeerend, t.o.v., inbegrijpen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40944" calcext:value-type="float">
            <text:p>340944</text:p>
          </table:table-cell>
          <table:table-cell office:value-type="float" office:value="46" calcext:value-type="float">
            <text:p>46</text:p>
          </table:table-cell>
          <table:table-cell office:value-type="float" office:value="0.108695652173913" calcext:value-type="float">
            <text:p>0.10870</text:p>
          </table:table-cell>
          <table:table-cell office:value-type="float" office:value="0.940912058812566" calcext:value-type="float">
            <text:p>0.94091</text:p>
          </table:table-cell>
          <table:table-cell office:value-type="float" office:value="0.826086956521739" calcext:value-type="float">
            <text:p>0.82609</text:p>
          </table:table-cell>
          <table:table-cell office:value-type="float" office:value="0.233050380712768" calcext:value-type="float">
            <text:p>0.23305</text:p>
          </table:table-cell>
          <table:table-cell office:value-type="float" office:value="0.0652173913043478" calcext:value-type="float">
            <text:p>0.065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ekleurde(1), marron(2), negerslaven(1), zigeunermuziek(1), aziatische(1), onbeschaafd(1), lilliputter(1), achtergrond(2), gemengd(4), slaven(1), landbouwersknecht(1), indo-europeaan(2), tovenaar(1), traditionele(1), zigeuner(1), afgod(2), afkomst(1), boesman(1), pygmee(1), kwinti(1), page(1), moor(2), barbarlje(1), primitief(1), inheems(1), baboe(1), islamieten(1), slaaf(1), muzelman(1), moslim(2), gekleurd(1), berber(1), historisch(2), kaukasisch(1), bediende(1), zwartje(1)</text:p>
          </table:table-cell>
          <table:table-cell office:value-type="string" calcext:value-type="string">
            <text:p>('loopjongen', 1), ('wit-', 1), ('polderjongen', 1), ('kleermaker', 1), ('barbier', 3), ('boekbinder', 1), ('kantoor', 8), ('koopman', 14), ('smid', 3), ('steenhouwer', 1), ('werkmeid', 1), ('fabrieksarbeider', 1), ('confiseur', 1), ('hoefsmid', 1), ('timmerman', 2), ('schoenmaker', 2), ('dagmeisje', 1), ('schoorsteenveger', 1), ('loodgieter', 1), ('tuinman', 1)</text:p>
          </table:table-cell>
          <table:table-cell office:value-type="string" calcext:value-type="string">
            <text:p>loopjongen, wit-, polderjongen, kleermaker, barbier, boekbinder, kantoor, koopman, smid, steenhouwer, werkmeid, fabrieksarbeider, confiseur, hoefsmid, timmerman, schoenmaker, dagmeisje, schoorsteenveger, loodgieter, tuinman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1966" calcext:value-type="float">
            <text:p>341966</text:p>
          </table:table-cell>
          <table:table-cell office:value-type="float" office:value="31" calcext:value-type="float">
            <text:p>31</text:p>
          </table:table-cell>
          <table:table-cell office:value-type="float" office:value="0.129032258064516" calcext:value-type="float">
            <text:p>0.12903</text:p>
          </table:table-cell>
          <table:table-cell office:value-type="float" office:value="0.844556066260359" calcext:value-type="float">
            <text:p>0.84456</text:p>
          </table:table-cell>
          <table:table-cell office:value-type="float" office:value="0.838709677419355" calcext:value-type="float">
            <text:p>0.83871</text:p>
          </table:table-cell>
          <table:table-cell office:value-type="float" office:value="0.246051132267494" calcext:value-type="float">
            <text:p>0.24605</text:p>
          </table:table-cell>
          <table:table-cell office:value-type="float" office:value="0.032258064516129" calcext:value-type="float">
            <text:p>0.032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ots(2), westers(2), aziatisch(1), historisch(5), eskimo(1), barbaar(1), marron(3), traditionele(1), inboorling(1), page(1), indische(1), inheems(5), exotische(1), baboe(1), achtergrond(2), indo-europeaan(1), indisch(1), gemengd(1)</text:p>
          </table:table-cell>
          <table:table-cell office:value-type="string" calcext:value-type="string">
            <text:p>('lizzy', 2), ('apol', 1), ('maris', 1), ('pies', 1), ('veth', 1), ('block', 1), ('bnys', 1), ('off', 3), ('gant', 2), ('serg', 1), ('keilen', 3), ('titulair', 1), ('cats', 1), ('begeer', 1), ('molkenboer', 1), ('jeer', 1), ('e.a.', 1), ('lsle', 1), ('waldorp', 1), ('mauve', 1), ('kapt', 1), ('geplaatet', 1), ('vertin', 1), ('schneider', 1), ('kraus', 1), ('ansingh', 1), ('toorop', 1), ('denburg', 1)</text:p>
          </table:table-cell>
          <table:table-cell office:value-type="string" calcext:value-type="string">
            <text:p>lizzy, apol, maris, pies, veth, block, bnys, off, gant, serg, keilen, titulair, cats, begeer, molkenboer, jeer, e.a., lsle, waldorp, mauve, kapt, geplaatet, vertin, schneider, kraus, ansingh, toorop, denburg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42111" calcext:value-type="float">
            <text:p>342111</text:p>
          </table:table-cell>
          <table:table-cell office:value-type="float" office:value="96" calcext:value-type="float">
            <text:p>96</text:p>
          </table:table-cell>
          <table:table-cell office:value-type="float" office:value="0.166666666666667" calcext:value-type="float">
            <text:p>0.16667</text:p>
          </table:table-cell>
          <table:table-cell office:value-type="float" office:value="0.700402766163834" calcext:value-type="float">
            <text:p>0.70040</text:p>
          </table:table-cell>
          <table:table-cell office:value-type="float" office:value="0.802083333333333" calcext:value-type="float">
            <text:p>0.80208</text:p>
          </table:table-cell>
          <table:table-cell office:value-type="float" office:value="0.262738236855531" calcext:value-type="float">
            <text:p>0.2627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htergrond(3), indische(2), exotisch(1), koelie(2), lilliputter(3), negerslaven(1), koppensnellers(1), metis(1), kokkie(1), koppensneller(1), zwartje(2), gemengd(18), misvormden(1), wetshistorische(1), medicijnmannen(1), pygmee(1), marron(2), slaaf(2), inboorling(1), inheems(11), baboe(1), mongool(2), muzelmansch(1), moslimsohe(1), wild(1), historisch(1), boesman(2), homo(2), traditioneel(1), primitief(2), tovenaar(1), blank(1), indo-europeaan(2), berber(2), kaukasisch(1), dwerg(1), moslim(2), moor(1), moslimscho(1), ontdekken(2), traditionele(1), aziatisch(3), kafferhoofdman(1), mulat(1), batavia(1), jakarta(1), gemengd'contract(1), aboriginal(1), transport(1), negercultuur(1)</text:p>
          </table:table-cell>
          <table:table-cell office:value-type="string" calcext:value-type="string">
            <text:p>('superieur', 6), ('koffie', 15), ('tabak', 10), ('vlug', 8), ('noot', 5), ('hijsen', 1), ('thee', 11), ('kluut', 1), ('officieele', 1), ('bokken-', 2), ('veiling', 3), ('bl.', 3), ('termijn', 5), ('ruimer', 2), ('tapioca', 1), ('peper', 2), ('eent', 1), ('verscheping', 2), ('redelijk', 4), ('buffel', 1), ('koffie-', 1), ('poed', 1), ('verschepen', 1), ('jute', 3), ('stroef', 1), ('noteeringen', 1), ('prjjz', 1), ('verkooper', 1), ('onveranderd', 1), ('coulant', 1), ('kooper', 5), ('termiju', 1), ('katoenzaadolie', 1), ('hennep', 1), ('kapok', 1), ('coco', 1), ('noteering', 1), ('effectenhandel', 1), ('gum', 1), ('huiden', 1), ('contant', 2), ('fereeniging', 1), ('afdoening', 1), ('cacao', 1), ('afgever', 1)</text:p>
          </table:table-cell>
          <table:table-cell office:value-type="string" calcext:value-type="string">
            <text:p>superieur, koffie, tabak, vlug, noot, hijsen, thee, kluut, officieele, bokken-, veiling, bl., termijn, ruimer, tapioca, peper, eent, verscheping, redelijk, buffel, koffie-, poed, verschepen, jute, stroef, noteeringen, prjjz, verkooper, onveranderd, coulant, kooper, termiju, katoenzaadolie, hennep, kapok, coco, noteering, effectenhandel, gum, huiden, contant, fereeniging, afdoening, cacao, afgever</text:p>
          </table:table-cell>
          <table:table-cell table:number-columns-repeated="10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40688" calcext:value-type="float">
            <text:p>340688</text:p>
          </table:table-cell>
          <table:table-cell office:value-type="float" office:value="30" calcext:value-type="float">
            <text:p>30</text:p>
          </table:table-cell>
          <table:table-cell office:value-type="float" office:value="0.133333333333333" calcext:value-type="float">
            <text:p>0.13333</text:p>
          </table:table-cell>
          <table:table-cell office:value-type="float" office:value="0.825132636524305" calcext:value-type="float">
            <text:p>0.82513</text:p>
          </table:table-cell>
          <table:table-cell office:value-type="float" office:value="0.833333333333333" calcext:value-type="float">
            <text:p>0.83333</text:p>
          </table:table-cell>
          <table:table-cell office:value-type="float" office:value="0.276506477327245" calcext:value-type="float">
            <text:p>0.27651</text:p>
          </table:table-cell>
          <table:table-cell office:value-type="float" office:value="0.0333333333333333" calcext:value-type="float">
            <text:p>0.03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werggroei(1), k'mesties(2), slaaf(1), historisch(1), achtergrond(3), dwerg(1), boesman(1), muzelman(1), queer(1), moor(2), volbloed(1), traditionele(1), berber(1), inuit(1), bosneger(1), knecht(1), marron(3), inheems(2), moslimsohe(1), onbeschaafd(1), kaffer(1), indisch(1), slaven(1)</text:p>
          </table:table-cell>
          <table:table-cell office:value-type="string" calcext:value-type="string">
            <text:p>('wile', 1), ('dow', 1), ('wis', 5), ('oek', 4), ('uut', 1), ('bic', 1), ('jaan', 1), ('gao', 1), ('ies', 1), ('beset', 1), ('oak', 1), ('daor', 1), ('gung', 1), ('laand', 1), ('waer', 1), ('zaten', 1), ('deern', 1), ('hum', 1), ('auw', 1), ('oez', 1), ('duch', 1), ('hoes', 1), ('vot', 1)</text:p>
          </table:table-cell>
          <table:table-cell office:value-type="string" calcext:value-type="string">
            <text:p>wile, dow, wis, oek, uut, bic, jaan, gao, ies, beset, oak, daor, gung, laand, waer, zaten, deern, hum, auw, oez, duch, hoes, vot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41906" calcext:value-type="float">
            <text:p>341906</text:p>
          </table:table-cell>
          <table:table-cell office:value-type="float" office:value="154" calcext:value-type="float">
            <text:p>154</text:p>
          </table:table-cell>
          <table:table-cell office:value-type="float" office:value="0.162337662337662" calcext:value-type="float">
            <text:p>0.16234</text:p>
          </table:table-cell>
          <table:table-cell office:value-type="float" office:value="0.775826659893064" calcext:value-type="float">
            <text:p>0.77583</text:p>
          </table:table-cell>
          <table:table-cell office:value-type="float" office:value="0.792207792207792" calcext:value-type="float">
            <text:p>0.79221</text:p>
          </table:table-cell>
          <table:table-cell office:value-type="float" office:value="0.282244502069065" calcext:value-type="float">
            <text:p>0.28224</text:p>
          </table:table-cell>
          <table:table-cell office:value-type="float" office:value="0.0454545454545455" calcext:value-type="float">
            <text:p>0.0454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emengd(4), moslim(7), page(2), westers(8), roma(1), aziatisch(11), inboorling(2), indiaans(1), blank(2), aziatischejgeit(2), queer(7), marron(16), onbeschaafd(1), inheems(9), exotische(1), historisch(5), mulat(1), koelie(3), indische(1), aboriginal(1), groothistorische(1), berber(4), medicijnman(1), indiaan(2), indo(4), gay(1), neger(3), dwerggroei(1), hottentot(1), rassen(1), halfbloed(5), koppensnellers(2), gekleurd(1), eskimo(2), mongoolsohc(1), primitief(1), mesties(1), volbloed(3), metis(8), kaukasisch(1), roots(1), indisch(2), tovenaar(1), barbaar(1), barbaren(1), berberoorlog(1), negerslaven(1), homo(2), gemengde(1), traditionele(2), ontdekken(1), mengras(1), ras(1), afgod(1), knechts(1), mongool(1), aziatische(1), negerrijk(2), stam(1), lilliputter(1), birma(1)</text:p>
          </table:table-cell>
          <table:table-cell office:value-type="string" calcext:value-type="string">
            <text:p>('londen', 27), ('kentucky', 1), ('cancelling', 1), ('huron', 1), ('santa', 5), ('gran', 1), ('philadelphia', 5), ('mam', 2), ('vincent', 4), ('w.-afrika', 1), ('ilavre', 1), ('mar-', 1), ('bombay', 3), ('palat', 1), ('liverpool', 2), ('andes', 1), ('port', 5), ('xatal', 1), ('quebec', 1), ('sheikh', 1), ('miil', 1), ('malaga', 1), ('karma', 1), ('southampton', 2), ('prawle', 1), ('banana', 1), ('palma', 1), ('kamerun', 1), ('chittagong', 1), ('cap', 2), ('east', 4), ('lond', 2), ('australia', 1), ('aep', 2), ('ciroa', 1), ('bermuda', 1), ('boston', 2), ('khiva', 1), ('khalif', 1), ('vertr', 2), ('vert.', 3), ('orinoco', 1), ('baltimore', 2), ('atal', 1), ('west-afrika', 2), ('himalaya', 1), ('tara', 1), ('zulu', 1), ('calcutta', 7), ('antw', 2), ('sydney', 2), ('marseilla', 1), ('clan', 2), ('charleston', 4), ('oro', 1), ('buenos-ayres', 1), ('negro', 1), ('deal', 1), ('lizard', 1), ('natal', 2), ('gravesen', 1), ('daarb', 1), ('hook', 2), ('leona', 1), ('aang', 6), ('genua', 1), ('indus', 1), ('montevideo', 1), ('servia', 1), ('gibraltar', 2), ('burgerdijk', 1), ('labore', 1), ('winfried', 1), ('gep', 4), ('kurraehee', 1), ('sierra', 2), ('leone', 1), ('vlissingen', 3), ('buenos-aires', 1), ('soudan', 1), ('bremea', 1), ('london', 2), ('gepa', 1), ('malta', 1), ('oost-afrika', 2), ('dover', 1), ('xew-york', 1), ('wilmington', 1), ('gange', 1), ('akyab', 1), ('seattle', 1), ('jamaica', 1), ('montreal', 1), ('afar', 1), ('k.v.', 1)</text:p>
          </table:table-cell>
          <table:table-cell office:value-type="string" calcext:value-type="string">
            <text:p>londen, kentucky, cancelling, huron, santa, gran, philadelphia, mam, vincent, w.-afrika, ilavre, mar-, bombay, palat, liverpool, andes, port, xatal, quebec, sheikh, miil, malaga, karma, southampton, prawle, banana, palma, kamerun, chittagong, cap, east, lond, australia, aep, ciroa, bermuda, boston, khiva, khalif, vertr, vert., orinoco, baltimore, atal, west-afrika, himalaya, tara, zulu, calcutta, antw, sydney, marseilla, clan, charleston, oro, buenos-ayres, negro, deal, lizard, natal, gravesen, daarb, hook, leona, aang, genua, indus, montevideo, servia, gibraltar, burgerdijk, labore, winfried, gep, kurraehee, sierra, leone, vlissingen, buenos-aires, soudan, bremea, london, gepa, malta, oost-afrika, dover, xew-york, wilmington, gange, akyab, seattle, jamaica, montreal, afar, k.v.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1934" calcext:value-type="float">
            <text:p>341934</text:p>
          </table:table-cell>
          <table:table-cell office:value-type="float" office:value="1597" calcext:value-type="float">
            <text:p>1597</text:p>
          </table:table-cell>
          <table:table-cell office:value-type="float" office:value="0.183469004383219" calcext:value-type="float">
            <text:p>0.18347</text:p>
          </table:table-cell>
          <table:table-cell office:value-type="float" office:value="0.490844086297021" calcext:value-type="float">
            <text:p>0.49084</text:p>
          </table:table-cell>
          <table:table-cell office:value-type="float" office:value="0.775203506574828" calcext:value-type="float">
            <text:p>0.77520</text:p>
          </table:table-cell>
          <table:table-cell office:value-type="float" office:value="0.289509150829869" calcext:value-type="float">
            <text:p>0.28951</text:p>
          </table:table-cell>
          <table:table-cell office:value-type="float" office:value="0.0413274890419537" calcext:value-type="float">
            <text:p>0.0413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isvormden(8), barbaren(17), indo(16), indo-europeaan(79), hottentot(12), gemengd(54), lilliputters(6), moslim(72), inheems(61), zwartje(11), moord(1), moslims(16), inheemsche(13), exotisch(13), traditionele(76), achtergrond(94), indische(6), historisch(69), onbeschaafd(12), negerslaven(17), dwerggroei(36), wild(9), medicijnman(14), aziatisch(76), indiaan(7), negerrijk(8), pygmee(17), inheemse(10), aziatische(19), afgod(8), mongool(12), gemengde(4), islamiet(16), westers(3), inboorlingen(5), bediende(13), koelie(11), kaffers(5), inlandsche(11), tovenaar(5), wilde(7), muzelman(10), dwerg(9), kokkie(8), ras(8), mesties(11), mengras(6), homo(14), baboe(12), onbeschaafd'to(1), moor'en(1), moordenaar(1), lilliputter(7), eskimo(8), volbloedras(1), boesmanbanelen(1), koppensneller(9), inlander(14), marron(35), homogeen(1), wilden(1), slavenschip(7), handicap(6), kaukasisch(12), traditioneel(13), muzelmansche(1), stam(5), indolonten(1), inheems'che(4), kaffer(11), page(7), afkomst(17), zigeuners(6), bosneger(3), eskimo's(9), historische(13), berberoorlog(1), primitief(10), indone(1), volbloed(13), inuit(6), inboorling(9), zigeunerbende(2), dienstknecht(2), slaven(9), barbaar(14), indiaans(1), zigeuner(8), ontdekken(20), knecht(9), schildersknecht(1), zigeunermuziek(5), gekleurd(11), marrons(6), slaaft(1), negercultuur(5), muzelman'(1), halfbloed(10), volbloedpaard(1), afgodendienst(2), queer(5), blank(13), koppensnellers(1), eenhistorisch(1), moslimsche(7), slaaf(13), neger(9), bataviasche(1), indisch(4), aboriginal(2), hottentotten(6), boesman(8), rassen(2), moor(5), metis(3), koelies(4), dwergeu(1), winkelknechten(1), mongoolse(3), gekleurde(3), onbeschaafdheid(1), berber(7), mongoolsche(2), en'marron(1), mulat(8), inheemseen(1), historischen(2), inheemschen(5), negers(3), lesbisch(4), moslimsch(1), historischcn(1), aapman(5), stamgenooten(1), grootsch(1), lesbische(3), baboes(1), inlanders(3), jokjakarta(1), jakarta(1), etniciteit(2), muzelmansch(1), volksstam(1), inheemsch(2), exotische(4), moslimsohe(1), roots(5), allochtoon(1), k'mesties(2), mohemmedaan(1), indischen(1), galeislaven(1), verraste(1), barbaar'sche(1), roots'(1), inheemsen(2), groothistorische(1), traditioneelen(2), inheemsebe(1), negerrestaurant(1), berbers(2), christelijkhistorisch'(1), bedienden(1), vermoord(1), indonesi(1), zigeunerin(1), birma(1), volkstammen(1), zimbabwecultuur(2), moortje(1), tovenaars(1), slaven'(1), christelijkhistorischen(1), islamieten(1), rassenhaat(1), indo-europeaans(1), moslimsoh(1), indiaansch(1), mulattin(1), wetshistorische(1), eskimobediende(1), stammen(1), afkomstig(1), moslimscho(1), barbarlje(2), knechts(1), medicijnmannen(2), moslimcultuur(1), gemengden(1), negerin(1), hottentottenstam(1), barbaarsche(1), dwergen(1), blanke(1), senaatsbediende(1), mulatten(1), eskimoverhalen(1), marron'(1), muzelmannen(1), liitlepage(1), roma(1), grootste(1), handicapper(1), indo's(1), koelied(1), verrast(1), grootst(1)</text:p>
          </table:table-cell>
          <table:table-cell office:value-type="string" calcext:value-type="string">
            <text:p>('ongetwijfeld', 22), ('zoozeer', 8), ('uiteen', 11), ('gaan', 355), ('onderwerp', 23), ('geleiden', 11), ('varen', 49), ('inmenging', 3), ('grondwet', 7), ('hervorming', 11), ('noodzakelijk', 21), ('conclusie', 7), ('volkomen', 31), ('kracht', 62), ('betreffen', 57), ('blijken', 109), ('meebrengen', 7), ('voorkomen', 37), ('klem', 2), ('voegen', 23), ('juist', 11), ('herhaaldelijk', 10), ('economisch', 30), ('verwachten', 44), ('moeilijk', 31), ('aard', 30), ('oog', 59), ('plan', 44), ('bezwaarlijk', 5), ('beschouw', 1), ('beschouwen', 70), ('noemen', 138), ('aandacht', 58), ('probleem', 15), ('afleiden', 4), ('nalaten', 9), ('tegenover', 65), ('dringend', 12), ('dege', 1), ('deskundig', 10), ('bereiken', 54), ('willekeurig', 3), ('omstandigheid', 29), ('nagaan', 11), ('bezwaar', 24), ('handhaven', 16), ('vraagstuk', 28), ('keus', 10), ('toonen', 15), ('onderschikken', 2), ('zetten', 65), ('begeren', 8), ('aanbevelen', 5), ('waaruit', 15), ('oefenen', 5), ('belangrijkheid', 2), ('onmogelijk', 30), ('opvatting', 24), ('zorgen', 34), ('handhaving', 3), ('.geweest', 1), ('ophouden', 10), ('beroepsvoetbal', 1), ('ongegrond', 4), ('lichten', 5), ('dienstplicht', 2), ('nut', 16), ('opzicht', 42), ('allerlei', 29), ('zelden', 11), ('keuze', 6), ('gewoonlijk', 18), ('overbodig', 4), ('gezien', 11), ('inheems', 16), ('voeren', 35), ('letten', 6), ('uiteenzetten', 5), ('meestal', 27), ('meevallen', 1), ('impopulair', 2), ('pressie', 3), ('voortdurend', 26), ('onderscheiden', 22), ('dwingen', 27), ('huidig', 16), ('moeilijkheid', 26), ('lastig', 8), ('daaruit', 12), ('geschikt', 24), ('oordeel', 23), ('handelen', 18), ('wijken', 10), ('overzien', 5), ('waartegen', 5), ('bewijs', 41), ('bijdragen', 9), ('onttrekken', 11), ('hoezeer', 6), ('moeielijkheden', 2), ('aandringen', 5), ('bespoediging', 2), ('constateren', 14), ('wijten', 2), ('daartegen', 4), ('gronden', 7), ('vatbaar', 5), ('minst', 11), ('waarep', 1), ('alwed', 1), ('degene', 9), ('nopen', 3), ('tegenwoordi', 2), ('behartig', 2), ('berusten', 21), ('toedoen', 4), ('vermijden', 9), ('kennelijk', 2), ('uitleg', 4), ('beletselen', 1), ('zorge', 1), ('betreuren', 12), ('billijk', 8), ('.vorden', 1), ('argument', 4), ('evengoed', 8), ('ondoenlijk', 1), ('betogen', 10), ('zoogenoemd', 4), ('vesti-', 1), ('bevelen', 10), ('veelal', 6), ('pleiten', 4), ('aantoonen', 2), ('standpunt', 23), ('voetspoor', 1), ('aanduiden', 7), ('uitstek', 3), ('omgekeerd', 3), ('oplossen', 5), ('gezag', 17), ('verzuimen', 4), ('bereikbaar', 1), ('summier', 1), ('hiertegen', 2), ('zeerste', 2), ('strekking', 5), ('onvermijdelijk', 4), ('juister', 1), ('onoverkomelijk', 2), ('denkbaar', 4), ('basis', 9), ('afhangen', 4), ('ongerijmdheid', 1), ('onnoodig', 1), ('menigvuldig', 3), ('donkbeeld', 1), ('aantonen', 6), ('veelvuldig', 8), ('liefst', 7), ('vastgekoppeld', 1), ('teveel', 4), ('rechtvaardigen', 4), ('integendeel', 12), ('wijt', 4), ('defensie', 5), ('betoog', 5), ('hieruit', 7), ('prefereren', 1), ('gerechtvaardigd', 1), ('verreiken', 1), ('zienswijze', 2), ('bedenking', 3), ('denk', 1), ('onthouden', 4), ('bestuderen', 5), ('gebieden', 2), ('atjehoorlog', 1), ('redeneering', 3), ('innemen', 16), ('afscheiden', 2), ('volstaan', 5), ('staving', 3), ('doorslag', 1), ('verschillen', 2), ('medebrengen', 4), ('object', 3), ('grief', 1), ('uitzonderingsmaatregel', 1), ('kenbaar', 3), ('billijken', 1), ('oeconomisch', 3), ('hoofdreden', 1), ('omkeren', 4), ('aanbevelenswaardig', 2), ('priori', 1), ('mogelijkheid', 12), ('bescheiden', 7), ('ambtenarencorp', 1), ('onzent', 3), ('vrijelijk', 2), ('betoogen', 1), ('botweg', 1), ('oogpunt', 3), ('gemis', 10), ('grondig', 4), ('daarteg', 2), ('uitzicht', 4), ('tegemoetkomen', 1), ('behartigen', 3), ('konklusie', 1), ('dwang', 4), ('toestemmen', 1), ('gedwongen', 2), ('blijve', 1), ('beland', 1), ('verdedigbaar', 1), ('zakelijk', 1), ('verdedigingsmaatregel', 3), ('aannemelijk', 4), ('toelat', 1), ('ingrijpen', 2), ('overschatten', 1), ('noodzakelijkheid', 8), ('afgaan', 3), ('moeielijk', 2), ('daarnaar', 1), ('afzien', 5), ('tegenvallen', 1), ('neigen', 1), ('bezighouden', 3), ('vrijgevig', 2), ('strikt', 6), ('gemeen', 4), ('formuleeren', 1), ('economi', 1), ('bevredigen', 5), ('beoordelen', 3), ('achterwege', 4), ('t.a.v.', 2), ('onweerlegbaar', 2), ('beteekend', 1), ('verkieslijk', 1), ('motiveren', 2), ('beteeken', 2), ('noodzaak', 3), ('blijvend', 2), ('juridisch', 4), ('algene', 1), ('opperen', 1), ('vermijding', 1), ('onophoudelijk', 2), ('zoogenaamen', 1), ('aangewezene', 1), ('opzet', 3), ('uitsluiten', 7), ('constateeren', 2), ('afhankelijk', 2), ('menigeen', 2), ('pleit', 2), ('opvatten', 4), ('uitblijven', 2), ('analoog', 1), ('moeilijkbed', 1), ('bestudeeren', 2), ('meetaf', 1), ('landsverdediging', 1), ('kiesrecht', 2), ('beletsel', 1), ('verwezen', 1), ('ontegenzeglijk', 1), ('billijkheid', 1), ('afstuiten', 1), ('zwaarwichtig', 1), ('uitvallen', 4), ('bepleiten', 4), ('principieel', 4), ('aanneembaar', 1), ('geheimhouding', 1), ('onoplosbaar', 1), ('eenigszln', 1), ('aandrang', 2), ('moee', 1), ('volksleg', 1), ('volksleger', 1), ('bijwijze', 1), ('mutandis', 1), ('concreet', 1), ('velerlei', 4), ('anomalie', 1), ('noodwendig', 2), ('formuleren', 2), ("met'de", 1), ('prerogatief', 1), ('lelang', 1), ('afweermaatregel', 1), ('schikken', 3), ('reconstrueeren', 1), ('inlaat', 1), ('hereiken', 2), ('zoogenaamde', 2), ('inbrengen', 1), ('gerustheid', 1), ('onthouding', 1), ('beoordeeling', 3), ('bijvoegen', 1), ('voorlichting', 1), ('noodeloos', 1), ('spoed', 1), ('bestudeering', 2), ('aanmerken', 1), ('goeden', 1), ('casu', 1), ('ongedaan', 1), ('reconstructie', 1), ('onbereikbaar', 1), ('somtijd', 1), ('ondersteunen', 1), ('tenvolle', 1), ('motiveering', 1), ('verhaasten', 1), ('hiertegenover', 1), ('tornen', 1), ('onderschatten', 2), ('ondergeschiken', 1), ('mettertijd', 1), ('huidigen', 1), ('geseven', 1), ('protectie', 1), ('verlokkelijk', 1), ('interpretatie', 1), ('ontvouwen', 1), ('schema', 1), ('vergeen', 1), ('o-f', 1), ('verlieze', 1)</text:p>
          </table:table-cell>
          <table:table-cell office:value-type="string" calcext:value-type="string">
            <text:p>ongetwijfeld, zoozeer, uiteen, gaan, onderwerp, geleiden, varen, inmenging, grondwet, hervorming, noodzakelijk, conclusie, volkomen, kracht, betreffen, blijken, meebrengen, voorkomen, klem, voegen, juist, herhaaldelijk, economisch, verwachten, moeilijk, aard, oog, plan, bezwaarlijk, beschouw, beschouwen, noemen, aandacht, probleem, afleiden, nalaten, tegenover, dringend, dege, deskundig, bereiken, willekeurig, omstandigheid, nagaan, bezwaar, handhaven, vraagstuk, keus, toonen, onderschikken, zetten, begeren, aanbevelen, waaruit, oefenen, belangrijkheid, onmogelijk, opvatting, zorgen, handhaving, .geweest, ophouden, beroepsvoetbal, ongegrond, lichten, dienstplicht, nut, opzicht, allerlei, zelden, keuze, gewoonlijk, overbodig, gezien, inheems, voeren, letten, uiteenzetten, meestal, meevallen, impopulair, pressie, voortdurend, onderscheiden, dwingen, huidig, moeilijkheid, lastig, daaruit, geschikt, oordeel, handelen, wijken, overzien, waartegen, bewijs, bijdragen, onttrekken, hoezeer, moeielijkheden, aandringen, bespoediging, constateren, wijten, daartegen, gronden, vatbaar, minst, waarep, alwed, degene, nopen, tegenwoordi, behartig, berusten, toedoen, vermijden, kennelijk, uitleg, beletselen, zorge, betreuren, billijk, .vorden, argument, evengoed, ondoenlijk, betogen, zoogenoemd, vesti-, bevelen, veelal, pleiten, aantoonen, standpunt, voetspoor, aanduiden, uitstek, omgekeerd, oplossen, gezag, verzuimen, bereikbaar, summier, hiertegen, zeerste, strekking, onvermijdelijk, juister, onoverkomelijk, denkbaar, basis, afhangen, ongerijmdheid, onnoodig, menigvuldig, donkbeeld, aantonen, veelvuldig, liefst, vastgekoppeld, teveel, rechtvaardigen, integendeel, wijt, defensie, betoog, hieruit, prefereren, gerechtvaardigd, verreiken, zienswijze, bedenking, denk, onthouden, bestuderen, gebieden, atjehoorlog, redeneering, innemen, afscheiden, volstaan, staving, doorslag, verschillen, medebrengen, object, grief, uitzonderingsmaatregel, kenbaar, billijken, oeconomisch, hoofdreden, omkeren, aanbevelenswaardig, priori, mogelijkheid, bescheiden, ambtenarencorp, onzent, vrijelijk, betoogen, botweg, oogpunt, gemis, grondig, daarteg, uitzicht, tegemoetkomen, behartigen, konklusie, dwang, toestemmen, gedwongen, blijve, beland, verdedigbaar, zakelijk, verdedigingsmaatregel, aannemelijk, toelat, ingrijpen, overschatten, noodzakelijkheid, afgaan, moeielijk, daarnaar, afzien, tegenvallen, neigen, bezighouden, vrijgevig, strikt, gemeen, formuleeren, economi, bevredigen, beoordelen, achterwege, t.a.v., onweerlegbaar, beteekend, verkieslijk, motiveren, beteeken, noodzaak, blijvend, juridisch, algene, opperen, vermijding, onophoudelijk, zoogenaamen, aangewezene, opzet, uitsluiten, constateeren, afhankelijk, menigeen, pleit, opvatten, uitblijven, analoog, moeilijkbed, bestudeeren, meetaf, landsverdediging, kiesrecht, beletsel, verwezen, ontegenzeglijk, billijkheid, afstuiten, zwaarwichtig, uitvallen, bepleiten, principieel, aanneembaar, geheimhouding, onoplosbaar, eenigszln, aandrang, moee, volksleg, volksleger, bijwijze, mutandis, concreet, velerlei, anomalie, noodwendig, formuleren, met'de, prerogatief, lelang, afweermaatregel, schikken, reconstrueeren, inlaat, hereiken, zoogenaamde, inbrengen, gerustheid, onthouding, beoordeeling, bijvoegen, voorlichting, noodeloos, spoed, bestudeering, aanmerken, goeden, casu, ongedaan, reconstructie, onbereikbaar, somtijd, ondersteunen, tenvolle, motiveering, verhaasten, hiertegenover, tornen, onderschatten, ondergeschiken, mettertijd, huidigen, geseven, protectie, verlokkelijk, interpretatie, ontvouwen, schema, vergeen, o-f, verlieze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40727" calcext:value-type="float">
            <text:p>340727</text:p>
          </table:table-cell>
          <table:table-cell office:value-type="float" office:value="99" calcext:value-type="float">
            <text:p>99</text:p>
          </table:table-cell>
          <table:table-cell office:value-type="float" office:value="0.191919191919192" calcext:value-type="float">
            <text:p>0.19192</text:p>
          </table:table-cell>
          <table:table-cell office:value-type="float" office:value="0.449551935289639" calcext:value-type="float">
            <text:p>0.44955</text:p>
          </table:table-cell>
          <table:table-cell office:value-type="float" office:value="0.797979797979798" calcext:value-type="float">
            <text:p>0.79798</text:p>
          </table:table-cell>
          <table:table-cell office:value-type="float" office:value="0.291226873164884" calcext:value-type="float">
            <text:p>0.29123</text:p>
          </table:table-cell>
          <table:table-cell office:value-type="float" office:value="0.0101010101010101" calcext:value-type="float">
            <text:p>0.010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zigeuner(1), lilliputter(1), volbloed(2), historisch(4), etniciteit(1), slaven(1), indo(1), stam(1), pygmee(1), wetshistorische(1), aziatisch(7), knecht(3), mesties(2), slaaf(1), slavenschip(1), exotisch(1), muzelmansche(1), gay(1), neger(1), kokkie(2), aboriginal(1), mengras(1), dwerggroei(2), indo-europeaan(3), negerslaven(1), traditionele(2), marron(10), primitief(2), halfbloed(2), afgod(1), achtergrond(3), bedienden(1), historische(1), westers(2), handicap(1), roots(2), handicapper(1), dwerg(1), koppensneller(1), barbaar(2), grootsch(1), mulat(1), moslim(4), hottentot(1), queer(1), queertitle(1), gemengd(3), zigeunerin(1), moslims(1), baboe(2), indisch(1), kaffers(1), mongool(1), tovenaar(1), boesman(1), inheems(1), page(2), zwartje(1)</text:p>
          </table:table-cell>
          <table:table-cell office:value-type="string" calcext:value-type="string">
            <text:p>('il', 2), ('sui', 2), ('us', 2), ('faut', 1), ('laisser', 1), ('mise', 1), ('non', 8), ('neut', 1), ('lui', 9), ('les', 10), ('ont', 6), ('peu', 1), ('ses', 1), ('roi', 1), ('plus', 3), ('ans', 2), ('font', 1), ('aien', 2), ('ces', 3), ('son', 2), ('loi', 1), ('par', 4), ('vie', 3), ('etat', 1), ("j'y", 1), ('mots', 1), ('faisant', 1), ('pendant', 1), ('naturel', 3), ("c'est", 1), ('tonne', 1), ('jeune', 1), ('soit', 1), ('tout', 1), ('sous', 1), ('cas', 1), ('ment', 1), ('mennen', 3), ('fut', 1), ('rage', 1), ('lait', 1), ('rant', 1), ('mon', 4), ('tes', 1), ('vive', 1), ('esprit', 1), ('vou', 1), ('notr', 1), ('temp', 1), ('mort', 2), ('ri', 1), ('gilet', 1), ('dater', 1), ('terre', 1), ('fil', 1), ('cour', 1)</text:p>
          </table:table-cell>
          <table:table-cell office:value-type="string" calcext:value-type="string">
            <text:p>il, sui, us, faut, laisser, mise, non, neut, lui, les, ont, peu, ses, roi, plus, ans, font, aien, ces, son, loi, par, vie, etat, j'y, mots, faisant, pendant, naturel, c'est, tonne, jeune, soit, tout, sous, cas, ment, mennen, fut, rage, lait, rant, mon, tes, vive, esprit, vou, notr, temp, mort, ri, gilet, dater, terre, fil, cour</text:p>
          </table:table-cell>
          <table:table-cell table:number-columns-repeated="10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40931" calcext:value-type="float">
            <text:p>340931</text:p>
          </table:table-cell>
          <table:table-cell office:value-type="float" office:value="15" calcext:value-type="float">
            <text:p>15</text:p>
          </table:table-cell>
          <table:table-cell office:value-type="float" office:value="0.133333333333333" calcext:value-type="float">
            <text:p>0.13333</text:p>
          </table:table-cell>
          <table:table-cell office:value-type="float" office:value="0.789717705793051" calcext:value-type="float">
            <text:p>0.78972</text:p>
          </table:table-cell>
          <table:table-cell office:value-type="float" office:value="0.866666666666667" calcext:value-type="float">
            <text:p>0.86667</text:p>
          </table:table-cell>
          <table:table-cell office:value-type="float" office:value="0.2913532148998" calcext:value-type="float">
            <text:p>0.29135</text:p>
          </table:table-cell>
          <table:table-cell office:value-type="float" office:value="0" calcext:value-type="float">
            <text:p>0.00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xotisch(1), islamiet(1), gemengd(2), lesbisch(1), inheems(1), afgod(1), homo(1), halfbloed(1), metis(1), indisch(1), wilde(1), traditionele(1), mongool(1), historisch(1)</text:p>
          </table:table-cell>
          <table:table-cell office:value-type="string" calcext:value-type="string">
            <text:p>('kloppen', 5), ('zilvermeeuw', 1), ('ouick', 1), ('excelsior', 3), ('hercules', 2), ('terr', 1), ('rch', 1), ('lfc', 1)</text:p>
          </table:table-cell>
          <table:table-cell office:value-type="string" calcext:value-type="string">
            <text:p>kloppen, zilvermeeuw, ouick, excelsior, hercules, terr, rch, lfc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1904" calcext:value-type="float">
            <text:p>341904</text:p>
          </table:table-cell>
          <table:table-cell office:value-type="float" office:value="1035" calcext:value-type="float">
            <text:p>1035</text:p>
          </table:table-cell>
          <table:table-cell office:value-type="float" office:value="0.180676328502415" calcext:value-type="float">
            <text:p>0.18068</text:p>
          </table:table-cell>
          <table:table-cell office:value-type="float" office:value="0.589188559448528" calcext:value-type="float">
            <text:p>0.58919</text:p>
          </table:table-cell>
          <table:table-cell office:value-type="float" office:value="0.775845410628019" calcext:value-type="float">
            <text:p>0.77585</text:p>
          </table:table-cell>
          <table:table-cell office:value-type="float" office:value="0.315419664713833" calcext:value-type="float">
            <text:p>0.31542</text:p>
          </table:table-cell>
          <table:table-cell office:value-type="float" office:value="0.0434782608695652" calcext:value-type="float">
            <text:p>0.0434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barbarlje(2), misvormden(9), barbaren(13), moslim(46), slaven(10), dwerggroei(24), marrons(1), negers(3), gemengd(30), traditionele(55), inheems(36), indo-europeaan(45), zigeuner(4), exotisch(10), historisch(49), koppensneller(7), kokkie(4), achtergrond(62), traditioneel(7), negerrijk(4), onbeschaafdheid(1), knecht(8), moslims(9), wetshistorische(1), zigeunermuziek(3), rassen(3), gekleurd(9), inheemsche(8), inheemse(6), moor(5), barbaar'sche(1), stam(4), slaaf(13), neger(12), slavenschip(10), aziatisch(46), hottentotten(3), indische(2), aziatische(13), etniciteit(1), afgod(12), groothistorische(1), bosneger(4), indisch(3), inheemsen(2), halfbloed(7), wild(4), historische(11), indo(6), marron(21), indiaan(6), zimbabwe(1), negerslaven(10), onbeschaafd(8), blank(5), pygmee(15), afkomst(13), mulat(7), kaffer(8), mongool(7), inheemsebe(1), gemengde(4), islamiet(11), berbers(1), voorhistorische(1), westers(2), mesties(9), medicijnman(9), berber(4), westerse(1), koelie(6), inlandsche(9), moslimscho(1), kaukasisch(7), inlander(8), wereldmoord(1), muzelman(8), dwerg(6), metis(3), inheemseen(1), barbaar(10), moslimsche(4), primitief(9), kaffers(2), zwartje(6), hottentot(4), inheemschen(3), mengras(6), medicijnmannen(1), page(3), homo(6), baboe(5), lilliputter(3), lesbisch(3), tovenaar(3), inboorlingen(3), jakarta(1), ontdekken(9), ras(3), eskimo(6), dwergen(2), roots(3), boesmanbanelen(1), inlanders(2), handicap(5), aboriginal(2), eskimo's(5), historischcn(1), inboorling(4), inheems'che(3), bedienden(3), gekleurde(3), aapman(3), stamgenoot(1), stamgenooten(1), koelies(2), indonesi(1), berberoorlog(1), wereldhistorische(1), negercultuur(1), volbloed(4), queer(3), bediende(5), barbaarsche(1), baboes(1), zigeuners(3), inuit(4), batavia(1), lesbische(2), dienstknecht(2), blanke(2), senaatsbediende(1), wilde(2), indostijl(1), volkstammen(1), zimbabwecultuur(2), schildersknecht(1), negerjongen(1), mulatten(1), meesterknecht(1), pages(1), marron'(2), slaaft(1), koppensnellers(2), inheemsch(1), praehistorische(1), slaven'(1), lilliputters(3), historischen(2), volbloedpaard(1), christelijkhistorischen(1), afgodendienst(2), bediendepmijnneer(1), rassenhaat(1), moslimsohe(1), negervrees(1), grootste(1), bataviasche(1), indo-europeaans(1), boesman(2), allochtoon(1), moslimsoh(1), indiaansch(1), handicapper(1), indo's(1), exotische(1), traditionele'(1), koelied(1), stammen(1), indischen(1), galeislaven(1)</text:p>
          </table:table-cell>
          <table:table-cell office:value-type="string" calcext:value-type="string">
            <text:p>('voorgrond', 14), ('wekken', 21), ('verstand', 14), ('uitnemendheid', 2), ('doordringen', 11), ('karakter', 37), ('ontwikkelen', 26), ('gedachtengang', 4), ('wanoren', 2), ('ontvolking', 2), ('ongebreideld', 1), ('ervaring', 12), ('blootstellen', 4), ('waar', 14), ('drijven', 29), ('uitdrukken', 7), ('ontvoogding', 1), ('moeite', 21), ('verwoed', 2), ('gelukken', 18), ('gedrag', 4), ('wedijver', 2), ('angstvallig', 3), ('toezien', 2), ('tijdperk', 8), ('offer', 6), ('jarenlang', 9), ('gewoonte', 30), ('verwaarlozen', 6), ('bedrijven', 5), ('zuiver', 31), ('knauw', 1), ('volslagen', 1), ('subjectief', 1), ('cultureel', 7), ('weerstandsvermogen', 1), ('gelijken', 24), ('binden', 20), ('scherp', 27), ('aanprijzen', 2), ('vervullen', 20), ('misdaad', 13), ('aanzijn', 1), ('bezinning', 1), ('warring', 1), ('streng', 14), ('bevrijden', 9), ('bewustzijn', 5), ('ijv', 1), ('zorgvuldigheid', 1), ('verontwaardiging', 6), ('offeren', 15), ('leed', 11), ('menselijk', 4), ('belonen', 3), ('achteruitzetten', 1), ('medewerking', 17), ('ondergang', 6), ('zede', 12), ('verarmen', 2), ('kortwieken', 1), ('tonen', 35), ('ongerept', 2), ('elders', 21), ('opdoen', 5), ('ondervinding', 7), ('moorden', 7), ('hardnekkig', 6), ('opoffering', 3), ('taak', 33), ('vertonen', 26), ('genieten', 19), ('rampspoed', 1), ('worstelen', 7), ('bezorgdheid', 4), ('ijver', 11), ('besef', 5), ('scherper', 3), ('prestig', 2), ('kenmerk', 8), ('allerzwaar', 1), ('verwantschap', 3), ('afschuwelijkheid', 1), ('welvaart', 9), ('indolentie', 2), ('onverschilligheid', 1), ('geducht', 5), ('maatschappelijk', 13), ('alzijdig', 1), ('volslag', 3), ('opwekking', 1), ('krachtsinspanning', 2), ('generatie', 4), ('tevergeefs', 5), ('spanning', 6), ('getuigen', 16), ('onschuldig', 4), ('voorbijzi', 2), ('innerlijk', 5), ('kern', 9), ('helderen', 1), ('overal', 25), ('andermans', 1), ('heilzaam', 2), ('bewustwording', 1), ('individu', 10), ('hoede', 4), ('brutaal', 5), ('aanrand', 1), ('onmenschelijk', 2), ('beproeven', 8), ('verduren', 2), ('doormaken', 5), ('roof', 2), ('daad', 19), ('misbruiken', 1), ('doorstaan', 2), ('beproeving', 3), ('verbreiding', 3), ('opmerkelijk', 4), ('levenskrachtig', 1), ('alom', 2), ('waken', 7), ('boventoon', 1), ('vergeefs', 6), ('beproefd', 1), ('lafhartig', 1), ('isoleren', 2), ('waakzaam', 5), ('zedelijk', 11), ('verval', 7), ('opzien', 1), ('waakzaamheid', 1), ('overheerscht', 2), ('ontwikkelingsgang', 3), ('beheerseht', 1), ('aansporen', 3), ('verwondering', 3), ('emancipatie', 3), ('aansporing', 3), ('organisatievermogen', 1), ('kortom', 7), ('ontwikkelingsproces', 1), ('veelbewog', 1), ('jeven', 1), ('onnut', 1), ('hypothese', 1), ('onverklaarbaar', 1), ('verdragen', 3), ('zegenrijk', 2), ('oneenigheid', 1), ('beheerschen', 6), ('ervaren', 3), ('schrikbeeld', 1), ('aanmoedigen', 2), ('pauper', 2), ('behoeden', 2), ('uitspatting', 1), ('catastrophe', 1), ('gewelddadig', 2), ('vasthouden', 8), ('beroering', 2), ('theorie', 11), ('onvermoeibaar', 1), ('daarbuiten', 5), ('gruwelijk', 4), ('gezwoeg', 1), ('onzalig', 3), ('ellende', 8), ('beleedigen', 2), ('wrijving', 2), ('mentaliteit', 5), ('verwant', 6), ('klove', 1), ('ondermijnen', 3), ('sleur', 4), ('onverdroten', 1), ('onvruchtbaar', 1), ('illusie', 2), ('vergrijpen', 2), ('aanbreken', 9), ('prikkel', 1), ('breidel', 1), ('onordelijk', 1), ('verslappen', 1), ('dreigend', 2), ('onbruik', 3), ('gekijf', 1), ('opbloei', 1), ('vervulling', 5), ('noest', 2), ('ontzien', 3), ('vlijt', 1), ('veete', 2), ('welvaren', 2), ('achterlijk', 4), ('universeel', 2), ('machteloos', 4), ('koppensnell', 2), ('geruststelling', 1), ('bloot', 6), ('verheffing', 3), ('zniver', 1), ('begaan', 11), ('geprononceerd', 1), ('zedelijkheid', 3), ('ongehoord', 5), ('ligheid', 1), ('teeken', 10), ('teek', 1), ('nauwlettend', 1), ('inspanning', 2), ('toeleggen', 5), ('doemen', 2), ('miserie', 1), ('lediggang', 1), ('verzwakken', 3), ('volksleven', 4), ('onhandigheid', 1), ('lauwheid', 2), ('miskenning', 1), ('tegenspoed', 3), ('bedelen', 3), ('opbouwen', 5), ('bolwerk', 3), ('pioniersarbeid', 1), ('armst', 1), ('verwekken', 5), ('intellectueel', 3), ('zorgvuldig', 4), ('bestand', 3), ('verwikkeling', 1), ('ongereptheid', 1), ('ramp', 5), ('diepgaan', 1), ('onzuiver', 1), ('slordigheid', 1), ('ambitie', 3), ('breuk', 2), ('toppunt', 3), ('discretie', 3), ('beheerscht', 3), ('afstompen', 1), ('verblinding', 1), ('ontaarding', 1), ('onheil', 3), ('onbekwaamheid', 1), ('doortastendheid', 3), ('energie', 6), ('menschehjk', 1), ('verbittering', 1), ('voleindiging', 1), ('droombeeld', 2), ('geleding', 2), ('kenmerken', 12), ('duchtig', 1), ('prikkelen', 3), ('afwenden', 2), ('nauwgezet', 2), ('vruchteloos', 1), ('opofferingsgezindheid', 1), ('teekent', 5), ('opwekken', 4), ('luiheid', 2), ('verwording', 3), ('knoeien', 1), ('allerbest', 2), ('bedrog', 3), ('samenleving', 5), ('ergerlijk', 3), ('wrok', 1), ('barbaarsch', 5), ('evolutie', 1), ('naijver', 1), ('vermorsen', 1), ('decennium', 1), ('scherpte', 1), ('vooruitzien', 1), ('gezinsleven', 1), ('bijzoader', 1), ('catastrof', 1), ('discipline', 3), ('onverzwakt', 1), ('gemeenschapsleven', 1), ('volharding', 1), ('nauwen', 1), ('cultureeel', 1), ('onkunen', 1), ('aanzetten', 2), ('interpreteren', 1), ('onschuldigen', 1), ('destemeer', 1), ('strengheid', 1), ('ondermijning', 1), ('beheersen', 1), ('saamhoorigheid', 1), ('onvolkomenheid', 1), ('tucht', 2), ('toegerust', 1), ('loslaten', 3), ('ongerustheid', 1), ('aalmoes', 3), ('bewustheid', 1), ('verwarring', 3), ('hopelooz', 2), ('geharrewar', 1), ('verweren', 5), ('drijfveer', 1), ('fataal', 1), ('pionierswerk', 1), ('nonchalance', 1), ('wending', 3), ('onmisbar', 1), ('ontstemming', 3), ('saamhorigheid', 1), ('tegenzin', 1), ('omlijnen', 4), ('vertrouwd', 3), ('onvermoeid', 2), ('allerwege', 1), ('wrevel', 1), ('misdadiger', 4), ('spaarzaamheid', 1), ('gestreng', 2), ('sensatie', 3), ('onwetendheid', 2), ('overstelpen', 2), ('uitbuiting', 1), ('physiek', 1), ('onrust', 3), ('bescherm', 2), ('overheersen', 1), ('overheerschenen', 1), ('verspreider', 1), ('naspeuren', 1), ('gewetensvol', 1), ('dispuut', 1), ('onzedelijkheid', 4), ('roekeloos', 1), ('herleving', 1), ('wisselwerking', 2), ('boezem', 2), ('veelomvatten', 1), ('zorgvol', 1), ('tekortkoming', 2), ('starheid', 1), ('objectiviteit', 1), ('overhellen', 1), ('schuldige', 1), ('rekken', 2), ('ophelderen', 2), ('verlossen', 1), ('versmaden', 1), ('wanorde', 1), ('betrachting', 1), ('rakter', 2), ('onrechtvaardigheid', 2), ('verrijking', 1), ('minutieus', 1), ('getroosten', 1), ('schandaal', 1), ('ontaarden', 2), ('achterlijkheid', 2), ('ondernemingsgeest', 1), ('langjarig', 2), ('gestrengheid', 1), ('gekibbel', 1), ('gemeenschapszin', 1), ('philantropie', 2), ('kwijten', 1), ('realiteit', 2), ('inspannen', 2), ('verouderen', 2), ('duchten', 1), ('verdoezelen', 1), ('gruwzaam', 2), ('ternauwernood', 2), ('opoffer', 1), ('nauwkeurigheid', 1), ('zwoegen', 1), ('intellect', 1), ('zaamheid', 1), ('belangeloos', 1), ('ontwaking', 1), ('goedmaken', 1), ('voortvarendheid', 1), ('verdwazing', 1), ('maatschappelyk', 1), ('overladen', 1), ('overschatting', 1), ('bevoorrechten', 1), ('veronachtzaming', 1), ('moordend', 1), ('diepgaand', 1), ('uitmuntenden', 1), ('opleven', 1), ('verwaarloozen', 1), ('minderwaardigheid', 1), ('uitbuiten', 1), ('gevaarvol', 1), ('gedegen', 1), ('genadeslag', 1), ('tred', 1), ('zwang', 1), ('aftakeling', 1), ('oorlogen', 1), ('geestesgesteldheid', 1), ('onpartijdigheid', 1), ('overhaast', 1)</text:p>
          </table:table-cell>
          <table:table-cell office:value-type="string" calcext:value-type="string">
            <text:p>voorgrond, wekken, verstand, uitnemendheid, doordringen, karakter, ontwikkelen, gedachtengang, wanoren, ontvolking, ongebreideld, ervaring, blootstellen, waar, drijven, uitdrukken, ontvoogding, moeite, verwoed, gelukken, gedrag, wedijver, angstvallig, toezien, tijdperk, offer, jarenlang, gewoonte, verwaarlozen, bedrijven, zuiver, knauw, volslagen, subjectief, cultureel, weerstandsvermogen, gelijken, binden, scherp, aanprijzen, vervullen, misdaad, aanzijn, bezinning, warring, streng, bevrijden, bewustzijn, ijv, zorgvuldigheid, verontwaardiging, offeren, leed, menselijk, belonen, achteruitzetten, medewerking, ondergang, zede, verarmen, kortwieken, tonen, ongerept, elders, opdoen, ondervinding, moorden, hardnekkig, opoffering, taak, vertonen, genieten, rampspoed, worstelen, bezorgdheid, ijver, besef, scherper, prestig, kenmerk, allerzwaar, verwantschap, afschuwelijkheid, welvaart, indolentie, onverschilligheid, geducht, maatschappelijk, alzijdig, volslag, opwekking, krachtsinspanning, generatie, tevergeefs, spanning, getuigen, onschuldig, voorbijzi, innerlijk, kern, helderen, overal, andermans, heilzaam, bewustwording, individu, hoede, brutaal, aanrand, onmenschelijk, beproeven, verduren, doormaken, roof, daad, misbruiken, doorstaan, beproeving, verbreiding, opmerkelijk, levenskrachtig, alom, waken, boventoon, vergeefs, beproefd, lafhartig, isoleren, waakzaam, zedelijk, verval, opzien, waakzaamheid, overheerscht, ontwikkelingsgang, beheerseht, aansporen, verwondering, emancipatie, aansporing, organisatievermogen, kortom, ontwikkelingsproces, veelbewog, jeven, onnut, hypothese, onverklaarbaar, verdragen, zegenrijk, oneenigheid, beheerschen, ervaren, schrikbeeld, aanmoedigen, pauper, behoeden, uitspatting, catastrophe, gewelddadig, vasthouden, beroering, theorie, onvermoeibaar, daarbuiten, gruwelijk, gezwoeg, onzalig, ellende, beleedigen, wrijving, mentaliteit, verwant, klove, ondermijnen, sleur, onverdroten, onvruchtbaar, illusie, vergrijpen, aanbreken, prikkel, breidel, onordelijk, verslappen, dreigend, onbruik, gekijf, opbloei, vervulling, noest, ontzien, vlijt, veete, welvaren, achterlijk, universeel, machteloos, koppensnell, geruststelling, bloot, verheffing, zniver, begaan, geprononceerd, zedelijkheid, ongehoord, ligheid, teeken, teek, nauwlettend, inspanning, toeleggen, doemen, miserie, lediggang, verzwakken, volksleven, onhandigheid, lauwheid, miskenning, tegenspoed, bedelen, opbouwen, bolwerk, pioniersarbeid, armst, verwekken, intellectueel, zorgvuldig, bestand, verwikkeling, ongereptheid, ramp, diepgaan, onzuiver, slordigheid, ambitie, breuk, toppunt, discretie, beheerscht, afstompen, verblinding, ontaarding, onheil, onbekwaamheid, doortastendheid, energie, menschehjk, verbittering, voleindiging, droombeeld, geleding, kenmerken, duchtig, prikkelen, afwenden, nauwgezet, vruchteloos, opofferingsgezindheid, teekent, opwekken, luiheid, verwording, knoeien, allerbest, bedrog, samenleving, ergerlijk, wrok, barbaarsch, evolutie, naijver, vermorsen, decennium, scherpte, vooruitzien, gezinsleven, bijzoader, catastrof, discipline, onverzwakt, gemeenschapsleven, volharding, nauwen, cultureeel, onkunen, aanzetten, interpreteren, onschuldigen, destemeer, strengheid, ondermijning, beheersen, saamhoorigheid, onvolkomenheid, tucht, toegerust, loslaten, ongerustheid, aalmoes, bewustheid, verwarring, hopelooz, geharrewar, verweren, drijfveer, fataal, pionierswerk, nonchalance, wending, onmisbar, ontstemming, saamhorigheid, tegenzin, omlijnen, vertrouwd, onvermoeid, allerwege, wrevel, misdadiger, spaarzaamheid, gestreng, sensatie, onwetendheid, overstelpen, uitbuiting, physiek, onrust, bescherm, overheersen, overheerschenen, verspreider, naspeuren, gewetensvol, dispuut, onzedelijkheid, roekeloos, herleving, wisselwerking, boezem, veelomvatten, zorgvol, tekortkoming, starheid, objectiviteit, overhellen, schuldige, rekken, ophelderen, verlossen, versmaden, wanorde, betrachting, rakter, onrechtvaardigheid, verrijking, minutieus, getroosten, schandaal, ontaarden, achterlijkheid, ondernemingsgeest, langjarig, gestrengheid, gekibbel, gemeenschapszin, philantropie, kwijten, realiteit, inspannen, verouderen, duchten, verdoezelen, gruwzaam, ternauwernood, opoffer, nauwkeurigheid, zwoegen, intellect, zaamheid, belangeloos, ontwaking, goedmaken, voortvarendheid, verdwazing, maatschappelyk, overladen, overschatting, bevoorrechten, veronachtzaming, moordend, diepgaand, uitmuntenden, opleven, verwaarloozen, minderwaardigheid, uitbuiten, gevaarvol, gedegen, genadeslag, tred, zwang, aftakeling, oorlogen, geestesgesteldheid, onpartijdigheid, overhaast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2093" calcext:value-type="float">
            <text:p>342093</text:p>
          </table:table-cell>
          <table:table-cell office:value-type="float" office:value="898" calcext:value-type="float">
            <text:p>898</text:p>
          </table:table-cell>
          <table:table-cell office:value-type="float" office:value="0.179287305122494" calcext:value-type="float">
            <text:p>0.17929</text:p>
          </table:table-cell>
          <table:table-cell office:value-type="float" office:value="0.626542005538343" calcext:value-type="float">
            <text:p>0.62654</text:p>
          </table:table-cell>
          <table:table-cell office:value-type="float" office:value="0.776169265033408" calcext:value-type="float">
            <text:p>0.77617</text:p>
          </table:table-cell>
          <table:table-cell office:value-type="float" office:value="0.321121251079744" calcext:value-type="float">
            <text:p>0.32112</text:p>
          </table:table-cell>
          <table:table-cell office:value-type="float" office:value="0.044543429844098" calcext:value-type="float">
            <text:p>0.0445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isvormden(9), moslim(47), negerslaven(10), indo(8), indo-europeaan(59), marrons(3), medicijnman(9), lilliputters(2), roots(3), inheems(41), zigeuner(5), gekleurde(4), primitief(6), slaven(6), kokkie(4), gemengd(30), achtergrond(43), traditioneel(6), berber(5), moslims(9), knecht(4), moord(2), lesbische(2), aziatisch(51), wetshistorische(1), inheemsche(10), gekleurd(5), barbaren(10), exotisch(6), inheemse(4), halfbloedjes(1), stam(4), traditionele(38), inlandsche(7), inheemsen(2), aziatische(13), historisch(36), bosneger(1), indisch(4), afgod(7), hottentot(6), muzelman(6), wild(3), inlander(9), afkomst(6), indiaan(9), historische(7), marron(20), negerrijk(5), volbloed(7), koppensneller(3), handicap(3), pygmee(6), blank(8), mesties(6), mongool(6), moor(5), etniciteit(2), barbaarschheid(1), inboorlingen(1), dwerggroei(20), ras(3), kaffers(2), moslimscho(1), wilde(2), halfbloed(5), barbarlje(1), mulat(5), hottentotten(1), ontdekken(7), dwerg(5), negercultuur(5), bediende(7), zigeuners(4), moslimsche(7), historischen(1), metis(3), baboe(4), inheemschen(3), landbouwersknecht(1), slavenschip(5), homo(7), zwartje(6), mengras(4), medicijnmannen(1), negers(1), boesman(2), lesbisch(4), kaukasisch(6), eskimo(3), lilliputter(5), slaaf(8), volbloedras(1), inlanders(3), christelijkhistorisch'(1), onbeschaafd(6), kaffer(7), muzelmansche(1), eskimo's(2), neger(4), historischcn(1), islamiet(7), inheems'che(3), bedienden(2), zigeunermuziek(1), koelie(5), stamgenooten(1), hottentottenstam(1), tovenaar(3), barbaar(6), indische(2), indone(1), gemengde(3), inboorling(5), mongoolse(1), birma(1), inuit(3), dienstknecht(1), blanke(1), indiaans(1), aziatischejgeit(2), volkstammen(1), zimbabwecultuur(2), exotische(2), schildersknecht(1), meesterknecht(1), aboriginal(2), pages(1), rassen(2), page(3), marron'(1), slaaft(1), muzelman'(1), queer(2), stamhoofd(1), inheems'(1), kwinti(1), volbloedpaard(1), eskimoverhalen(1), metis'nachts(1), kafferhoofdman(1), aapman(1), islamieten(1), eenhistorisch(1), slavenhandel(1), jakarta(1), moslimsohe(1), grootste(1), bataviasche(1), indo-europeaans(1), allochtoon(1), moslimsoh(1), indiaansch(1), handicapper(1), koelies(1), indo's(1), koelied(1), verrast(1), grootst(1), indischen(1), galeislaven(1)</text:p>
          </table:table-cell>
          <table:table-cell office:value-type="string" calcext:value-type="string">
            <text:p>('bevolking', 91), ('rijk', 77), ('vorderen', 13), ('middel', 37), ('hof', 9), ('haling', 1), ('invoeren', 19), ('vestiging', 9), ('beroep', 14), ('arbeid', 42), ('magistraat', 3), ('leggen', 82), ('last', 17), ('min-', 1), ('straf', 14), ('proces', 7), ('wereldhandel', 1), ('verzachten', 5), ('uitspraak', 7), ('boerenstand', 1), ('administratief', 6), ('aanwenden', 8), ('rechtbank', 5), ('bezitten', 68), ('eischt', 9), ('gratie', 2), ('uitbreiding', 14), ('opleggen', 6), ('maat', 35), ('breiding', 1), ('oorlogstijd', 2), ('terecht', 23), ('toevoegen', 9), ('verbieden', 21), ('eischen', 8), ('overheidslichaam', 2), ('werkzaamheid', 8), ('instelling', 8), ('geboycot', 1), ('bestaansmiddel', 1), ('beperking', 2), ('administratieven', 1), ('tendeel', 1), ('stabiel', 2), ('lengtemaat', 2), ('staken', 5), ('rangschikking', 2), ('eischten', 1), ('overtreding', 4), ('verbod', 6), ('strafrecht', 4), ('geleidelijk', 6), ('meerderjarigheid', 1), ('kosten', 11), ('ontbinden', 5), ('aanspreken', 4), ('intensief', 1), ('categorie', 4), ('bijeenbrengen', 1), ('werkloosheid', 4), ('rechtspleging', 1), ('veroordelen', 12), ('voorziening', 3), ('gift', 8), ('rechterlijk', 4), ('gerecht', 6), ('geldboete', 1), ('afmeting', 2), ('vernietiging', 8), ('verzamelen', 14), ('ongeoorloofd', 1), ('-thans', 2), ('voorschrift', 7), ('lijst', 5), ('hulpbehoevend', 1), ('boeten', 3), ('gezin', 19), ('overtreden', 2), ('veroordeelen', 1), ('vrederechter', 1), ('sommatie', 1), ('bezit', 20), ('werknemer', 1), ('bevoegdheid', 5), ('abnormaal', 7), ('levenskans', 2), ('partikulier', 1), ('bestemmen', 13), ('oversparen', 1), ('grootouder', 1), ('levenslang', 2), ('werkverschaffing', 3), ('collectief', 2), ('afschrift', 2), ('differentiatie', 2), ('vonnis', 3), ('aangeteeken', 2), ('dagvaarding', 1), ('ontzeggen', 3), ('vervangen', 9), ('straffen', 5), ('nood', 10), ('wettig', 7), ('benoodigen', 1), ('verruiming', 1), ('woekeraar', 1), ('noodlijdende', 3), ('particulier', 9), ('toereikend', 1), ('doeleinde', 2), ('jassen', 2), ('doodstraf', 3), ('verplaatsing', 2), ('toezicht', 11), ('rechter', 12), ('opheffing', 9), ('bezigen', 6), ('nijver', 2), ('behoeftig', 2), ('overnemen', 13), ('formaliteit', 1), ('volgorde', 4), ('verrichten', 30), ('stipt', 3), ('verstek', 2), ('overdragen', 3), ('vervanging', 1), ('nietig', 1), ('leniging', 1), ('werkloos', 3), ('vero', 1), ('ambtshalve', 1), ('arbeidsveld', 6), ('adoptie', 1), ('concurrentie', 7), ('vrouwenarbeid', 3), ('toevoeging', 1), ('rijksinstellingen', 1), ('cultuurstelsel', 1), ('indeeling', 3), ('gerechtshof', 3), ('strafbaar', 2), ('platteland', 2), ('arbeidscontract', 1), ('ryk', 5), ('verdringing', 1), ('kolonisatie', 5), ('opmaken', 6), ('cassatie', 1), ('liefdadig', 1), ('landswege', 1), ('grondrecht', 2), ('bezitter', 4), ('boroep', 1), ('werklooz', 1), ('malaise', 1), ('arbeidsbeurs', 2), ('krijgsraad', 2), ('inschakeling', 2), ('controle', 5), ('ontvankelijk', 1), ('aansprakelijkheid', 1), ('arbeidsvoorwaarde', 1), ('teekenden', 1), ('ongeschoold', 1), ('bestaansmogelijkheid', 1), ('volking', 1), ('rechtzaak', 1), ('echtscheiding', 1), ('geldigheid', 1), ('buitenkans', 1), ('voortbrenging', 1), ('vierschaar', 1), ('concluderen', 2), ('geoorloofd', 4), ('buitenechtelijk', 1), ('verkorting', 2), ('onrechtmatig', 2), ('aanpassing', 2), ('onbeperkt', 7), ('geding', 1), ('concurreerenen', 1), ('schakelen', 2), ('recidive', 1), ('rbeid', 1), ('tiging', 1), ('elscht', 1), ('drankhandel', 2), ('verzwaren', 1), ('eerverlie', 1), ('rangoren', 1), ('gelijkstellen', 2), ('preventief', 1), ('entameeren', 1), ('eiseht', 1), ('naleving', 3), ('woningtoestand', 2), ('produceer', 2), ('legging', 1), ('arbeidswetgeving', 2), ('ezit', 1), ('desweg', 3), ('rechtscollege', 1), ('handelsverkeer', 1), ('productief', 1), ('dessadienst', 1), ('oproepen', 3), ('aanwend', 1), ('arrest', 2), ('comparitie', 1), ('veroordeeling', 2), ('ontwikkelingsstadium', 2), ('huwelijks-', 1), ('bezwaren', 1), ('plichtig', 1), ('onwettig', 1), ('stippen', 1), ('verboord', 1), ('heerschenen', 2), ('arbeidskracht', 2), ('subsidiair', 1), ('landbouwdepartement', 1), ('neringdoende', 1), ('verboden', 1), ('beheren', 1), ('meerderjarig', 1), ('onbevoegd', 1), ('correctioneel', 1), ('beboeten', 1), ('arbeidstoestand', 2), ('hulpbron', 1), ('potentieel', 1), ('oproeping', 1), ('bedeeling', 2), ('karig', 1), ('verbaal', 1), ('allernoodig', 1), ('transportmogelijkheid', 1), ('poene', 1), ('ruilhandel', 1), ('clementie', 1), ('hulpverleening', 1), ('samensmelting', 1), ('produktie', 1), ('monopolie', 1), ('strafbedreiging', 1), ('uittreksel', 1), ('riik', 1), ('beschikkingsrecht', 1), ('promotiekans', 1), ('controleren', 2), ('gemeenteweg', 1), ('feestgave', 1), ('persdelict', 1), ('ryke', 1), ('dwangarbeid', 1), ('geldverlies', 1), ('concurreeren', 1)</text:p>
          </table:table-cell>
          <table:table-cell office:value-type="string" calcext:value-type="string">
            <text:p>bevolking, rijk, vorderen, middel, hof, haling, invoeren, vestiging, beroep, arbeid, magistraat, leggen, last, min-, straf, proces, wereldhandel, verzachten, uitspraak, boerenstand, administratief, aanwenden, rechtbank, bezitten, eischt, gratie, uitbreiding, opleggen, maat, breiding, oorlogstijd, terecht, toevoegen, verbieden, eischen, overheidslichaam, werkzaamheid, instelling, geboycot, bestaansmiddel, beperking, administratieven, tendeel, stabiel, lengtemaat, staken, rangschikking, eischten, overtreding, verbod, strafrecht, geleidelijk, meerderjarigheid, kosten, ontbinden, aanspreken, intensief, categorie, bijeenbrengen, werkloosheid, rechtspleging, veroordelen, voorziening, gift, rechterlijk, gerecht, geldboete, afmeting, vernietiging, verzamelen, ongeoorloofd, -thans, voorschrift, lijst, hulpbehoevend, boeten, gezin, overtreden, veroordeelen, vrederechter, sommatie, bezit, werknemer, bevoegdheid, abnormaal, levenskans, partikulier, bestemmen, oversparen, grootouder, levenslang, werkverschaffing, collectief, afschrift, differentiatie, vonnis, aangeteeken, dagvaarding, ontzeggen, vervangen, straffen, nood, wettig, benoodigen, verruiming, woekeraar, noodlijdende, particulier, toereikend, doeleinde, jassen, doodstraf, verplaatsing, toezicht, rechter, opheffing, bezigen, nijver, behoeftig, overnemen, formaliteit, volgorde, verrichten, stipt, verstek, overdragen, vervanging, nietig, leniging, werkloos, vero, ambtshalve, arbeidsveld, adoptie, concurrentie, vrouwenarbeid, toevoeging, rijksinstellingen, cultuurstelsel, indeeling, gerechtshof, strafbaar, platteland, arbeidscontract, ryk, verdringing, kolonisatie, opmaken, cassatie, liefdadig, landswege, grondrecht, bezitter, boroep, werklooz, malaise, arbeidsbeurs, krijgsraad, inschakeling, controle, ontvankelijk, aansprakelijkheid, arbeidsvoorwaarde, teekenden, ongeschoold, bestaansmogelijkheid, volking, rechtzaak, echtscheiding, geldigheid, buitenkans, voortbrenging, vierschaar, concluderen, geoorloofd, buitenechtelijk, verkorting, onrechtmatig, aanpassing, onbeperkt, geding, concurreerenen, schakelen, recidive, rbeid, tiging, elscht, drankhandel, verzwaren, eerverlie, rangoren, gelijkstellen, preventief, entameeren, eiseht, naleving, woningtoestand, produceer, legging, arbeidswetgeving, ezit, desweg, rechtscollege, handelsverkeer, productief, dessadienst, oproepen, aanwend, arrest, comparitie, veroordeeling, ontwikkelingsstadium, huwelijks-, bezwaren, plichtig, onwettig, stippen, verboord, heerschenen, arbeidskracht, subsidiair, landbouwdepartement, neringdoende, verboden, beheren, meerderjarig, onbevoegd, correctioneel, beboeten, arbeidstoestand, hulpbron, potentieel, oproeping, bedeeling, karig, verbaal, allernoodig, transportmogelijkheid, poene, ruilhandel, clementie, hulpverleening, samensmelting, produktie, monopolie, strafbedreiging, uittreksel, riik, beschikkingsrecht, promotiekans, controleren, gemeenteweg, feestgave, persdelict, ryke, dwangarbeid, geldverlies, concurreeren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41827" calcext:value-type="float">
            <text:p>341827</text:p>
          </table:table-cell>
          <table:table-cell office:value-type="float" office:value="69" calcext:value-type="float">
            <text:p>69</text:p>
          </table:table-cell>
          <table:table-cell office:value-type="float" office:value="0.159420289855072" calcext:value-type="float">
            <text:p>0.15942</text:p>
          </table:table-cell>
          <table:table-cell office:value-type="float" office:value="0.739860816004474" calcext:value-type="float">
            <text:p>0.73986</text:p>
          </table:table-cell>
          <table:table-cell office:value-type="float" office:value="0.797101449275362" calcext:value-type="float">
            <text:p>0.79710</text:p>
          </table:table-cell>
          <table:table-cell office:value-type="float" office:value="0.348681506742331" calcext:value-type="float">
            <text:p>0.34868</text:p>
          </table:table-cell>
          <table:table-cell office:value-type="float" office:value="0.0434782608695652" calcext:value-type="float">
            <text:p>0.043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ge(1), achtergrond(3), marron(6), koelie(1), traditioneel(1), tovenaar(1), inuit(1), rassen(1), islamiet(1), moslim(2), gemengd(3), aziatisch(3), inlanders(1), inheemse(1), indisch(1), negerrijk(1), indische(1), afkomstig(1), roma(1), eskimo(2), inheemsche(1), halfbloed(1), berber(2), slaaf(1), kaffers(1), koppensneller(1), blank(2), moslims(2), zigeuner(1), indo-europeaan(2), traditionele(1), historisch(1), dwerggroei(1), barbaren(1), homo(1), mulat(1), handicap(2), roots(1), inheems(1), zimbabwecultuur(1), exotische(1), exotisch(1), eskimo's(1), slaven(2), wild(1), inheemsch(1), neger(1), kaffer(1), zigeuners(1), bedienden(1)</text:p>
          </table:table-cell>
          <table:table-cell office:value-type="string" calcext:value-type="string">
            <text:p>('leen', 7), ('schuld', 15), ('emanuel', 2), ('oostersehe', 1), ('rothschild', 1), ('tol-', 2), ('dito', 4), ('dlto', 1), ('kron', 1), ('loten', 6), ('busi', 1), ('r.m.', 1), ('russ', 1), ('fl.', 1), ('serie', 11), ('lurk', 2), ('ges', 2), ('oblig', 1), ('scbuld', 1), ('kr.', 1), ('tabaksmonop', 1), ('flooo', 1), ('oostersche', 1), ('dodo', 1), ('ito', 1), ('chuld', 1), ('dro', 1), ('duo', 1), ('hope', 2), ('portu', 1), ('assouan', 1)</text:p>
          </table:table-cell>
          <table:table-cell office:value-type="string" calcext:value-type="string">
            <text:p>leen, schuld, emanuel, oostersehe, rothschild, tol-, dito, dlto, kron, loten, busi, r.m., russ, fl., serie, lurk, ges, oblig, scbuld, kr., tabaksmonop, flooo, oostersche, dodo, ito, chuld, dro, duo, hope, portu, assouan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1810" calcext:value-type="float">
            <text:p>341810</text:p>
          </table:table-cell>
          <table:table-cell office:value-type="float" office:value="689" calcext:value-type="float">
            <text:p>689</text:p>
          </table:table-cell>
          <table:table-cell office:value-type="float" office:value="0.182873730043541" calcext:value-type="float">
            <text:p>0.18287</text:p>
          </table:table-cell>
          <table:table-cell office:value-type="float" office:value="0.518916377549697" calcext:value-type="float">
            <text:p>0.51892</text:p>
          </table:table-cell>
          <table:table-cell office:value-type="float" office:value="0.775036284470247" calcext:value-type="float">
            <text:p>0.77504</text:p>
          </table:table-cell>
          <table:table-cell office:value-type="float" office:value="0.373173590201803" calcext:value-type="float">
            <text:p>0.37317</text:p>
          </table:table-cell>
          <table:table-cell office:value-type="float" office:value="0.0420899854862119" calcext:value-type="float">
            <text:p>0.0420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traditioneel(7), misvormden(6), negerslaven(5), indo(8), indo-europeaan(29), medicijnman(7), moslim(29), inheems(31), gekleurde(2), exotisch(4), tovenaar(3), primitief(10), historisch(32), koppensneller(8), kokkie(4), negerrijk(3), inboorling(6), traditionele(31), inheemsche(6), achtergrond(44), wild(4), stam(4), neger(2), hottentotten(1), onbeschaafd(6), aziatische(5), bosneger(3), roots(5), aziatisch(34), inheemsen(2), hottentot(5), homo(6), inlander(3), gemengd(26), zigeunerin(2), marron(26), boesman(2), knecht(5), mulat(10), mesties(5), mongool(6), indiaan(5), inheemsebe(1), slavenschip(3), moor(4), etniciteit(1), aapman(1), zwartje(2), kaffers(2), inuit(6), barbaarschheid(1), inboorlingen(4), volbloed(2), page(5), afkomstig(1), ras(6), mengras(4), westerse(1), dwerg(4), muzelman(4), zigeunerbende(2), dwerggroei(14), barbarlje(2), gay(1), berber(5), slaven(4), gekleurd(4), bediende(3), bosnegers(1), inlandsche(4), zigeuners(3), barbaar(11), moslims(4), historischen(1), baboe(6), inheemse(2), moordenaar(1), lilliputter(2), negers(1), zimbabwe(1), moslimsch(1), boesmanbanelen(1), moslimcultuur(1), christelijkhistorisch'(1), pygmee(2), zigeunermuziek(1), handicap(3), homogeen(1), barbaren(8), kaukasisch(5), ontdekken(5), metis'(1), afgod(3), inheems'che(3), islamiet(5), eskimo(1), slaaf(7), koelies(3), halfbloed(5), pygmeeen(1), koelie(4), indische(2), queer(3), inlanders(1), blank(4), lilliputters(1), dienstknecht(1), zigeuner(5), moslimsche(3), roma(2), metis(3), eskimo's(1), wilde(2), volkstammen(1), exotische(2), afkomst(2), indisch(3), pages(1), marrons(4), afgodsbeeldje(1), inheemsch(1), kwinti(1), kaffer(1), metis'nachts(1), k'mesties(2), liitlepage(1), bediendepmijnneer(1), slavenhandel(1), indo-europeaans(1), rassen(1), moslimsoh(1), traditionele'(1), koelied(1), grootst(1), galeislaven(1), winkelknechten(1), transport(1), mulattin(1)</text:p>
          </table:table-cell>
          <table:table-cell office:value-type="string" calcext:value-type="string">
            <text:p>('oen', 31), ('hot', 62), ('waa', 16), ('ket', 1), ('ecu', 32), ('eon', 28), ('dio', 34), ('toe-', 2), ('hel', 45), ('betten', 136), ('geble', 1), ('ied', 1), ('/van', 1), ('ai', 12), ('be-', 9), ('aau', 6), ('vaai', 1), ('wenl', 3), ('oon', 3), ('bel', 8), ('cen', 4), ('hei', 19), ('verschi', 1), ('even-', 1), ('hotten', 5), ('oor', 22), ('ge-', 12), ('.te', 1), ('ora', 3), ('eea', 14), ('gej', 2), ('mot', 21), ('wonlen', 1), ('bij-', 2), ('cic', 7), ('pla', 2), ('bev', 3), ('tingen', 3), ('ijk', 4), ('-het', 5), ('tul', 4), ('daarn', 1), ('blj', 3), ('waarm', 1), ('gen', 27), ('.en', 10), ('ean', 8), ('een', 14), ('bjj', 9), ('id', 1), ('fee', 3), ('brj', 3), ('lets', 9), ('dl', 8), ('ahe', 2), ('loggen', 2), ('cea', 1), ('wonlt', 1), ('alie', 2), ('eem', 2), ('vol-', 4), ('alken', 1), ('toor', 5), ('jle', 1), ('allo', 15), ('en-', 1), ('genoem', 1), ('waari', 1), ('-reeds', 1), ('zljn', 9), ('goon', 1), ('tonder', 1), ("van'het", 1), ('derd', 3), ('eeu', 5), ('.aan', 2), ('hellen', 1), ('-als', 1), ('aan-', 5), ('fl', 1), ('eeae', 1), ('ving', 2), ('zouder', 1), ('eveneena', 2), ('eni', 1), ('plaa', 1), ('gevei', 1), ('dte', 2), ('bijj', 1), ('esn', 3), ('veor', 3), ('over-', 2), ('gewinnen', 1), ('cle', 3), ('rode', 2), ('roor', 2), ('eer-', 2), ('bene', 3), ('olijk', 1), ('eeti', 2), ('teg', 1), ('na-', 1), ('ccn', 1), ('w*rd', 1), ('dsa', 3), ('v', 1), ('waar-', 3), ('ovor', 2), ('enkole', 1), ('on-', 2), ('uet', 1), ('aue', 1), ('her-', 1), ('-is', 1), ('aile', 2), ('eenl', 1), ('woi', 1), ('st', 5), ('hert', 3), ('bii', 4), ('h-t', 3), ('hst', 10), ('van-het', 1), ('nie-t', 1), ("h't", 1), ('bult', 3), ('fde', 3), ('eii', 3), ('lelijk', 4), ('tuigen', 1), ('hler', 2), ('ieta', 1), ('aarbij', 1), ('opge', 1), ('hef', 3), ('tiet', 5), ('eti', 2), ('reer', 1), ('verdei', 1), ('sten', 2), ('/eer', 1), ('ijken', 1), ('rd', 1), ('gelen', 1), ('dsn', 4), ('vei', 2), ('iloor', 2), ('hieuwen', 1), ('dis', 3), ('joor', 1), ('/en', 2), ('racht', 1), ('iag', 2), ('hct', 2), ('h.t', 1), ('dle', 2), ('gooen', 1), ('-bij', 2), ('wil-', 2), ('.is', 1), ('h^t', 1), ('foor', 2), ('haald', 1), ('oni', 3), ('ijet', 2), ('d*n', 1), ('slotte', 1), ('aarden', 2), ('der', 4), ('ig', 2), ('dior', 1), ('besto', 1), ('oij', 1), ('darren', 1), ('voord', 1), ('b*j', 1), ('ovei', 4), ('a', 3), ('thana', 2), ('ol', 1), ('hetl', 1), ('uitge', 1), ('het-', 2), ('bfl', 1), ('hnt', 1), ('dpn', 1), ('belde', 2), ('deg', 3), ('ais', 2), ('aie', 2), ('defl', 1), ('llet', 1), ('toet', 2), ('dfe', 1), ('verr', 1), ('lingen', 3), ('d.e', 1), ('heest', 1), ('ge^', 1), (".'", 1), ('wedor', 1), ('sond', 1), ('klaren', 1), ('a-an', 1), ('morkt', 1), ('dlo', 3), ('uit', 1), ('teken', 1), ('verdor', 1), ('rk', 1), ('bet', 1), ('eau', 3), ('pde', 1), ('le-', 1), ('def', 2), ('blij-', 1), ('dij', 1), ('jennen', 1), ('onder-', 1), ('hpt', 1), ('vag', 1), ('wo', 1), ('bc-', 2), ('ovar', 1), ('delijk', 1), ('fle', 1), ('ii', 1), ('orer', 1), ('vozen', 1), ("aan'de", 1), ('aange-', 1), ('legd', 1), ('leel', 1), ('eej', 1)</text:p>
          </table:table-cell>
          <table:table-cell office:value-type="string" calcext:value-type="string">
            <text:p>oen, hot, waa, ket, ecu, eon, dio, toe-, hel, betten, geble, ied, /van, ai, be-, aau, vaai, wenl, oon, bel, cen, hei, verschi, even-, hotten, oor, ge-, .te, ora, eea, gej, mot, wonlen, bij-, cic, pla, bev, tingen, ijk, -het, tul, daarn, blj, waarm, gen, .en, ean, een, bjj, id, fee, brj, lets, dl, ahe, loggen, cea, wonlt, alie, eem, vol-, alken, toor, jle, allo, en-, genoem, waari, -reeds, zljn, goon, tonder, van'het, derd, eeu, .aan, hellen, -als, aan-, fl, eeae, ving, zouder, eveneena, eni, plaa, gevei, dte, bijj, esn, veor, over-, gewinnen, cle, rode, roor, eer-, bene, olijk, eeti, teg, na-, ccn, w*rd, dsa, v, waar-, ovor, enkole, on-, uet, aue, her-, -is, aile, eenl, woi, st, hert, bii, h-t, hst, van-het, nie-t, h't, bult, fde, eii, lelijk, tuigen, hler, ieta, aarbij, opge, hef, tiet, eti, reer, verdei, sten, /eer, ijken, rd, gelen, dsn, vei, iloor, hieuwen, dis, joor, /en, racht, iag, hct, h.t, dle, gooen, -bij, wil-, .is, h^t, foor, haald, oni, ijet, d*n, slotte, aarden, der, ig, dior, besto, oij, darren, voord, b*j, ovei, a, thana, ol, hetl, uitge, het-, bfl, hnt, dpn, belde, deg, ais, aie, defl, llet, toet, dfe, verr, lingen, d.e, heest, ge^, .', wedor, sond, klaren, a-an, morkt, dlo, uit, teken, verdor, rk, bet, eau, pde, le-, def, blij-, dij, jennen, onder-, hpt, vag, wo, bc-, ovar, delijk, fle, ii, orer, vozen, aan'de, aange-, legd, leel, eej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2105" calcext:value-type="float">
            <text:p>342105</text:p>
          </table:table-cell>
          <table:table-cell office:value-type="float" office:value="507" calcext:value-type="float">
            <text:p>507</text:p>
          </table:table-cell>
          <table:table-cell office:value-type="float" office:value="0.195266272189349" calcext:value-type="float">
            <text:p>0.19527</text:p>
          </table:table-cell>
          <table:table-cell office:value-type="float" office:value="0.253430640633775" calcext:value-type="float">
            <text:p>0.25343</text:p>
          </table:table-cell>
          <table:table-cell office:value-type="float" office:value="0.775147928994083" calcext:value-type="float">
            <text:p>0.77515</text:p>
          </table:table-cell>
          <table:table-cell office:value-type="float" office:value="0.394751908926423" calcext:value-type="float">
            <text:p>0.39475</text:p>
          </table:table-cell>
          <table:table-cell office:value-type="float" office:value="0.029585798816568" calcext:value-type="float">
            <text:p>0.0295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kaukasisch(6), barbarlje(1), moslim(50), indo-europeaan(15), marrons(4), mongoolse(3), medicijnman(6), onbeschaafd(6), metis(2), page(3), inheems(8), historisch(17), gemengd(11), inuit(1), inboorling(3), achtergrond(25), moslims(12), onbeschaafdheid(1), berber(9), aziatisch(32), traditionele(21), inheemsche(1), traditioneel(2), inheemse(5), mesties(7), neger(7), slavenschip(2), groothistorische(1), afgod(3), inheemsen(2), negerslaven(9), indo(10), hottentot(4), inlander(2), afkomst(5), historischen(1), indiaan(4), volbloed(5), koppensneller(2), zimbabwe(2), mongool(4), barbaren(8), mongoolsche(1), islamiet(8), exotisch(2), berbers(1), aziatische(8), inboorlingen(5), afkomstig(1), westerse(1), wereldhistorische(2), koelie(3), zigeunerbende(1), moslimscho(1), mulat(4), marron(11), negercultuur(2), bediende(3), inlandsche(6), zigeuners(3), moslimsche(6), kaffers(2), barbaar(3), halfbloed(5), gemengde(2), lesbisch(2), tovenaar(2), moslimsch(1), ras(3), inlanders(2), moord(1), negerrijk(4), aboriginal(2), ontdekken(2), dwerggroei(3), slaaf(8), indolonten(1), blank(3), bedienden(2), eskimo(2), misvormden(2), negerin(1), vermoord(1), historische(2), indonesi(1), hottentottenstam(1), muzelman(4), kokkie(1), indone(1), baboes(1), indisch(2), westers(1), blanke(2), bosneger(2), aziatischejgeit(2), gekleurde(1), volkstammen(1), knecht(2), dwerg(2), zigeuner(2), wilde(1), primitief(2), rassen(2), marron'(1), gekleurd(2), muzelman'(1), boesman(1), inheems'(1), slaven'(1), lilliputter(2), hottentotten(1), moor(1), homo(2), koppensnellers(1), eskimo's(1), koelies(1), kaffer(2), moslimsohe(1), slaven(2), afgodendienst(1), inheemsch(1), baboe(1), roots(1), mohemmedaan(1), indischen(1), afstammelingen(1), stam(1)</text:p>
          </table:table-cell>
          <table:table-cell office:value-type="string" calcext:value-type="string">
            <text:p>('christenen', 11), ('diplomaat', 5), ('leider', 29), ('senaat', 2), ('benen', 2), ('afvaardigen', 7), ('konoje', 3), ('matsoeoka', 2), ('journalist', 8), ('mongool', 6), ('moslims', 10), ('kolonisten', 2), ('vertegenwoordigen', 14), ('mahomedaansch', 2), ('telegraferen', 1), ('mahomedanen', 4), ('journal', 1), ('mohammedaansch', 7), ('deportatie', 1), ('deporteren', 1), ('banneling', 1), ('superioriteit', 2), ('dent', 2), ('vertegenwoordiger', 11), ('gevechtswaarde', 1), ('ondernemen', 7), ('proclamatie', 1), ('wetgevend', 1), ('republikeinen', 3), ('bleu', 1), ('inboorling', 34), ('mohammedaan', 13), ('diplomatie', 5), ('burger', 18), ('staatsman', 6), ('vangen', 47), ('figaro', 3), ('instructie', 5), ('mohammedanen', 14), ('succes', 29), ('afdanking', 1), ('gendarmerie', 2), ('emigratie', 5), ('onderhoud', 8), ('antwerpsch', 1), ('boecharin', 1), ('stalin', 5), ('werver', 1), ('hitler', 6), ('congrespartij', 2), ('moslim', 21), ('telegrafeeren', 1), ('gendarme', 2), ('kleurling', 13), ('grensbewoner', 1), ('landverhuizing', 3), ('gevangenschap', 2), ('brusselsch', 3), ('bende', 13), ('hitier', 2), ('aziaten', 5), ('vluchteling', 4), ('lueger', 2), ('hindoe', 12), ('immigrant', 4), ('sneuvelen', 6), ('smokkelaar', 1), ('wapen', 23), ('interviewen', 1), ('werkvolk', 5), ('muzelmansch', 2), ('muzelman', 5), ('strategie', 1), ('kolonist', 8), ('jong-turken', 1), ('krijgsgevang', 1), ('krijgsgevangene', 1), ('onderhandelaar', 1), ('verbanning', 3), ('fusilleren', 2), ('royalist', 1), ('mussolini', 4), ('moslem', 3), ('zeeschuimer', 1), ('hindoes', 9), ('mohamedanen', 1), ('terugroepen', 2), ('dictator', 1), ('deserteur', 1), ('verbannen', 5), ('stootkracht', 1), ('veldheer', 2), ('aziat', 3), ('moslimsch', 2), ('temps', 2), ('contingent', 2), ('vertegenwoordig', 1), ('reporter', 2), ('werving', 2), ('getalsterkte', 2), ('sakser', 1), ('beige', 3), ('decreet', 1), ('anti-fascist', 1), ('carlistisch', 1), ('zwitser', 2), ('sterkte', 2), ('italia', 1), ('telefoneren', 1), ('vlaanderen', 4), ('antwerpschen', 1), ('dezel', 3), ('slatin', 1), ('republikein', 3), ('perzen', 3), ('lenin', 2), ('gorki', 1), ('negerbevolking', 1), ('duce', 1), ('islamitisch', 1), ('parijsch', 5), ('afrikaanders', 1), ('belgen', 2), ('vichy', 1), ('anti-communistisch', 1), ('trotsky', 1), ('boodschapper', 1), ('mobiliseeren', 1), ('bonapartistisch', 1), ('bund', 2), ('volksstam', 1), ('ontslagaanvrage', 1), ('delegatie', 2), ('arbeiderspartij', 1), ('konoye', 1), ('parijsche', 1), ('mohamedaansch', 3), ('trotski', 1), ('immigratie', 3), ('gelukzoeker', 1), ('krijgsgevangenschap', 1), ('manifest', 1), ('rijksdagcommissie', 1), ('emigrant', 1), ('henlein', 1), ('kabinetsraad', 1), ('nachricht', 1), ('gevangenkamp', 1), ('saradjogloe', 1), ('doema', 1), ('interneering', 1), ('regeeringsbesluit', 1), ('afvaardiging', 1), ('minister-presidentschap', 1), ('ballingschap', 1), ('prohibitie', 2), ('zeeroover', 1), ('petit', 2), ('kroonraad', 1), ('moslems', 1), ('ghandi', 1), ('tories', 1), ('opbellen', 1), ('overmacht', 1), ('zoeloes', 1), ('berchtesgad', 1), ('landdag', 1), ('gaulois', 1), ('vangenen', 1), ('staatsgevangene', 1), ('oppersten', 1)</text:p>
          </table:table-cell>
          <table:table-cell office:value-type="string" calcext:value-type="string">
            <text:p>christenen, diplomaat, leider, senaat, benen, afvaardigen, konoje, matsoeoka, journalist, mongool, moslims, kolonisten, vertegenwoordigen, mahomedaansch, telegraferen, mahomedanen, journal, mohammedaansch, deportatie, deporteren, banneling, superioriteit, dent, vertegenwoordiger, gevechtswaarde, ondernemen, proclamatie, wetgevend, republikeinen, bleu, inboorling, mohammedaan, diplomatie, burger, staatsman, vangen, figaro, instructie, mohammedanen, succes, afdanking, gendarmerie, emigratie, onderhoud, antwerpsch, boecharin, stalin, werver, hitler, congrespartij, moslim, telegrafeeren, gendarme, kleurling, grensbewoner, landverhuizing, gevangenschap, brusselsch, bende, hitier, aziaten, vluchteling, lueger, hindoe, immigrant, sneuvelen, smokkelaar, wapen, interviewen, werkvolk, muzelmansch, muzelman, strategie, kolonist, jong-turken, krijgsgevang, krijgsgevangene, onderhandelaar, verbanning, fusilleren, royalist, mussolini, moslem, zeeschuimer, hindoes, mohamedanen, terugroepen, dictator, deserteur, verbannen, stootkracht, veldheer, aziat, moslimsch, temps, contingent, vertegenwoordig, reporter, werving, getalsterkte, sakser, beige, decreet, anti-fascist, carlistisch, zwitser, sterkte, italia, telefoneren, vlaanderen, antwerpschen, dezel, slatin, republikein, perzen, lenin, gorki, negerbevolking, duce, islamitisch, parijsch, afrikaanders, belgen, vichy, anti-communistisch, trotsky, boodschapper, mobiliseeren, bonapartistisch, bund, volksstam, ontslagaanvrage, delegatie, arbeiderspartij, konoye, parijsche, mohamedaansch, trotski, immigratie, gelukzoeker, krijgsgevangenschap, manifest, rijksdagcommissie, emigrant, henlein, kabinetsraad, nachricht, gevangenkamp, saradjogloe, doema, interneering, regeeringsbesluit, afvaardiging, minister-presidentschap, ballingschap, prohibitie, zeeroover, petit, kroonraad, moslems, ghandi, tories, opbellen, overmacht, zoeloes, berchtesgad, landdag, gaulois, vangenen, staatsgevangene, oppersten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41779" calcext:value-type="float">
            <text:p>341779</text:p>
          </table:table-cell>
          <table:table-cell office:value-type="float" office:value="355" calcext:value-type="float">
            <text:p>355</text:p>
          </table:table-cell>
          <table:table-cell office:value-type="float" office:value="0.202816901408451" calcext:value-type="float">
            <text:p>0.20282</text:p>
          </table:table-cell>
          <table:table-cell office:value-type="float" office:value="0.184059640561058" calcext:value-type="float">
            <text:p>0.18406</text:p>
          </table:table-cell>
          <table:table-cell office:value-type="float" office:value="0.774647887323944" calcext:value-type="float">
            <text:p>0.77465</text:p>
          </table:table-cell>
          <table:table-cell office:value-type="float" office:value="0.429146691786184" calcext:value-type="float">
            <text:p>0.42915</text:p>
          </table:table-cell>
          <table:table-cell office:value-type="float" office:value="0.0225352112676056" calcext:value-type="float">
            <text:p>0.0225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werggroei(3), mongoolse(2), moslim(31), zigeuner(3), inheems(10), primitief(3), islamiet(6), negerrijk(7), berber(10), inboorling(3), aziatisch(37), moslims(3), achtergrond(13), inheemse(2), barbaar'sche(1), stam(2), traditionele(11), hottentotten(2), onbeschaafd(3), aziatische(10), afgod(3), marron(4), negerslaven(4), indo(6), muzelman(5), homo(1), historische(4), mongool(4), koppensneller(4), zimbabwe(2), kaukasisch(12), traditioneel(3), barbaren(6), pygmee(3), westerse(1), historisch(11), moslimscho(1), halfbloed(2), inlander(5), indo-europeaan(6), gay(1), inlandsche(4), moslimsche(5), dwerg(2), marrons(1), bediende(3), ras(5), misvormden(2), indisch(1), berbers(1), volbloed(1), indiaan(1), afkomst(2), wild(3), mulat(3), negers(1), slaven(3), volbloedras(1), boesmanbanelen(1), moslimcultuur(1), mengras(2), slavenschip(1), gemengd(3), historischcn(1), slaaf(1), kaffer(4), hottentot(2), kaffers(2), pygmeeen(1), ontdekken(1), hottentottenstam(1), berberoorlog(1), barbaar(3), wereldhistorische(1), neger(3), koelie(1), inuit(1), page(1), blanke(1), exotisch(1), queer(2), eskimo's(1), marron'(1), gekleurd(4), muzelman'(1), mongoolsohc(1), koppensnellers(1), boesman(1), inheemsche(2), aapman(1), aziatischen(1), knecht(2), gemengde(2), liitlepage(1), inlanders(1), lilliputter(1), moslimsohe(1), afgodendienst(1), rassen(1), roots(1), metis(1), zwartje(1), mohemmedaan(1), grootst(1), zimbabwecultuur(1)</text:p>
          </table:table-cell>
          <table:table-cell office:value-type="string" calcext:value-type="string">
            <text:p>('turken', 18), ('egypte', 17), ('palestina', 9), ('eugelschen', 1), ('kaukasus', 5), ('kief', 1), ('moskou', 10), ('medina', 4), ('bezetten', 15), ('adigrat', 1), ('veroveren', 14), ('ingenom', 1), ('gevecht', 12), ('perm', 1), ('aanvallen', 12), ('bitlis', 1), ('rhodesia', 5), ('kaukasisch', 1), ('stelling', 9), ('opmars', 1), ('front', 10), ('vijand', 24), ('arabisch', 15), ('kretenzer', 1), ('ontruimen', 4), ('mantsjoekwo', 3), ('terugtrekken', 5), ('engelschen', 22), ('mosoel', 1), ('vuurlinie', 1), ('abomey', 2), ('inneming', 1), ('territorium', 2), ('sandjak', 1), ('offensief', 4), ('aanval', 28), ('rukken', 8), ('voorpost', 2), ('mongoolsch', 3), ('siberisch', 2), ('grondgebied', 7), ('kaapsch', 1), ('mekka', 10), ('turkestan', 2), ('insluiting', 2), ('operatie', 6), ('afghaansch', 1), ('zuidafrika', 1), ('bergpas', 2), ('damascu', 1), ('goudveld', 3), ('transvaalsch', 4), ('amerikan', 5), ('insluiten', 4), ('kreta', 5), ('verovering', 4), ('omtrekken', 1), ('basken', 1), ('kronstadt', 1), ('trans-', 2), ('centraal-afrika', 1), ('creta', 1), ('kowno', 1), ('albaneesch', 1), ('concentreren', 7), ('duitschers', 5), ('krim', 3), ('stormenderhand', 1), ('opereren', 2), ('libye', 1), ('syrisch', 1), ('aziatischen', 3), ('linkervleugel', 1), ('japannees', 1), ('damaskus', 1), ('adrianopel', 1), ('bezett', 2), ('niemandsland', 1), ('hoofdstelling', 1), ('britten', 2), ('mandaatsgebied', 1), ('konia', 1), ('adana', 1), ('terugslaan', 2), ('marokkaansch', 4), ('klein-azie', 1), ('mandsjoekwo', 2), ('engelsohen', 2), ('soedan', 6), ('tiflis', 1), ('duitser', 1), ('lodz', 1), ('kazan', 1), ('perzie', 2), ('oostersch', 10), ('kassala', 3), ('massowah', 1), ('khartoem', 2), ('voortdringen', 1), ('transvaal', 3), ('kaboel', 2), ('doorbreking', 1), ('terugdrijven', 2), ('ethiopisch', 1), ('skoetari', 1), ('cettinje', 1), ('russisch-', 2), ('irak', 1), ('estlander', 1), ('stamboel', 2), ('onst', 1), ('sief', 1), ('rechtervleugel', 1), ('terugtocht', 3), ('bezetting', 4), ('strategisch', 3), ('galicie', 1), ('minsk', 2), ('samentrekking', 1), ('samentrekken', 2), ('kaapkolonie', 2), ('charkof', 1), ('doorbreken', 3), ('pan-', 2), ('arabischen', 1), ('zuid-afrika', 2), ('abessijnsch', 1), ('zuidwest-afrika', 1), ('epirus', 1), ('saloniki', 1), ('uitvoerhaven', 1), ('afslaan', 2), ('trentino', 1), ('algiersch', 1), ('kandia', 1), ('vooruitdringen', 1), ('larissa', 1), ('christenbevolking', 1), ('hoofdmacht', 1), ('cyrenaika', 1), ('vrijstaat', 2), ('oprukken', 1), ('.voorts', 1), ('vrijstaatsch', 1), ('veroveringstocht', 1), ('teruggeslagen', 1), ('sovjets', 1), ('kiautsjau', 1), ('kopermijn', 1), ('moerasgebied', 1), ('zuidgrens', 1), ('kiew', 1), ('afghanistan', 1), ('moslemin', 1), ('protectoraat', 1), ('tegenaanval', 1), ('swaziland', 1), ('rukt', 1), ('omsk', 1), ('angora', 1), ('doortocht', 1), ('limpopo', 1), ('abessinisch', 1), ('bakoe', 1), ('schoonvegen', 1), ('verbindingslijn', 1)</text:p>
          </table:table-cell>
          <table:table-cell office:value-type="string" calcext:value-type="string">
            <text:p>turken, egypte, palestina, eugelschen, kaukasus, kief, moskou, medina, bezetten, adigrat, veroveren, ingenom, gevecht, perm, aanvallen, bitlis, rhodesia, kaukasisch, stelling, opmars, front, vijand, arabisch, kretenzer, ontruimen, mantsjoekwo, terugtrekken, engelschen, mosoel, vuurlinie, abomey, inneming, territorium, sandjak, offensief, aanval, rukken, voorpost, mongoolsch, siberisch, grondgebied, kaapsch, mekka, turkestan, insluiting, operatie, afghaansch, zuidafrika, bergpas, damascu, goudveld, transvaalsch, amerikan, insluiten, kreta, verovering, omtrekken, basken, kronstadt, trans-, centraal-afrika, creta, kowno, albaneesch, concentreren, duitschers, krim, stormenderhand, opereren, libye, syrisch, aziatischen, linkervleugel, japannees, damaskus, adrianopel, bezett, niemandsland, hoofdstelling, britten, mandaatsgebied, konia, adana, terugslaan, marokkaansch, klein-azie, mandsjoekwo, engelsohen, soedan, tiflis, duitser, lodz, kazan, perzie, oostersch, kassala, massowah, khartoem, voortdringen, transvaal, kaboel, doorbreking, terugdrijven, ethiopisch, skoetari, cettinje, russisch-, irak, estlander, stamboel, onst, sief, rechtervleugel, terugtocht, bezetting, strategisch, galicie, minsk, samentrekking, samentrekken, kaapkolonie, charkof, doorbreken, pan-, arabischen, zuid-afrika, abessijnsch, zuidwest-afrika, epirus, saloniki, uitvoerhaven, afslaan, trentino, algiersch, kandia, vooruitdringen, larissa, christenbevolking, hoofdmacht, cyrenaika, vrijstaat, oprukken, .voorts, vrijstaatsch, veroveringstocht, teruggeslagen, sovjets, kiautsjau, kopermijn, moerasgebied, zuidgrens, kiew, afghanistan, moslemin, protectoraat, tegenaanval, swaziland, rukt, omsk, angora, doortocht, limpopo, abessinisch, bakoe, schoonvegen, verbindingslijn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41566" calcext:value-type="float">
            <text:p>341566</text:p>
          </table:table-cell>
          <table:table-cell office:value-type="float" office:value="83" calcext:value-type="float">
            <text:p>83</text:p>
          </table:table-cell>
          <table:table-cell office:value-type="float" office:value="0.168674698795181" calcext:value-type="float">
            <text:p>0.16867</text:p>
          </table:table-cell>
          <table:table-cell office:value-type="float" office:value="0.675612642111552" calcext:value-type="float">
            <text:p>0.67561</text:p>
          </table:table-cell>
          <table:table-cell office:value-type="float" office:value="0.783132530120482" calcext:value-type="float">
            <text:p>0.78313</text:p>
          </table:table-cell>
          <table:table-cell office:value-type="float" office:value="0.439520955803694" calcext:value-type="float">
            <text:p>0.43952</text:p>
          </table:table-cell>
          <table:table-cell office:value-type="float" office:value="0.0481927710843374" calcext:value-type="float">
            <text:p>0.048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fgod(1), page(3), blanka(1), eskimo's(1), handicap(10), roots(1), gemengd(4), roma(1), inheems(3), bediende(1), inheemschen(2), koppensneller(1), historisch(2), gekleurd(1), achtergrond(2), aboriginal(2), jakarta(1), marron(7), blank(1), volbloed(1), traditionele(3), indiaan(1), mulat(1), moslim(2), zwartje(1), neger(1), handicapper(1), inboorlingen(1), stamgenoot(1), stam(3), aziatisch(3), koelie(2), negercultuur(1), kaffers(1), lilliputter(1), pygmeeen(1), hottentot(1), mongool(2), wilde(1), onbeschaafd(1), negerslaven(1), indischen(1), inuit(2), westers(1), moor(1), wild(1), birma(1)</text:p>
          </table:table-cell>
          <table:table-cell office:value-type="string" calcext:value-type="string">
            <text:p>('minuut', 14), ('baan', 14), ('j_e', 1), ('circuit', 4), ('hole', 1), ('handicap', 6), ('zwaargewicht', 1), ('wereldkampioen', 2), ('sprinten', 2), ('pelissier', 1), ('jockey', 1), ('mededinging', 1), ('yard', 2), ('rond', 4), ('record', 5), ('dempsey', 1), ('tunney', 1), ('horden', 1), ('polo', 1), ('seconde', 3), ('parcours', 1), ('steeple', 1), ('rit', 7), ('rijder', 3), ('handicapper', 1), ('draverij', 1), ('eindpaal', 1), ('finish', 1), ('woelwater', 1), ('winner', 1), ('minu', 1), ('wiellengte', 1), ('heatdraverij', 1), ('pio', 1), ('minui', 1), ('cochet', 1), ('kwartier', 2), ('manch', 1), ('heat', 1), ('diskwalificeren', 1), ('parent', 1)</text:p>
          </table:table-cell>
          <table:table-cell office:value-type="string" calcext:value-type="string">
            <text:p>minuut, baan, j_e, circuit, hole, handicap, zwaargewicht, wereldkampioen, sprinten, pelissier, jockey, mededinging, yard, rond, record, dempsey, tunney, horden, polo, seconde, parcours, steeple, rit, rijder, handicapper, draverij, eindpaal, finish, woelwater, winner, minu, wiellengte, heatdraverij, pio, minui, cochet, kwartier, manch, heat, diskwalificeren, parent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1826" calcext:value-type="float">
            <text:p>341826</text:p>
          </table:table-cell>
          <table:table-cell office:value-type="float" office:value="1511" calcext:value-type="float">
            <text:p>1511</text:p>
          </table:table-cell>
          <table:table-cell office:value-type="float" office:value="0.181336863004633" calcext:value-type="float">
            <text:p>0.18134</text:p>
          </table:table-cell>
          <table:table-cell office:value-type="float" office:value="0.576790786545371" calcext:value-type="float">
            <text:p>0.57679</text:p>
          </table:table-cell>
          <table:table-cell office:value-type="float" office:value="0.771012574454004" calcext:value-type="float">
            <text:p>0.77101</text:p>
          </table:table-cell>
          <table:table-cell office:value-type="float" office:value="0.440484694373091" calcext:value-type="float">
            <text:p>0.44048</text:p>
          </table:table-cell>
          <table:table-cell office:value-type="float" office:value="0.0476505625413633" calcext:value-type="float">
            <text:p>0.0476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arbaren(19), indo-europeaan(77), negers(4), lilliputters(4), moslim(73), inheems(52), koppensneller(6), zwartje(12), inuit(9), gemengd(48), moord(1), moslims(13), misvormden(12), traditionele(76), achtergrond(87), slavenschip(7), indische(4), dwerggroei(31), historisch(63), onbeschaafd(11), inheemsen(4), negerslaven(16), inlander(11), marron(40), indiaan(11), pygmee(9), aziatisch(69), medicijnman(13), mulat(9), primitief(14), afgod(13), exotisch(12), mongool(11), westers(3), moor(8), queer(6), gemengde(3), islamiet(14), indo(14), barbaarschheid(1), inboorlingen(3), bediende(13), koelie(11), kaffers(3), aziatische(16), muzelman(12), inlandsche(14), barbaar(13), ras(12), mengras(6), lilliputter(10), baboe(9), onbeschaafd'to(1), moordenaar(1), volbloedras(1), boesmanbanelen(1), roots(7), homogeen(1), kaukasisch(15), slaaf(16), stam(7), eskimo(4), inheems'che(4), inheemse(12), kaffer(10), page(8), afkomst(13), hottentot(11), eskimo's(8), historische(16), bedienden(1), berberoorlog(1), kokkie(8), mesties(9), indone(1), volbloed(5), inboorling(6), batavia(1), dienstknecht(2), slaven(11), gekleurde(2), indiaans(1), wilde(4), ontdekken(15), knecht(9), metis(7), homo(10), negerjongen(1), neger(12), marrons(8), muzelman'(1), halfbloed(14), volbloedpaard(1), traditioneel(15), negercultuur(3), handicap(3), afgodendienst(2), koppensnellers(3), bosneger(4), eenhistorisch(1), blanke(1), bataviasche(1), indisch(5), aboriginal(4), hottentotten(4), boesman(3), rassen(3), inheemsche(9), dwerg(8), zigeuner(8), wild(4), gekleurd(11), zigeunermuziek(4), trans(1), afstammelingen(1), winkelknechten(1), mongoolse(2), onbeschaafdheid(1), berber(10), blank(8), koelies(3), zigeunerin(1), wereldhistorische(1), zigeunerbende(1), tovenaar(3), historischen(4), lesbisch(4), moslimsch(1), historischcn(1), inheemschen(3), lesbische(3), baboes(1), inlanders(4), zigeuners(3), jokjakarta(1), meesterknecht(1), pages(1), dwergen(2), moslimsohe(1), mohemmedaan(1), indischen(1), verraste(1), littlepage(1), barbarlje(2), barbaar'sche(1), roots'(1), mongoolsche(1), inheemsebe(1), voorhistorische(1), westerse(1), moslimsche(6), negerrestaurant(1), berbers(2), zimbabwe(1), christelijkhistorisch'(1), birma(1), volkstammen(1), zimbabwecultuur(2), moortje(1), marron'(2), tovenaars(1), slaven'(1), volbloeden(1), christelijkhistorischen(1), kafferhoofdman(1), aapman(2), jakarta(1), negervrees(1), inheemsch(1), moslimsoh(1), indiaansch(1), stammen(1), wetshistorische(1), demooraten(1), volbloed'(1), moslimscho(1), wereldmoord(1), gay(1), bosnegers(1), knechts(1), medicijnmannen(2), moslimcultuur(1), hottentottenstam(1), barbaarsche(1), mulatten(1), inheems'(1), muzelmannen(1), exotische(2), kwinti(1), afgodisch(1), traditioneelen(1), aziatischen(1), liitlepage(1), bediendepmijnneer(1), slavenhandel(1), grootste(1), handicapper(1), indo's(1), koelied(1), grootst(1), negerrijk(1)</text:p>
          </table:table-cell>
          <table:table-cell office:value-type="string" calcext:value-type="string">
            <text:p>('bedenken', 16), ('optreden', 43), ('misverstand', 6), ('nastreven', 3), ('weten', 185), ('staatsburgerlijk', 1), ('denkbeeld', 14), ('verzet', 10), ('motief', 9), ('trachten', 49), ('bevreesd', 1), ('beginsel', 27), ('samenwerken', 5), ('element', 16), ('uitloopen', 1), ('werkelijkheid', 16), ('zonneklaar', 1), ('vrees', 13), ('bezig', 24), ('plicht', 23), ('goed', 337), ('toekomst', 22), ('soms', 41), ('menigmaal', 6), ('missen', 28), ('gelukkig', 31), ('trekken', 78), ('betwisten', 5), ('samenwerking', 14), ('kennen', 112), ('hoop', 24), ('denken', 112), ('activiteit', 4), ('nauw', 28), ('contact', 9), ('dezulken', 4), ('doel', 50), ('vrezen', 20), ('steunen', 25), ('reden', 40), ('vreezen', 5), ('volhouden', 3), ('verstaan', 14), ('voorstander', 4), ('gewennen', 7), ('ontmoedigen', 1), ('ontkennen', 10), ('optimisme', 1), ('flagrant', 1), ('bewijzen', 27), ('poging', 41), ('duidelijk', 61), ('schuilen', 4), ('almeer', 1), ('nergens', 14), ('veroorloven', 6), ('algemeenheid', 2), ('onlogisch', 1), ('zin', 31), ('beroepsleger', 2), ('waarschuwen', 15), ('afwennen', 4), ('voorgoed', 5), ('bieden', 34), ('houding', 24), ('omspringen', 3), ('fout', 14), ('pog', 4), ('logisch', 4), ('bevorderen', 10), ('inboet', 1), ('nepotisme', 1), ('neiging', 8), ('bureaucratisch', 2), ('probeeren', 2), ('gemeenschap', 14), ('verzetten', 9), ('helpen', 25), ('verwerkelijking', 1), ('verscherpen', 4), ('voorspellen', 3), ('twijfel', 13), ('protesteren', 6), ('wil', 7), ('bcteekent', 1), ('wezenlijk', 7), ('helaas', 15), ('vrijheid', 28), ('begrip', 20), ('erkennen', 27), ('teleurstellen', 5), ('mislukken', 9), ('schijnbaar', 7), ('waarschuwing', 8), ('getuigenis', 6), ('oppervlakkig', 6), ('grondwettig', 1), ('ideologisch', 1), ('moreel', 9), ('toekomstig', 7), ('beogen', 4), ('streven', 32), ('einddoel', 2), ('bezien', 7), ('voeling', 1), ('daadwerkelijk', 2), ('weren', 8), ('bewaarheid', 2), ('voorspelling', 2), ('klacht', 6), ('verkeerd', 12), ('eendrachtig', 2), ('bezweren', 4), ('staatkundig', 7), ('veronderstellen', 9), ('drang', 2), ('zelv', 1), ('beweegreden', 2), ('volksgroep', 2), ('volksbestaan', 2), ('abuis', 2), ('vooropstellen', 2), ('herbewapening', 1), ('overwinnen', 9), ('bemoeien', 8), ('medewerken', 5), ('loven', 7), ('erkenning', 6), ('degelijk', 15), ('afschrikken', 1), ('critiseert', 1), ('staalkundig', 1), ('sluite', 1), ('misplaatst', 1), ('gewetensvrijheid', 1), ('eerbiedigen', 6), ('losmaking', 1), ('hinderen', 5), ('wisselen', 4), ('verklaarbaar', 3), ('vergissen', 3), ('consequentie', 4), ('zeiven', 5), ('koesteren', 9), ('eerbiediging', 3), ('rechtsvorming', 1), ('concentratie', 1), ('ongelijk', 2), ('sparen', 6), ('doelstelling', 3), ('afzijdig', 4), ('inzicht', 12), ('onderstelling', 2), ('overdreven', 9), ('gekant', 3), ('behoud', 5), ('welbegrep', 1), ('verwezenlijken', 5), ('bedreiging', 2), ('staatsorde', 1), ('onjuist', 9), ('krachtproef', 2), ('overtuiging', 12), ('definitie', 5), ('privilegie', 2), ('richtsnoer', 3), ('eenzijdig', 3), ('toetssteen', 1), ('rooskleurig', 1), ('cenigszin', 1), ('onrechtvaardig', 1), ('belichamen', 1), ('meedoen', 5), ('mogen', 20), ('overheid', 10), ('afweten', 4), ('opwerpen', 2), ('bevrediging', 5), ('onpartijdig', 1), ('betwistbaar', 1), ('overtuigen', 20), ('veilig', 13), ('dwarsbomen', 1), ('houtje', 2), ('verwezenlijking', 4), ('verontrusten', 4), ('formule', 5), ('waarlijk', 12), ('meeningsverschil', 1), ('beramen', 2), ('beseffen', 10), ('onjuistheid', 1), ('zelfstandigheid', 3), ('inruimen', 1), ('onaantastbaar', 1), ('schier', 8), ('begrijpelijk', 6), ('gebondenheid', 1), ('interpreteeren', 1), ('ingewijde', 1), ('eigenbelang', 2), ('weieens', 1), ('critiek', 8), ('allermoeilijkst', 1), ('onwaar', 2), ('binding', 3), ('opdringen', 2), ('lijnrecht', 1), ('benieuwd', 1), ('kneveling', 1), ('erin', 4), ('wegleggen', 4), ('kwaadschik', 1), ('tegenwerken', 2), ('scheev', 2), ('verantwoordelijk', 4), ('besten', 4), ('gelijkheid', 3), ('buitenstaander', 1), ('welhaast', 1), ('ineenstorting', 2), ('//voor', 1), ('opofferen', 2), ('protesteeren', 2), ('onverbrekelijk', 1), ('onnauwkeurig', 1), ('bemoedigend', 1), ('hulshouding', 1), ('tegenslag', 2), ('onbegrijpelijk', 5), ('grieven', 4), ('homogeniteit', 1), ('ontgaan', 3), ('pessimistisch', 1), ('optimistisch', 2), ('ontijdig', 1), ('eenheid', 13), ('belichten', 1), ('terugschrikken', 1), ('uitleggen', 2), ('onbestaanbaar', 1), ('geldverspilling', 2), ('vorming', 6), ('duurzaam', 2), ('onbevooroordeeld', 1), ('handelwijze', 2), ('benijdenswaardig', 2), ('fundamenteel', 1), ('altoos', 1), ('onmiskenbaar', 3), ('meewerken', 1), ('zonnen', 2), ('volksgemeenschap', 1), ('bijkans', 1), ('critiseeren', 1), ('enkeling', 1), ('kritiseren', 1), ('terughouding', 1), ('aanklacht', 3), ('zwichten', 2), ('toebedenken', 1), ('positief', 7), ('misrekenen', 1), ('voorspelden', 1), ('strooming', 2), ('juistheid', 2), ('bewering', 4), ('phase', 1), ('stelselmatig', 2), ('grondbeginsel', 2), ('discrediet', 1), ('conglomeraat', 1), ('weleens', 1), ('zoovelen', 2), ('tegengestelde', 1), ('burgerrecht', 1), ('proberen', 3), ('verijdelen', 2), ('loochenen', 2), ('vermeend', 1), ('tolereren', 2), ('sceptisch', 1), ('mijden', 1), ('indenken', 2), ('onderschatting', 1), ('herhaaldeiyk', 1), ('beleid', 5), ('schappelijk', 1), ('hoopvol', 2), ('mislukking', 2), ('objectief', 2), ('rekenschap', 2), ('socialo', 1), ('onledig', 1), ('terughouden', 1), ('achteruitstelling', 1), ('huiverig', 1), ('grondvesten', 3), ('principe', 2), ('uitlokken', 1), ('kritiek', 4), ('onzakelijk', 1), ('vrgheid', 1), ('ondeelbaar', 1), ('samengaan', 2), ('staatsbeleid', 1), ('welbewust', 1), ('ongebruikelijk', 1), ('critick', 1), ('betreurenswaardig', 2), ('weerleggen', 1), ('becritiseerd', 1), ('verkappen', 1), ('tegenstrijdigheid', 2), ('erkentenis', 1), ('gepast', 1), ('onbesproken', 1), ('doorzetten', 1), ('rechtvaardiging', 3), ('strev', 1), ('tastbaar', 1), ('attent', 3), ('ageren', 1), ('uitgangspunt', 1), ('scheidingslijn', 1), ('hervorm', 1), ('allermeest', 1), ('ontkenning', 1), ('onkundig', 2), ('geloofsvrijheid', 1), ('benijdenswaard', 1), ('gelijkgezind', 1), ('ijveren', 1), ('onbewezen', 1), ('ongegronde', 1), ('groot-kapitaal', 1), ('negeeren', 1), ('kwalificatie', 1), ('terdege', 2), ('vryheid', 2), ('levensrecht', 1), ('veroorlooven', 1), ('beklag', 1), ('welgevallen', 1), ('onbetrouwbaarheid', 1), ('faze', 1), ('terughoudendheid', 1), ('eilandbewoner', 1), ('beloften', 1), ('foutief', 1), ('bureaucratie', 2), ('staatsmacht', 1), ('vrjjheid', 1), ('houvast', 1), ('dreigement', 2), ('dergenen', 1), ('onderschatt', 1), ('onredelijk', 1), ('negeren', 1), ('mogelik', 2), ('onbegonnen', 1), ('drukpers', 1), ('gezagsdrager', 1), ('onafscheidelijk', 1), ('volksgevoel', 1), ('eenieder', 1), ('tweeledig', 1), ('voorwaar', 1), ('veroorlov', 1), ('opmerkzaam', 1), ('voorstaan', 1), ('verwerkelijken', 1), ('voorteeken', 1), ('interesseren', 1), ('aanpakken', 1), ('machtsmisbruik', 1), ('aanknoopingspunt', 1), ('bewandelen', 1), ('aaneensluit', 1), ('bestrijder', 1), ('voorbijstreven', 1)</text:p>
          </table:table-cell>
          <table:table-cell office:value-type="string" calcext:value-type="string">
            <text:p>bedenken, optreden, misverstand, nastreven, weten, staatsburgerlijk, denkbeeld, verzet, motief, trachten, bevreesd, beginsel, samenwerken, element, uitloopen, werkelijkheid, zonneklaar, vrees, bezig, plicht, goed, toekomst, soms, menigmaal, missen, gelukkig, trekken, betwisten, samenwerking, kennen, hoop, denken, activiteit, nauw, contact, dezulken, doel, vrezen, steunen, reden, vreezen, volhouden, verstaan, voorstander, gewennen, ontmoedigen, ontkennen, optimisme, flagrant, bewijzen, poging, duidelijk, schuilen, almeer, nergens, veroorloven, algemeenheid, onlogisch, zin, beroepsleger, waarschuwen, afwennen, voorgoed, bieden, houding, omspringen, fout, pog, logisch, bevorderen, inboet, nepotisme, neiging, bureaucratisch, probeeren, gemeenschap, verzetten, helpen, verwerkelijking, verscherpen, voorspellen, twijfel, protesteren, wil, bcteekent, wezenlijk, helaas, vrijheid, begrip, erkennen, teleurstellen, mislukken, schijnbaar, waarschuwing, getuigenis, oppervlakkig, grondwettig, ideologisch, moreel, toekomstig, beogen, streven, einddoel, bezien, voeling, daadwerkelijk, weren, bewaarheid, voorspelling, klacht, verkeerd, eendrachtig, bezweren, staatkundig, veronderstellen, drang, zelv, beweegreden, volksgroep, volksbestaan, abuis, vooropstellen, herbewapening, overwinnen, bemoeien, medewerken, loven, erkenning, degelijk, afschrikken, critiseert, staalkundig, sluite, misplaatst, gewetensvrijheid, eerbiedigen, losmaking, hinderen, wisselen, verklaarbaar, vergissen, consequentie, zeiven, koesteren, eerbiediging, rechtsvorming, concentratie, ongelijk, sparen, doelstelling, afzijdig, inzicht, onderstelling, overdreven, gekant, behoud, welbegrep, verwezenlijken, bedreiging, staatsorde, onjuist, krachtproef, overtuiging, definitie, privilegie, richtsnoer, eenzijdig, toetssteen, rooskleurig, cenigszin, onrechtvaardig, belichamen, meedoen, mogen, overheid, afweten, opwerpen, bevrediging, onpartijdig, betwistbaar, overtuigen, veilig, dwarsbomen, houtje, verwezenlijking, verontrusten, formule, waarlijk, meeningsverschil, beramen, beseffen, onjuistheid, zelfstandigheid, inruimen, onaantastbaar, schier, begrijpelijk, gebondenheid, interpreteeren, ingewijde, eigenbelang, weieens, critiek, allermoeilijkst, onwaar, binding, opdringen, lijnrecht, benieuwd, kneveling, erin, wegleggen, kwaadschik, tegenwerken, scheev, verantwoordelijk, besten, gelijkheid, buitenstaander, welhaast, ineenstorting, //voor, opofferen, protesteeren, onverbrekelijk, onnauwkeurig, bemoedigend, hulshouding, tegenslag, onbegrijpelijk, grieven, homogeniteit, ontgaan, pessimistisch, optimistisch, ontijdig, eenheid, belichten, terugschrikken, uitleggen, onbestaanbaar, geldverspilling, vorming, duurzaam, onbevooroordeeld, handelwijze, benijdenswaardig, fundamenteel, altoos, onmiskenbaar, meewerken, zonnen, volksgemeenschap, bijkans, critiseeren, enkeling, kritiseren, terughouding, aanklacht, zwichten, toebedenken, positief, misrekenen, voorspelden, strooming, juistheid, bewering, phase, stelselmatig, grondbeginsel, discrediet, conglomeraat, weleens, zoovelen, tegengestelde, burgerrecht, proberen, verijdelen, loochenen, vermeend, tolereren, sceptisch, mijden, indenken, onderschatting, herhaaldeiyk, beleid, schappelijk, hoopvol, mislukking, objectief, rekenschap, socialo, onledig, terughouden, achteruitstelling, huiverig, grondvesten, principe, uitlokken, kritiek, onzakelijk, vrgheid, ondeelbaar, samengaan, staatsbeleid, welbewust, ongebruikelijk, critick, betreurenswaardig, weerleggen, becritiseerd, verkappen, tegenstrijdigheid, erkentenis, gepast, onbesproken, doorzetten, rechtvaardiging, strev, tastbaar, attent, ageren, uitgangspunt, scheidingslijn, hervorm, allermeest, ontkenning, onkundig, geloofsvrijheid, benijdenswaard, gelijkgezind, ijveren, onbewezen, ongegronde, groot-kapitaal, negeeren, kwalificatie, terdege, vryheid, levensrecht, veroorlooven, beklag, welgevallen, onbetrouwbaarheid, faze, terughoudendheid, eilandbewoner, beloften, foutief, bureaucratie, staatsmacht, vrjjheid, houvast, dreigement, dergenen, onderschatt, onredelijk, negeren, mogelik, onbegonnen, drukpers, gezagsdrager, onafscheidelijk, volksgevoel, eenieder, tweeledig, voorwaar, veroorlov, opmerkzaam, voorstaan, verwerkelijken, voorteeken, interesseren, aanpakken, machtsmisbruik, aanknoopingspunt, bewandelen, aaneensluit, bestrijder, voorbijstreven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2135" calcext:value-type="float">
            <text:p>342135</text:p>
          </table:table-cell>
          <table:table-cell office:value-type="float" office:value="569" calcext:value-type="float">
            <text:p>569</text:p>
          </table:table-cell>
          <table:table-cell office:value-type="float" office:value="0.196836555360281" calcext:value-type="float">
            <text:p>0.19684</text:p>
          </table:table-cell>
          <table:table-cell office:value-type="float" office:value="0.21083028873632" calcext:value-type="float">
            <text:p>0.21083</text:p>
          </table:table-cell>
          <table:table-cell office:value-type="float" office:value="0.771528998242531" calcext:value-type="float">
            <text:p>0.77153</text:p>
          </table:table-cell>
          <table:table-cell office:value-type="float" office:value="0.466318900179733" calcext:value-type="float">
            <text:p>0.46632</text:p>
          </table:table-cell>
          <table:table-cell office:value-type="float" office:value="0.031634446397188" calcext:value-type="float">
            <text:p>0.0316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kaukasisch(11), indo-europeaan(26), mongoolse(2), metis(2), moslim(26), inheems(21), aziatisch(70), berber(10), inboorling(4), inheemsche(6), moslims(5), achtergrond(19), inheemse(7), stam(3), marrons(1), neger(5), onbeschaafd(4), aziatische(16), afgod(4), marron(13), inheemsen(2), negerslaven(7), dwerggroei(11), indo(10), muzelman(5), negerrijk(4), slaven(4), zimbabwe(2), indiaan(3), eskimo's(6), kokkie(2), blank(3), traditioneel(3), mongool(9), slavenschip(7), traditionele(18), islamiet(3), barbaarschheid(1), zwartje(1), barbaar(7), dwerg(3), zigeunerbende(1), historisch(16), moslimscho(1), halfbloed(8), inlander(2), hottentotten(3), volbloed(3), negercultuur(6), bediende(3), inlandsche(4), moslimsche(4), historischen(1), indische(2), inheemschen(2), medicijnman(3), inuit(1), homo(3), mengras(3), negers(2), berbers(1), afkomst(9), lilliputter(2), roots(2), zigeunermuziek(3), volbloedras(1), moslimcultuur(1), baboe(3), gemengd(9), aboriginal(4), ras(4), eskimo(4), barbaren(10), kaffer(2), tovenaar(1), negerin(1), handicap(2), koelie(1), slaaf(2), historische(4), indonesi(1), hottentottenstam(1), mulat(6), berberoorlog(1), gekleurd(3), indone(1), exotisch(5), inlanders(2), indisch(1), dwergen(1), page(3), birma(1), blanke(1), zigeuner(4), zimbabwecultuur(1), mulatten(1), volksstam(1), lesbische(1), mesties(2), misvormden(1), muzelmannen(1), exotische(2), hottentot(3), volbloedpaard(1), ontdekken(1), k'mesties(2), moor(2), knecht(2), bosneger(1), rassenhaat(1), queer(1), moslimsohe(1), negervrees(1), grootste(1), indo-europeaans(1), primitief(1), afgodendienst(1), rassen(1), pygmee(1), westers(1), gemengde(1), inboorlingen(1), kaffers(1), afstammelingen(1), wild(1)</text:p>
          </table:table-cell>
          <table:table-cell office:value-type="string" calcext:value-type="string">
            <text:p>('russisch', 33), ('rus-', 1), ('west-europa', 3), ('engelsch', 63), ('turksch', 22), ('chineeschen', 4), ('china', 34), ('moederland', 8), ('afrika', 37), ('brits', 4), ('japans', 14), ('indo', 22), ('oosten', 35), ('oostenrijksch', 2), ('mexicaansche', 1), ('mexieaansch', 1), ('duitsche', 6), ('fransch', 46), ('fran-', 1), ('duitsch', 38), ('japansch', 16), ('zweeds', 2), ('amerikaansch', 30), ('spaansch', 10), ('mexicaansch', 1), ('rome', 21), ('italiaansch', 15), ('belgisch', 3), ('finsch', 3), ('randstaat', 1), ('estland', 2), ('zweedsch', 4), ('fransche', 6), ('afrikaansche', 4), ('grieksch', 7), ('zuidwaart', 1), ('alpengebied', 2), ('perzisch', 5), ('amerikaans', 5), ('kolonie', 42), ('britsch', 19), ('pransch', 1), ('egyptisch', 11), ('deensch', 1), ('porte', 3), ('noorweegsch', 1), ('kaansch', 1), ('neesch', 1), ('russische', 1), ('ijsland', 1), ('noorsch', 4), ('ottomaansch', 1), ('archipel', 7), ('petrograd', 2), ('dominions', 1), ('halfrond', 2), ('britsche', 1), ('britsch-', 1), ('portugeesch', 4), ('zuid-amerika', 1), ('chineesch', 16), ('rsch', 1), ('afrikaansehe', 1), ('engels', 5), ('zuidwaarts', 1), ('warschau', 1), ('lerland', 6), ('italiaans', 3), ('evenaar', 1), ('amerikaansen', 1), ('turk', 4), ('canadeesch', 2), ('canada', 6), ('fransohe', 1), ('imperiaal', 3), ('duit', 2), ('sofia', 3), ('midden-europa', 2), ('duits', 5), ('chinee', 1), ('engelsen', 2), ('deens', 2), ('teh', 2), ('tsjech', 1), ('fran', 2), ('itallaansch', 1), ('duitsehe', 1), ('gebiedsdeel', 2), ('kngelsch', 1), ('oostwaarts', 1), ('zuid-frankrijk', 3), ('chincesch', 1), ('madrid', 3), ('duitsohe', 1), ('ame', 1), ('schotland', 1), ('ransch', 2), ('italiaanach', 1), ('turksche', 1), ('kransch', 1), ('eugelsch', 1), ('frausch', 1), ('polen', 4), ('afrikaansch', 4), ('amerlkaansch', 1), ('zuid-oost-', 1), ('amerikaanscbe', 2), ('isch', 3), ('noord-europa', 1), ('oostzee', 1), ('znid-afrika', 1), ('ierland', 1), ('petersburg', 7), ('engelscho', 1), ('amerikaanscho', 1), ('merie', 1), ('noord-amerikaansch', 1), ('sisch', 1), ('azie', 2), ('chineescho', 1), ('arisch', 1), ('pruisisch', 2), ('duitsclie', 1), ('italiaanschc', 1), ('italiaansehe', 1), ('waarts', 3), ('hongaarsch', 1), ('lersch', 1), ('oekrajiensch', 1), ('deensehe', 1), ('athene', 1), ('koorden', 1), ('engeisch', 1), ('oost-europa', 1), ('engelsche', 2), ('joean', 1), ('tsjang', 1), ('chineesche', 2), ('koreanen', 1), ('fransehe', 1), ('tanganyika', 1), ('japanseh', 1), ('poolsch', 2), ('zuidelijker', 2), ('ohina', 1), ('engelsehe', 1), ('moscou', 2), ('amerikaanach', 1), ('briisch', 1), ('eogelsch', 1), ('litauen', 1), ('fiansch', 1), ('vaalsch', 1), ('australisch', 1), ('hongaarsche', 1), ('franscho', 1), ('chlneesch', 1), ('britscha', 1), ('fo', 1)</text:p>
          </table:table-cell>
          <table:table-cell office:value-type="string" calcext:value-type="string">
            <text:p>russisch, rus-, west-europa, engelsch, turksch, chineeschen, china, moederland, afrika, brits, japans, indo, oosten, oostenrijksch, mexicaansche, mexieaansch, duitsche, fransch, fran-, duitsch, japansch, zweeds, amerikaansch, spaansch, mexicaansch, rome, italiaansch, belgisch, finsch, randstaat, estland, zweedsch, fransche, afrikaansche, grieksch, zuidwaart, alpengebied, perzisch, amerikaans, kolonie, britsch, pransch, egyptisch, deensch, porte, noorweegsch, kaansch, neesch, russische, ijsland, noorsch, ottomaansch, archipel, petrograd, dominions, halfrond, britsche, britsch-, portugeesch, zuid-amerika, chineesch, rsch, afrikaansehe, engels, zuidwaarts, warschau, lerland, italiaans, evenaar, amerikaansen, turk, canadeesch, canada, fransohe, imperiaal, duit, sofia, midden-europa, duits, chinee, engelsen, deens, teh, tsjech, fran, itallaansch, duitsehe, gebiedsdeel, kngelsch, oostwaarts, zuid-frankrijk, chincesch, madrid, duitsohe, ame, schotland, ransch, italiaanach, turksche, kransch, eugelsch, frausch, polen, afrikaansch, amerlkaansch, zuid-oost-, amerikaanscbe, isch, noord-europa, oostzee, znid-afrika, ierland, petersburg, engelscho, amerikaanscho, merie, noord-amerikaansch, sisch, azie, chineescho, arisch, pruisisch, duitsclie, italiaanschc, italiaansehe, waarts, hongaarsch, lersch, oekrajiensch, deensehe, athene, koorden, engeisch, oost-europa, engelsche, joean, tsjang, chineesche, koreanen, fransehe, tanganyika, japanseh, poolsch, zuidelijker, ohina, engelsehe, moscou, amerikaanach, briisch, eogelsch, litauen, fiansch, vaalsch, australisch, hongaarsche, franscho, chlneesch, britscha, fo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41884" calcext:value-type="float">
            <text:p>341884</text:p>
          </table:table-cell>
          <table:table-cell office:value-type="float" office:value="225" calcext:value-type="float">
            <text:p>225</text:p>
          </table:table-cell>
          <table:table-cell office:value-type="float" office:value="0.146666666666667" calcext:value-type="float">
            <text:p>0.14667</text:p>
          </table:table-cell>
          <table:table-cell office:value-type="float" office:value="0.93593838995218" calcext:value-type="float">
            <text:p>0.93594</text:p>
          </table:table-cell>
          <table:table-cell office:value-type="float" office:value="0.773333333333333" calcext:value-type="float">
            <text:p>0.77333</text:p>
          </table:table-cell>
          <table:table-cell office:value-type="float" office:value="0.475700815999049" calcext:value-type="float">
            <text:p>0.47570</text:p>
          </table:table-cell>
          <table:table-cell office:value-type="float" office:value="0.08" calcext:value-type="float">
            <text:p>0.0800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xotisch(2), achtergrond(14), negerslaven(4), blank(5), dwerggroei(6), afgod(3), inheems(13), indiaan(1), moslim(7), volbloed(9), lilliputter(2), wild(3), primitief(1), handicap(7), etniciteit(1), indo-europeaan(9), moslims(3), dwerg(1), zigeuner(1), gekleurd(1), aziatischejgeit(2), medicijnmannen(1), hottentotten(3), aziatisch(10), gekleurde(1), mengras(2), barbaar(1), koppensneller(1), roots(3), zwartje(2), mesties(3), wilde(1), homogeen(1), roots'(1), slavenschip(4), kaffer(2), boesman(1), aziatische(4), marron(3), ontdekken(4), slaaf(3), gemengd(13), mongoolsche(1), traditionele(6), inlandsche(1), inuit(5), eskimo(2), historisch(3), inlander(5), inheemse(1), knecht(1), misvormden(1), stam(2), halfbloed(1), tovenaar(2), mulat(1), zwartjes(1), inheemsch(1), muzelman(3), gemengde(1), eskimo's(1), moor(1), afkomstig(1), medicijnman(1), lilliputters(1), bediende(1), kaukasisch(1), afgodisch(1), traditioneelen(1), neger(1), hottentot(1), kokkie(1), berber(1), volbloeden(1), traditioneel(1), zigeunermuziek(1), islamiet(2), historischen(1), afkomst(1), zigeuners(2), kaffers(1), page(1), homo(1), indo(1), mongoolse(1), barbaren(1)</text:p>
          </table:table-cell>
          <table:table-cell office:value-type="string" calcext:value-type="string">
            <text:p>('vee', 28), ('schaap', 11), ('prijs', 48), ('handel', 34), ('besteden', 15), ('stier', 2), ('rund', 3), ('kwaliteit', 9), ('handol', 1), ('qualiteit', 4), ('stug', 3), ('mastenbroek', 1), ('jaarmarkt', 1), ('veer', 7), ('cinn', 2), ('lam', 7), ('os', 6), ('mager', 7), ('kal', 4), ('prys', 1), ('kalf', 2), ('ezel', 2), ('varkens', 2), ('drachtig', 2), ('big', 4), ('fokkalveren', 1), ('koe', 8), ('hokkeling', 1), ('scha-', 2), ('nuchter', 2), ('bok', 3), ('slacht', 2), ('geit', 5), ('eier', 1), ('zouter', 1), ('loper', 1), ('varken', 6), ('hoornvee', 1), ('prjjs', 1), ('fok-', 3), ('merino', 1), ('looper', 3), ('slachten', 3), ('bokken', 3), ('prya', 1), ('pink', 1), ('eiermarkt', 1), ('ooilam', 1), ('enterstier', 1), ('vleeschmarkt', 1), ('veulen', 1), ('bandel', 1), ('slachtvee', 1), ('paaien', 1), ('vetten', 1), ('zeug', 1), ('miden', 1), ('gras-', 1), ('lammeren', 1), ('veesoort', 1)</text:p>
          </table:table-cell>
          <table:table-cell office:value-type="string" calcext:value-type="string">
            <text:p>vee, schaap, prijs, handel, besteden, stier, rund, kwaliteit, handol, qualiteit, stug, mastenbroek, jaarmarkt, veer, cinn, lam, os, mager, kal, prys, kalf, ezel, varkens, drachtig, big, fokkalveren, koe, hokkeling, scha-, nuchter, bok, slacht, geit, eier, zouter, loper, varken, hoornvee, prjjs, fok-, merino, looper, slachten, bokken, prya, pink, eiermarkt, ooilam, enterstier, vleeschmarkt, veulen, bandel, slachtvee, paaien, vetten, zeug, miden, gras-, lammeren, veesoort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42004" calcext:value-type="float">
            <text:p>342004</text:p>
          </table:table-cell>
          <table:table-cell office:value-type="float" office:value="125" calcext:value-type="float">
            <text:p>125</text:p>
          </table:table-cell>
          <table:table-cell office:value-type="float" office:value="0.2" calcext:value-type="float">
            <text:p>0.20000</text:p>
          </table:table-cell>
          <table:table-cell office:value-type="float" office:value="0.345808305590741" calcext:value-type="float">
            <text:p>0.34581</text:p>
          </table:table-cell>
          <table:table-cell office:value-type="float" office:value="0.776" calcext:value-type="float">
            <text:p>0.77600</text:p>
          </table:table-cell>
          <table:table-cell office:value-type="float" office:value="0.475881965912988" calcext:value-type="float">
            <text:p>0.47588</text:p>
          </table:table-cell>
          <table:table-cell office:value-type="float" office:value="0.024" calcext:value-type="float">
            <text:p>0.024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laven(2), onbeschaafd(2), aziatische(4), achtergrond(10), lilliputter(3), dwerggroei(3), gemengd(6), zigeunermuziek(2), pygmee(2), negerrijk(1), moslim(2), eenhistorisch(1), aziatisch(11), moslims(2), queer(1), historisch(3), inheemse(3), mesties(2), rassenhaat(1), dwerg(2), kaukasisch(3), traditionele(9), mulatten(1), indo(3), inheems(1), muzelman(1), ras(3), eskimo(2), mongool(1), zigeunerin(1), page(1), marron(4), afkomst(3), traditioneel(1), kaffer(1), exotisch(1), slavenschip(2), halfbloed(2), afkomstig(1), bediende(3), inlandsche(1), wereldhistorische(1), lilliputters(2), baboe(2), neger(1), hottentot(1), eskimoverhalen(1), bedienden(1), afgod(1), indisch(1), berber(1), ontdekken(1), gemengde(1), slaaf(1), inboorling(1), historische(1)</text:p>
          </table:table-cell>
          <table:table-cell office:value-type="string" calcext:value-type="string">
            <text:p>('baden', 4), ('doumer', 2), ('berthelot', 1), ('reynaud', 1), ('minister-president', 5), ('crispi', 1), ('beieren', 2), ('pruisen', 3), ('prefectuur', 3), ('keizer', 22), ('president', 21), ('peterhof', 1), ('keizerlijken', 3), ('millerand', 1), ('nikita', 1), ('graaf', 10), ('rijkskanselier', 3), ('czaar', 5), ('keizerlijk', 6), ('tsaar', 2), ('mercier', 1), ('ricard', 1), ('bourgeois', 1), ('monis', 1), ('smet', 2), ('giolitti', 1), ('pichon', 1), ('barthou', 1), ('staatshoofd', 1), ('aosta', 1), ('bismarck', 2), ("crispi's", 1), ('premier', 5), ('haile', 1), ('boris', 1), ('andrassy', 1), ('rijkspresident', 1), ('oud-minister', 4), ('montebello', 1), ('negrin', 1), ('keizor', 1), ('faure', 2), ('nain', 1), ('eereburger', 1), ('brin', 2), ('hanotaux', 1), ('grootvorst', 1), ('carnot', 1), ('aehrenthal', 1), ("bismarck's", 1), ('overhandigen', 1), ('czar', 1), ('papen', 1), ('schleicher', 1), ('ferdinand', 1), ('bulow', 1), ('mun', 1), ('romanof', 1), ('nikolaa', 2), ('quin', 1), ('zanardelli', 1), ('tittoni', 1), ('garibaldi', 1), ('umberto', 1), ('blum', 1), ('chimay', 1), ('doumergue', 1), ('rouvier', 1), ('pelletan', 1)</text:p>
          </table:table-cell>
          <table:table-cell office:value-type="string" calcext:value-type="string">
            <text:p>baden, doumer, berthelot, reynaud, minister-president, crispi, beieren, pruisen, prefectuur, keizer, president, peterhof, keizerlijken, millerand, nikita, graaf, rijkskanselier, czaar, keizerlijk, tsaar, mercier, ricard, bourgeois, monis, smet, giolitti, pichon, barthou, staatshoofd, aosta, bismarck, crispi's, premier, haile, boris, andrassy, rijkspresident, oud-minister, montebello, negrin, keizor, faure, nain, eereburger, brin, hanotaux, grootvorst, carnot, aehrenthal, bismarck's, overhandigen, czar, papen, schleicher, ferdinand, bulow, mun, romanof, nikolaa, quin, zanardelli, tittoni, garibaldi, umberto, blum, chimay, doumergue, rouvier, pelletan</text:p>
          </table:table-cell>
          <table:table-cell table:number-columns-repeated="10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41953" calcext:value-type="float">
            <text:p>341953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000</text:p>
          </table:table-cell>
          <table:table-cell office:value-type="float" office:value="0.982443371050064" calcext:value-type="float">
            <text:p>0.98244</text:p>
          </table:table-cell>
          <table:table-cell office:value-type="float" office:value="0.8" calcext:value-type="float">
            <text:p>0.80000</text:p>
          </table:table-cell>
          <table:table-cell office:value-type="float" office:value="0.494271784814219" calcext:value-type="float">
            <text:p>0.49427</text:p>
          </table:table-cell>
          <table:table-cell office:value-type="float" office:value="0.15" calcext:value-type="float">
            <text:p>0.15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zigeuner(1), historisch(1), marron(1), inheems(1), slaven(1), halfbloed(1), primitief(1), bediende(1), metis(1), traditionele(1), tovenaar(1), queer(2), wild(1), gemengde(1), achtergrond(1), moslim(1), zigeunermuziek(1), inheemsch(1), moordenaar(1)</text:p>
          </table:table-cell>
          <table:table-cell office:value-type="string" calcext:value-type="string">
            <text:p>('poorter', 2), ('boei', 3), ('leith', 1), ('middlesbro', 1), ('zn.', 1), ('ballast', 1), ('zooa', 1), ('pieters', 1), ('brandon', 1), ('iver', 1), ('ruyterkade', 1), ('zonen', 1), ('beloodst', 1), ('slik', 1), ('ijzererts', 1), ('wilton', 1), ('transp', 1), ('gebr', 1)</text:p>
          </table:table-cell>
          <table:table-cell office:value-type="string" calcext:value-type="string">
            <text:p>poorter, boei, leith, middlesbro, zn., ballast, zooa, pieters, brandon, iver, ruyterkade, zonen, beloodst, slik, ijzererts, wilton, transp, gebr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2038" calcext:value-type="float">
            <text:p>342038</text:p>
          </table:table-cell>
          <table:table-cell office:value-type="float" office:value="1042" calcext:value-type="float">
            <text:p>1042</text:p>
          </table:table-cell>
          <table:table-cell office:value-type="float" office:value="0.199616122840691" calcext:value-type="float">
            <text:p>0.19962</text:p>
          </table:table-cell>
          <table:table-cell office:value-type="float" office:value="0.0900222721366119" calcext:value-type="float">
            <text:p>0.09002</text:p>
          </table:table-cell>
          <table:table-cell office:value-type="float" office:value="0.769673704414587" calcext:value-type="float">
            <text:p>0.76967</text:p>
          </table:table-cell>
          <table:table-cell office:value-type="float" office:value="0.496707872207998" calcext:value-type="float">
            <text:p>0.49671</text:p>
          </table:table-cell>
          <table:table-cell office:value-type="float" office:value="0.0307101727447217" calcext:value-type="float">
            <text:p>0.0307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kaukasisch(12), traditioneel(13), moslim(50), dwerggroei(22), indo-europeaan(47), marrons(5), gemengd(43), marron(18), inheems(32), primitief(7), koppensneller(6), zwartje(8), kokkie(4), achtergrond(74), islamiet(11), inboorling(9), moslims(11), onbeschaafdheid(1), aziatisch(49), gekleurd(7), aboriginal(2), mongool(10), exotisch(7), medicijnman(8), moor(5), barbaar'sche(1), mesties(6), halfbloedjes(1), neger(10), roots'(1), slavenschip(5), inlandsche(6), slaaf(14), hottentotten(5), aziatische(11), etniciteit(2), groothistorische(1), traditionele(48), tovenaar(6), afgod(6), gay(2), inheemsen(2), indo(7), traditioneelen(2), mongoolsche(1), wild(3), afkomst(10), historischen(3), demooraten(1), historische(8), zigeunerin(1), negerrijk(6), volbloed(6), slaven(5), eskimo(5), zimbabwe(1), negerslaven(9), pygmee(13), baboe(9), historisch(38), knecht(6), zwartjes(1), inheemsebe(1), inheems'che(2), queer(4), aapman(2), berbers(2), halfbloed(8), inheemse(6), inboorlingen(1), onbeschaafd(4), koelie(7), wereldhistorische(2), muzelman(6), inheemsche(8), kaffers(3), stam(5), moslimscho(1), inlander(9), barbarlje(2), mulat(7), wereldmoord(1), ontdekken(13), berber(6), homo(7), metis(4), hottentot(5), negercultuur(3), bediende(7), dwerg(7), zigeuners(3), moslimsche(5), negerrestaurant(1), barbaar(10), indische(3), ras(4), inheemschen(3), gemengde(2), negers(2), lesbisch(4), moor'en(1), lilliputter(8), moslimsch(1), dwergen(2), roots(2), inlanders(1), volbloedras(1), medicijnmannen(1), moslimcultuur(1), barbaren(11), zigeunermuziek(4), handicap(2), homogeen(1), zigeuner(6), eskimo's(6), koppensnellers(3), indolonten(1), kaffer(8), boesman(4), misvormden(4), gekleurde(2), stamgenooten(1), bedienden(2), lesbische(1), indone(1), barbaarsche(1), indisch(4), jokjakarta(1), batavia(1), jakarta(1), westers(1), zigeunerbende(1), page(3), mongoolse(1), birma(1), dienstknecht(1), inuit(3), blanke(1), bosneger(5), indiaans(1), zimbabwecultuur(2), moortje(1), negerjongen(1), volksstam(1), marron'(1), indiaan(3), stamhoofd(1), inheemsch(1), lilliputters(2), blank(5), kwinti(1), mengras(4), volbloedpaard(1), wilde(1), volbloeden(1), islamieten(1), muzelmannen(1), exotische(2), liitlepage(1), koelies(2), bediendepmijnneer(1), rassenhaat(1), moslimsohe(1), negervrees(1), grootste(1), bataviasche(1), indo-europeaans(1), indiaansch(1), koelied(1), dwergeu(1), grootst(1), indischen(1), galeislaven(1), afstammelingen(1), mulattin(1)</text:p>
          </table:table-cell>
          <table:table-cell office:value-type="string" calcext:value-type="string">
            <text:p>('aanwezig', 26), ('mis-', 2), ('nemen', 222), ('zyn', 53), ('wordon', 1), ('zjjn', 17), ('zgn', 32), ('waarvan', 87), ('worden', 15), ('gelegenheid', 56), ('kan', 4), ('brengen', 232), ('brek', 1), ('tbans', 1), ('waarin', 99), ('persoon', 60), ("in't", 1), ('vervolgeus', 1), ('vnj', 1), ('heelo', 1), ('hgt', 1), ('iet', 5), ('weder', 48), ('lemen', 1), ('kunneu', 1), ('ons', 30), ('waarbij', 62), ('gelegenbeid', 1), ('elko', 1), ('hoewol', 1), ('hunno', 4), ('eerj', 1), ('woiden', 3), ('dau', 2), ('zoor', 2), ('hebhen', 2), ('z\\jn', 4), ('pver', 1), ('enig', 5), ('zijh', 2), ('ock', 2), ('zgn.', 6), ('terwgl', 3), ('dig', 7), ('zfjn', 2), ('-aak', 1), ('gebeel', 1), ('ihet', 2), ('tengewoon', 1), ('huri', 1), ('hetwelk', 13), ('gekouden', 1), ('zuil', 4), ('wordl', 2), ('voldoendo', 1), ('lend', 4), ('.worden', 3), ('zfln', 6), ('ziju', 17), ('brongen', 1), ('heid', 9), ('heb-', 2), ('hnn', 1), ('andore', 2), ('eikt', 1), ('-gelegenheid', 1), ('z\\j', 1), ('waarby', 3), ('terwyl', 6), ('vry', 2), ('hetzg', 2), ('eenlg', 3), ('welko', 4), ('dezo', 7), ('vela', 2), ('de-z', 1), ('krygt', 1), ('wordeu', 1), ('znn', 2), ('lez', 2), ('zqn', 2), ('neeft', 1), ('cok', 2), ('wor', 4), ('ziin', 9), ('geeu', 2), ('weike', 1), ('zai', 3), ('kunne', 1), ('bijsonder', 1), ('heefi', 1), ('biunen', 1), ('overigen', 1), ('ztjn', 2), ('z;jn', 1), ('moedelijk', 2), ('viij', 2), ('andero', 2), ('velo', 1), ('worde', 2), ('he^ft', 1), ('hee-ft', 1), ('byna', 2), ('oolc', 1), ('telijk', 2), ('diging', 1), ("zn'n", 1), ('mato', 1), ('schijnlijk', 4), ('zeor', 1), ('zrjn', 2), ('gelyk', 2), ('dezt', 1), ('eonigo', 1), ('genomes', 1), ('heeffc', 1), ('hefc', 4), ('wor-', 1), ('tijne', 1), ('zijr', 2), ('gewor', 1), ('knnn', 3), ('gorden', 1), ('weging', 2), ('zfn', 1), ('nomen', 6), ('onvol', 1), ('wordit', 2), ('kelijk', 1), ('enlijk', 1), ('heeft-', 1), ('zuli', 1), ('-over', 1), ('kor-', 1), ('krijgt', 1), ('worden-', 1), ('heels', 2), ('-word', 1), ('verben', 1), ('kryg', 2), ('teeds', 1), ('zjju', 1), ('stig', 1), ('eoht', 2), ('wachting', 1), ('tegen-', 1), ('wordt-', 1), ('goheel', 2), ('gnome', 1), ('wio', 2), ('neming', 1), ('doz', 3), ('eijn', 1), ('woordig', 1), ('daar-', 2), ('doeh', 1), ('neuten', 1), ('e^e', 1), ('zulten', 1), ('nemon', 1), ('brengeu', 1), ('.welke', 1), ('nage-', 1), ('wolden', 1), ('oyer', 1), ('uog', 1), ('rder', 1), ('izijn', 2), ('zeh', 1), ('sullen', 1), ('wordtn', 1), ('zijd', 1), ('sleoht', 1), ('uiet', 3), ('ueze', 1), ('zyu', 2), ('veol', 1), ('doeu', 1), ('lieeft', 1), ('datzelfde', 2), ('worded', 1), ('seer', 2), ('gevol', 1), ('dez', 1), ('deselfde', 1), ('vraa', 2), ('-waarin', 1), ('dool', 1), ('terwrjl', 1), ('gonomen', 1), ('deae', 1), ('bostaan', 1), ('dozo', 1), ('gten', 1), ('gevallen', 2), ('wordea', 1), ('zig', 1), ('betzelfd', 1), ('hehhen', 1), ('tgdens', 2), ('hun-', 1), ('g-een', 1), ('eeft', 2), ('looals', 1), ('tege', 1), ('cenigo', 1), ('wonl', 2), ('o.m', 1), ('nienw', 1), ('daarmedo', 1), ('.was', 1), ('-worden', 2), ('zijm', 1), ('zijri', 1), ('laatste-', 1), ('tegenwoordig-', 1), ('tuigd', 1), ("zh'n", 1), ('-was', 1), ('nig', 1), ('v/ord', 1), ('tydens', 1), ("zg'n", 1), ('huu', 1), ('tigd', 1), ('onm', 1), ('vrorden', 1), ('vrg', 1), ('driegen', 1), ('krjjgen', 1), ('vrjj', 1), ('he|', 1), ('ijven', 1), ('heeit', 1)</text:p>
          </table:table-cell>
          <table:table-cell office:value-type="string" calcext:value-type="string">
            <text:p>aanwezig, mis-, nemen, zyn, wordon, zjjn, zgn, waarvan, worden, gelegenheid, kan, brengen, brek, tbans, waarin, persoon, in't, vervolgeus, vnj, heelo, hgt, iet, weder, lemen, kunneu, ons, waarbij, gelegenbeid, elko, hoewol, hunno, eerj, woiden, dau, zoor, hebhen, z\jn, pver, enig, zijh, ock, zgn., terwgl, dig, zfjn, -aak, gebeel, ihet, tengewoon, huri, hetwelk, gekouden, zuil, wordl, voldoendo, lend, .worden, zfln, ziju, brongen, heid, heb-, hnn, andore, eikt, -gelegenheid, z\j, waarby, terwyl, vry, hetzg, eenlg, welko, dezo, vela, de-z, krygt, wordeu, znn, lez, zqn, neeft, cok, wor, ziin, geeu, weike, zai, kunne, bijsonder, heefi, biunen, overigen, ztjn, z;jn, moedelijk, viij, andero, velo, worde, he^ft, hee-ft, byna, oolc, telijk, diging, zn'n, mato, schijnlijk, zeor, zrjn, gelyk, dezt, eonigo, genomes, heeffc, hefc, wor-, tijne, zijr, gewor, knnn, gorden, weging, zfn, nomen, onvol, wordit, kelijk, enlijk, heeft-, zuli, -over, kor-, krijgt, worden-, heels, -word, verben, kryg, teeds, zjju, stig, eoht, wachting, tegen-, wordt-, goheel, gnome, wio, neming, doz, eijn, woordig, daar-, doeh, neuten, e^e, zulten, nemon, brengeu, .welke, nage-, wolden, oyer, uog, rder, izijn, zeh, sullen, wordtn, zijd, sleoht, uiet, ueze, zyu, veol, doeu, lieeft, datzelfde, worded, seer, gevol, dez, deselfde, vraa, -waarin, dool, terwrjl, gonomen, deae, bostaan, dozo, gten, gevallen, wordea, zig, betzelfd, hehhen, tgdens, hun-, g-een, eeft, looals, tege, cenigo, wonl, o.m, nienw, daarmedo, .was, -worden, zijm, zijri, laatste-, tegenwoordig-, tuigd, zh'n, -was, nig, v/ord, tydens, zg'n, huu, tigd, onm, vrorden, vrg, driegen, krjjgen, vrjj, he|, ijven, heeit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41896" calcext:value-type="float">
            <text:p>341896</text:p>
          </table:table-cell>
          <table:table-cell office:value-type="float" office:value="63" calcext:value-type="float">
            <text:p>63</text:p>
          </table:table-cell>
          <table:table-cell office:value-type="float" office:value="0.158730158730159" calcext:value-type="float">
            <text:p>0.15873</text:p>
          </table:table-cell>
          <table:table-cell office:value-type="float" office:value="0.739166896604483" calcext:value-type="float">
            <text:p>0.73917</text:p>
          </table:table-cell>
          <table:table-cell office:value-type="float" office:value="0.777777777777778" calcext:value-type="float">
            <text:p>0.77778</text:p>
          </table:table-cell>
          <table:table-cell office:value-type="float" office:value="0.504490951868693" calcext:value-type="float">
            <text:p>0.50449</text:p>
          </table:table-cell>
          <table:table-cell office:value-type="float" office:value="0.0634920634920635" calcext:value-type="float">
            <text:p>0.0634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gerslaven(2), zigeunermuziek(1), metis(5), traditionele(3), slaven'(1), muzelman(2), indisch(1), slaven(2), marron(3), aziatisch(1), mesties(1), dwerggroei(2), tovenaar(1), medicijnman(1), mulat(2), aziatische(2), queer(3), blank(1), volbloed(3), afkomst(1), koppensneller(1), lesbische(1), handicap(1), wereldhistorische(1), gemengd(1), knecht(1), moslimsche(1), historisch(1), achtergrond(1), westers(1), wild(1), slaaf(1), page(1), kokkie(1), inboorling(1), gay(1), berber(1), homo(1), aboriginal(1), inheems(1), moslim(1), etniciteit(1), kaffer(1), bedienden(1), inlander(1)</text:p>
          </table:table-cell>
          <table:table-cell office:value-type="string" calcext:value-type="string">
            <text:p>('tela', 1), ('pomona', 1), ('henna', 2), ('juno', 1), ('odysseus', 1), ('hela', 1), ('levant', 2), ('river', 2), ('grieksoh', 1), ('atlas', 2), ('ivar', 1), ('severn', 1), ('castle', 1), ('brush', 1), ('plymouth', 2), ('guiana', 2), ('barrow', 1), ('ragnar', 1), ('marienburg', 1), ('duinkerken', 1), ('buena', 1), ('caleta', 1), ('portland', 1), ('carthagena', 2), ('sfax', 1), ('mason', 1), ('dundee', 1), ('delano', 1), ('ceres', 1), ('gemma', 1), ('saaie', 1), ('almeria', 1), ('gane', 1), ('bordeaux', 2), ('valery', 1), ('elba', 1), ('zeus', 1), ('kronprinz', 2), ('p.l.m.', 1), ('patna', 1), ('hesbaye', 1), ('eggleton', 1), ('clifton', 2), ('annaberg', 1), ('new-orieans', 1), ('bougie', 1), ('themis', 1), ('newa', 1), ('rosaria', 1), ('gothen', 1), ('huon', 1), ('oka', 1), ('shropshire', 1), ('brem', 1), ('harrow', 1), ('catalina', 1), ('duchess', 1)</text:p>
          </table:table-cell>
          <table:table-cell office:value-type="string" calcext:value-type="string">
            <text:p>tela, pomona, henna, juno, odysseus, hela, levant, river, grieksoh, atlas, ivar, severn, castle, brush, plymouth, guiana, barrow, ragnar, marienburg, duinkerken, buena, caleta, portland, carthagena, sfax, mason, dundee, delano, ceres, gemma, saaie, almeria, gane, bordeaux, valery, elba, zeus, kronprinz, p.l.m., patna, hesbaye, eggleton, clifton, annaberg, new-orieans, bougie, themis, newa, rosaria, gothen, huon, oka, shropshire, brem, harrow, catalina, duchess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42005" calcext:value-type="float">
            <text:p>342005</text:p>
          </table:table-cell>
          <table:table-cell office:value-type="float" office:value="344" calcext:value-type="float">
            <text:p>344</text:p>
          </table:table-cell>
          <table:table-cell office:value-type="float" office:value="0.188953488372093" calcext:value-type="float">
            <text:p>0.18895</text:p>
          </table:table-cell>
          <table:table-cell office:value-type="float" office:value="0.409107918768713" calcext:value-type="float">
            <text:p>0.40911</text:p>
          </table:table-cell>
          <table:table-cell office:value-type="float" office:value="0.770348837209302" calcext:value-type="float">
            <text:p>0.77035</text:p>
          </table:table-cell>
          <table:table-cell office:value-type="float" office:value="0.506420769194409" calcext:value-type="float">
            <text:p>0.50642</text:p>
          </table:table-cell>
          <table:table-cell office:value-type="float" office:value="0.0406976744186047" calcext:value-type="float">
            <text:p>0.0407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kaukasisch(2), traditioneel(2), medicijnman(4), hottentot(4), marron(14), metis(1), moslim(15), kokkie(7), zigeuner(1), historisch(11), dwerggroei(4), gemengd(31), moord(1), inheems(8), misvormden(4), gekleurd(4), marrons(2), roots'(1), slavenschip(3), tovenaar(4), negerslaven(2), indo(1), achtergrond(12), indo-europeaan(6), primitief(7), inlander(4), koelies(2), exotisch(2), traditionele(10), zigeunerin(1), koppensneller(3), eskimo(6), indiaan(4), onbeschaafd(1), eskimobediende(1), baboe(3), knecht(3), aziatische(2), queer(3), aapman(1), volbloed(2), page(5), pygmee(5), mengras(2), stam(1), wereldhistorische(1), barbarlje(1), aziatisch(9), hottentotten(1), wilde(3), ontdekken(4), historischen(1), gemengde(1), inuit(2), ras(1), mulat(5), mongool(4), roots(2), lilliputter(2), afgod(1), dwergen(1), verwilderd(1), medicijnmannen(1), blank(2), barbaren(2), gemengden(1), mesties(5), slaaf(1), indolonten(1), boesman(3), kaffer(3), kaffers(2), dienstknechts(1), berberoorlog(1), dwerg(4), koelie(4), negerrijk(1), batavia(1), berber(1), zigeunerbende(1), mongoolse(1), wild(2), slaven(1), gekleurde(2), volkstammen(1), exotische(3), homo(1), eskimo's(1), negerjongen(1), mulatten(1), meesterknecht(1), muzelmansch(1), zigeunermuziek(2), barbaar(2), muzelman'(1), halfbloed(2), zwartje(2), praehistorische(1), inboorlingen(1), indisch(2), bediende(3), moslims(2), islamiet(1), muzelman(1), neger(3), eskimoverhalen(1), metis'nachts(1), marron'(1), zigeuners(1), jachtwild(1), slavenhandel(1), moor(1), moslimsohe(1), lilliputters(1), inheemse(1), aboriginal(1), afkomst(1), traditionele'(1), bosneger(1), koelied(1), gemengd'contract(1), transport(1), mulattin(1)</text:p>
          </table:table-cell>
          <table:table-cell office:value-type="string" calcext:value-type="string">
            <text:p>('lotion', 1), ('/of', 1), ('uitdelen', 1), ('kist', 8), ('balen', 5), ('smul', 1), ('pan', 6), ('kalizout', 1), ('creoline', 1), ('steenkolen', 4), ('vischmeel', 1), ('kainiet', 1), ('banaan', 4), ('eten', 23), ('vermengen', 6), ('schotel', 4), ('drinken', 21), ('gaar', 2), ('luchtje', 3), ('vat', 11), ('flesschen', 2), ('wijn', 14), ('sigaret', 4), ('spijs', 2), ('bereiden', 8), ('hooi', 6), ('koken', 10), ('pakken', 11), ('super', 2), ('mengen', 23), ('hakken', 7), ('stroo', 4), ('baal', 6), ('liter', 3), ('brood', 14), ('sigaar', 3), ('balata', 3), ('getracteerd', 1), ('kurk', 1), ('kerf', 1), ('monster', 2), ('hoeden', 3), ('flesch', 5), ('kneden', 1), ('erts', 3), ('melk', 10), ('portie', 2), ('kolen', 4), ('braden', 1), ('roeren', 6), ('drink', 2), ('slok', 2), ('reukwerk', 1), ('ledigen', 1), ('bier', 8), ('kokosnoot', 1), ('oliebol', 1), ('pit', 3), ('gouderts', 1), ('twaalfuurtje', 1), ('jodium', 1), ('teug', 1), ('rauw', 2), ('delicatesse', 2), ('bijvoeg', 1), ('verpakken', 1), ('presenteren', 1), ('soja', 2), ('dooz', 1), ('soep', 4), ('korf', 2), ('ingemaakt', 1), ('conserven', 1), ('linoleum', 1), ('karnemelk', 1), ('heete', 1), ('drop', 1), ('snoeperij', 1), ('bundel', 3), ('gehakt', 1), ('zemelen', 1), ('rooken', 3), ('doos', 6), ('glas', 18), ('zout', 5), ('steenkool', 1), ('onthalen', 3), ('bakken', 5), ('brandewijn', 2), ('nuttigen', 3), ('nagel', 2), ('margarin', 2), ('margarine', 3), ('houtskool', 1), ('cognac', 2), ('sauce', 1), ('puree', 1), ('vuursteen', 1), ('kastanje', 3), ('lekker', 3), ('siroop', 1), ('chocolade', 2), ('slurpen', 1), ('gieten', 5), ('drops', 1), ('eierkoek', 1), ('ongemengd', 1), ('dooier', 1), ('bestrooien', 1), ('broodkruimel', 1), ('beschuit', 1), ('rijsttafel', 1), ('roosteren', 3), ('taart', 1), ('kruid', 2), ('ledig', 5), ('fleschje', 2), ('menu', 1), ('kaneel', 1), ('serveren', 1), ('rooker', 2), ('suikeren', 1), ('champagne', 2), ('distilleren', 1), ('fles', 2), ('ham', 5), ('wonderolie', 1), ('uitdrinken', 1), ('staven', 1), ('eetwaar', 1), ('snuifje', 1), ('bord', 3), ('koek', 4), ('biscuit', 1), ('tappen', 2), ('vruchtenwijn', 1), ('schoensmeer', 1), ('baksel', 1), ('villen', 2), ('tractatie', 1), ('ik', 1), ('lekkernij', 2), ('indikken', 1), ('cacaoboter', 1), ('leverworst', 1), ('voedzaam', 2), ('zout-', 1), ('geconfijte', 1), ('tandpasta', 1), ('whiskey', 1), ('ananas', 1), ('vijg', 1), ('kwatta', 1), ('garen', 2), ('sandwich', 1), ('klaarmaken', 2), ('versnapering', 1), ('uitknijpen', 1), ('aanmengen', 1), ('malen', 3), ('afromen', 1), ('olijfolie', 1), ('olijf', 2), ('omelet', 1), ('klapper', 1), ('flessch', 1), ('lusten', 1), ('natuurboter', 1), ('snuif', 1), ('honing', 1), ('aroma', 1), ('bruinkool', 1), ('traktatie', 1), ('kokend', 2), ('zepen', 1), ('krat', 1), ('smeltkroes', 1), ('bauxiet', 1), ('edig', 1), ('graszaad', 1), ('cellulose', 1), ('vult', 1), ('gelei', 1), ('schil', 1), ('smelten', 1), ('matten', 1), ('duig', 1)</text:p>
          </table:table-cell>
          <table:table-cell office:value-type="string" calcext:value-type="string">
            <text:p>lotion, /of, uitdelen, kist, balen, smul, pan, kalizout, creoline, steenkolen, vischmeel, kainiet, banaan, eten, vermengen, schotel, drinken, gaar, luchtje, vat, flesschen, wijn, sigaret, spijs, bereiden, hooi, koken, pakken, super, mengen, hakken, stroo, baal, liter, brood, sigaar, balata, getracteerd, kurk, kerf, monster, hoeden, flesch, kneden, erts, melk, portie, kolen, braden, roeren, drink, slok, reukwerk, ledigen, bier, kokosnoot, oliebol, pit, gouderts, twaalfuurtje, jodium, teug, rauw, delicatesse, bijvoeg, verpakken, presenteren, soja, dooz, soep, korf, ingemaakt, conserven, linoleum, karnemelk, heete, drop, snoeperij, bundel, gehakt, zemelen, rooken, doos, glas, zout, steenkool, onthalen, bakken, brandewijn, nuttigen, nagel, margarin, margarine, houtskool, cognac, sauce, puree, vuursteen, kastanje, lekker, siroop, chocolade, slurpen, gieten, drops, eierkoek, ongemengd, dooier, bestrooien, broodkruimel, beschuit, rijsttafel, roosteren, taart, kruid, ledig, fleschje, menu, kaneel, serveren, rooker, suikeren, champagne, distilleren, fles, ham, wonderolie, uitdrinken, staven, eetwaar, snuifje, bord, koek, biscuit, tappen, vruchtenwijn, schoensmeer, baksel, villen, tractatie, ik, lekkernij, indikken, cacaoboter, leverworst, voedzaam, zout-, geconfijte, tandpasta, whiskey, ananas, vijg, kwatta, garen, sandwich, klaarmaken, versnapering, uitknijpen, aanmengen, malen, afromen, olijfolie, olijf, omelet, klapper, flessch, lusten, natuurboter, snuif, honing, aroma, bruinkool, traktatie, kokend, zepen, krat, smeltkroes, bauxiet, edig, graszaad, cellulose, vult, gelei, schil, smelten, matten, duig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1875" calcext:value-type="float">
            <text:p>341875</text:p>
          </table:table-cell>
          <table:table-cell office:value-type="float" office:value="334" calcext:value-type="float">
            <text:p>334</text:p>
          </table:table-cell>
          <table:table-cell office:value-type="float" office:value="0.188622754491018" calcext:value-type="float">
            <text:p>0.18862</text:p>
          </table:table-cell>
          <table:table-cell office:value-type="float" office:value="0.417093677424294" calcext:value-type="float">
            <text:p>0.41709</text:p>
          </table:table-cell>
          <table:table-cell office:value-type="float" office:value="0.769461077844311" calcext:value-type="float">
            <text:p>0.76946</text:p>
          </table:table-cell>
          <table:table-cell office:value-type="float" office:value="0.522544911182592" calcext:value-type="float">
            <text:p>0.52254</text:p>
          </table:table-cell>
          <table:table-cell office:value-type="float" office:value="0.0419161676646707" calcext:value-type="float">
            <text:p>0.0419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raditioneel(3), hottentot(1), marron(22), zigeuner(3), negers(1), misvormden(1), berber(5), achtergrond(18), moslims(2), barbaar'sche(1), gekleurd(2), neger(2), traditionele(15), slaaf(2), roots'(1), gemengd(10), onbeschaafd(4), aziatische(2), gay(2), indo-europeaan(11), wild(3), moslim(11), blank(2), medicijnman(1), historisch(16), negerrijk(1), negerslaven(3), dwerggroei(7), indo(1), page(5), mongool(5), queer(2), kaffers(1), barbaarschheid(1), mengras(3), inlander(3), moslimscho(1), en'marron(1), koppensneller(3), stam(2), roots(4), kokkie(2), ontdekken(3), zigeuners(1), barbaar(4), marrons(3), aziatisch(11), bediende(1), baboe(4), zwartje(3), ras(5), pygmee(3), inlandsche(2), inheems(13), lilliputter(2), mulat(2), muzelman(2), moord(1), handicap(3), homogeen(1), barbaren(1), mesties(1), metis'(1), aapman(1), eskimo's(1), historische(1), moor(4), negercultuur(1), barbaarsche(1), gemengde(3), homo(4), kaffer(1), slavenschip(1), inuit(1), dwerg(3), etniciteit(1), roma(1), blanke(1), metis(2), indostijl(1), knecht(3), inboorling(1), moslimsche(1), exotisch(3), schildersknecht(1), indisch(1), marron'(1), primitief(3), halfbloed(1), volbloed(1), inheemsche(1), boesman(2), slaven(2), inboorlingen(3), kwinti(1), volbloedpaard(1), metis'nachts(1), k'mesties(2), indiaan(1), lilliputters(1), tovenaar(1), lesbisch(1), islamieten(1), aboriginal(2), koelies(1), koelie(1), islamiet(2), grootste(1), afkomst(2), afgodendienst(1), bosneger(1), allochtoon(1), inheemsch(1), indiaansch(1), gekleurde(1), exotische(1), afgod(1), zimbabwecultuur(1), verraste(1)</text:p>
          </table:table-cell>
          <table:table-cell office:value-type="string" calcext:value-type="string">
            <text:p>('nit', 13), ('dlt', 8), ('boor', 1), ('nok', 4), ('kei', 4), ('uil', 5), ('tij', 13), ('sak', 2), ('aar', 12), ('nien', 1), ('laar', 6), ('slleen', 1), ('/ijn', 1), ('din', 5), ('wlen', 2), ('djn', 2), ('mat', 10), ('veren', 13), ('ilng', 1), ('woor', 2), ('t&amp;n', 1), ('eds', 1), ('iel', 4), ('zlen', 1), ('geselen', 2), ('ban', 1), ('aak', 3), ('go-', 1), ('beat', 2), ('morren', 2), ('keen', 2), ('meute', 1), ('tooi', 1), ('eft', 1), ('walk', 3), ('dib', 1), ('nuu', 1), ('o', 3), ('bellen', 16), ('hos', 3), ('alk', 2), ('dra', 4), ('lo', 1), ('aen', 3), ('ult', 8), ('plaateen', 1), ('reen', 2), ('aaien', 1), ('d.t', 2), ('tig', 7), ('hoelt', 1), ('liit', 1), ('cal', 1), ('ztt', 1), ('de-o', 1), ('wei', 8), ('oaa', 3), ('aaa', 6), ('woa', 1), ('telf', 1), ('tiot', 1), ('alj', 1), ('lit', 4), ('-lal', 1), ('billen', 1), ('dil', 5), ('a*n', 2), ('kaa', 2), ('oop', 1), ('inge', 4), ('eemt', 1), ('stoat', 1), ('sou', 2), ('vissen', 1), ('wan', 2), ('tolg', 1), ('-tan', 1), ('w.is', 1), ('berst', 1), ('deaen', 1), ('/ij', 1), ('nn', 1), ('hrt', 2), ('soo', 1), ('ens', 3), ('tossen', 1), ('ilan', 1), ('too', 3), ('evo', 1), ('ien', 10), ('nan', 5), ('oiu', 1), ('htt', 2), ('sal', 2), ('si', 2), ('ain', 1), ('taj', 1), ('oit', 1), ('steit', 1), ('artn', 1), ("a's", 1), ('to*n', 1), ('.ken', 1), ('hll', 1), ('kwnm', 1), ('ceo', 1), ('vbd', 1), ('ian', 1), ('verei', 2), ('dif', 1), ('oik', 1), ('v.tn', 2), ('noor', 4), ('belatt', 1), ('ov*r', 1), ('ei-', 3), ('teven', 1), ('tras', 1), ('tater', 1), ('mogi', 1), ('oudo', 2), ('btt', 1), ('har', 2), ('uitt', 1), ('maaj', 1), ('eelt', 1), ('alen', 2), ('wnl', 1), ('leu', 1), ('dtg', 1), ('uic', 1), ('lloor', 1), ('ocn', 1), ('soa', 3), ('hoar', 1), ('kienen', 1), ('.kon', 1), ('e*-n', 1), ('ld', 1), ("i'", 1), ('loet', 2), ('bit', 1), ('hl', 1), ('tt', 1), ('bege', 1), ('thaaa', 1), ('oug', 1), ('wos', 1), ('oea', 1), ('oat', 3), ('in-t', 1), ('mden', 1), ('boe', 2), ('kij', 1), ('temen', 1), ('ieel', 1), ('doe', 1), ('tja', 2), ('uie', 1), ('du-', 1), ('vev', 1), ('iiju', 1), ('-tij', 1), ('i', 1), ('kenen', 1), ('nikken', 3), ('jie', 1), ('u', 2), ('verme', 1), ('aaea', 1), ('ia', 1), ('rul', 1), ('koof', 1), ('betel', 1), ('otn', 1), ('tiea', 2), ('hort', 1), ('borat', 1), ('kamara', 1), ('slissen', 1), ('aai', 2), ('dod', 1), ('.al', 1), ('kea', 1), ('fea', 1), ('houwd', 1), ('vant', 1), ('eertt', 1), ('di-', 1), ('toj', 1), ('iaën', 1), ('oui', 2), ('ordi', 1), ('avar', 1), ('omler', 1), ('looien', 1), ('nippen', 1), ('geplaatat', 1), ('doo', 1), ('wmt', 1), ('wai', 1), ('word-', 1), ('hint', 1), ('oai', 1), ('nis', 1), ('mnt', 1), ('gaal', 1), ('ait', 1), (".'en", 1), ('veran', 1), ('rmt', 1), ('sat', 1), ('ief', 1), ('oader', 1), ('eaa', 1), ('ondar', 1)</text:p>
          </table:table-cell>
          <table:table-cell office:value-type="string" calcext:value-type="string">
            <text:p>nit, dlt, boor, nok, kei, uil, tij, sak, aar, nien, laar, slleen, /ijn, din, wlen, djn, mat, veren, ilng, woor, t&amp;n, eds, iel, zlen, geselen, ban, aak, go-, beat, morren, keen, meute, tooi, eft, walk, dib, nuu, o, bellen, hos, alk, dra, lo, aen, ult, plaateen, reen, aaien, d.t, tig, hoelt, liit, cal, ztt, de-o, wei, oaa, aaa, woa, telf, tiot, alj, lit, -lal, billen, dil, a*n, kaa, oop, inge, eemt, stoat, sou, vissen, wan, tolg, -tan, w.is, berst, deaen, /ij, nn, hrt, soo, ens, tossen, ilan, too, evo, ien, nan, oiu, htt, sal, si, ain, taj, oit, steit, artn, a's, to*n, .ken, hll, kwnm, ceo, vbd, ian, verei, dif, oik, v.tn, noor, belatt, ov*r, ei-, teven, tras, tater, mogi, oudo, btt, har, uitt, maaj, eelt, alen, wnl, leu, dtg, uic, lloor, ocn, soa, hoar, kienen, .kon, e*-n, ld, i', loet, bit, hl, tt, bege, thaaa, oug, wos, oea, oat, in-t, mden, boe, kij, temen, ieel, doe, tja, uie, du-, vev, iiju, -tij, i, kenen, nikken, jie, u, verme, aaea, ia, rul, koof, betel, otn, tiea, hort, borat, kamara, slissen, aai, dod, .al, kea, fea, houwd, vant, eertt, di-, toj, iaën, oui, ordi, avar, omler, looien, nippen, geplaatat, doo, wmt, wai, word-, hint, oai, nis, mnt, gaal, ait, .'en, veran, rmt, sat, ief, oader, eaa, ondar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41914" calcext:value-type="float">
            <text:p>341914</text:p>
          </table:table-cell>
          <table:table-cell office:value-type="float" office:value="355" calcext:value-type="float">
            <text:p>355</text:p>
          </table:table-cell>
          <table:table-cell office:value-type="float" office:value="0.211267605633803" calcext:value-type="float">
            <text:p>0.21127</text:p>
          </table:table-cell>
          <table:table-cell office:value-type="float" office:value="0.0968856548633995" calcext:value-type="float">
            <text:p>0.09689</text:p>
          </table:table-cell>
          <table:table-cell office:value-type="float" office:value="0.769014084507042" calcext:value-type="float">
            <text:p>0.76901</text:p>
          </table:table-cell>
          <table:table-cell office:value-type="float" office:value="0.529327264256149" calcext:value-type="float">
            <text:p>0.52933</text:p>
          </table:table-cell>
          <table:table-cell office:value-type="float" office:value="0.0197183098591549" calcext:value-type="float">
            <text:p>0.0197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inheems(11), metis(1), moslim(17), primitief(4), kokkie(3), inboorling(2), gemengd(20), historisch(10), onbeschaafdheid(1), misvormden(4), moslims(6), exotisch(1), stam(2), indo-europeaan(20), neger(2), inlandsche(3), aboriginal(1), groothistorische(1), bosneger(3), traditionele(13), historischen(1), demooraten(1), marron(14), zigeunerin(1), historische(4), aziatisch(15), achtergrond(18), zwartjes(1), traditioneel(3), inheems'che(1), aziatische(4), inheemse(5), etniciteit(1), islamiet(6), halfbloed(2), bediende(7), koelie(4), wereldmoord(1), hottentotten(3), ontdekken(3), berber(2), dwerg(3), zigeuners(1), zigeunermuziek(4), ras(1), inuit(4), zwartje(2), negers(1), gekleurd(2), baboe(2), afgod(7), inlander(5), slaaf(4), indische(3), pygmee(2), medicijnmannen(1), christelijkhistorisch'(1), dwergen(1), negerslaven(4), handicap(2), kaffer(3), wilden(1), barbaren(3), koppensneller(3), mesties(3), boesman(1), roots(2), bedienden(2), gekleurde(2), afkomst(1), hottentot(3), eskimo's(1), hottentottenstam(1), inheemschen(1), barbaar(2), indone(1), inlanders(2), dwerggroei(2), queer(1), jakarta(1), indo(2), zigeuner(3), dienstknecht(1), moslimsche(2), onbeschaafd(2), inheemsche(3), slaaft(1), inheemsch(1), inboorlingen(2), lilliputters(2), muzelmannen(1), lilliputter(3), slaven(3), muzelman(1), metis'nachts(1), medicijnman(1), mengras(2), gemengde(1), blank(1), indiaan(2), slavenhandel(1), homo(2), indisch(1), slavenschip(1), wild(1), knecht(1), mongool(1), trans(1), winkelknechten(1), page(1), stamboek(1)</text:p>
          </table:table-cell>
          <table:table-cell office:value-type="string" calcext:value-type="string">
            <text:p>('vordering', 5), ('aanstelling', 3), ('geld', 52), ('schadevergoeding', 1), ('loon', 13), ('levensstandaard', 1), ('baat', 8), ('direct', 20), ('inwoner', 16), ('ambtenaar', 31), ('betalen', 28), ('toekomend', 1), ('toelage', 2), ('ondersteuningskas', 1), ('vergelijkbaar', 1), ('aanvaarding', 2), ('vergunning', 4), ('aanslag', 4), ('minimum', 4), ('kost', 21), ('schadeloosstelling', 1), ('tegemoetkoming', 1), ('hoegrootheid', 1), ('deelgenoot', 1), ('opgave', 2), ('bijdrage', 14), ('honorarium', 2), ('lenen', 8), ('burgerlijk', 14), ('in-', 6), ('belastingschuldige', 1), ('inkomen', 6), ('heffing', 3), ('schoolgeld', 3), ('cautie', 2), ('betaling', 2), ('concessierecht', 1), ('toekennen', 7), ('scha', 1), ('pensioen', 6), ('aftrekken', 2), ('concessie', 5), ('relatief', 2), ('lotsverbetering', 1), ('borgstelling', 1), ('quotum', 1), ('risico', 2), ('ongeld', 1), ('garantie', 1), ('belenen', 1), ('reis-', 1), ('toewijzen', 3), ('dag-', 1), ('behoeve', 4), ('belooning', 4), ('heffen', 9), ('wereldmarktprijs', 1), ('vervreemding', 1), ('bekostigen', 2), ('aanslaan', 1), ('verpand', 1), ('extra', 3), ('beding', 1), ('indirect', 3), ('wachtgeld', 2), ('zonderen', 1), ('salaris', 3), ('eigendomsbewijs', 1), ('weez', 2), ('landsdienaar', 2), ('vervreemden', 1), ('rijkspersoneel', 1), ('opzeggen', 3), ('koopprijs', 2), ('oontraot', 1), ('bezitsrecht', 2), ('levenspeil', 1), ('drankaccijns', 1), ('vrijdom', 1), ('vergunningsrecht', 1), ('steunregeling', 1), ('geborene', 1), ('derven', 1), ('progressief', 1), ('dienstbetrekking', 1), ('pensioengrondslag', 1), ('scheepsvracht', 2), ('besparing', 2), ('opdrijven', 1), ('weekloon', 1), ('loonstandaard', 1), ('leenen', 2), ('bijpassen', 1), ('icoon', 1), ('loonen', 1), ('vergoeding', 4), ('verschuldigen', 4), ('evenredig', 2), ('teruggave', 1), ('beffen', 1), ('opgaaf', 2), ('bolasting', 1), ('tolrecht', 1), ('fiscaal', 1), ('tarief', 2), ('verlaging', 2), ('inkomende', 1), ('geboortecijfer', 1), ('aanwas', 1), ('bevolkingscijfer', 1), ('kindersterfte', 1), ('vergoeden', 1), ('afronden', 1), ('verlioogen', 1), ('limiet', 1), ('traktement', 2), ('ngevolge', 1), ('verlagen', 2), ('subsidie', 2), ('aangeslag', 1), ('subsidiëren', 1), ('spandienst', 1), ('winstmarge', 1), ('levertijd', 1), ('pennoen', 1), ('fiscus', 1), ('eigendomsoverdracht', 1), ('smaands', 1), ('handelsbeweging', 1), ('korting', 1), ('belastingbetaler', 1), ('behoev', 1), ('meetellen', 1), ('afkoop', 1), ('uitkeering', 1), ('onverschuldigd', 1), ('subsidi', 1), ('arbeidsloon', 1), ('prijsverlaging', 1), ('tiend', 1), ('kostwinner', 2), ('nachtwerk', 1), ('overdracht', 1), ('contributie', 1), ('schuldenaar', 1), ('schuldeischer', 1), ('schafttijd', 1)</text:p>
          </table:table-cell>
          <table:table-cell office:value-type="string" calcext:value-type="string">
            <text:p>vordering, aanstelling, geld, schadevergoeding, loon, levensstandaard, baat, direct, inwoner, ambtenaar, betalen, toekomend, toelage, ondersteuningskas, vergelijkbaar, aanvaarding, vergunning, aanslag, minimum, kost, schadeloosstelling, tegemoetkoming, hoegrootheid, deelgenoot, opgave, bijdrage, honorarium, lenen, burgerlijk, in-, belastingschuldige, inkomen, heffing, schoolgeld, cautie, betaling, concessierecht, toekennen, scha, pensioen, aftrekken, concessie, relatief, lotsverbetering, borgstelling, quotum, risico, ongeld, garantie, belenen, reis-, toewijzen, dag-, behoeve, belooning, heffen, wereldmarktprijs, vervreemding, bekostigen, aanslaan, verpand, extra, beding, indirect, wachtgeld, zonderen, salaris, eigendomsbewijs, weez, landsdienaar, vervreemden, rijkspersoneel, opzeggen, koopprijs, oontraot, bezitsrecht, levenspeil, drankaccijns, vrijdom, vergunningsrecht, steunregeling, geborene, derven, progressief, dienstbetrekking, pensioengrondslag, scheepsvracht, besparing, opdrijven, weekloon, loonstandaard, leenen, bijpassen, icoon, loonen, vergoeding, verschuldigen, evenredig, teruggave, beffen, opgaaf, bolasting, tolrecht, fiscaal, tarief, verlaging, inkomende, geboortecijfer, aanwas, bevolkingscijfer, kindersterfte, vergoeden, afronden, verlioogen, limiet, traktement, ngevolge, verlagen, subsidie, aangeslag, subsidiëren, spandienst, winstmarge, levertijd, pennoen, fiscus, eigendomsoverdracht, smaands, handelsbeweging, korting, belastingbetaler, behoev, meetellen, afkoop, uitkeering, onverschuldigd, subsidi, arbeidsloon, prijsverlaging, tiend, kostwinner, nachtwerk, overdracht, contributie, schuldenaar, schuldeischer, schafttijd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41762" calcext:value-type="float">
            <text:p>341762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00</text:p>
          </table:table-cell>
          <table:table-cell office:value-type="float" office:value="0.862125252150539" calcext:value-type="float">
            <text:p>0.86213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533219656726732" calcext:value-type="float">
            <text:p>0.53322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oelie(1), traditionele(1), indiaan(1), metis(1), dwerggroei(1), zigeuner(1), mohemmedaan(1), inheems(4), historisch(2), gemengd(3), berber(2), moslim(1), achtergrond(1), indo-europeaan(2), ontdekken(1), gay(1), historische(1), neger(2), medicijnman(1), transport(1), afgod(1), barbarlje(1), marron(1)</text:p>
          </table:table-cell>
          <table:table-cell office:value-type="string" calcext:value-type="string">
            <text:p>('grosz', 1), ('kart', 1), ('schoner', 1), ('aua', 1), ('mann', 1), ('tod', 2), ('stadt', 2), ('hass', 1), ('aus', 2), ('wellen', 3), ('heimat', 1), ('garten', 1), ('wende', 1), ('tochter', 1), ('kam', 1), ('posse', 2), ('herd', 1), ('sol', 1), ('sage', 2), ('liber', 1), ('frau', 1), ('maul', 1), ('hoch', 1), ('kinder', 1), ('wald', 1), ('ober', 1), ('dankbar', 1)</text:p>
          </table:table-cell>
          <table:table-cell office:value-type="string" calcext:value-type="string">
            <text:p>grosz, kart, schoner, aua, mann, tod, stadt, hass, aus, wellen, heimat, garten, wende, tochter, kam, posse, herd, sol, sage, liber, frau, maul, hoch, kinder, wald, ober, dankbar</text:p>
          </table:table-cell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41775" calcext:value-type="float">
            <text:p>341775</text:p>
          </table:table-cell>
          <table:table-cell office:value-type="float" office:value="92" calcext:value-type="float">
            <text:p>92</text:p>
          </table:table-cell>
          <table:table-cell office:value-type="float" office:value="0.184782608695652" calcext:value-type="float">
            <text:p>0.18478</text:p>
          </table:table-cell>
          <table:table-cell office:value-type="float" office:value="0.524695483713202" calcext:value-type="float">
            <text:p>0.52470</text:p>
          </table:table-cell>
          <table:table-cell office:value-type="float" office:value="0.771739130434783" calcext:value-type="float">
            <text:p>0.77174</text:p>
          </table:table-cell>
          <table:table-cell office:value-type="float" office:value="0.53327658813068" calcext:value-type="float">
            <text:p>0.53328</text:p>
          </table:table-cell>
          <table:table-cell office:value-type="float" office:value="0.0434782608695652" calcext:value-type="float">
            <text:p>0.0434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emengd(14), achtergrond(10), zigeuner(1), roots(1), zigeunermuziek(5), blank(3), inheemschen(2), historisch(4), negercultuur(2), negerslaven(2), barbaar(1), handicap(3), exotisch(4), indo-europeaan(2), inheemsche(1), traditionele(4), inheems(3), marron(5), aziatische(2), queer(1), afkomst(1), aziatisch(1), neger(3), mulat(1), voorhistorische(1), historischen(1), bediende(1), slaven(1), halfbloed(1), kokkie(1), gay(1), barbaren(2), historische(2), dwergeu(1), lesbisch(1), homo(1), zigeunerbende(1), traditioneel(1)</text:p>
          </table:table-cell>
          <table:table-cell office:value-type="string" calcext:value-type="string">
            <text:p>('muziek', 26), ('debussy', 2), ('toreador', 1), ('zang', 11), ('butterfly', 1), ('liszt', 2), ('programma', 23), ('jazz', 4), ("ma's", 1), ('wals', 1), ('cecile', 1), ('braun', 4), ('hein', 5), ('vals', 3), ('largo', 3), ('verdi', 2), ('symphonisch', 2), ('fantasie', 4), ('ouverture', 1), ('rossini', 1), ('suite', 1), ('wagner', 2), ('nocturne', 1), ('symphonie', 2), ('drinklied', 1), ('rhapsodie', 1), ('koor-', 1), ('elegie', 1), ('concerto', 1), ('grosso', 1), ('menuet', 1), ('meyerbeer', 1), ('beethoven', 1), ('bach', 2), ('merkel', 2), ('corelli', 1), ('voorspelen', 1), ('tableau', 1), ('mozart', 2), ('beethovens', 1), ('polonaise', 1), ('ilona', 1)</text:p>
          </table:table-cell>
          <table:table-cell office:value-type="string" calcext:value-type="string">
            <text:p>muziek, debussy, toreador, zang, butterfly, liszt, programma, jazz, ma's, wals, cecile, braun, hein, vals, largo, verdi, symphonisch, fantasie, ouverture, rossini, suite, wagner, nocturne, symphonie, drinklied, rhapsodie, koor-, elegie, concerto, grosso, menuet, meyerbeer, beethoven, bach, merkel, corelli, voorspelen, tableau, mozart, beethovens, polonaise, ilona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1888" calcext:value-type="float">
            <text:p>341888</text:p>
          </table:table-cell>
          <table:table-cell office:value-type="float" office:value="53" calcext:value-type="float">
            <text:p>53</text:p>
          </table:table-cell>
          <table:table-cell office:value-type="float" office:value="0.150943396226415" calcext:value-type="float">
            <text:p>0.15094</text:p>
          </table:table-cell>
          <table:table-cell office:value-type="float" office:value="0.77816338372684" calcext:value-type="float">
            <text:p>0.77816</text:p>
          </table:table-cell>
          <table:table-cell office:value-type="float" office:value="0.773584905660377" calcext:value-type="float">
            <text:p>0.77358</text:p>
          </table:table-cell>
          <table:table-cell office:value-type="float" office:value="0.544950391112003" calcext:value-type="float">
            <text:p>0.54495</text:p>
          </table:table-cell>
          <table:table-cell office:value-type="float" office:value="0.0754716981132075" calcext:value-type="float">
            <text:p>0.0754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boriginal(10), queer(4), negerslaven(1), dwerggroei(1), page(4), exotisch(1), blanka(1), historisch(1), zigeuners(1), traditionele(2), zigeunermuziek(1), marron(4), trans(1), metis'(1), homo(1), grootsch(1), mulat(1), roots(4), blank(1), handicap(1), mesties(1), inuit(1), achtergrond(1), bosneger(1), traditioneel(1), neger(1), moslimsoh(1), gemengd(1), ontdekken(1), westers(1), gay(1)</text:p>
          </table:table-cell>
          <table:table-cell office:value-type="string" calcext:value-type="string">
            <text:p>('collection', 1), ('impression', 1), ('attention', 1), ('mine', 3), ('occasion', 1), ('finance', 2), ('sports', 1), ('population', 2), ('original', 4), ('politica', 1), ('moral', 2), ('ahd', 2), ('nation', 2), ('point', 1), ('touch', 1), ('major', 3), ('force', 2), ('position', 2), ('march', 2), ('justice', 1), ('introduction', 1), ('sort', 1), ('public', 2), ('date', 1), ('fees', 1), ('mission', 3), ('information', 1), ('tion', 3), ('sacrifice', 1), ('effective', 1), ('form', 2), ('impossible', 1), ('coin', 1), ('table', 1), ('pay', 1), ('village', 1), ('important', 2), ('importance', 1), ('normal', 2), ('colonie', 1), ('classes', 1), ('banquet', 1), ('nature', 1), ('due', 1), ('trouble', 1), ('trusts', 1), ('sent', 1), ('cot', 1), ('opinion', 1), ('face', 1), ('navigation', 1), ('revenue', 1)</text:p>
          </table:table-cell>
          <table:table-cell office:value-type="string" calcext:value-type="string">
            <text:p>collection, impression, attention, mine, occasion, finance, sports, population, original, politica, moral, ahd, nation, point, touch, major, force, position, march, justice, introduction, sort, public, date, fees, mission, information, tion, sacrifice, effective, form, impossible, coin, table, pay, village, important, importance, normal, colonie, classes, banquet, nature, due, trouble, trusts, sent, cot, opinion, face, navigation, revenue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1959" calcext:value-type="float">
            <text:p>341959</text:p>
          </table:table-cell>
          <table:table-cell office:value-type="float" office:value="293" calcext:value-type="float">
            <text:p>293</text:p>
          </table:table-cell>
          <table:table-cell office:value-type="float" office:value="0.191126279863481" calcext:value-type="float">
            <text:p>0.19113</text:p>
          </table:table-cell>
          <table:table-cell office:value-type="float" office:value="0.382553587309924" calcext:value-type="float">
            <text:p>0.38255</text:p>
          </table:table-cell>
          <table:table-cell office:value-type="float" office:value="0.767918088737201" calcext:value-type="float">
            <text:p>0.76792</text:p>
          </table:table-cell>
          <table:table-cell office:value-type="float" office:value="0.549933187137008" calcext:value-type="float">
            <text:p>0.54993</text:p>
          </table:table-cell>
          <table:table-cell office:value-type="float" office:value="0.0409556313993174" calcext:value-type="float">
            <text:p>0.040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gekleurde(1), blanke(1), achtergrond(20), gemengd(7), slaven(2), homo(4), moslimsche(2), aapman(1), koppensneller(2), indo-europeaan(8), mongool(6), moslim(20), ras(2), inheems(12), roots(1), marron(6), roma(1), moslims(2), historisch(23), inboorling(2), kaffer(4), inlanders(2), lesbische(1), koelies(1), christelijkhistorisch'(1), handicap(1), bediende(2), barbaar'sche(1), historische(2), stam(5), homogeen(1), wilden(1), exotische(1), kaukasisch(4), gekleurd(2), traditionele(18), berber(3), afkomst(2), muzelmansche(1), indisch(3), lilliputter(1), volksstam(1), aboriginal(2), inheemsen(2), islamiet(6), slavenschip(3), kokkie(2), aziatisch(12), mongoolsche(1), primitief(4), hottentot(2), inlandsche(1), wild(1), inheemse(3), historischen(2), historischcn(1), bataviasche(1), indo(2), inuit(1), indolonten(1), aziatische(2), barbaren(3), halfbloed(2), tovenaar(1), negerslaven(6), knecht(2), bosneger(1), bedienden(1), eskimo's(3), marrons(1), mulat(2), dwerg(1), misvormden(1), pygmee(1), mongoolse(1), inheemschen(1), gemengde(1), mesties(2), inheems'(1), inboorlingen(1), slaaf(3), afkomstig(1), muzelman(2), kaffers(1), lilliputters(1), boesman(1), inlander(1), wereldhistorische(1), neger(2), zwartje(2), traditioneel(1), indone(1), christelijkhistorischen(1), koelie(1), zigeunermuziek(1), barbaar(1), mengras(1), volbloed(1), dwergeu(1), grootst(1), dwergen(1), wilde(1), lesbisch(1), page(1), metis(1), mulattin(1)</text:p>
          </table:table-cell>
          <table:table-cell office:value-type="string" calcext:value-type="string">
            <text:p>('terugkeer', 3), ('anti', 5), ('vooruitstrevend', 1), ('menscheneter', 1), ('christelijk-', 4), ('terugkeren', 11), ('verlaten', 33), ('politicus', 2), ('aanhang', 3), ('och', 7), ('hollanders', 13), ('actief', 4), ('mijn', 26), ('kiezer', 3), ('aanstichten', 1), ('aanhanger', 11), ('campagne', 2), ('vlamingen', 2), ('mgn', 3), ('fractie', 3), ('komst', 10), ('revolutionnair', 7), ('spion', 3), ('liga', 3), ('dynastie', 2), ('nationaal-', 1), ('vlaamsch', 3), ('invloedrijk', 2), ('liberaal', 14), ('zetel', 7), ('antirevolutionair', 3), ('terugkeeren', 5), ('buitenlander', 2), ('keizerschap', 1), ('matigen', 2), ('doodvonnis', 1), ('radicaal', 4), ('democraten', 1), ('socialist', 8), ('democratische', 1), ('keizerrijk', 2), ('terugkomst', 3), ('socialistisch', 7), ('terugkomen', 8), ('terugvoeren', 1), ('naturaliseren', 1), ('redigeren', 2), ('anti-revolutionair', 3), ('linksch', 2), ('rechtsch', 2), ('vrijzinnig', 2), ('sociaaldemocraat', 1), ('vrijzinnige', 1), ('anti-revolutionnair', 2), ('christelijkhistorisch', 1), ('muiterij', 2), ('candidatuur', 1), ('rechterzijde', 4), ('mjjn', 1), ('volksvrien', 5), ('bandiet', 4), ('extra-parlementair', 1), ('zetelen', 2), ('mfln', 1), ('nieuwtje', 2), ('nationaalsocialistisch', 2), ('anti-clerical', 1), ('herstemming', 1), ('propagandist', 1), ('overheidspersoon', 1), ('n.s.b', 2), ('monarchie', 2), ('kiezing', 1), ('coalitie', 3), ('marxisten', 1), ('fanatiek', 3), ('vlaamsche', 2), ('volgeling', 3), ('demokraat', 1), ('demokrat', 1), ('genooten', 2), ('onruststoker', 1), ('partijgenoot', 2), ('sociaal-democratisch', 2), ('anti-engelsch', 1), ('democratisch', 2), ('volksvertegenwoordiging', 2), ('complot', 2), ('christ.-historisch', 1), ('anti-', 1), ('hoogverraad', 1), ('revolutionair', 3), ('anarchist', 1), ('semiet', 1), ('nationaal-socialistisch', 1), ('samenzweerder', 2), ('statenlid', 1), ('wijdvertakt', 1), ('habsburger', 1), ('vooraanstaanden', 1), ('formeeren', 2), ('driemanschap', 1), ('sociaal-democratische', 1), ('sociaal-demoerat', 1), ('demo', 1), ('cratisch', 1), ('militant', 1), ('-ben', 1), ('marxist', 1), ('mandaat', 1), ('samenzwering', 1), ('illegaal', 1), ('voorman', 3), ('medestander', 1), ('raddraaier', 1), ('agitator', 1), ('afreis', 1), ('mqn', 1), ('pag.', 1)</text:p>
          </table:table-cell>
          <table:table-cell office:value-type="string" calcext:value-type="string">
            <text:p>terugkeer, anti, vooruitstrevend, menscheneter, christelijk-, terugkeren, verlaten, politicus, aanhang, och, hollanders, actief, mijn, kiezer, aanstichten, aanhanger, campagne, vlamingen, mgn, fractie, komst, revolutionnair, spion, liga, dynastie, nationaal-, vlaamsch, invloedrijk, liberaal, zetel, antirevolutionair, terugkeeren, buitenlander, keizerschap, matigen, doodvonnis, radicaal, democraten, socialist, democratische, keizerrijk, terugkomst, socialistisch, terugkomen, terugvoeren, naturaliseren, redigeren, anti-revolutionair, linksch, rechtsch, vrijzinnig, sociaaldemocraat, vrijzinnige, anti-revolutionnair, christelijkhistorisch, muiterij, candidatuur, rechterzijde, mjjn, volksvrien, bandiet, extra-parlementair, zetelen, mfln, nieuwtje, nationaalsocialistisch, anti-clerical, herstemming, propagandist, overheidspersoon, n.s.b, monarchie, kiezing, coalitie, marxisten, fanatiek, vlaamsche, volgeling, demokraat, demokrat, genooten, onruststoker, partijgenoot, sociaal-democratisch, anti-engelsch, democratisch, volksvertegenwoordiging, complot, christ.-historisch, anti-, hoogverraad, revolutionair, anarchist, semiet, nationaal-socialistisch, samenzweerder, statenlid, wijdvertakt, habsburger, vooraanstaanden, formeeren, driemanschap, sociaal-democratische, sociaal-demoerat, demo, cratisch, militant, -ben, marxist, mandaat, samenzwering, illegaal, voorman, medestander, raddraaier, agitator, afreis, mqn, pag.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41901" calcext:value-type="float">
            <text:p>341901</text:p>
          </table:table-cell>
          <table:table-cell office:value-type="float" office:value="40" calcext:value-type="float">
            <text:p>40</text:p>
          </table:table-cell>
          <table:table-cell office:value-type="float" office:value="0.175" calcext:value-type="float">
            <text:p>0.17500</text:p>
          </table:table-cell>
          <table:table-cell office:value-type="float" office:value="0.615961290625317" calcext:value-type="float">
            <text:p>0.61596</text:p>
          </table:table-cell>
          <table:table-cell office:value-type="float" office:value="0.775" calcext:value-type="float">
            <text:p>0.77500</text:p>
          </table:table-cell>
          <table:table-cell office:value-type="float" office:value="0.552134309500084" calcext:value-type="float">
            <text:p>0.55213</text:p>
          </table:table-cell>
          <table:table-cell office:value-type="float" office:value="0.05" calcext:value-type="float">
            <text:p>0.05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rron(2), helmlna'marron(2), traditionele(3), historisch(1), westers(7), moslim(1), metis(1), historische(1), inheems(2), achtergrond(2), eenhistorisch(1), zigeuner(1), indo(1), queer(1), gemengd(1), indo-europeaan(1), mesties(1), zwartje(2), mulat(1), dwerggroei(1), halfbloed(1), slavenschip(1), indiaan(1), dwerg(1), gekleurd(1), littlepage(1), koppensneller(1)</text:p>
          </table:table-cell>
          <table:table-cell office:value-type="string" calcext:value-type="string">
            <text:p>('ellsabeth', 2), ('pieten', 1), ('dost', 1), ('tuil', 2), ('kiel', 3), ('altona', 1), ('gehr', 1), ('ridderbos', 1), ('alber', 1), ('voget', 1), ('harl', 2), ('pinkster', 1), ('engelsman', 2), ('delphin', 1), ('an', 1), ('antilope', 4), ('wijnstok', 1), ('zeemeeuw', 3), ('blaak', 1), ('rendsburg', 1), ('westers', 1), ('wilhelmsburg', 1), ('kronos', 1), ('onstwedder', 1), ('emd', 1), ('randers', 1), ('svendborg', 1), ('dollard', 1), ('harmina', 1), ('kolding', 1), ('fekkes', 1), ('hageman', 1), ('clerk', 1), ('emmerick', 1), ('vellinga', 1), ('salomons', 1), ('ambulant', 1), ('egberdina', 1), ('alpha', 1), ('petersen', 1)</text:p>
          </table:table-cell>
          <table:table-cell office:value-type="string" calcext:value-type="string">
            <text:p>ellsabeth, pieten, dost, tuil, kiel, altona, gehr, ridderbos, alber, voget, harl, pinkster, engelsman, delphin, an, antilope, wijnstok, zeemeeuw, blaak, rendsburg, westers, wilhelmsburg, kronos, onstwedder, emd, randers, svendborg, dollard, harmina, kolding, fekkes, hageman, clerk, emmerick, vellinga, salomons, ambulant, egberdina, alpha, petersen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42053" calcext:value-type="float">
            <text:p>342053</text:p>
          </table:table-cell>
          <table:table-cell office:value-type="float" office:value="215" calcext:value-type="float">
            <text:p>215</text:p>
          </table:table-cell>
          <table:table-cell office:value-type="float" office:value="0.209302325581395" calcext:value-type="float">
            <text:p>0.20930</text:p>
          </table:table-cell>
          <table:table-cell office:value-type="float" office:value="0.180684969295594" calcext:value-type="float">
            <text:p>0.18068</text:p>
          </table:table-cell>
          <table:table-cell office:value-type="float" office:value="0.767441860465116" calcext:value-type="float">
            <text:p>0.76744</text:p>
          </table:table-cell>
          <table:table-cell office:value-type="float" office:value="0.559350053580222" calcext:value-type="float">
            <text:p>0.55935</text:p>
          </table:table-cell>
          <table:table-cell office:value-type="float" office:value="0.0232558139534884" calcext:value-type="float">
            <text:p>0.0232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emengd(8), misvormden(1), homo(3), moslimsche(2), dwerggroei(5), slaaf(3), zigeuner(2), ontdekken(3), eskimo(1), wild(2), achtergrond(15), indo-europeaan(3), indo(2), moslim(10), hottentot(1), senaatsbediende(1), boesmanbanelen(1), mongool(1), indische(1), christelijkhistorisch'(1), barbaren(4), muzelman(3), historisch(16), indiaan(2), zigeunermuziek(1), moslims(1), exotisch(3), volkstammen(1), inheems(5), primitief(3), wilde(1), aziatisch(6), neger(3), kaffer(4), blank(2), mesties(2), eskimo's(1), dwerg(2), aboriginal(1), traditionele(18), muzelmansche(1), onbeschaafd(3), lilliputters(1), indisch(1), traditioneelen(1), rassen(2), negerslaven(1), volbloed(3), historische(6), marron(3), medicijnman(2), inheemsche(3), eskimobediende(1), kaukasisch(2), westers(1), mulat(1), inboorling(2), zwartjes(1), boesman(1), koppensnellers(1), inheemse(1), traditioneel(2), halfbloed(2), lilliputter(1), inlanders(1), inlandsche(3), inuit(1), page(1), gay(1), islamiet(2), gekleurd(1), volbloeden(1), afkomst(2), zwartje(2), kaffers(1), bediende(1), knecht(1), tovenaar(1), inheemschen(1), pygmee(2), negers(1), jakarta(1), berber(1), barbaar(1), slaven(1)</text:p>
          </table:table-cell>
          <table:table-cell office:value-type="string" calcext:value-type="string">
            <text:p>('beroepsleg', 1), ('kazerne', 2), ('zending', 20), ('zendeling', 20), ('christ', 3), ('onderscheiding', 3), ('nassau', 6), ('kerk', 48), ('studentencorps', 1), ('oranje', 12), ('veteranorum', 1), ('ridderoren', 1), ('loteling', 2), ('synagoge', 2), ('godsdienst-oefening', 1), ('wereldtentoonstelling', 1), ('mastklimm', 1), ('volksspel', 1), ('waalsch', 1), ('studentencongres', 1), ("heek's", 1), ('opperrabbijn', 1), ('dankstond', 1), ('hotel', 9), ('kader', 5), ('oud-weez', 1), ('verg', 1), ('bijbel', 10), ('zendingsfeest', 1), ('nutsgebouw', 2), ('rector', 1), ('jury', 8), ('zendingsvereeniging', 2), ('koffiehuis', 3), ('protestantsch', 2), ('oratie', 1), ('zendelingen', 1), ('f.s', 1), ('gereformeerd', 1), ('militieplicht', 1), ('oranjedag', 1), ('kork', 1), ('gilde', 2), ('evangelische', 2), ('broedergemeente', 1), ('eendracht', 1), ('militie', 3), ('studiekring', 1), ('sporttentoonstelling', 1), ('oranje-nassau', 1), ('prot.', 1), ('schouwburgzaal', 1), ('ordeteeken', 1), ('inlijving', 2), ('dankdag', 2), ('niet-lid', 1), ('corps', 4), ('lijven', 1), ('krijgsdienst', 2), ('lichaamsoefening', 1), ('architectura', 1), ('prijsvraag', 1), ('leeuw', 4), ('kerkgebouw', 2), ('inlijven', 2), ('veetentoonstelling', 1), ('jeugdvereeniging', 1), ('oranjevereeniging', 1), ('uitschrijven', 1), ('loterij', 1), ('zendingswerk', 3), ('gereformeerde', 1), ('bazar', 1), ('concertzaal', 1), ('tentoonstellingsterrein', 1), ('niseerd', 1), ('gehoorzaal', 1), ('hervormen', 1), ('zendingspost', 1), ('regelingscommissie', 1), ('reunie', 1), ('amstelhotel', 1), ('protestants', 1), ('evang', 1), ('ridder', 2), ('feestgebouw', 1), ('beschermheer', 1), ('militiedienst', 1), ('dienstplichtig', 1), ('loting', 1), ('liefdadigheidsfeest', 1), ('rabbijn', 1), ('turnzaal', 1)</text:p>
          </table:table-cell>
          <table:table-cell office:value-type="string" calcext:value-type="string">
            <text:p>beroepsleg, kazerne, zending, zendeling, christ, onderscheiding, nassau, kerk, studentencorps, oranje, veteranorum, ridderoren, loteling, synagoge, godsdienst-oefening, wereldtentoonstelling, mastklimm, volksspel, waalsch, studentencongres, heek's, opperrabbijn, dankstond, hotel, kader, oud-weez, verg, bijbel, zendingsfeest, nutsgebouw, rector, jury, zendingsvereeniging, koffiehuis, protestantsch, oratie, zendelingen, f.s, gereformeerd, militieplicht, oranjedag, kork, gilde, evangelische, broedergemeente, eendracht, militie, studiekring, sporttentoonstelling, oranje-nassau, prot., schouwburgzaal, ordeteeken, inlijving, dankdag, niet-lid, corps, lijven, krijgsdienst, lichaamsoefening, architectura, prijsvraag, leeuw, kerkgebouw, inlijven, veetentoonstelling, jeugdvereeniging, oranjevereeniging, uitschrijven, loterij, zendingswerk, gereformeerde, bazar, concertzaal, tentoonstellingsterrein, niseerd, gehoorzaal, hervormen, zendingspost, regelingscommissie, reunie, amstelhotel, protestants, evang, ridder, feestgebouw, beschermheer, militiedienst, dienstplichtig, loting, liefdadigheidsfeest, rabbijn, turnzaal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2010" calcext:value-type="float">
            <text:p>342010</text:p>
          </table:table-cell>
          <table:table-cell office:value-type="float" office:value="81" calcext:value-type="float">
            <text:p>81</text:p>
          </table:table-cell>
          <table:table-cell office:value-type="float" office:value="0.160493827160494" calcext:value-type="float">
            <text:p>0.16049</text:p>
          </table:table-cell>
          <table:table-cell office:value-type="float" office:value="0.742164011902965" calcext:value-type="float">
            <text:p>0.74216</text:p>
          </table:table-cell>
          <table:table-cell office:value-type="float" office:value="0.765432098765432" calcext:value-type="float">
            <text:p>0.76543</text:p>
          </table:table-cell>
          <table:table-cell office:value-type="float" office:value="0.591143049712749" calcext:value-type="float">
            <text:p>0.59114</text:p>
          </table:table-cell>
          <table:table-cell office:value-type="float" office:value="0.0740740740740741" calcext:value-type="float">
            <text:p>0.0740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rron(6), moslims(1), queer(3), page(5), blanke(1), mongool(1), aboriginal(7), roots(4), handicap(2), inboorling(1), zwartje(2), westers(1), dwerg(2), berber(2), gemengd(2), negerslaven(1), neger(2), wild(1), volbloed(2), afgod(1), achtergrond(4), moslim(2), mesties(1), historische(1), stam(1), misvormden(1), indo-europeaan(1), inboorlingen(1), slavenschip(1), indisch(1), onbeschaafd(1), bediende(1), zigeunerbende(1), grootsch(1), zigeuner(1), gekleurd(1), kaukasisch(1), queertitle(1), zigeuners(1), bedienden(1), aziatisch(2), historisch(1), ras(1), trans(1), metis(1), pygmee(1), blank(1), homo(1), traditionele(1)</text:p>
          </table:table-cell>
          <table:table-cell office:value-type="string" calcext:value-type="string">
            <text:p>('ohio', 3), ('american', 8), ('lake', 3), ('general', 2), ('eries', 1), ('steel', 2), ('missouri', 2), ('montgomery', 1), ('car', 2), ('coal', 1), ('standard', 2), ('southern', 3), ('mount', 4), ('can', 8), ('chicago', 6), ('cop', 1), ('roek', 1), ('ward', 2), ('chade', 1), ('elevator', 2), ('foundry', 1), ('chase', 2), ('united', 5), ('states', 3), ('texas', 3), ('oil', 1), ('chartered', 3), ('island', 2), ('pasco', 1), ('illinois', 1), ('tinto', 1), ('shell', 2), ('great', 3), ('cobar', 1), ('common', 3), ('anaconda', 2), ('underground', 1), ('amerlcan', 1), ('anglo', 2), ('malay', 2), ('goldfields', 1), ('trunk', 1), ('oklahoma', 1), ('union', 2), ('kansas', 2), ('eastman', 1), ('service', 1), ('minneapolis', 1), ('worthington', 1), ('citie', 1), ('randfontein', 1), ('randmines', 1), ('linggi', 1), ('beers', 1), ('republic', 1), ('dry', 2), ('rayon', 1), ('works', 1), ('rock', 1), ('arkansas', 1), ('trans', 1), ('cliicago', 1), ('iron', 1), ('reading', 1)</text:p>
          </table:table-cell>
          <table:table-cell office:value-type="string" calcext:value-type="string">
            <text:p>ohio, american, lake, general, eries, steel, missouri, montgomery, car, coal, standard, southern, mount, can, chicago, cop, roek, ward, chade, elevator, foundry, chase, united, states, texas, oil, chartered, island, pasco, illinois, tinto, shell, great, cobar, common, anaconda, underground, amerlcan, anglo, malay, goldfields, trunk, oklahoma, union, kansas, eastman, service, minneapolis, worthington, citie, randfontein, randmines, linggi, beers, republic, dry, rayon, works, rock, arkansas, trans, cliicago, iron, reading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2103" calcext:value-type="float">
            <text:p>342103</text:p>
          </table:table-cell>
          <table:table-cell office:value-type="float" office:value="1031" calcext:value-type="float">
            <text:p>1031</text:p>
          </table:table-cell>
          <table:table-cell office:value-type="float" office:value="0.191076624636275" calcext:value-type="float">
            <text:p>0.19108</text:p>
          </table:table-cell>
          <table:table-cell office:value-type="float" office:value="0.262543817029827" calcext:value-type="float">
            <text:p>0.26254</text:p>
          </table:table-cell>
          <table:table-cell office:value-type="float" office:value="0.766246362754607" calcext:value-type="float">
            <text:p>0.76625</text:p>
          </table:table-cell>
          <table:table-cell office:value-type="float" office:value="0.599837432561394" calcext:value-type="float">
            <text:p>0.59984</text:p>
          </table:table-cell>
          <table:table-cell office:value-type="float" office:value="0.0426770126091174" calcext:value-type="float">
            <text:p>0.0426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barbarlje(1), misvormden(8), barbaren(9), negerslaven(10), dwerggroei(20), marrons(4), negers(3), inheems(37), kokkie(7), gekleurde(3), indo-europeaan(38), exotisch(6), tovenaar(5), historisch(42), koppensneller(5), zwartje(9), achtergrond(70), negerrijk(4), inboorling(9), gemengd(30), berber(10), moslims(11), moord(2), aziatisch(59), moslim(39), wetshistorische(1), bediende(7), gekleurd(7), inlandsche(8), knecht(7), moor(4), barbaar'sche(1), stam(6), traditionele(41), neger(6), roots'(1), slavenschip(5), hottentotten(4), aziatische(9), groothistorische(1), indisch(4), lilliputter(6), marron(38), onbeschaafd(4), muzelman(8), wild(7), blank(8), koelies(3), dwergjes(1), indo(7), zigeunerin(1), slaven(7), handicap(7), eskimo(4), zimbabwe(2), eskimo's(9), pygmee(8), baboe(11), medicijnman(6), inheemse(4), mulat(9), primitief(10), traditioneel(10), afgod(6), mongool(12), indiaan(11), islamiet(8), voorhistorische(1), mesties(7), inboorlingen(4), volbloed(4), page(7), mengras(5), afkomstig(1), koelie(6), kaffers(3), volbloed'(1), wilde(4), halfbloed(8), en'marron(1), wereldmoord(1), gay(1), ontdekken(12), zigeuners(6), dwerg(9), bosnegers(1), barbaar(6), moslimsche(2), negerrestaurant(1), historischen(1), indische(3), inheemschen(3), knechts(1), hottentot(7), medicijnmannen(1), historische(9), lesbisch(3), berbers(1), boesman(4), kaukasisch(7), inlander(3), ras(5), dwergen(1), zigeunermuziek(3), volbloedras(1), boesmanbanelen(1), moslimcultuur(1), kaffer(8), wilden(1), muzelmansche(1), inheemsche(5), slaaf(5), historischcn(1), inheems'che(3), bedienden(2), afkomst(7), negerin(1), stamgenooten(1), pygmeeen(1), lesbische(2), inuit(4), berberoorlog(1), wereldhistorische(1), negercultuur(6), jakarta(3), queer(6), barbaarsche(1), homo(5), mongoolse(1), lilliputters(4), zigeuner(7), birma(1), roma(1), aziatischejgeit(2), volkstammen(1), negerjongen(1), meesterknecht(1), volksstam(1), pages(1), rassen(1), afgodsbeeldje(1), muzelman'(1), stamhoofd(1), inheemsch(1), muzelmannen(2), westers(2), exotische(2), kwinti(1), traditioneelen(1), christelijkhistorischen(1), marron'(1), gemengde(2), koppensnellers(1), bosneger(2), eenhistorisch(1), slavenhandel(1), rassenhaat(1), moslimsohe(1), negervrees(1), grootste(1), bataviasche(1), aboriginal(1), allochtoon(1), moslimsoh(1), traditionele'(1), aapman(1), metis(1), grootst(1), indischen(1), galeislaven(1), afstammelingen(1), winkelknechten(1), transport(1)</text:p>
          </table:table-cell>
          <table:table-cell office:value-type="string" calcext:value-type="string">
            <text:p>('anderhalf', 6), ('langen', 10), ('tijd', 210), ('lang', 67), ('kort', 82), ('zeker', 14), ('denzelfd', 17), ('verlof', 7), ('vijf', 33), ('twee', 243), ('veertig', 5), ('vijfti', 12), ('drie', 108), ('acht', 26), ('tweetal', 5), ('veerti', 6), ('wegena', 1), ('vijftig', 11), ('vi', 56), ('paar', 79), ('maal', 33), ('dertig', 11), ('zeventig', 4), ('tienmaal', 1), ('openen', 45), ('teruglopen', 1), ('naderhand', 3), ('tweemaal', 2), ('keer', 17), ('vijftiende', 3), ('vijftien', 1), ('zestien', 2), ('veertien', 1), ('punt', 46), ('zev', 16), ('loop', 32), ('ti', 35), ('tiental', 9), ('twintig', 19), ('eenigen', 10), ('verscheiden', 25), ('voorafgaan', 6), ('nst', 2), ('neg', 13), ('twaalf', 10), ('donzelfd', 1), ('zeven', 5), ('zes', 31), ('tgd', 4), ('ettelijke', 3), ('eerste-', 2), ('daags', 6), ('elf', 13), ('grooto', 6), ('langoor', 1), ('dezelfde', 1), ('kuim', 1), ('vier-', 1), ('minstens', 12), ('tljds', 1), ('achtti', 3), ('zestal', 1), ('zestig', 3), ('verlot', 1), ('vierd', 1), ('dozijn', 1), ('vyf', 2), ('geruim', 4), ('verlopen', 4), ('tijdl', 1), ('tien', 3), ('laad', 1), ('viermaal', 2), ('stijgend', 1), ('verloopen', 2), ('driekwart', 5), ('enige', 1), ('derti', 4), ('verloftijd', 1), ('achttal', 2), ('dozyn', 1), ('overhand', 2), ('aoht', 1), ('dertigtal', 2), ('dr.e', 1), ('tachtig', 7), ('meerendeel', 7), ('sinda', 1), ('twintigtal', 1), ('laatst', 3), ('tjjd', 2), ('trjd', 1), ('nadien', 2), ('vijf-en-zeventig', 1), ('eenigeu', 1), ('vasten', 3), ('dalen', 8), ('vijf-', 1), ('vijf-en-dertig', 1), ('drietal', 2), ('tyd', 2), ('iaatst', 1), ('langst', 1), ('dienzelfd', 2), ('balv', 1), ('daling', 1), ('terzelfder', 1), ('denzelfden', 3), ('^e', 1), ('vijftal', 2), ('zoowat', 3), ('vgf', 1), ('vijl', 2), ('tfld', 1), ('vijf-en-twintig', 1), ('viertal', 1), ('t\\jd', 1), ('-waar', 1), ('gelegen', 1), ('negentien', 1), ('zestigtal', 1), ('vierde', 1), ('eemgen', 1), ('eenjaar', 1), ('o.w', 1), ('vijfmaal', 1), ('achttien', 1), ('zeven-', 1), ('tiid', 1), ('zelfder', 1), ('zesti', 1)</text:p>
          </table:table-cell>
          <table:table-cell office:value-type="string" calcext:value-type="string">
            <text:p>anderhalf, langen, tijd, lang, kort, zeker, denzelfd, verlof, vijf, twee, veertig, vijfti, drie, acht, tweetal, veerti, wegena, vijftig, vi, paar, maal, dertig, zeventig, tienmaal, openen, teruglopen, naderhand, tweemaal, keer, vijftiende, vijftien, zestien, veertien, punt, zev, loop, ti, tiental, twintig, eenigen, verscheiden, voorafgaan, nst, neg, twaalf, donzelfd, zeven, zes, tgd, ettelijke, eerste-, daags, elf, grooto, langoor, dezelfde, kuim, vier-, minstens, tljds, achtti, zestal, zestig, verlot, vierd, dozijn, vyf, geruim, verlopen, tijdl, tien, laad, viermaal, stijgend, verloopen, driekwart, enige, derti, verloftijd, achttal, dozyn, overhand, aoht, dertigtal, dr.e, tachtig, meerendeel, sinda, twintigtal, laatst, tjjd, trjd, nadien, vijf-en-zeventig, eenigeu, vasten, dalen, vijf-, vijf-en-dertig, drietal, tyd, iaatst, langst, dienzelfd, balv, daling, terzelfder, denzelfden, ^e, vijftal, zoowat, vgf, vijl, tfld, vijf-en-twintig, viertal, t\jd, -waar, gelegen, negentien, zestigtal, vierde, eemgen, eenjaar, o.w, vijfmaal, achttien, zeven-, tiid, zelfder, zesti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2030" calcext:value-type="float">
            <text:p>342030</text:p>
          </table:table-cell>
          <table:table-cell office:value-type="float" office:value="2022" calcext:value-type="float">
            <text:p>2022</text:p>
          </table:table-cell>
          <table:table-cell office:value-type="float" office:value="0.188427299703264" calcext:value-type="float">
            <text:p>0.18843</text:p>
          </table:table-cell>
          <table:table-cell office:value-type="float" office:value="0.272172068385759" calcext:value-type="float">
            <text:p>0.27217</text:p>
          </table:table-cell>
          <table:table-cell office:value-type="float" office:value="0.766567754698318" calcext:value-type="float">
            <text:p>0.76657</text:p>
          </table:table-cell>
          <table:table-cell office:value-type="float" office:value="0.614171134766843" calcext:value-type="float">
            <text:p>0.61417</text:p>
          </table:table-cell>
          <table:table-cell office:value-type="float" office:value="0.0450049455984174" calcext:value-type="float">
            <text:p>0.0450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misvormden(15), barbaren(21), indo(14), slaven(13), dwerggroei(40), indo-europeaan(87), negers(4), hottentot(13), gemengd(68), lilliputters(7), moslim(93), tovenaar(7), inheems(73), historisch(91), zwartje(17), moord(1), moslims(14), inheemsche(10), exotisch(18), neger(15), traditionele(94), achtergrond(120), slavenschip(11), slaaf(20), indische(6), indisch(8), onbeschaafd(19), inheemsen(4), negerslaven(19), inlander(16), wild(8), medicijnman(18), aziatisch(93), marron(50), indiaan(14), koppensneller(16), zimbabwe(2), pygmee(13), primitief(19), aziatische(21), afgod(19), mongool(17), queer(7), gemengde(4), islamiet(16), westers(5), barbaarschheid(1), inboorlingen(5), bediende(16), koelie(11), kaffers(5), gekleurd(16), inlandsche(15), wilde(6), muzelman(15), dwerg(15), kokkie(18), barbaar(19), ras(11), baboe(15), mesties(15), mengras(8), homo(15), moordenaar(1), lilliputter(11), eskimo(10), negerrijk(8), stam(9), volbloedras(1), boesmanbanelen(1), homogeen(1), wilden(1), handicap(5), kaukasisch(14), traditioneel(18), muzelmansche(1), indolonten(1), inheems'che(4), inheemse(8), kaffer(14), page(5), afkomst(18), eskimo's(13), bosneger(7), historische(16), bedienden(3), mulat(15), berberoorlog(1), indone(1), knecht(15), inuit(9), inboorling(11), batavia(1), zigeunerbende(2), dienstknecht(2), gekleurde(5), blanke(3), metis(7), indiaans(1), zigeuner(12), ontdekken(20), schildersknecht(1), negerjongen(1), zigeunermuziek(7), marrons(10), afgodsbeeldje(1), negercultuur(7), halfbloed(17), volbloed(7), volbloedpaard(1), metis'nachts(1), afgodendienst(2), moor(9), blank(13), koppensnellers(4), eenhistorisch(1), moslimsche(7), bataviasche(1), hottentotten(6), boesman(7), rassen(3), koelies(3), dwergeu(1), afstammelingen(1), winkelknechten(1), mongoolse(2), berber(14), halfbloedjes(1), zigeunerin(2), mongoolsche(2), wereldhistorische(2), en'marron(1), inheemseen(1), inheemschen(5), lesbisch(4), moslimsch(1), verwilderd(1), dwergen(4), aboriginal(3), historischcn(1), aapman(3), stamgenooten(1), dienstknechts(1), lesbische(4), zigeuners(7), baboes(1), inlanders(4), jokjakarta(1), etniciteit(2), meesterknecht(1), muzelmansch(1), volksstam(1), pages(1), inheemsch(2), roots(5), historischen(4), exotische(4), moslimsohe(1), allochtoon(1), k'mesties(2), traditionele'(1), mohemmedaan(1), indischen(1), galeislaven(1), verraste(1), barbarlje(3), barbaar'sche(1), roots'(1), groothistorische(1), gay(2), traditioneelen(2), dwergjes(1), inheemsebe(1), westerse(1), berbers(2), vermoord(1), stamgenoot(1), indonesi(1), birma(1), aziatischejgeit(2), indostijl(1), volkstammen(1), zimbabwecultuur(2), moortje(1), marron'(2), tovenaars(1), stamhoofd(1), praehistorische(1), slaven'(1), volbloeden(1), christelijkhistorischen(1), kafferhoofdman(1), islamieten(1), jachtwild(1), rassenhaat(1), negervrees(1), indo-europeaans(1), moslimsoh(1), indiaansch(1), stammen(2), mulattin(1), wetshistorische(1), demooraten(1), afkomstig(1), moslimscho(1), wereldmoord(1), bosnegers(1), knechts(1), medicijnmannen(2), moslimcultuur(1), gemengden(1), hottentottenstam(1), barbaarsche(1), senaatsbediende(1), mulatten(1), muzelmannen(2), afgodisch(1), eskimoverhalen(1), aziatischen(1), liitlepage(1), bediendepmijnneer(1), slavenhandel(1), grootste(1), handicapper(1), indo's(1), koelied(1), grootst(1)</text:p>
          </table:table-cell>
          <table:table-cell office:value-type="string" calcext:value-type="string">
            <text:p>('gebied', 82), ('opmerken', 11), ('gemakkelijk', 36), ('bedoeling', 21), ('vinden', 223), ('eraan', 3), ('spreken', 147), ('hetgeen', 40), ('spreker', 44), ('komen', 498), ('beginne', 6), ('spr', 58), ('feit', 44), ('resumeerende', 1), ('voldongen', 2), ('laten', 186), ('politiek', 78), ('verantwoordelijkheid', 5), ('toegeven', 9), ('meest', 49), ('gelooven', 18), ('bevestigen', 22), ('niemand', 43), ('heel', 140), ('hopen', 30), ('testeren', 1), ('meening', 28), ('genoeg', 37), ('inderdaad', 36), ('zoolang', 30), ('willen', 118), ('lijken', 31), ('twijfelen', 7), ('aanstonds', 8), ('waaraan', 20), ('wijzen', 91), ('zoo', 437), ('toedracht', 1), ('raadplegen', 5), ('verklaren', 78), ('macht', 48), ('werkelijk', 32), ('daarmee', 21), ('dan-', 3), ('menen', 50), ('schijnen', 95), ('zoeken', 64), ('zien', 311), ('gewagen', 8), ('feitelijk', 13), ('immers', 38), ('toelichten', 3), ('wellicht', 28), ('krachtig', 24), ('onwaarschijnlijk', 4), ('meermalen', 8), ('beteekent', 18), ('uitvoerig', 12), ('bespreken', 13), ('schoolstrijd', 1), ('uitspreken', 13), ('begrijpen', 49), ('geloven', 25), ('nadrukkelijk', 3), ('beslist', 12), ('eigenlijk', 46), ('persoonlijk', 21), ('beschouwing', 20), ('uitgaan', 23), ('verdedigen', 16), ('evenmin', 17), ('inzien', 15), ('menig', 28), ('slotsom', 2), ('hernieuwen', 3), ('allicht', 5), ('enkel', 11), ('verklaring', 17), ('vroeger', 61), ('genoegen', 9), ('eenmaal', 34), ('nogmaals', 6), ('zooals', 16), ('ondanks', 18), ('uitermate', 5), ('betekenen', 4), ('wensen', 9), ('straks', 9), ('opmerking', 17), ('degeen', 1), ('belofte', 5), ('overlaten', 5), ('voorzek', 7), ('zelve', 13), ('trouwens', 18), ('blijkbaar', 21), ('antwoord', 35), ('ware', 20), ('gaarne', 25), ('tenminste', 11), ('eenstemmig', 1), ('nimmer', 21), ('verlangden', 2), ('intusschen', 20), ('beduiden', 5), ('wijl', 17), ('beweren', 25), ('beteekenden', 2), ('eerlang', 3), ('eenparig', 2), ('erop', 12), ('vereenigen', 6), ('voorbaat', 2), ('volstrekt', 27), ('schouwd', 2), ('herhalen', 9), ('kraoht', 1), ('gemoet', 2), ('althans', 28), ('dusverre', 4), ('vrijen', 2), ('evenzeer', 5), ('detailleren', 1), ('sprake', 19), ('quaestie', 15), ('wenschen', 16), ('waarschijnlijk', 33), ('verlangen', 25), ('meen', 4), ('sommigen', 14), ('afwachten', 2), ('daaraan', 12), ('herinneren', 38), ('constitutie', 2), ('vanzelf', 9), ('hoogstwaarschijnlijk', 1), ('ditmaal', 15), ('tegemoet', 9), ('velen', 30), ('vermoeden', 24), ('natuurlijk', 77), ('waarschijnlijkheid', 4), ('stap', 5), ('wachten', 49), ('zekerheid', 8), ('zullen', 19), ('datgene', 5), ('daaromtrent', 2), ('stellig', 8), ('hoegenaamd', 3), ('absoluut', 12), ('voornemens', 4), ('toekomstigen', 2), ('temeer', 1), ('raadpleg', 1), ('afwachting', 3), ('documenteren', 3), ('meenen', 11), ('uiterst', 21), ('verleren', 1), ("en'dat", 1), ('niettemin', 11), ('aangelegenheid', 6), ('alweer', 7), ('hierop', 13), ('gewichtig', 7), ('eegt', 2), ('kwestie', 23), ('hieraan', 6), ('gemeenschappelijk', 8), ('schetsen', 5), ('vermoedelijk', 11), ('desniettemin', 2), ('sedertdien', 2), ('edoch', 4), ('merken', 18), ('ermee', 2), ('staatkunen', 5), ('wenscht', 12), ('waarnaar', 5), ('beantwoorden', 14), ('ogenschijnlijk', 1), ('ofschoon', 17), ('geenszin', 5), ('beslissing', 11), ('veronderstelling', 2), ('binnenkort', 5), ('uiteenzetting', 5), ('beloven', 7), ('schenden', 3), ('allerminst', 8), ('hoofdtrek', 1), ('klaard', 1), ('zou-', 1), ('betwijfelen', 2), ('totnutoe', 1), ('niettegenstaande', 4), ('oogenschijnlijk', 2), ('beslissen', 10), ('weinig', 6), ('totnogtoe', 2), ('jbe', 3), ('nationaliteit', 1), ('bizonders', 1), ('mening', 6), ('onderschrijven', 2), ('alleszins', 2), ('deszelfs', 1), ('daartegenover', 1), ('nochtans', 5), ('wensch', 20), ('destijds', 8), ('beieekeni', 1), ('ruimen', 3), ('geene', 12), ('doorgaan', 9), ('tgeen', 2), ('memoreeren', 1), ('bijster', 1), ('oordeelen', 3), ('uiten', 11), ('lijde', 2), ('daji', 1), ('vroeg', 13), ('tzou', 1), ('hierom', 1), ('opinie', 5), ('opsomming', 2), ('geenszins', 8), ('gesprokene', 2), ('onzerzijds', 2), ('weerwil', 3), ('waoht', 1), ('program', 7), ('allesbehalve', 2), ('niettegenstaanen', 1), ('voornemen', 8), ('memoreren', 1), ('gunst', 7), ('goedschiks', 1), ('gaarn', 3), ('dusver', 7), ('zoio', 1), ('zwaartepunt', 2), ('keiijker', 1), ('bevestiging', 3), ('wasl', 1), ('verzoen', 2), ('makkelijk', 1), ('ontbloot', 1), ('nadruk', 8), ('zoek', 1), ('verenigen', 2), ('bujft', 1), ('tusschentijd', 1), ('wenschte', 1), ('oplossing', 11), ('duideljjk', 1), ('verwonder', 1), ('asylrecht', 1), ('nouding', 1), ('duidelijkheidshalve', 1), ('uitdrukkelijk', 5), ('beteekenen', 4), ('voorbehoud', 1), ('vergewissen', 1), ('allang', 2), ('intussch', 2), ('berde', 1), ('inleid', 1), ('tdie', 1), ('logenstraffen', 2), ('zelts', 1), ('vereenigt', 1), ('.daarom', 1), ('waaromtrent', 1), ('mioet', 1), ('echter-', 1), ('mpet', 1), ('tegendeel', 4), ('dralen', 2), ('wensehen', 2), ('wegdragen', 1), ('politick', 1), ('opsommen', 1), ('terloops', 2), ('sohijnt', 1), ('maak', 2), ('denkelijk', 2), ('verwijzen', 2), ('twijfelachtig', 3), ('verzwijgen', 2), ('grondwetsherziening', 2), ('krach', 1), ('beantwoording', 1), ('beoordeelen', 3), ('uioet', 1), ('haarbreed', 1), ('maai-', 1), ('heeten', 3), ('wenschten', 2), ("kol's", 1), ('toeschijnen', 2), ('afwacht', 1), ('ontij', 1), ('beweg', 1), ('beteekeni', 1), ('nog-', 2), ('ontegenzeggelijk', 2), ('zod', 1), ('litiek', 1), ('nijgen', 2), ('gewoonljjk', 1), ('schijut', 1), ('politieken', 1), ('daarl', 1), ('inleider', 3), ('heole', 1), ('hopelijk', 1), ('klaarblijkelijk', 2), ('intussehen', 1), ('deize', 1), ('moeilgk', 1), ('eerstdaags', 1), ('reppen', 1), ('desniettegenstaande', 1), ('zicus', 1), ('verbet', 1), ('le', 1), ('opnoemen', 1), ('poli', 1), ('oordcelen', 2), ('wenscben', 1), ('letwat', 1), ('schynt', 1), ('breedvoerig', 3), ('alje', 1), ('desondanks', 4), ('wederlegging', 1), ('afkunnen', 1), ('waehten', 1), ('verduidelijking', 1), ('dilemma', 1), ('bijzaak', 1), ('berd', 1), ('pohtiek', 1), ('tegenspraak', 1), ('spieker', 2), ("zg'ne", 1), ('heelwat', 1), ('ondienst', 1), ('dikwerf', 2), ('totdusver', 1), ('eigenlek', 1), ('andersom', 1), ('unaniem', 1), ('oordcel', 1), ('zekerlijk', 1), ('nief', 1), ('getr', 1), ('bewyst', 1), ('tegenwoordigen', 1), ('staatszaak', 1), ('sommig', 1), ('tooneu', 1), ('een|', 1), ('.gekomen', 1), ('instemmen', 1), ('wyzen', 1)</text:p>
          </table:table-cell>
          <table:table-cell office:value-type="string" calcext:value-type="string">
            <text:p>gebied, opmerken, gemakkelijk, bedoeling, vinden, eraan, spreken, hetgeen, spreker, komen, beginne, spr, feit, resumeerende, voldongen, laten, politiek, verantwoordelijkheid, toegeven, meest, gelooven, bevestigen, niemand, heel, hopen, testeren, meening, genoeg, inderdaad, zoolang, willen, lijken, twijfelen, aanstonds, waaraan, wijzen, zoo, toedracht, raadplegen, verklaren, macht, werkelijk, daarmee, dan-, menen, schijnen, zoeken, zien, gewagen, feitelijk, immers, toelichten, wellicht, krachtig, onwaarschijnlijk, meermalen, beteekent, uitvoerig, bespreken, schoolstrijd, uitspreken, begrijpen, geloven, nadrukkelijk, beslist, eigenlijk, persoonlijk, beschouwing, uitgaan, verdedigen, evenmin, inzien, menig, slotsom, hernieuwen, allicht, enkel, verklaring, vroeger, genoegen, eenmaal, nogmaals, zooals, ondanks, uitermate, betekenen, wensen, straks, opmerking, degeen, belofte, overlaten, voorzek, zelve, trouwens, blijkbaar, antwoord, ware, gaarne, tenminste, eenstemmig, nimmer, verlangden, intusschen, beduiden, wijl, beweren, beteekenden, eerlang, eenparig, erop, vereenigen, voorbaat, volstrekt, schouwd, herhalen, kraoht, gemoet, althans, dusverre, vrijen, evenzeer, detailleren, sprake, quaestie, wenschen, waarschijnlijk, verlangen, meen, sommigen, afwachten, daaraan, herinneren, constitutie, vanzelf, hoogstwaarschijnlijk, ditmaal, tegemoet, velen, vermoeden, natuurlijk, waarschijnlijkheid, stap, wachten, zekerheid, zullen, datgene, daaromtrent, stellig, hoegenaamd, absoluut, voornemens, toekomstigen, temeer, raadpleg, afwachting, documenteren, meenen, uiterst, verleren, en'dat, niettemin, aangelegenheid, alweer, hierop, gewichtig, eegt, kwestie, hieraan, gemeenschappelijk, schetsen, vermoedelijk, desniettemin, sedertdien, edoch, merken, ermee, staatkunen, wenscht, waarnaar, beantwoorden, ogenschijnlijk, ofschoon, geenszin, beslissing, veronderstelling, binnenkort, uiteenzetting, beloven, schenden, allerminst, hoofdtrek, klaard, zou-, betwijfelen, totnutoe, niettegenstaande, oogenschijnlijk, beslissen, weinig, totnogtoe, jbe, nationaliteit, bizonders, mening, onderschrijven, alleszins, deszelfs, daartegenover, nochtans, wensch, destijds, beieekeni, ruimen, geene, doorgaan, tgeen, memoreeren, bijster, oordeelen, uiten, lijde, daji, vroeg, tzou, hierom, opinie, opsomming, geenszins, gesprokene, onzerzijds, weerwil, waoht, program, allesbehalve, niettegenstaanen, voornemen, memoreren, gunst, goedschiks, gaarn, dusver, zoio, zwaartepunt, keiijker, bevestiging, wasl, verzoen, makkelijk, ontbloot, nadruk, zoek, verenigen, bujft, tusschentijd, wenschte, oplossing, duideljjk, verwonder, asylrecht, nouding, duidelijkheidshalve, uitdrukkelijk, beteekenen, voorbehoud, vergewissen, allang, intussch, berde, inleid, tdie, logenstraffen, zelts, vereenigt, .daarom, waaromtrent, mioet, echter-, mpet, tegendeel, dralen, wensehen, wegdragen, politick, opsommen, terloops, sohijnt, maak, denkelijk, verwijzen, twijfelachtig, verzwijgen, grondwetsherziening, krach, beantwoording, beoordeelen, uioet, haarbreed, maai-, heeten, wenschten, kol's, toeschijnen, afwacht, ontij, beweg, beteekeni, nog-, ontegenzeggelijk, zod, litiek, nijgen, gewoonljjk, schijut, politieken, daarl, inleider, heole, hopelijk, klaarblijkelijk, intussehen, deize, moeilgk, eerstdaags, reppen, desniettegenstaande, zicus, verbet, le, opnoemen, poli, oordcelen, wenscben, letwat, schynt, breedvoerig, alje, desondanks, wederlegging, afkunnen, waehten, verduidelijking, dilemma, bijzaak, berd, pohtiek, tegenspraak, spieker, zg'ne, heelwat, ondienst, dikwerf, totdusver, eigenlek, andersom, unaniem, oordcel, zekerlijk, nief, getr, bewyst, tegenwoordigen, staatszaak, sommig, tooneu, een|, .gekomen, instemmen, wyzen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1833" calcext:value-type="float">
            <text:p>341833</text:p>
          </table:table-cell>
          <table:table-cell office:value-type="float" office:value="92" calcext:value-type="float">
            <text:p>92</text:p>
          </table:table-cell>
          <table:table-cell office:value-type="float" office:value="0.184782608695652" calcext:value-type="float">
            <text:p>0.18478</text:p>
          </table:table-cell>
          <table:table-cell office:value-type="float" office:value="0.524695483713202" calcext:value-type="float">
            <text:p>0.52470</text:p>
          </table:table-cell>
          <table:table-cell office:value-type="float" office:value="0.760869565217391" calcext:value-type="float">
            <text:p>0.76087</text:p>
          </table:table-cell>
          <table:table-cell office:value-type="float" office:value="0.628754019198737" calcext:value-type="float">
            <text:p>0.62875</text:p>
          </table:table-cell>
          <table:table-cell office:value-type="float" office:value="0.0543478260869565" calcext:value-type="float">
            <text:p>0.0543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koelie(1), ontdekken(2), blank(1), achtergrond(9), baboe(3), historisch(4), mulat(1), pygmee(2), eskimo(3), boesmanbanelen(1), bediende(1), inheemschen(2), moslims(2), gemengd(5), metis(2), dwergen(1), volkstammen(1), moortje(1), slavenschip(1), indo-europeaan(3), slaaf(1), afgod(2), traditioneel(2), meesterknecht(1), moslim(6), barbaren(1), kokkie(1), negervrees(1), inheems(1), traditionele(4), marron(2), zigeunerin(1), boesman(1), exotisch(2), indisch(1), kaukasisch(2), eskimo's(1), dienstknecht(1), hottentot(2), indiaan(1), slaven(1), gekleurd(1), medicijnman(1), kwinti(1), negercultuur(1), roots(1), islamiet(2), mengras(1), berber(1), mongool(1), moor(1)</text:p>
          </table:table-cell>
          <table:table-cell office:value-type="string" calcext:value-type="string">
            <text:p>('gouden', 16), ('knot', 1), ('langharig', 2), ('medaillon', 1), ('zilver', 12), ('keeshond', 1), ('hond', 26), ('armband', 2), ('remontoir', 1), ('inhoudend', 4), ('eegd', 2), ('kennel', 1), ('paar-', 1), ('bastaard', 1), ('polshorloge', 1), ('brandhout', 1), ('ketting', 1), ('reu', 1), ('riek', 1), ('horloge', 2), ('postduif', 1), ('vingerhoed', 1), ('sleutel', 3), ('den', 1), ('inh', 1), ('damestaschje', 1), ('gevonden', 1), ('verloren', 1), ('teef', 1), ('meubilair', 1), ('halsband', 1), ('schalen', 1), ('voedster', 1), ('berkenhout', 1), ('els', 1), ('vulpen', 1), ('egge', 1), ('oorbel', 1)</text:p>
          </table:table-cell>
          <table:table-cell office:value-type="string" calcext:value-type="string">
            <text:p>gouden, knot, langharig, medaillon, zilver, keeshond, hond, armband, remontoir, inhoudend, eegd, kennel, paar-, bastaard, polshorloge, brandhout, ketting, reu, riek, horloge, postduif, vingerhoed, sleutel, den, inh, damestaschje, gevonden, verloren, teef, meubilair, halsband, schalen, voedster, berkenhout, els, vulpen, egge, oorbel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38554" calcext:value-type="float">
            <text:p>338554</text:p>
          </table:table-cell>
          <table:table-cell office:value-type="float" office:value="46" calcext:value-type="float">
            <text:p>46</text:p>
          </table:table-cell>
          <table:table-cell office:value-type="float" office:value="0.173913043478261" calcext:value-type="float">
            <text:p>0.17391</text:p>
          </table:table-cell>
          <table:table-cell office:value-type="float" office:value="0.622833166497845" calcext:value-type="float">
            <text:p>0.62283</text:p>
          </table:table-cell>
          <table:table-cell office:value-type="float" office:value="0.760869565217391" calcext:value-type="float">
            <text:p>0.76087</text:p>
          </table:table-cell>
          <table:table-cell office:value-type="float" office:value="0.630752538183313" calcext:value-type="float">
            <text:p>0.63075</text:p>
          </table:table-cell>
          <table:table-cell office:value-type="float" office:value="0.0652173913043478" calcext:value-type="float">
            <text:p>0.065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lander(1), hottentot(1), marron(5), inheems(6), islamiet(1), aziatisch(2), pygmee(1), achtergrond(3), traditionele(3), afkomst(1), indo-europeaan(2), historisch(1), inboorling(1), koelies(1), primitief(1), queer(3), aziatische(1), tovenaar(1), kwinti(1), dwerggroei(1), jakarta(1), gemengd(1), knecht(1), halfbloed(1), neger(1), exotisch(1), westers(1), mesties(1), roots(1)</text:p>
          </table:table-cell>
          <table:table-cell office:value-type="string" calcext:value-type="string">
            <text:p>('wol', 11), ('makk', 1), ('stikk', 1), ('fen', 5), ('sit', 1), ('sel', 3), ('litt', 2), ('nij', 4), ('det', 4), ('jimm', 1), ('ear', 2), ('jimme', 1), ('mar', 4), ('geast', 1), ('oan', 3), ('fjild', 1), ('nei', 1), ('moatte', 1), ('elkoar', 1), ('siten', 1), ('seld', 1), ('aids', 1), ('jonn', 1), ('dwaen', 1), ('oer', 1)</text:p>
          </table:table-cell>
          <table:table-cell office:value-type="string" calcext:value-type="string">
            <text:p>wol, makk, stikk, fen, sit, sel, litt, nij, det, jimm, ear, jimme, mar, geast, oan, fjild, nei, moatte, elkoar, siten, seld, aids, jonn, dwaen, oer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41946" calcext:value-type="float">
            <text:p>341946</text:p>
          </table:table-cell>
          <table:table-cell office:value-type="float" office:value="125" calcext:value-type="float">
            <text:p>125</text:p>
          </table:table-cell>
          <table:table-cell office:value-type="float" office:value="0.224" calcext:value-type="float">
            <text:p>0.22400</text:p>
          </table:table-cell>
          <table:table-cell office:value-type="float" office:value="0.14286167696206" calcext:value-type="float">
            <text:p>0.14286</text:p>
          </table:table-cell>
          <table:table-cell office:value-type="float" office:value="0.76" calcext:value-type="float">
            <text:p>0.76000</text:p>
          </table:table-cell>
          <table:table-cell office:value-type="float" office:value="0.641106684906527" calcext:value-type="float">
            <text:p>0.64111</text:p>
          </table:table-cell>
          <table:table-cell office:value-type="float" office:value="0.016" calcext:value-type="float">
            <text:p>0.016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aditioneel(1), exotisch(2), achtergrond(5), dwerggroei(3), bosneger(2), historisch(9), inheemse(2), historische(1), indo-europeaan(4), pygmee(1), verwilderd(1), zigeunermuziek(1), moor(2), afgod(1), gekleurd(2), eskimo's(3), lilliputter(3), aziatisch(3), kokkie(2), traditionele(7), barbaar(2), marron(6), grootste(1), blank(2), medicijnman(1), mulat(2), slaaf(2), page(4), afgodendienst(1), handicap(2), gemengd(2), stam(1), islamiet(1), dwerg(1), neger(2), moslim(2), inheems(4), k'mesties(2), berber(1), ras(2), inboorlingen(1), metis(3), barbaren(2), kaffers(1), aziatische(1), westers(2), halfbloed(2), pygmeeen(1), mengras(1), queer(1), koelie(1), hottentot(1), wilde(1), negerslaven(1), primitief(1), zigeunerin(1), moslims(1), dwergen(1), mongool(1), kaukasisch(1), muzelman(1), afkomst(1), wild(1), inuit(1)</text:p>
          </table:table-cell>
          <table:table-cell office:value-type="string" calcext:value-type="string">
            <text:p>('rijn', 16), ('val', 14), ('helder', 13), ('cm.', 5), ('kinn', 2), ('waterstand', 2), ('graad', 5), ('nul', 5), ('temperatuur', 3), ('maas', 4), ('mainz', 1), ('onbew', 1), ('hoogte', 29), ('stadswater', 1), ('lek', 1), ('straatsburg', 2), ('nap', 2), ('waal', 2), ('instituut', 8), ('bow', 1), ('-west', 1), ('ems', 1), ('shield', 1), ('fahrenheit', 1), ('vriespunt', 1), ('thermometer', 2), ('meteorologisch', 2), ('etmaal', 2), ('bijn', 1), ('lobith', 1), ('kijn', 1), ('moerdijk', 2), ('scilly', 1), ('a.p.', 1), ('mannheim', 1), ('bingen', 1), ('andries', 1)</text:p>
          </table:table-cell>
          <table:table-cell office:value-type="string" calcext:value-type="string">
            <text:p>rijn, val, helder, cm., kinn, waterstand, graad, nul, temperatuur, maas, mainz, onbew, hoogte, stadswater, lek, straatsburg, nap, waal, instituut, bow, -west, ems, shield, fahrenheit, vriespunt, thermometer, meteorologisch, etmaal, bijn, lobith, kijn, moerdijk, scilly, a.p., mannheim, bingen, andries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41516" calcext:value-type="float">
            <text:p>341516</text:p>
          </table:table-cell>
          <table:table-cell office:value-type="float" office:value="21" calcext:value-type="float">
            <text:p>21</text:p>
          </table:table-cell>
          <table:table-cell office:value-type="float" office:value="0.238095238095238" calcext:value-type="float">
            <text:p>0.23810</text:p>
          </table:table-cell>
          <table:table-cell office:value-type="float" office:value="0.33657653615259" calcext:value-type="float">
            <text:p>0.33658</text:p>
          </table:table-cell>
          <table:table-cell office:value-type="float" office:value="0.761904761904762" calcext:value-type="float">
            <text:p>0.76190</text:p>
          </table:table-cell>
          <table:table-cell office:value-type="float" office:value="0.646791187577224" calcext:value-type="float">
            <text:p>0.64679</text:p>
          </table:table-cell>
          <table:table-cell office:value-type="float" office:value="0" calcext:value-type="float">
            <text:p>0.00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gerrijk(3), historisch(4), traditionele(3), slaven(1), wilde(1), kwinti(1), handicap(1), homo(1), tovenaars(1), mesties(1), exotische(1), moslim(1), tovenaar(1), gemengd(1)</text:p>
          </table:table-cell>
          <table:table-cell office:value-type="string" calcext:value-type="string">
            <text:p>('kennemer', 1), ('paleis', 17), ('.obl', 1), ('bataaf', 1), ('ced', 1), ('volksvlijt', 1)</text:p>
          </table:table-cell>
          <table:table-cell office:value-type="string" calcext:value-type="string">
            <text:p>kennemer, paleis, .obl, bataaf, ced, volksvlijt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42110" calcext:value-type="float">
            <text:p>342110</text:p>
          </table:table-cell>
          <table:table-cell office:value-type="float" office:value="1003" calcext:value-type="float">
            <text:p>1003</text:p>
          </table:table-cell>
          <table:table-cell office:value-type="float" office:value="0.192422731804586" calcext:value-type="float">
            <text:p>0.19242</text:p>
          </table:table-cell>
          <table:table-cell office:value-type="float" office:value="0.231182289170345" calcext:value-type="float">
            <text:p>0.23118</text:p>
          </table:table-cell>
          <table:table-cell office:value-type="float" office:value="0.76370887337986" calcext:value-type="float">
            <text:p>0.76371</text:p>
          </table:table-cell>
          <table:table-cell office:value-type="float" office:value="0.670195821725485" calcext:value-type="float">
            <text:p>0.67020</text:p>
          </table:table-cell>
          <table:table-cell office:value-type="float" office:value="0.0438683948155533" calcext:value-type="float">
            <text:p>0.0438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barbaren(17), lilliputter(12), slaven(9), dwerggroei(8), marrons(2), indo(7), mongoolse(2), lilliputters(4), inheems(24), moslim(44), indo-europeaan(43), kokkie(13), exotisch(10), zwartje(9), gemengd(25), achtergrond(56), traditioneel(10), negerrijk(5), inboorling(4), moslims(10), historisch(46), lesbische(3), traditionele(46), moord(2), rassen(3), berber(10), inheemsche(4), bediende(12), mongool(10), inheemse(1), barbaar'sche(1), halfbloedjes(1), stam(7), wilde(3), slaaf(16), slavenschip(11), inlandsche(4), gekleurd(7), aziatisch(54), indische(5), onbeschaafd(13), inheemsen(3), etniciteit(1), afgod(8), aziatische(6), groothistorische(1), gay(1), marron(20), negerslaven(13), mongoolsche(2), muzelman(8), homo(9), afkomst(11), koelies(1), historische(11), indiaan(9), zigeunerin(2), eskimo(7), eskimo's(4), pygmee(10), knecht(6), primitief(5), mesties(12), inheemsebe(1), inheems'che(2), moor(5), gemengde(5), islamiet(9), berbers(1), voorhistorische(1), halfbloed(7), volbloed(3), tovenaar(5), westerse(1), barbaar(12), wereldhistorische(2), volbloed'(1), moslimscho(1), medicijnman(8), kaukasisch(11), barbarlje(1), wereldmoord(1), metis(2), negercultuur(3), bosnegers(1), ontdekken(10), moslimsche(7), negerrestaurant(1), zigeunermuziek(4), hottentot(4), koppensneller(7), mengras(3), mulat(9), page(1), lesbisch(4), neger(6), inlander(7), baboe(8), boesman(3), moor'en(1), negers(1), zimbabwe(1), ras(6), dwergen(4), roots(3), queer(4), christelijkhistorisch'(1), homogeen(1), kaffer(7), aboriginal(1), handicap(2), bedienden(2), inheemschen(1), stamgenoot(1), bosneger(3), aapman(1), koelie(4), kaffers(1), hottentottenstam(1), jakarta(1), berberoorlog(1), dwerg(4), indone(1), misvormden(3), barbaarsche(1), indisch(2), jokjakarta(1), inuit(5), westers(2), blank(3), wild(3), birma(1), gekleurde(2), volkstammen(1), dienstknecht(1), mulatten(1), volksstam(1), pages(1), marron'(1), zigeuner(5), slaaft(1), tovenaars(1), koppensnellers(1), stamhoofd(1), inheems'(1), inboorlingen(2), afgodisch(1), volbloeden(1), eskimoverhalen(1), metis'nachts(1), kafferhoofdman(1), afgodendienst(2), islamieten(1), muzelmannen(1), roma(1), bediendepmijnneer(1), inlanders(1), rassenhaat(1), grootste(1), historischen(1), bataviasche(1), indo-europeaans(1), hottentotten(1), allochtoon(1), moslimsoh(1), indiaansch(1), handicapper(1), indo's(1), koelied(1), dwergeu(1), stammen(1), grootst(1), galeislaven(1), zimbabwecultuur(1)</text:p>
          </table:table-cell>
          <table:table-cell office:value-type="string" calcext:value-type="string">
            <text:p>('vechten', 14), ('zeggen', 262), ('gebeuren', 30), ('opstand', 19), ('aaneen', 1), ('natie', 18), ('troebel', 2), ('wanordelijkheid', 1), ('werelddeel', 5), ('scheiden', 19), ('incident', 7), ('slavenhandel', 7), ('voorvallen', 3), ('wereldrijk', 2), ('conflict', 6), ('vertellen', 55), ('revolutie', 15), ('geheim', 23), ('bloedbad', 4), ('haast', 13), ('agressief', 1), ('dunken', 6), ('overwinning', 17), ('meteen', 8), ('tegenstander', 9), ('erg', 42), ('verschijnen', 45), ('strijd', 59), ('oproer', 2), ('onverkwikkelijk', 1), ('veroveringspolitiek', 1), ('overzicht', 20), ('volkenrecht', 1), ('jammer', 8), ('beide', 5), ('vriendschap', 8), ('beknopt', 4), ('samenvatten', 4), ('kiest', 1), ('volksbeweging', 1), ('imperialist', 1), ('nederlanders', 1), ('eikaars', 1), ('zeggen-', 1), ('gebeurtenis', 22), ('beleven', 5), ('minderheid', 3), ('koloniseerend', 1), ('geacht', 4), ('handelingen', 2), ('oppergezag', 1), ('reactionnair', 2), ('autocratisch', 1), ('tegenstand', 2), ("zoo'n", 6), ('durven', 26), ('voorval', 1), ('vijandig', 10), ('pogrom', 1), ('gewelddadigheid', 1), ('elkander', 23), ('tevreden', 16), ('leus', 5), ('indruk', 26), ('tegenspreken', 3), ('aarzelen', 6), ('iedereen', 9), ('democratie', 4), ('autonoom', 2), ('autonomie', 6), ('uitvechten', 1), ('strijden', 26), ('communisme', 2), ('geschil', 6), ('onafhankelijk', 6), ('elkanders', 2), ('actie', 14), ('vreedzaam', 4), ('lezen', 46), ('totalitair', 2), ('troonrede', 4), ('genoegdoening', 1), ('overwinnaar', 3), ('regeren', 9), ('-want', 2), ('nederlaag', 6), ('uitlaten', 7), ('weerstand', 6), ('behalen', 13), ('ideologie', 2), ('zelfbeschikkingsrecht', 1), ('verzoenen', 1), ('ontevredene', 1), ('oproerigheid', 1), ('tirade', 1), ('zelven', 3), ('strjjd', 2), ('smeden', 3), ('schending', 1), ('bijhalen', 2), ('allemaal', 7), ('loyaal', 1), ('burgerschap', 1), ('gerust', 9), ('onverdacht', 1), ('vredelievend', 2), ('agressie', 1), ('toenadering', 2), ('propagandistisch', 1), ('ongeregeldheid', 5), ('volmondig', 1), ('heerschappij', 5), ('machthebber', 1), ('verstandhouding', 1), ('beschrijving', 10), ('protest', 6), ('verzoening', 3), ('souverein', 2), ('heelemaal', 6), ('aanbinden', 3), ('aanstoken', 1), ('tactisch', 2), ('ieders', 2), ('onaf', 1), ('zegevieren', 3), ('onlust', 3), ('evolutionair', 1), ('doodeenvoudig', 1), ('regime', 4), ('-maar', 1), ('bewind', 4), ('propaganda', 10), ('geloofwaardig', 1), ('rel', 9), ('zinsned', 1), ('onderdaan', 12), ('imperialistisch', 3), ('solidair', 1), ('imperialisme', 2), ('toevertrouw', 1), ('moe', 5), ('liberalistisch', 1), ('wereldmacht', 1), ('eilandenrijk', 2), ('welnu', 6), ('oorlogvoeren', 1), ('maohtig', 2), ('terreur', 2), ('bekampen', 1), ('woeling', 1), ('volksleider', 1), ('boycot', 1), ('bezinnen', 1), ('wereldgebeurtenis', 1), ('onomwonden', 2), ('fascisme', 3), ('begeeren', 1), ('m&amp;ar', 1), ('haperen', 1), ('islamietisch', 2), ('onbewimpeld', 1), ('meerder-', 1), ('monsterverbond', 1), ('polemiseeren', 1), ('boycott', 1), ('overwinn', 2), ('raadsel', 6), ('regeeren', 2), ('beslechten', 3), ('koninkrijk', 5), ('eenigentijd', 1), ('repp', 1), ('machtspositie', 1), ('eigentlijk', 1), ('hegemonie', 1), ('souvereiniteit', 2), ('passus', 1), ('woordelijk', 2), ('onoverwinlijk', 1), ('kantteekening', 1), ('strgd', 1), ('beslissenden', 1), ('aanhef', 1), ('regeer', 1), ('vriendschappelijk', 2), ('.zoo', 1), ('geruststellend', 1), ('versohenen', 1), ('levensruimte', 2), ('militairistisch', 1), ('dictatuur', 1), ('eindig', 1), ('leze', 2), ('relaas', 3), ('aaneensluiten', 2), ('reactionair', 1), ('agitatie', 1), ('samenging', 1), ('passage', 3), ('vermeldenswaardig', 1), ('citaat', 1), ('proletariaat', 2), ('burgeroorlog', 2), ('vastbesloten', 1), ('vjjandig', 1), ('veelbesproken', 1), ('vertegenwoordiging', 4), ('eilieve', 1), ('zinspeling', 1), ('volksman', 1), ('deugen', 3), ('.wel', 1), ('versag', 1), ('neerschrijven', 1), ('-zien', 1), ('ihoe', 1), ('aanhaling', 2), ('reaktie', 1), ('stamverwant', 1), ('lees', 1), ('onafhankelijkheid', 3), ('levensbelang', 1), ('verstouten', 1), ('redeneren', 2), ('bevechten', 1), ('etrijd', 1), ('regeeringsvorm', 1), ('regiem', 1), ('zeerooverij', 1), ('koningschap', 1), ('gelijkberechtigd', 1), ('uwer', 1), ('verklappen', 1), ('sabotage', 2), ('helemaal', 1), ('gezind', 2), ('zelfbestuur', 2), ('lastercampagne', 1), ('rebbe', 1), ('hereeniging', 1), ('eenheidsfront', 1), ('oproerig', 1), ('anti-papisme', 1), ('alternatief', 1), ('leuze', 2), ('uitlating', 2), ('schrikbewind', 1), ('geruchtmakend', 1), ('geldzaak', 1), ('uiteenvall', 1), ('bescheidenlijk', 1), ('gezinde', 1), ('marxistisch', 2), ('alleenheerschappij', 1), ('staatsmanskunst', 1), ('oververtellen', 1), ('epistel', 1), ('herlezen', 1), ('redeneeren', 1), ('bloedvergieten', 1), ('zeeoorlog', 1), ('vclk', 1), ('invasie', 3), ('gouvernementeel', 1), ('tactiek', 1), ('begrijp', 1), ('ziedaar', 2), ('autoritair', 1), ('sensationeel', 1), ('naschrift', 1), ('tegenstrijdig', 1), ('neutraliteit', 2), ('courantenartikel', 1), ('ziehier', 1), ('duimbreed', 1), ('vriendschapsband', 1), ('strijdperk', 1), ('regeerder', 2), ('vernietigend', 1), ('angelsaksisch', 1), ('strqd', 1), ('zelfregeering', 1), ('aanhalen', 1), ('heusch', 1), ('constitutioneel', 1), ('allerjongst', 1), ('platonisch', 1), ('zwggen', 1)</text:p>
          </table:table-cell>
          <table:table-cell office:value-type="string" calcext:value-type="string">
            <text:p>vechten, zeggen, gebeuren, opstand, aaneen, natie, troebel, wanordelijkheid, werelddeel, scheiden, incident, slavenhandel, voorvallen, wereldrijk, conflict, vertellen, revolutie, geheim, bloedbad, haast, agressief, dunken, overwinning, meteen, tegenstander, erg, verschijnen, strijd, oproer, onverkwikkelijk, veroveringspolitiek, overzicht, volkenrecht, jammer, beide, vriendschap, beknopt, samenvatten, kiest, volksbeweging, imperialist, nederlanders, eikaars, zeggen-, gebeurtenis, beleven, minderheid, koloniseerend, geacht, handelingen, oppergezag, reactionnair, autocratisch, tegenstand, zoo'n, durven, voorval, vijandig, pogrom, gewelddadigheid, elkander, tevreden, leus, indruk, tegenspreken, aarzelen, iedereen, democratie, autonoom, autonomie, uitvechten, strijden, communisme, geschil, onafhankelijk, elkanders, actie, vreedzaam, lezen, totalitair, troonrede, genoegdoening, overwinnaar, regeren, -want, nederlaag, uitlaten, weerstand, behalen, ideologie, zelfbeschikkingsrecht, verzoenen, ontevredene, oproerigheid, tirade, zelven, strjjd, smeden, schending, bijhalen, allemaal, loyaal, burgerschap, gerust, onverdacht, vredelievend, agressie, toenadering, propagandistisch, ongeregeldheid, volmondig, heerschappij, machthebber, verstandhouding, beschrijving, protest, verzoening, souverein, heelemaal, aanbinden, aanstoken, tactisch, ieders, onaf, zegevieren, onlust, evolutionair, doodeenvoudig, regime, -maar, bewind, propaganda, geloofwaardig, rel, zinsned, onderdaan, imperialistisch, solidair, imperialisme, toevertrouw, moe, liberalistisch, wereldmacht, eilandenrijk, welnu, oorlogvoeren, maohtig, terreur, bekampen, woeling, volksleider, boycot, bezinnen, wereldgebeurtenis, onomwonden, fascisme, begeeren, m&amp;ar, haperen, islamietisch, onbewimpeld, meerder-, monsterverbond, polemiseeren, boycott, overwinn, raadsel, regeeren, beslechten, koninkrijk, eenigentijd, repp, machtspositie, eigentlijk, hegemonie, souvereiniteit, passus, woordelijk, onoverwinlijk, kantteekening, strgd, beslissenden, aanhef, regeer, vriendschappelijk, .zoo, geruststellend, versohenen, levensruimte, militairistisch, dictatuur, eindig, leze, relaas, aaneensluiten, reactionair, agitatie, samenging, passage, vermeldenswaardig, citaat, proletariaat, burgeroorlog, vastbesloten, vjjandig, veelbesproken, vertegenwoordiging, eilieve, zinspeling, volksman, deugen, .wel, versag, neerschrijven, -zien, ihoe, aanhaling, reaktie, stamverwant, lees, onafhankelijkheid, levensbelang, verstouten, redeneren, bevechten, etrijd, regeeringsvorm, regiem, zeerooverij, koningschap, gelijkberechtigd, uwer, verklappen, sabotage, helemaal, gezind, zelfbestuur, lastercampagne, rebbe, hereeniging, eenheidsfront, oproerig, anti-papisme, alternatief, leuze, uitlating, schrikbewind, geruchtmakend, geldzaak, uiteenvall, bescheidenlijk, gezinde, marxistisch, alleenheerschappij, staatsmanskunst, oververtellen, epistel, herlezen, redeneeren, bloedvergieten, zeeoorlog, vclk, invasie, gouvernementeel, tactiek, begrijp, ziedaar, autoritair, sensationeel, naschrift, tegenstrijdig, neutraliteit, courantenartikel, ziehier, duimbreed, vriendschapsband, strijdperk, regeerder, vernietigend, angelsaksisch, strqd, zelfregeering, aanhalen, heusch, constitutioneel, allerjongst, platonisch, zwggen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41201" calcext:value-type="float">
            <text:p>341201</text:p>
          </table:table-cell>
          <table:table-cell office:value-type="float" office:value="77" calcext:value-type="float">
            <text:p>77</text:p>
          </table:table-cell>
          <table:table-cell office:value-type="float" office:value="0.181818181818182" calcext:value-type="float">
            <text:p>0.18182</text:p>
          </table:table-cell>
          <table:table-cell office:value-type="float" office:value="0.556979178567646" calcext:value-type="float">
            <text:p>0.55698</text:p>
          </table:table-cell>
          <table:table-cell office:value-type="float" office:value="0.753246753246753" calcext:value-type="float">
            <text:p>0.75325</text:p>
          </table:table-cell>
          <table:table-cell office:value-type="float" office:value="0.685054723920034" calcext:value-type="float">
            <text:p>0.68505</text:p>
          </table:table-cell>
          <table:table-cell office:value-type="float" office:value="0.0649350649350649" calcext:value-type="float">
            <text:p>0.0649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ttentot(1), inheems(3), moslim(12), koppensneller(2), indo-europeaan(19), slaaf(1), kokkie(3), inlander(2), inheemsche(3), medicijnman(1), baboe(7), islamiet(3), barbaren(1), blank(1), kaffer(1), traditioneel(1), aapman(1), volbloed(1), marron(2), inlandsche(1), koelie(1), gemengd(2), gekleurde(1), page(1), neger(1), moslimsche(1), negerrestaurant(1), indische(1), zwartje(1), moslims(1)</text:p>
          </table:table-cell>
          <table:table-cell office:value-type="string" calcext:value-type="string">
            <text:p>('soewardi', 2), ('achmad', 2), ('raden', 11), ('benedenstad', 1), ('adjunct-djaksa', 1), ('passar', 1), ('kampong', 11), ('sawah', 3), ('mohamad', 1), ('desa', 3), ('kebon', 3), ('onderdistrictshoofd', 1), ('onderdistrict', 5), ('wirio', 1), ('rahden', 1), ('alam', 1), ('salim', 2), ('mati', 1), ('siti', 1), ('baboe', 3), ('kromo', 3), ('soerja', 1), ('tanah', 1), ('besar', 2), ('naib', 1), ("java's", 2), ('djawa', 2), ('djamboe', 1), ('hadji', 2), ('karbouw', 1), ('sama', 1), ('dari', 1), ('mas', 2), ('smg', 1), ('toewan', 2), ('regent', 2), ('soeroto', 1), ('noto', 1), ('kemajoran', 1), ('baroe', 1), ('regentschap', 1), ('djoeragan', 1), ('wetan', 1), ('nagoro', 1), ('mangkoe', 1), ('darat', 1), ('batoer', 1), ('tida', 1), ('pisang', 1), ('sadja', 1)</text:p>
          </table:table-cell>
          <table:table-cell office:value-type="string" calcext:value-type="string">
            <text:p>soewardi, achmad, raden, benedenstad, adjunct-djaksa, passar, kampong, sawah, mohamad, desa, kebon, onderdistrictshoofd, onderdistrict, wirio, rahden, alam, salim, mati, siti, baboe, kromo, soerja, tanah, besar, naib, java's, djawa, djamboe, hadji, karbouw, sama, dari, mas, smg, toewan, regent, soeroto, noto, kemajoran, baroe, regentschap, djoeragan, wetan, nagoro, mangkoe, darat, batoer, tida, pisang, sadja</text:p>
          </table:table-cell>
          <table:table-cell table:number-columns-repeated="10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41932" calcext:value-type="float">
            <text:p>341932</text:p>
          </table:table-cell>
          <table:table-cell office:value-type="float" office:value="24" calcext:value-type="float">
            <text:p>24</text:p>
          </table:table-cell>
          <table:table-cell office:value-type="float" office:value="0.166666666666667" calcext:value-type="float">
            <text:p>0.16667</text:p>
          </table:table-cell>
          <table:table-cell office:value-type="float" office:value="0.663889570734861" calcext:value-type="float">
            <text:p>0.66389</text:p>
          </table:table-cell>
          <table:table-cell office:value-type="float" office:value="0.75" calcext:value-type="float">
            <text:p>0.75000</text:p>
          </table:table-cell>
          <table:table-cell office:value-type="float" office:value="0.690186410916216" calcext:value-type="float">
            <text:p>0.69019</text:p>
          </table:table-cell>
          <table:table-cell office:value-type="float" office:value="0.0833333333333333" calcext:value-type="float">
            <text:p>0.083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fkomst(2), knecht(1), handicap(1), barbaar(1), lilliputters(1), achtergrond(4), historisch(1), koelie(1), lesbisch(1), blank(1), baboe(1), lesbische(1), zwartje(1), aziatisch(1), kokkie(1), islamiet(1), indiaan(1), traditionele'(1), mulatten(1), onbeschaafd(1)</text:p>
          </table:table-cell>
          <table:table-cell office:value-type="string" calcext:value-type="string">
            <text:p>('oude', 8), ('roskam', 1), ('scheveningen', 3), ('mozes-', 1), ('aaronstraat', 1), ('spiegelgracht', 1), ('ouden', 6), ('molenpad', 1), ('vrijthof', 1), ('marktstraat', 1), ('kornis', 1), ('hofstraat', 1)</text:p>
          </table:table-cell>
          <table:table-cell office:value-type="string" calcext:value-type="string">
            <text:p>oude, roskam, scheveningen, mozes-, aaronstraat, spiegelgracht, ouden, molenpad, vrijthof, marktstraat, kornis, hofstraat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41945" calcext:value-type="float">
            <text:p>341945</text:p>
          </table:table-cell>
          <table:table-cell office:value-type="float" office:value="85" calcext:value-type="float">
            <text:p>85</text:p>
          </table:table-cell>
          <table:table-cell office:value-type="float" office:value="0.188235294117647" calcext:value-type="float">
            <text:p>0.18824</text:p>
          </table:table-cell>
          <table:table-cell office:value-type="float" office:value="0.494215398283809" calcext:value-type="float">
            <text:p>0.49422</text:p>
          </table:table-cell>
          <table:table-cell office:value-type="float" office:value="0.752941176470588" calcext:value-type="float">
            <text:p>0.75294</text:p>
          </table:table-cell>
          <table:table-cell office:value-type="float" office:value="0.690547855282802" calcext:value-type="float">
            <text:p>0.69055</text:p>
          </table:table-cell>
          <table:table-cell office:value-type="float" office:value="0.0588235294117647" calcext:value-type="float">
            <text:p>0.058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ekleurde(1), marron(17), etniciteit(1), aziatisch(4), stam(3), wetshistorische(1), indische(1), aboriginal(4), blank(1), baboe(2), queer(1), mesties(1), westers(2), handicap(1), koelie(1), wild(2), indisch(2), indiaan(1), page(1), volksstam(1), slavenschip(1), kokkie(1), traditioneel(1), homo(2), inheemse(1), exotisch(2), inheems(1), historisch(2), praehistorische(1), volbloed(1), knecht(1), eskimo's(1), primitief(1), misvormden(1), metis(2), grootsch(1), koppensneller(1), medicijnman(1), ontdekken(2), afkomst(1), zigeuners(1), neger(2), gemengde(1), slaaf(1), bedienden(1), trans(1), moslim(1), mulat(1), islamiet(1), indo(1), moor(1)</text:p>
          </table:table-cell>
          <table:table-cell office:value-type="string" calcext:value-type="string">
            <text:p>('int', 7), ('middle', 2), ('comm.', 2), ('bth', 1), ('west', 18), ('beet', 2), ('balt', 1), ('notes', 2), ('stat', 5), ('western', 3), ('city', 15), ('.and', 2), ('conn', 1), ('tw.', 1), ('south', 2), ('pref', 3), ('comp.', 1), ('weet', 1), ('north', 1), ('akron', 1), ('mere', 1), ('b.fr', 1), ('a.(ll', 1), ('central', 2), ('comm', 1), ('top.', 1), ('chic', 3), ('int.', 1), ('cerk', 1), ('c.v.', 1), ('td.', 1), ('pitts', 1), ('ontario', 1), ('cbesapeake', 1), ('ohie', 1), ('eria', 1), ('southera', 1), ('union-pacific', 1), ('internat', 1), ('gew.', 1), ('agl', 1), ('str', 1), ('line', 1)</text:p>
          </table:table-cell>
          <table:table-cell office:value-type="string" calcext:value-type="string">
            <text:p>int, middle, comm., bth, west, beet, balt, notes, stat, western, city, .and, conn, tw., south, pref, comp., weet, north, akron, mere, b.fr, a.(ll, central, comm, top., chic, int., cerk, c.v., td., pitts, ontario, cbesapeake, ohie, eria, southera, union-pacific, internat, gew., agl, str, line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41996" calcext:value-type="float">
            <text:p>341996</text:p>
          </table:table-cell>
          <table:table-cell office:value-type="float" office:value="72" calcext:value-type="float">
            <text:p>72</text:p>
          </table:table-cell>
          <table:table-cell office:value-type="float" office:value="0.194444444444444" calcext:value-type="float">
            <text:p>0.19444</text:p>
          </table:table-cell>
          <table:table-cell office:value-type="float" office:value="0.447983111579462" calcext:value-type="float">
            <text:p>0.44798</text:p>
          </table:table-cell>
          <table:table-cell office:value-type="float" office:value="0.75" calcext:value-type="float">
            <text:p>0.75000</text:p>
          </table:table-cell>
          <table:table-cell office:value-type="float" office:value="0.705474733583763" calcext:value-type="float">
            <text:p>0.70547</text:p>
          </table:table-cell>
          <table:table-cell office:value-type="float" office:value="0.0555555555555556" calcext:value-type="float">
            <text:p>0.0555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emengd(8), traditioneel(1), indo-europeaan(2), achtergrond(3), queer(3), kaffers(1), barbaarschheid(1), page(2), aziatisch(2), inheems'che(2), moslim(4), medicijnman(2), traditionele(4), dwerg(1), historisch(1), inheemschen(2), mulat(2), marron(4), metis'(1), historischen(1), barbaren(1), slaaf(3), aboriginal(3), muzelman(1), koelie(1), bosneger(2), inuit(1), kaukasisch(1), baboe(1), primitief(1), inlander(1), neger(1), indo(1), homo(1), wilde(1), inheems(3), allochtoon(1), barbarlje(1)</text:p>
          </table:table-cell>
          <table:table-cell office:value-type="string" calcext:value-type="string">
            <text:p>('stt', 1), ('isv', 2), ('pel', 2), ('e-h', 1), ('lih', 1), ('snn', 2), ('win', 1), ('u-v', 1), ('ijlt', 1), ('sst', 1), ('irc', 1), ('jjg', 1), ('jis', 1), ('baf', 1), ('t^.', 1), ('fret', 1), ('it.', 5), ('tih', 1), ('mti', 2), ('ifr', 1), ('jollen', 2), ('ust', 1), ('jsj', 2), ('tref', 1), ('rior', 1), ('tft', 1), ('n.l', 1), ('moesl', 2), ('an.l', 1), ('jst', 1), ('spec', 1), ('.to', 1), ("i's", 1), ('aanl', 1), ('rfl', 1), ('jla', 1), ('ntr', 1), ('drol', 1), ('m-j', 1), ('ltr', 1), ('v^r', 1), ('-,r', 1), ('mtd', 1), ('mijj', 1), ('a-j', 1), ('rss', 1), ('uev', 1), ('lli', 2), ('psi', 1), ('l&gt;-', 1), ('uul', 1), ('antie', 1), ('rji', 1), ('misl', 1), ('ij.', 1), ('o.i', 1), ('ori', 1), ('jut', 2), ('fij', 1), ('jnl', 1)</text:p>
          </table:table-cell>
          <table:table-cell office:value-type="string" calcext:value-type="string">
            <text:p>stt, isv, pel, e-h, lih, snn, win, u-v, ijlt, sst, irc, jjg, jis, baf, t^., fret, it., tih, mti, ifr, jollen, ust, jsj, tref, rior, tft, n.l, moesl, an.l, jst, spec, .to, i's, aanl, rfl, jla, ntr, drol, m-j, ltr, v^r, -,r, mtd, mijj, a-j, rss, uev, lli, psi, l&gt;-, uul, antie, rji, misl, ij., o.i, ori, jut, fij, jnl</text:p>
          </table:table-cell>
          <table:table-cell table:number-columns-repeated="10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41419" calcext:value-type="float">
            <text:p>341419</text:p>
          </table:table-cell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000</text:p>
          </table:table-cell>
          <table:table-cell office:value-type="float" office:value="0.380967231727337" calcext:value-type="float">
            <text:p>0.38097</text:p>
          </table:table-cell>
          <table:table-cell office:value-type="float" office:value="0.75" calcext:value-type="float">
            <text:p>0.75000</text:p>
          </table:table-cell>
          <table:table-cell office:value-type="float" office:value="0.706665681365175" calcext:value-type="float">
            <text:p>0.70667</text:p>
          </table:table-cell>
          <table:table-cell office:value-type="float" office:value="0" calcext:value-type="float">
            <text:p>0.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heems(2), gemengd(3), moslim(1), kwinti(1), inboorlingen(1), indo-europeaan(1), stam(1), historisch(1), misvormden(1)</text:p>
          </table:table-cell>
          <table:table-cell office:value-type="string" calcext:value-type="string">
            <text:p>('ft.', 2), ('jtj', 1), ("m'i", 1), ('jss', 1), ('i^^', 1), ('imo', 2), ('ioo', 2), ('ec-', 1), ('v-l', 1)</text:p>
          </table:table-cell>
          <table:table-cell office:value-type="string" calcext:value-type="string">
            <text:p>ft., jtj, m'i, jss, i^^, imo, ioo, ec-, v-l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42039" calcext:value-type="float">
            <text:p>342039</text:p>
          </table:table-cell>
          <table:table-cell office:value-type="float" office:value="76" calcext:value-type="float">
            <text:p>76</text:p>
          </table:table-cell>
          <table:table-cell office:value-type="float" office:value="0.210526315789474" calcext:value-type="float">
            <text:p>0.21053</text:p>
          </table:table-cell>
          <table:table-cell office:value-type="float" office:value="0.309837173307535" calcext:value-type="float">
            <text:p>0.30984</text:p>
          </table:table-cell>
          <table:table-cell office:value-type="float" office:value="0.75" calcext:value-type="float">
            <text:p>0.75000</text:p>
          </table:table-cell>
          <table:table-cell office:value-type="float" office:value="0.707577818879649" calcext:value-type="float">
            <text:p>0.70758</text:p>
          </table:table-cell>
          <table:table-cell office:value-type="float" office:value="0.0394736842105263" calcext:value-type="float">
            <text:p>0.039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ekleurde(2), achtergrond(7), aziatische(2), helmlna'marron(2), lilliputter(2), aziatisch(2), marron(2), aapman(1), gemengd(2), afgod(1), dwerggroei(2), inheems(6), moslims(2), moslim(1), primitief(1), traditionele(5), zigeunermuziek(1), zigeunerin(1), koelie(1), koppensneller(1), tovenaar(1), zimbabwe(1), zigeuner(1), boesman(1), slaven(1), historisch(1), moor(1), volbloed(2), berber(2), moslimsche(1), exotisch(1), mengras(2), homo(2), neger(1), knecht(1), queer(1), slaaf(1), slavenschip(1), traditioneel(1), mongool(1), indo-europeaan(1), mulatten(1), kaukasisch(1), bediende(1), mesties(1), inlandsche(1), inheems'(1), inlander(1)</text:p>
          </table:table-cell>
          <table:table-cell office:value-type="string" calcext:value-type="string">
            <text:p>('korts', 2), ('wlt', 1), ('pct', 11), ('goud', 9), ('kroon', 15), ('binnenl', 1), ('pet', 11), ('g-oud', 1), ('lira', 1), ('div.', 1), ('munt', 5), ('kronen', 2), ('roebel', 2), ('zicht', 4), ('goederen', 1), ('binn', 1), ('rek', 2), ('rijksbank', 1), ('ooo', 2), ('portugeesche', 1), ('florijn', 1), ('interest', 1), ('zichten', 1)</text:p>
          </table:table-cell>
          <table:table-cell office:value-type="string" calcext:value-type="string">
            <text:p>korts, wlt, pct, goud, kroon, binnenl, pet, g-oud, lira, div., munt, kronen, roebel, zicht, goederen, binn, rek, rijksbank, ooo, portugeesche, florijn, interest, zichten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40390" calcext:value-type="float">
            <text:p>340390</text:p>
          </table:table-cell>
          <table:table-cell office:value-type="float" office:value="51" calcext:value-type="float">
            <text:p>51</text:p>
          </table:table-cell>
          <table:table-cell office:value-type="float" office:value="0.176470588235294" calcext:value-type="float">
            <text:p>0.17647</text:p>
          </table:table-cell>
          <table:table-cell office:value-type="float" office:value="0.604656916552623" calcext:value-type="float">
            <text:p>0.60466</text:p>
          </table:table-cell>
          <table:table-cell office:value-type="float" office:value="0.745098039215686" calcext:value-type="float">
            <text:p>0.74510</text:p>
          </table:table-cell>
          <table:table-cell office:value-type="float" office:value="0.722664566737872" calcext:value-type="float">
            <text:p>0.72266</text:p>
          </table:table-cell>
          <table:table-cell office:value-type="float" office:value="0.0784313725490196" calcext:value-type="float">
            <text:p>0.078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chtergrond(3), indo-europeaan(1), westers(3), traditionele(4), historisch(6), stam(1), handicap(2), stamgenooten(1), inheems(2), dwerggroei(2), marron(4), mengras(1), zwartje(3), gemengd(3), historische(1), knecht(2), volbloed(1), homo(1), traditioneelen(1), barbaren(1), homogeen(1), zwartjes(1), exotisch(1), wilden(1), ras(1), wild(1), volbloeden(1), lilliputter(1)</text:p>
          </table:table-cell>
          <table:table-cell office:value-type="string" calcext:value-type="string">
            <text:p>('leeuwarden', 5), ('sappemeer', 1), ('jelsum', 1), ('witmarsum', 1), ('schoonoord', 1), ('groningen', 15), ('bolsward', 2), ('ternaard', 1), ('appingedam', 2), ('huizum', 1), ('oranjewoud', 1), ('haren', 2), ('ruinerwold', 1), ('alteveer', 1), ('gorredijk', 2), ('franeker', 1), ('sneek', 1), ('koudum', 1), ('dokkum', 1), ('noordwolde', 1), ('arum', 2), ('heeg', 1), ('oostwold', 1), ('berlikum', 1), ('veendam', 1), ('zuidhorn', 1), ('zuidhom', 1), ('menaldum', 2), ('wolvega', 1), ('assen', 1), ('holwerd', 1), ('stiens', 1), ('pingjum', 1), ('oudehaske', 1), ('drachten', 1), ('joure', 1), ('stadskanaal', 1), ('winschot', 1), ('emmen', 1), ('garijp', 1)</text:p>
          </table:table-cell>
          <table:table-cell office:value-type="string" calcext:value-type="string">
            <text:p>leeuwarden, sappemeer, jelsum, witmarsum, schoonoord, groningen, bolsward, ternaard, appingedam, huizum, oranjewoud, haren, ruinerwold, alteveer, gorredijk, franeker, sneek, koudum, dokkum, noordwolde, arum, heeg, oostwold, berlikum, veendam, zuidhorn, zuidhom, menaldum, wolvega, assen, holwerd, stiens, pingjum, oudehaske, drachten, joure, stadskanaal, winschot, emmen, garijp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0677" calcext:value-type="float">
            <text:p>340677</text:p>
          </table:table-cell>
          <table:table-cell office:value-type="float" office:value="35" calcext:value-type="float">
            <text:p>35</text:p>
          </table:table-cell>
          <table:table-cell office:value-type="float" office:value="0.142857142857143" calcext:value-type="float">
            <text:p>0.14286</text:p>
          </table:table-cell>
          <table:table-cell office:value-type="float" office:value="0.793347541646219" calcext:value-type="float">
            <text:p>0.79335</text:p>
          </table:table-cell>
          <table:table-cell office:value-type="float" office:value="0.742857142857143" calcext:value-type="float">
            <text:p>0.74286</text:p>
          </table:table-cell>
          <table:table-cell office:value-type="float" office:value="0.722849229781868" calcext:value-type="float">
            <text:p>0.72285</text:p>
          </table:table-cell>
          <table:table-cell office:value-type="float" office:value="0.114285714285714" calcext:value-type="float">
            <text:p>0.114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lander(1), traditioneel(2), queer(1), moslim(4), inheemse(1), marrons(3), historisch(1), marron(5), inheems(2), aziatisch(1), muzelman'(1), slaaf(1), moor(1), gemengd(2), indo-europeaan(2), dwerg(2), indo(1), homo(1), kaukasisch(1), berber(1), achtergrond(1)</text:p>
          </table:table-cell>
          <table:table-cell office:value-type="string" calcext:value-type="string">
            <text:p>('lou', 1), ('-ta', 1), ('til', 2), ('nol', 1), ('ttw', 2), ('iml', 1), ('obo', 4), ('cdi', 1), ('tp', 1), ('nni', 1), ('n.i', 1), ('c-i', 3), ('lol', 1), ('nra', 1), ('proi', 1), ("h'i", 1), ('ulier', 1), ('iic', 2), ('ttt', 1), ('t-i', 1), ('uir', 1), ('k-t', 1), ('bs-', 1), (".'an", 1), ('inu', 1), ('e.p', 1), ('itei', 1), ('i:-', 1)</text:p>
          </table:table-cell>
          <table:table-cell office:value-type="string" calcext:value-type="string">
            <text:p>lou, -ta, til, nol, ttw, iml, obo, cdi, tp, nni, n.i, c-i, lol, nra, proi, h'i, ulier, iic, ttt, t-i, uir, k-t, bs-, .'an, inu, e.p, itei, i:-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41190" calcext:value-type="float">
            <text:p>341190</text:p>
          </table:table-cell>
          <table:table-cell office:value-type="float" office:value="67" calcext:value-type="float">
            <text:p>67</text:p>
          </table:table-cell>
          <table:table-cell office:value-type="float" office:value="0.194029850746269" calcext:value-type="float">
            <text:p>0.19403</text:p>
          </table:table-cell>
          <table:table-cell office:value-type="float" office:value="0.456640798438434" calcext:value-type="float">
            <text:p>0.45664</text:p>
          </table:table-cell>
          <table:table-cell office:value-type="float" office:value="0.746268656716418" calcext:value-type="float">
            <text:p>0.74627</text:p>
          </table:table-cell>
          <table:table-cell office:value-type="float" office:value="0.726787096149043" calcext:value-type="float">
            <text:p>0.72679</text:p>
          </table:table-cell>
          <table:table-cell office:value-type="float" office:value="0.0597014925373134" calcext:value-type="float">
            <text:p>0.059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arbaren(1), traditionele(2), barbaarsche(1), zigeuner(1), achtergrond(3), aboriginal(1), indiaan(1), blank(1), baboe(1), primitief(2), hottentot(1), inlander(1), moslim(2), inheemse(1), indo-europeaan(2), knecht(1), kaffers(1), trans(1), historisch(3), zigeunerin(1), halfbloed(1), koelie(1), pygmee(1), inheems(3), indo-europeaans(1), berber(2), aziatisch(2), homo(1), mesties(1), barbaar(1), page(2), afgodisch(1), gemengd(2), gekleurd(1), kaukasisch(1), lesbisch(1), negerrijk(1), indo(1), moslimsche(1), negerslaven(2), exotisch(2), marron(1), queer(1), onbeschaafd(1), groothistorische(1), dwerg(1), slavenschip(1), moor(1), slaven(1), dienstknecht(1), inheemsche(1)</text:p>
          </table:table-cell>
          <table:table-cell office:value-type="string" calcext:value-type="string">
            <text:p>('ein', 8), ('dies', 4), ('auf', 1), ('gros', 3), ('bis', 2), ('ewig', 1), ('oder', 1), ('bau', 1), ('dem', 4), ('sich', 2), ('war', 4), ('stelle', 1), ('name', 1), ('vor', 6), ('und', 7), ('pflicht', 1), ('sein', 4), ('hervor', 2), ('welch', 1), ('tag', 1), ('mit', 2), ('denen', 3), ('offen', 1), ('gelingen', 1), ('seiner', 1), ('dah', 2), ('milliarden', 1), ('ihr', 1), ('lasten', 1), ('flog', 1), ('.des', 1), ('besetzung', 1), ('nehmen', 1), ('gegen', 1), ('einem', 1), ('wurden', 1), ('trupp', 1), ('stehen', 1), ('haben', 1), ('etwa', 1), ('letzt', 1), ('heute', 1), ('grenze', 1), ('nach', 1), ('italienisch', 1), ('italienischen', 1), ('jetzt', 1), ('seitdem', 1), ('warren', 1), ('leiten', 1), ('ost', 1), ('wurd', 1), ('verdient', 1)</text:p>
          </table:table-cell>
          <table:table-cell office:value-type="string" calcext:value-type="string">
            <text:p>ein, dies, auf, gros, bis, ewig, oder, bau, dem, sich, war, stelle, name, vor, und, pflicht, sein, hervor, welch, tag, mit, denen, offen, gelingen, seiner, dah, milliarden, ihr, lasten, flog, .des, besetzung, nehmen, gegen, einem, wurden, trupp, stehen, haben, etwa, letzt, heute, grenze, nach, italienisch, italienischen, jetzt, seitdem, warren, leiten, ost, wurd, verdient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1985" calcext:value-type="float">
            <text:p>341985</text:p>
          </table:table-cell>
          <table:table-cell office:value-type="float" office:value="23" calcext:value-type="float">
            <text:p>23</text:p>
          </table:table-cell>
          <table:table-cell office:value-type="float" office:value="0.173913043478261" calcext:value-type="float">
            <text:p>0.17391</text:p>
          </table:table-cell>
          <table:table-cell office:value-type="float" office:value="0.629018598926784" calcext:value-type="float">
            <text:p>0.62902</text:p>
          </table:table-cell>
          <table:table-cell office:value-type="float" office:value="0.739130434782609" calcext:value-type="float">
            <text:p>0.73913</text:p>
          </table:table-cell>
          <table:table-cell office:value-type="float" office:value="0.730936170678961" calcext:value-type="float">
            <text:p>0.73094</text:p>
          </table:table-cell>
          <table:table-cell office:value-type="float" office:value="0.0869565217391304" calcext:value-type="float">
            <text:p>0.086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ziatisch(2), achtergrond(2), medicijnman(1), roots(1), page(2), kaffer(1), westers(2), traditionele(3), neger(1), queer(2), roma(1), misvormden(1), handicap(1), marron(2), lilliputter(1)</text:p>
          </table:table-cell>
          <table:table-cell office:value-type="string" calcext:value-type="string">
            <text:p>('fiat', 2), ('ninon', 1), ('lotus', 1), ('sack', 2), ('gersten', 1), ('kari', 1), ('adler', 2), ('hermina', 1), ('mew', 1), ('dordt', 1), ('dana', 1), ('rupel', 1), ('colonia', 1), ('koeln', 1), ('poppelier', 1), ('camelia', 1), ('devil', 1), ('witman', 1), ('maasstad', 1), ('sauerwein', 1), ('fendel', 2), ('striepen', 1), ('brien', 1), ('sani', 1), ('nova', 1), ('hewel', 1), ('koln', 1), ('specht', 1), ('aegir', 1), ('hoenderop', 1), ('egan', 1), ('fink', 1), ('llelena', 1), ('breuer', 1)</text:p>
          </table:table-cell>
          <table:table-cell office:value-type="string" calcext:value-type="string">
            <text:p>fiat, ninon, lotus, sack, gersten, kari, adler, hermina, mew, dordt, dana, rupel, colonia, koeln, poppelier, camelia, devil, witman, maasstad, sauerwein, fendel, striepen, brien, sani, nova, hewel, koln, specht, aegir, hoenderop, egan, fink, llelena, breuer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1693" calcext:value-type="float">
            <text:p>341693</text:p>
          </table:table-cell>
          <table:table-cell office:value-type="float" office:value="418" calcext:value-type="float">
            <text:p>418</text:p>
          </table:table-cell>
          <table:table-cell office:value-type="float" office:value="0.169856459330144" calcext:value-type="float">
            <text:p>0.16986</text:p>
          </table:table-cell>
          <table:table-cell office:value-type="float" office:value="0.77412578468621" calcext:value-type="float">
            <text:p>0.77413</text:p>
          </table:table-cell>
          <table:table-cell office:value-type="float" office:value="0.755980861244019" calcext:value-type="float">
            <text:p>0.75598</text:p>
          </table:table-cell>
          <table:table-cell office:value-type="float" office:value="0.756465802812887" calcext:value-type="float">
            <text:p>0.75647</text:p>
          </table:table-cell>
          <table:table-cell office:value-type="float" office:value="0.0741626794258373" calcext:value-type="float">
            <text:p>0.074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arbaren(5), onbeschaafd(3), inheems(11), primitief(5), indo-europeaan(18), tovenaar(1), gemengd(36), moord(1), misvormden(4), moslim(12), gekleurd(2), knecht(7), inheemse(3), moor(3), barbaar'sche(1), achtergrond(13), slaaf(3), muzelman(1), groothistorische(1), aziatisch(16), slavenschip(4), mongoolsche(1), inlander(4), homo(2), traditionele(22), blank(3), medicijnman(4), kokkie(6), dwergjes(1), marron(22), indiaan(3), pygmee(5), kaukasisch(2), indo(4), zwartjes(1), traditioneel(4), westers(5), inheems'che(1), inuit(3), barbaarschheid(1), barbaar(4), kaffers(1), moslims(4), historisch(14), inlandsche(5), hottentotten(2), gay(1), metis(2), zigeuners(4), dwerg(4), bediende(4), negerrestaurant(1), indische(2), baboe(4), halfbloed(4), knechts(1), aziatische(4), mulat(3), berbers(1), wild(5), mongool(3), lilliputter(3), negerrijk(1), boesmanbanelen(1), ras(3), dwergen(1), zigeunermuziek(2), handicap(1), dwerggroei(5), boesman(5), eskimo's(2), ontdekken(3), mesties(4), koppensneller(3), zwartje(4), bedienden(1), stamgenoot(1), afkomst(3), bosneger(3), koelie(2), volbloed(3), neger(4), barbaarsche(1), berber(2), zigeuner(5), moslimsche(1), aapman(1), aziatischejgeit(2), lesbisch(1), zimbabwecultuur(1), schildersknecht(1), afgodsbeeldje(1), historische(2), stamhoofd(1), stam(1), traditioneelen(1), metis'nachts(1), kafferhoofdman(1), marrons(1), gemengde(1), afgodendienst(1), exotisch(3), liitlepage(1), roma(1), eenhistorisch(1), jachtwild(1), negerslaven(1), slaven(2), bataviasche(1), indisch(1), rassen(1), inheemsch(1), roots(1), mohemmedaan(1), galeislaven(1), page(1), verraste(1), kaffer(1)</text:p>
          </table:table-cell>
          <table:table-cell office:value-type="string" calcext:value-type="string">
            <text:p>('v?.n', 1), ('heden', 42), ('uur', 104), ('nar', 3), ('morgen', 43), ('middag', 18), ('zondag', 17), ('nacht', 45), ('avond', 62), ('ochtend', 11), ('vrijdag', 9), ('half', 68), ('aur', 1), ('maandag', 12), ('middernacht', 2), ('gisteren', 19), ('middernachtelijk', 1), ('namiddags', 3), ('kwart', 8), ('halt', 1), ('namiddag', 7), ('zaterdag', 13), ('voormiddag', 2), ('vrgdag', 2), ('middaguur', 1), ('woensdag', 9), ('eergisteren', 2), ('donderdag', 6), ('a.s.', 7), ('zoudag', 1), ('gister', 1), ('nnr', 1), ('j.l.', 2), ('halfacht', 1), ('dinsdag', 6), ('overmorgen', 1), ('avonds', 2), ('uui', 1), ('nur', 2), ('vandaag', 4), ('hallen', 2), ('nam-', 1), ('utir', 1), ('uiur', 1), ('overdag', 2), ('ure', 1), ('ver-r', 1), ('vrydag', 2), ('ochten', 2), ('teravond', 1), ('morgenuur', 1), ('elven', 1), ('vrijdag-', 1)</text:p>
          </table:table-cell>
          <table:table-cell office:value-type="string" calcext:value-type="string">
            <text:p>v?.n, heden, uur, nar, morgen, middag, zondag, nacht, avond, ochtend, vrijdag, half, aur, maandag, middernacht, gisteren, middernachtelijk, namiddags, kwart, halt, namiddag, zaterdag, voormiddag, vrgdag, middaguur, woensdag, eergisteren, donderdag, a.s., zoudag, gister, nnr, j.l., halfacht, dinsdag, overmorgen, avonds, uui, nur, vandaag, hallen, nam-, utir, uiur, overdag, ure, ver-r, vrydag, ochten, teravond, morgenuur, elven, vrijdag-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1265" calcext:value-type="float">
            <text:p>341265</text:p>
          </table:table-cell>
          <table:table-cell office:value-type="float" office:value="30" calcext:value-type="float">
            <text:p>30</text:p>
          </table:table-cell>
          <table:table-cell office:value-type="float" office:value="0.233333333333333" calcext:value-type="float">
            <text:p>0.23333</text:p>
          </table:table-cell>
          <table:table-cell office:value-type="float" office:value="0.30329961720476" calcext:value-type="float">
            <text:p>0.30330</text:p>
          </table:table-cell>
          <table:table-cell office:value-type="float" office:value="0.733333333333333" calcext:value-type="float">
            <text:p>0.73333</text:p>
          </table:table-cell>
          <table:table-cell office:value-type="float" office:value="0.758247560077278" calcext:value-type="float">
            <text:p>0.75825</text:p>
          </table:table-cell>
          <table:table-cell office:value-type="float" office:value="0.0333333333333333" calcext:value-type="float">
            <text:p>0.033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ditioneel(1), lilliputter(3), gemengd(4), blanke(1), baboe(1), traditionele(2), zigeunerin(1), achtergrond(1), queer(1), aboriginal(2), roots(1), handicap(2), ontdekken(1), historische(1), exotisch(1), negerslaven(1), slaven(1), halfbloed(1), marron(1), koppensnellers(1), inheems(1), zwartje(1)</text:p>
          </table:table-cell>
          <table:table-cell office:value-type="string" calcext:value-type="string">
            <text:p>('early', 3), ('zoet', 8), ('duc', 1), ('wildeman', 1), ('black', 4), ('merode', 1), ('juinen', 1), ('reine', 2), ('couleur', 1), ('zuur', 3), ('hardy', 1), ('handperen', 1), ('albino', 1), ('golden', 2), ('brederode', 1), ('jutteper', 1), ('zigeunerin', 1), ('beurr', 1), ('seedling', 1), ('dubb', 1), ('merod', 1), ('trevoux', 1), ('kroet', 1)</text:p>
          </table:table-cell>
          <table:table-cell office:value-type="string" calcext:value-type="string">
            <text:p>early, zoet, duc, wildeman, black, merode, juinen, reine, couleur, zuur, hardy, handperen, albino, golden, brederode, jutteper, zigeunerin, beurr, seedling, dubb, merod, trevoux, kroet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41929" calcext:value-type="float">
            <text:p>341929</text:p>
          </table:table-cell>
          <table:table-cell office:value-type="float" office:value="142" calcext:value-type="float">
            <text:p>142</text:p>
          </table:table-cell>
          <table:table-cell office:value-type="float" office:value="0.225352112676056" calcext:value-type="float">
            <text:p>0.22535</text:p>
          </table:table-cell>
          <table:table-cell office:value-type="float" office:value="0.117303249989216" calcext:value-type="float">
            <text:p>0.11730</text:p>
          </table:table-cell>
          <table:table-cell office:value-type="float" office:value="0.746478873239437" calcext:value-type="float">
            <text:p>0.74648</text:p>
          </table:table-cell>
          <table:table-cell office:value-type="float" office:value="0.771688560032414" calcext:value-type="float">
            <text:p>0.77169</text:p>
          </table:table-cell>
          <table:table-cell office:value-type="float" office:value="0.028169014084507" calcext:value-type="float">
            <text:p>0.028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ziatisch(22), inheems(8), negers(1), traditionele(6), koppensneller(2), bediende(1), tovenaar(1), inheemsen(1), handicap(1), bosneger(1), marron(9), inboorling(3), volbloedras(1), moslim(3), achtergrond(7), blank(1), inheemse(2), barbaren(3), slavenschip(2), kaukasisch(3), lilliputter(2), aboriginal(1), etniciteit(1), groothistorische(1), berber(4), barbaar(1), eskimo's(3), indo(2), slaven(2), afkomst(3), pygmee(1), ras(1), koelies(1), kokkie(1), dwerggroei(1), marrons(2), eskimo(3), historisch(5), stam(1), indo-europeaan(3), negerslaven(1), aziatische(2), inheemschen(1), hottentot(2), mesties(1), stamgenoot(1), inlandsche(1), medicijnman(1), kaffer(1), ontdekken(2), queer(1), traditioneel(1), negerrijk(1), inuit(1), mongool(1), halfbloed(1), indisch(1), baboe(1), page(1), neger(1), moor'en(1), wild(1)</text:p>
          </table:table-cell>
          <table:table-cell office:value-type="string" calcext:value-type="string">
            <text:p>('doelen', 8), ('kanon', 9), ('eskader', 3), ('vliegtuig', 11), ('toestel', 5), ('bewapenen', 1), ('vloot', 17), ('ballon', 2), ('kanonneerboot', 2), ('doorvliegen', 1), ('oorlogsvloot', 3), ('luchtschip', 1), ('zeppelin', 1), ('battery', 1), ('wateren', 5), ('marineschip', 1), ('port-au-prince', 1), ('zeeslag', 1), ('brt', 1), ('slagkruiser', 1), ('admiraalschip', 1), ('torpedojager', 2), ('destroyer', 1), ('gelande', 1), ('bom', 7), ('torpederen', 1), ('waarnemer', 2), ('meten', 6), ('gepantserd', 1), ('onderzeeboot', 1), ('luchtverbinding', 1), ('kruiser', 1), ('dock', 1), ('marine-', 1), ('admiraliteit', 3), ('oorlogsschip', 5), ('treffer', 1), ('vlieger', 3), ('poolstreek', 2), ('spitsberg', 1), ('kruistocht', 3), ('luchthaven', 1), ('schiphol', 1), ('snelvuurkanon', 1), ('duikboot', 4), ('oplaten', 2), ('koopvaardijschip', 1), ('bommenwerper', 1), ('luchtvaart', 1), ('handgranaat', 1), ('k.n.i.l.m.', 1), ('afweergeschut', 1), ('binnenvallen', 1), ('gesehut', 1), ('torpedeering', 1), ('oorlogs', 1), ('piloot', 2), ('bois', 1), ('vlagvertoon', 1), ('goera', 1), ('piaats', 1), ('projectiel', 1), ('lakehurst', 2), ('fokker', 1), ('oorlogschepen', 1), ('buitmaken', 3), ('luchtmacht', 1), ('formatie', 2), ('torpedo', 1), ('cirkelen', 1), ('luchtafweergeschut', 1), ('watervliegtuig', 1), ('neerschieten', 1), ('pantseren', 1), ('mitrailleurvuur', 1), ('epinal', 1), ('ponder', 1), ('landingstroepen', 1), ('neerhalen', 1), ('vlieg', 1), ('geschut', 1), ('batterij', 1), ('nitie', 1), ('kielzog', 1), ('vuur-', 1), ('granada', 1), ('raid', 2)</text:p>
          </table:table-cell>
          <table:table-cell office:value-type="string" calcext:value-type="string">
            <text:p>doelen, kanon, eskader, vliegtuig, toestel, bewapenen, vloot, ballon, kanonneerboot, doorvliegen, oorlogsvloot, luchtschip, zeppelin, battery, wateren, marineschip, port-au-prince, zeeslag, brt, slagkruiser, admiraalschip, torpedojager, destroyer, gelande, bom, torpederen, waarnemer, meten, gepantserd, onderzeeboot, luchtverbinding, kruiser, dock, marine-, admiraliteit, oorlogsschip, treffer, vlieger, poolstreek, spitsberg, kruistocht, luchthaven, schiphol, snelvuurkanon, duikboot, oplaten, koopvaardijschip, bommenwerper, luchtvaart, handgranaat, k.n.i.l.m., afweergeschut, binnenvallen, gesehut, torpedeering, oorlogs, piloot, bois, vlagvertoon, goera, piaats, projectiel, lakehurst, fokker, oorlogschepen, buitmaken, luchtmacht, formatie, torpedo, cirkelen, luchtafweergeschut, watervliegtuig, neerschieten, pantseren, mitrailleurvuur, epinal, ponder, landingstroepen, neerhalen, vlieg, geschut, batterij, nitie, kielzog, vuur-, granada, raid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41774" calcext:value-type="float">
            <text:p>341774</text:p>
          </table:table-cell>
          <table:table-cell office:value-type="float" office:value="53" calcext:value-type="float">
            <text:p>53</text:p>
          </table:table-cell>
          <table:table-cell office:value-type="float" office:value="0.226415094339623" calcext:value-type="float">
            <text:p>0.22642</text:p>
          </table:table-cell>
          <table:table-cell office:value-type="float" office:value="0.254048032540732" calcext:value-type="float">
            <text:p>0.25405</text:p>
          </table:table-cell>
          <table:table-cell office:value-type="float" office:value="0.735849056603773" calcext:value-type="float">
            <text:p>0.73585</text:p>
          </table:table-cell>
          <table:table-cell office:value-type="float" office:value="0.773044514834876" calcext:value-type="float">
            <text:p>0.77304</text:p>
          </table:table-cell>
          <table:table-cell office:value-type="float" office:value="0.0377358490566038" calcext:value-type="float">
            <text:p>0.0377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otisch(1), gemengd(3), inheems(3), dwerggroei(4), misvormden(3), wild(1), historisch(1), aziatisch(2), inlandsche(1), volbloed(1), marron(3), eskimo's(1), historische(2), onbeschaafd(1), moslims(1), achtergrond(5), moord(1), mongool(1), lilliputter(2), boesman(1), blank(1), kwinti(1), primitief(1), inlander(1), ontdekken(2), marrons(1), wilde(1), moslim(1), metis(1), inheemschen(1), indiaan(1), halfbloed(1), kaffer(1), zwartje(1)</text:p>
          </table:table-cell>
          <table:table-cell office:value-type="string" calcext:value-type="string">
            <text:p>('schinkel', 1), ('straat', 32), ('middenweg', 2), ('warande', 1), ('stationsweg', 1), ('hoek', 14), ('kleiweg', 3), ('dordtschen', 1), ('hoofdstraat', 1), ('dwarsstraat', 1)</text:p>
          </table:table-cell>
          <table:table-cell office:value-type="string" calcext:value-type="string">
            <text:p>schinkel, straat, middenweg, warande, stationsweg, hoek, kleiweg, dordtschen, hoofdstraat, dwarsstraat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41637" calcext:value-type="float">
            <text:p>341637</text:p>
          </table:table-cell>
          <table:table-cell office:value-type="float" office:value="277" calcext:value-type="float">
            <text:p>277</text:p>
          </table:table-cell>
          <table:table-cell office:value-type="float" office:value="0.216606498194946" calcext:value-type="float">
            <text:p>0.21661</text:p>
          </table:table-cell>
          <table:table-cell office:value-type="float" office:value="0.0875376272916673" calcext:value-type="float">
            <text:p>0.08754</text:p>
          </table:table-cell>
          <table:table-cell office:value-type="float" office:value="0.750902527075812" calcext:value-type="float">
            <text:p>0.75090</text:p>
          </table:table-cell>
          <table:table-cell office:value-type="float" office:value="0.785472332246504" calcext:value-type="float">
            <text:p>0.78547</text:p>
          </table:table-cell>
          <table:table-cell office:value-type="float" office:value="0.0324909747292419" calcext:value-type="float">
            <text:p>0.032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lanke(1), traditioneel(1), moslims(2), blank(3), primitief(2), marrons(1), traditionele(15), liitlepage(1), zigeuner(3), achtergrond(13), historisch(9), indo-europeaan(15), slaven(3), indische(1), zwartje(1), marron(11), barbaar(2), mongool(2), pygmee(2), inheems(14), moslim(10), inlanders(1), gemengd(15), verwilderd(1), gekleurde(2), mengras(1), zimbabwecultuur(1), slaaf(4), mesties(6), moslimsche(1), dienstknecht(1), exotisch(3), inlandsche(3), rassenhaat(1), schildersknecht(1), onbeschaafd(2), wild(1), mulatten(1), meesterknecht(1), slavenschip(2), neger(2), zigeunermuziek(1), indo(3), aziatisch(12), koppensneller(1), rassen(1), page(2), homo(3), inheemsche(3), ras(3), marron'(1), volbloed(1), dwerggroei(4), baboe(4), medicijnman(1), eskimo(2), koelie(2), indo-europeaans(1), negercultuur(1), handicap(2), barbaren(4), ontdekken(2), tovenaar(1), afgod(2), halfbloed(2), indiaan(1), eskimo's(2), bedienden(1), mulat(3), inlander(2), aziatische(3), inheemsch(1), inheemse(1), mongoolsche(1), kaukasisch(2), dwerg(1), aapman(2), stam(2), bosneger(3), barbaarschheid(1), negerrijk(1), bediende(1), koelies(1), lilliputter(1), exotische(1), afkomst(1), roots(1), negerslaven(2), zigeuners(1), kokkie(1), negerrestaurant(1), barbaarsche(1), metis(2), gekleurd(2), islamiet(1), inheemschen(1), batavia(1), historische(1), berber(1), inuit(1), lesbisch(1), westers(1), gemengde(1), moor'en(1), queer(1), muzelmannen(1), moor(1)</text:p>
          </table:table-cell>
          <table:table-cell office:value-type="string" calcext:value-type="string">
            <text:p>('de-', 6), ('ccii', 1), ('toog', 5), ('ver', 88), ('-de', 3), ('ver-', 8), ('met-', 3), ("d'e", 3), ('.met', 1), ('word', 7), ('.de', 7), ('enj', 4), ('docr', 2), ('dcor', 10), ('eein', 1), ('vpor', 1), ('inet', 3), ('dooi', 11), ('voorde', 3), ('laatet', 1), ('een-', 2), ('eerate', 1), ('ver-j', 1), ('erd', 2), ('eersto', 2), ('vrii', 1), ('innen', 8), ('de|', 1), ('roeten', 3), ('leg', 2), ('ind', 7), ('ide', 2), ('vcor', 7), ('mefc', 1), ('van.de', 1), ('tnet', 2), ('aoor', 2), ('eor', 1), ('r', 5), ('.voor', 2), ('vooi', 5), ('ineen', 6), ('dt', 2), ('eeno', 2), ('fler', 1), ('legen', 5), ('.een', 3), ('eeii', 1), ('vang', 1), ('loor', 2), ('eri', 3), ('m^t', 1), ('oip', 1), ('uit-', 1), ('eei', 2), ('ondeir', 1), ('wero', 1), ('-een', 2), ('tegeu', 1), ('xog', 1), ('-voor', 1), ('we-d', 1), ('dooien', 2), ('door-', 1), ('|de', 1), ('op.de', 1), ('op-', 2), ('jnet', 1), ('verden', 2), ('volgd', 1), ('deor', 1), ('eeen', 1), ('tweed', 1), ('vobr', 1), ('vooa', 1), ('ver-i', 3), ('raet', 2), ('verd', 1), ('erden', 1), ('meb', 1), ('eorsto', 1), ('jeen', 1), ('vooj', 1), ('ecne', 1), ('oerst', 1), ('ondier', 1), ('duor', 1), ("en'de", 1), ('door.de', 1), ('tegsn', 1)</text:p>
          </table:table-cell>
          <table:table-cell office:value-type="string" calcext:value-type="string">
            <text:p>de-, ccii, toog, ver, -de, ver-, met-, d'e, .met, word, .de, enj, docr, dcor, eein, vpor, inet, dooi, voorde, laatet, een-, eerate, ver-j, erd, eersto, vrii, innen, de|, roeten, leg, ind, ide, vcor, mefc, van.de, tnet, aoor, eor, r, .voor, vooi, ineen, dt, eeno, fler, legen, .een, eeii, vang, loor, eri, m^t, oip, uit-, eei, ondeir, wero, -een, tegeu, xog, -voor, we-d, dooien, door-, |de, op.de, op-, jnet, verden, volgd, deor, eeen, tweed, vobr, vooa, ver-i, raet, verd, erden, meb, eorsto, jeen, vooj, ecne, oerst, ondier, duor, en'de, door.de, tegsn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41724" calcext:value-type="float">
            <text:p>341724</text:p>
          </table:table-cell>
          <table:table-cell office:value-type="float" office:value="99" calcext:value-type="float">
            <text:p>99</text:p>
          </table:table-cell>
          <table:table-cell office:value-type="float" office:value="0.222222222222222" calcext:value-type="float">
            <text:p>0.22222</text:p>
          </table:table-cell>
          <table:table-cell office:value-type="float" office:value="0.18778557096192" calcext:value-type="float">
            <text:p>0.18779</text:p>
          </table:table-cell>
          <table:table-cell office:value-type="float" office:value="0.737373737373737" calcext:value-type="float">
            <text:p>0.73737</text:p>
          </table:table-cell>
          <table:table-cell office:value-type="float" office:value="0.808239239745229" calcext:value-type="float">
            <text:p>0.80824</text:p>
          </table:table-cell>
          <table:table-cell office:value-type="float" office:value="0.0404040404040404" calcext:value-type="float">
            <text:p>0.0404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do(4), inlander(1), lilliputter(1), historisch(8), bediende(3), koppensneller(1), blanke(1), moslims(1), indische(3), moslim(3), muzelman(1), gemengd(1), inlandsche(4), slavenhandel(1), misvormden(1), blank(2), inboorling(2), kaukasisch(2), negerjongen(1), bosneger(1), indo-europeaan(2), traditionele(4), indisch(2), kaffer(1), aziatisch(7), slaaft(1), volbloed(3), primitief(1), zimbabwe(1), halfbloed(1), ontdekken(1), neger(2), achtergrond(1), inheems(1), pygmee(4), zwartje(1), marron(3), voorhistorische(1), negerrijk(1), gekleurd(1), slaven(2), roots(1), kokkie(1), gay(1), dwerg(1), volbloedpaard(1), inheemseen(1), traditioneel(1), afkomst(2), kafferhoofdman(1), metis(1), dwerggroei(1), roma(1), berber(1), tovenaar(1), westers(1)</text:p>
          </table:table-cell>
          <table:table-cell office:value-type="string" calcext:value-type="string">
            <text:p>('indelen', 2), ('korps', 1), ('overste', 4), ('grenadier', 1), ('heutsz', 4), ('compagnie', 6), ('minderen', 2), ('adjudant', 3), ('berijden', 3), ('civiel', 3), ('gezondheid', 10), ('infanterie', 2), ('huzaar', 3), ('regiment', 7), ('dienstpaard', 1), ('terij', 1), ('staf', 5), ('korpe', 1), ('rijschool', 1), ('veld-art', 1), ('marinier', 1), ('bataljon', 3), ('-officier', 2), ('luitenant-kolonel', 1), ('rang', 4), ('gepensionneerd', 1), ('resident', 1), ('landmacht', 1), ('kolonel', 1), ('commandant', 6), ('militaire', 1), ('dienstdoend', 1), ('depot', 1), ('artillerie', 6), ('legerpaard', 1), ('legerplaats', 2), ('genie', 2), ('loodswezen', 1), ('milicien', 1), ('overplaatsing', 1), ('pensioneren', 1), ('veldartillerie', 1), ('hoofdofficier', 1), ('overplaatsen', 1), ('sergeant', 2), ('schutterij', 1), ('vetter', 2), ('minder', 1), ('kommandant', 2), ('bronbeek', 1)</text:p>
          </table:table-cell>
          <table:table-cell office:value-type="string" calcext:value-type="string">
            <text:p>indelen, korps, overste, grenadier, heutsz, compagnie, minderen, adjudant, berijden, civiel, gezondheid, infanterie, huzaar, regiment, dienstpaard, terij, staf, korpe, rijschool, veld-art, marinier, bataljon, -officier, luitenant-kolonel, rang, gepensionneerd, resident, landmacht, kolonel, commandant, militaire, dienstdoend, depot, artillerie, legerpaard, legerplaats, genie, loodswezen, milicien, overplaatsing, pensioneren, veldartillerie, hoofdofficier, overplaatsen, sergeant, schutterij, vetter, minder, kommandant, bronbeek</text:p>
          </table:table-cell>
          <table:table-cell table:number-columns-repeated="10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42016" calcext:value-type="float">
            <text:p>342016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0000</text:p>
          </table:table-cell>
          <table:table-cell office:value-type="float" office:value="0.396983494405968" calcext:value-type="float">
            <text:p>0.39698</text:p>
          </table:table-cell>
          <table:table-cell office:value-type="float" office:value="0.733333333333333" calcext:value-type="float">
            <text:p>0.73333</text:p>
          </table:table-cell>
          <table:table-cell office:value-type="float" office:value="0.809526872728562" calcext:value-type="float">
            <text:p>0.80953</text:p>
          </table:table-cell>
          <table:table-cell office:value-type="float" office:value="0.0666666666666667" calcext:value-type="float">
            <text:p>0.0666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istorisch(8), aziatische(2), roots(1), indo-europeaan(7), traditionele(3), tovenaar(1), achtergrond(3), inheems(5), negerslaven(2), aziatisch(3), homo(3), inheemse(1), mengras(2), inheemsche(1), koppensneller(1), negerrijk(2), pygmee(1), knecht(1), stammen(1), gemengd(2), koelie(2), barbaar(2), zwartje(1), moslim(1), rassen(1), queer(1), ras(1), aboriginal(1), wild(1), barbaren(1), inlandsche(1), zimbabwecultuur(1), exotisch(1), mulat(1), blank(2), zwartjes(1), indiaan(1), mongool(1), slavenschip(1), baboe(1), gemengde(1), indisch(1)</text:p>
          </table:table-cell>
          <table:table-cell office:value-type="string" calcext:value-type="string">
            <text:p>('cultuur', 18), ('tarakan', 1), ('maatschappij', 23), ('kinine', 1), ('west-indischen', 1), ('o.e', 1), ('cultuur-', 1), ('probolingo', 1), ('heli', 1), ('dcli', 3), ('internatio', 1), ('amar', 1), ('deli', 1), ('moeara', 1), ('maatschappy', 1), ('sum', 4), ('suni', 1), ('rubber', 4), ('insulinde', 2), ('dali', 1), ('bangak', 1), ('probollngo', 1), ('exploratie', 1), ('mijnbouw', 4), ('rubbermaatschappij', 1), ('petr', 1), ('rabb', 1), ('schappij', 1), ('koelit', 1), ('ueli', 1), ('insulind', 1)</text:p>
          </table:table-cell>
          <table:table-cell office:value-type="string" calcext:value-type="string">
            <text:p>cultuur, tarakan, maatschappij, kinine, west-indischen, o.e, cultuur-, probolingo, heli, dcli, internatio, amar, deli, moeara, maatschappy, sum, suni, rubber, insulinde, dali, bangak, probollngo, exploratie, mijnbouw, rubbermaatschappij, petr, rabb, schappij, koelit, ueli, insulind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1456" calcext:value-type="float">
            <text:p>341456</text:p>
          </table:table-cell>
          <table:table-cell office:value-type="float" office:value="815" calcext:value-type="float">
            <text:p>815</text:p>
          </table:table-cell>
          <table:table-cell office:value-type="float" office:value="0.191411042944785" calcext:value-type="float">
            <text:p>0.19141</text:p>
          </table:table-cell>
          <table:table-cell office:value-type="float" office:value="0.28026130388165" calcext:value-type="float">
            <text:p>0.28026</text:p>
          </table:table-cell>
          <table:table-cell office:value-type="float" office:value="0.755828220858896" calcext:value-type="float">
            <text:p>0.75583</text:p>
          </table:table-cell>
          <table:table-cell office:value-type="float" office:value="0.825039961406691" calcext:value-type="float">
            <text:p>0.82504</text:p>
          </table:table-cell>
          <table:table-cell office:value-type="float" office:value="0.052760736196319" calcext:value-type="float">
            <text:p>0.0527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rbaren(12), moslim(51), indo(3), marrons(4), mongoolse(1), gemengd(18), lilliputters(5), gekleurde(3), indo-europeaan(37), tovenaar(2), inheems(22), achtergrond(46), islamiet(11), traditioneel(10), historisch(41), moslims(7), onbeschaafdheid(1), berber(3), rassen(3), gekleurd(6), exotisch(7), medicijnman(8), inheemse(7), barbaar'sche(1), mesties(8), halfbloedjes(1), slaaf(14), aziatisch(35), onbeschaafd(13), aziatische(11), groothistorische(1), gay(2), inheemsen(2), dwerggroei(10), traditioneelen(1), hottentot(4), afkomst(11), kokkie(4), dwergjes(1), indiaan(5), marron(11), historische(7), traditionele(34), zigeunerin(1), homo(9), koppensneller(8), negerslaven(12), pygmee(10), handicap(2), knecht(4), mongool(8), moor(5), misvormden(8), gemengde(1), kaffers(4), page(4), ras(4), westerse(1), barbaar(13), dwerg(3), koelie(8), inlandsche(3), stam(3), wilde(2), barbarlje(1), ontdekken(11), muzelman(9), slaven(5), bediende(4), moslimsche(4), negerrestaurant(1), zigeunermuziek(4), indische(2), inheemschen(4), zwartje(5), mengras(6), medicijnmannen(2), indisch(2), lesbisch(3), baboe(3), berbers(1), lilliputter(7), wild(2), neger(6), negers(1), zimbabwe(1), inboorlingen(3), afgod(8), eskimo(4), roots(2), blank(5), homogeen(1), wilden(1), aboriginal(4), muzelmansche(1), eskimo's(3), halfbloed(8), koppensnellers(2), primitief(5), indolonten(1), inboorling(6), aapman(1), dienstknechts(1), bedienden(1), mulat(7), wereldhistorische(1), volbloed(4), indone(1), barbaarsche(1), zigeuners(2), kaffer(5), negerrijk(1), inuit(3), westers(1), slavenschip(3), dienstknecht(2), etniciteit(1), blanke(2), negercultuur(4), hottentotten(2), zimbabwecultuur(1), negerjongen(1), mulatten(1), volksstam(1), marron'(1), slaaft(1), muzelman'(1), lesbische(1), stamhoofd(1), inheemsche(3), boesman(1), inlander(3), slaven'(1), exotische(2), dwergen(1), kaukasisch(1), metis'nachts(1), islamieten(1), jachtwild(1), slavenhandel(1), inlanders(2), bataviasche(1), zigeuner(1), moslimsoh(1), metis(1), dwergeu(1), stammen(1), grootst(1), indischen(1), afstammelingen(1), winkelknechten(1)</text:p>
          </table:table-cell>
          <table:table-cell office:value-type="string" calcext:value-type="string">
            <text:p>('menschen', 12), ('gematigdheid', 2), ('leven', 180), ('mensch', 107), ('uiting', 22), ('geest', 63), ('waan', 2), ('moraal', 5), ('betonen', 8), ('slavenhouder', 1), ('barbaar', 6), ('eeuwenlang', 3), ('bloedig', 6), ('impuls', 1), ('moordlu', 1), ('haat', 9), ('teleurstelling', 10), ('kwaad', 26), ('voelen', 46), ('louter', 6), ('ridderlijkheid', 2), ('roeping', 7), ('phrase', 1), ('waarheid', 18), ('bitter', 13), ('beschaving', 38), ('westersch', 14), ('verbreid', 2), ('geniepig', 2), ('zwakheid', 4), ('verspreiden', 20), ('laf', 1), ('groeiend', 1), ('resoluut', 1), ('beslistheid', 2), ('uitdrukking', 15), ('hoogmoed', 5), ('dwaling', 5), ('wreed', 5), ('ding', 49), ('vernieuwer', 2), ('hardnekkigheid', 1), ('letterlijk', 12), ('menseh', 3), ('verbolgen', 1), ('schande', 4), ('materialisme', 4), ('weerzin', 1), ('mijlpaal', 1), ('voorrecht', 8), ('dapper', 8), ('verspreiding', 5), ('achterblijver', 1), ('gevoelen', 28), ('zondig', 2), ('verbreiden', 4), ('mensheid', 3), ('onwrikbaar', 3), ('weldo', 1), ('hebzucht', 1), ('taai', 4), ('krijgslist', 2), ('mens', 20), ('aanstoot', 1), ('weerzinwekkend', 2), ('oneer', 3), ('welzijn', 3), ('voorzichtig', 9), ('idealisme', 2), ('bekromp', 3), ('hypnotiseeren', 1), ('respect', 4), ('energiek', 5), ('aziaat', 1), ('bloeddorstig', 2), ('hpi', 1), ('verdienste', 1), ('inbeelden', 2), ('bescheidenheid', 3), ('onhandig', 4), ('standvastigheid', 1), ('zelfbewustzijn', 2), ('onhebbelijk', 2), ('afgunst', 3), ('benep', 3), ('nijd', 3), ('kleinzieligheid', 1), ('ondeugd', 6), ('kleingeestigheid', 1), ('lieden', 18), ('logica', 4), ('grenzenloos', 1), ('aanmatigen', 2), ('wreede', 2), ('gedoe', 2), ('afkeer', 4), ('argwaan', 1), ('mensed', 1), ('mensehen', 3), ('snood', 1), ('huichelarij', 2), ('verdorvenheid', 1), ('bijgeloof', 3), ('zonde', 7), ('godslastering', 1), ('bijgeloovigheid', 1), ('onwaardig', 3), ('germaansch', 3), ('dienstbaarheid', 1), ('driestheid', 4), ('vernederen', 3), ('herbeginnen', 1), ('bedrieger', 2), ('wraakzucht', 1), ('edelmoedigheid', 2), ('ijdel', 6), ('rijkdommen', 1), ('offervaardig', 1), ('hoon', 3), ('ongepast', 2), ('verraad', 3), ('getob', 1), ('zelfbedwang', 1), ('overdenken', 1), ('fatsoen', 2), ('ergernis', 2), ('vijandschap', 2), ('nadenken', 2), ('toegaan', 1), ('menschlievenen', 1), ('onbarmhartig', 3), ('dweperij', 1), ('zweem', 1), ('lichtzinnigheid', 1), ('oneerbiedig', 1), ('wandaad', 2), ('heldhaftig', 4), ('levenswil', 1), ('onbeschaamdheid', 1), ('ongodsdienstig', 1), ('menach', 1), ('plichtgevoel', 1), ('westerling', 4), ('inboezemen', 2), ('vooroordeel', 5), ('geestesrichting', 1), ('verafschuwen', 1), ('denkwijze', 1), ('booz', 6), ('wreken', 2), ('veracht', 2), ('materialistisch', 2), ('volharden', 3), ('koppig', 1), ('ontevreden', 3), ('vergelden', 3), ('humanitair', 1), ('beleving', 1), ('dilettantisme', 1), ('plagerij', 1), ('kenschetsen', 2), ('onbuigzaam', 1), ('zelfzucht', 2), ('ganech', 1), ('zelfgenoegzaamheid', 1), ('verbitteren', 1), ('aanschouwing', 2), ('verwaandheid', 1), ('godslasterlijk', 1), ('kleinheid', 1), ('onwetend', 3), ('dapperheid', 2), ('ijdelheid', 2), ('bezwering', 1), ('belust', 1), ('menseb', 1), ('vastberaden', 1), ('scheldwoord', 1), ('eerlijkheid', 2), ('bejegenen', 1), ('beleedigd', 2), ('menschel', 1), ('ongerechtigheid', 2), ('fanatisme', 5), ('godsgeloof', 1), ('verdiensen', 1), ('argelooz', 1), ('boezemen', 2), ('beleedigend', 1), ('verdraagzaamheid', 3), ('begeerlijkheid', 1), ('behalven', 1), ('dwaalbegrip', 1), ('ingeven', 2), ('leert', 1), ('verderf', 2), ('domheid', 1), ('terechtwijzing', 1), ('medemensch', 3), ('schaamtegevoel', 1), ('medemenseh', 1), ('zelfvoldaanheid', 1), ('wereldbeschouwing', 3), ('verachting', 1), ('wantrouwen', 3), ('tisme', 1), ('vaderlandsliefd', 2), ('stoutmoedigheid', 1), ('onbezonn', 1), ('onbaatzuchtig', 1), ('stout', 3), ('levensbeschouwing', 3), ('ongeleerd', 1), ('onveranderlijk', 1), ('kras', 3), ('sterken', 1), ('verzoeking', 1), ('doortastend', 2), ('geloofsleven', 1), ('volkskarakter', 2), ('lasteren', 1), ('schynen', 1), ('wraak', 4), ('dweepzucht', 1), ('fatalisme', 3), ('onbeschaafdheid', 1), ('zelfopoffering', 1), ('veel-', 1), ('ontevredenheid', 2), ('vaderlandsliefen', 1), ('schijnheilig', 1), ('rondborstig', 1), ('ontrooven', 1), ('verspreid', 1), ('verledene', 1), ('vadsigheid', 1), ('ongeloof', 2), ('humaan', 1), ('volksgeest', 1), ('menschlievendheid', 1), ('tijdgeest', 1), ('misprijzen', 1), ('menscb', 1), ('boosheid', 1), ('onverdien', 1), ('medeburger', 1), ('zelfoverschatting', 1), ('onoverwinnelijk', 1), ('patriarchaal', 1), ('weerloos', 1), ('willooz', 1), ('bedachtzaam', 1), ('wijsheid', 2), ('broederliefde', 1), ('ergeren', 1), ('degenereren', 1), ('ontketenen', 1), ('vaderlandsliefde', 1), ('eigenwaarde', 1), ('vastberadenheid', 1), ('driest', 1), ('minachting', 1), ('civiliseren', 1), ('jaloezie', 1), ('verdierlijken', 1), ('onbeduidendheid', 1), ('vermetel', 1), ('aanmatiging', 2), ('brutaliteit', 1), ('verwoeden', 1), ('stilaan', 1), ('zeden', 1), ('antipathie', 1), ('cultuurvolk', 1), ('oprechtheid', 1), ('vermetelheid', 1), ('eerzucht', 1), ('onderdanigheid', 1), ('verfoeien', 1), ('gewilligheid', 1), ('germaansche', 1), ('afbeulen', 1), ('wraakroepend', 1), ('soldatesk', 1), ('voorspoed', 1), ('bespotting', 1), ('aangorden', 1), ('hersenschim', 1), ('verachtelijk', 1), ('meegaand', 1), ('intrige', 1), ('zelfverloochening', 1), ('onweten', 1), ('goedgeloovig', 1), ('dienstbaren', 1), ('mokerslag', 1)</text:p>
          </table:table-cell>
          <table:table-cell office:value-type="string" calcext:value-type="string">
            <text:p>menschen, gematigdheid, leven, mensch, uiting, geest, waan, moraal, betonen, slavenhouder, barbaar, eeuwenlang, bloedig, impuls, moordlu, haat, teleurstelling, kwaad, voelen, louter, ridderlijkheid, roeping, phrase, waarheid, bitter, beschaving, westersch, verbreid, geniepig, zwakheid, verspreiden, laf, groeiend, resoluut, beslistheid, uitdrukking, hoogmoed, dwaling, wreed, ding, vernieuwer, hardnekkigheid, letterlijk, menseh, verbolgen, schande, materialisme, weerzin, mijlpaal, voorrecht, dapper, verspreiding, achterblijver, gevoelen, zondig, verbreiden, mensheid, onwrikbaar, weldo, hebzucht, taai, krijgslist, mens, aanstoot, weerzinwekkend, oneer, welzijn, voorzichtig, idealisme, bekromp, hypnotiseeren, respect, energiek, aziaat, bloeddorstig, hpi, verdienste, inbeelden, bescheidenheid, onhandig, standvastigheid, zelfbewustzijn, onhebbelijk, afgunst, benep, nijd, kleinzieligheid, ondeugd, kleingeestigheid, lieden, logica, grenzenloos, aanmatigen, wreede, gedoe, afkeer, argwaan, mensed, mensehen, snood, huichelarij, verdorvenheid, bijgeloof, zonde, godslastering, bijgeloovigheid, onwaardig, germaansch, dienstbaarheid, driestheid, vernederen, herbeginnen, bedrieger, wraakzucht, edelmoedigheid, ijdel, rijkdommen, offervaardig, hoon, ongepast, verraad, getob, zelfbedwang, overdenken, fatsoen, ergernis, vijandschap, nadenken, toegaan, menschlievenen, onbarmhartig, dweperij, zweem, lichtzinnigheid, oneerbiedig, wandaad, heldhaftig, levenswil, onbeschaamdheid, ongodsdienstig, menach, plichtgevoel, westerling, inboezemen, vooroordeel, geestesrichting, verafschuwen, denkwijze, booz, wreken, veracht, materialistisch, volharden, koppig, ontevreden, vergelden, humanitair, beleving, dilettantisme, plagerij, kenschetsen, onbuigzaam, zelfzucht, ganech, zelfgenoegzaamheid, verbitteren, aanschouwing, verwaandheid, godslasterlijk, kleinheid, onwetend, dapperheid, ijdelheid, bezwering, belust, menseb, vastberaden, scheldwoord, eerlijkheid, bejegenen, beleedigd, menschel, ongerechtigheid, fanatisme, godsgeloof, verdiensen, argelooz, boezemen, beleedigend, verdraagzaamheid, begeerlijkheid, behalven, dwaalbegrip, ingeven, leert, verderf, domheid, terechtwijzing, medemensch, schaamtegevoel, medemenseh, zelfvoldaanheid, wereldbeschouwing, verachting, wantrouwen, tisme, vaderlandsliefd, stoutmoedigheid, onbezonn, onbaatzuchtig, stout, levensbeschouwing, ongeleerd, onveranderlijk, kras, sterken, verzoeking, doortastend, geloofsleven, volkskarakter, lasteren, schynen, wraak, dweepzucht, fatalisme, onbeschaafdheid, zelfopoffering, veel-, ontevredenheid, vaderlandsliefen, schijnheilig, rondborstig, ontrooven, verspreid, verledene, vadsigheid, ongeloof, humaan, volksgeest, menschlievendheid, tijdgeest, misprijzen, menscb, boosheid, onverdien, medeburger, zelfoverschatting, onoverwinnelijk, patriarchaal, weerloos, willooz, bedachtzaam, wijsheid, broederliefde, ergeren, degenereren, ontketenen, vaderlandsliefde, eigenwaarde, vastberadenheid, driest, minachting, civiliseren, jaloezie, verdierlijken, onbeduidendheid, vermetel, aanmatiging, brutaliteit, verwoeden, stilaan, zeden, antipathie, cultuurvolk, oprechtheid, vermetelheid, eerzucht, onderdanigheid, verfoeien, gewilligheid, germaansche, afbeulen, wraakroepend, soldatesk, voorspoed, bespotting, aangorden, hersenschim, verachtelijk, meegaand, intrige, zelfverloochening, onweten, goedgeloovig, dienstbaren, mokerslag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2140" calcext:value-type="float">
            <text:p>342140</text:p>
          </table:table-cell>
          <table:table-cell office:value-type="float" office:value="617" calcext:value-type="float">
            <text:p>617</text:p>
          </table:table-cell>
          <table:table-cell office:value-type="float" office:value="0.205834683954619" calcext:value-type="float">
            <text:p>0.20583</text:p>
          </table:table-cell>
          <table:table-cell office:value-type="float" office:value="0.0800625684878992" calcext:value-type="float">
            <text:p>0.08006</text:p>
          </table:table-cell>
          <table:table-cell office:value-type="float" office:value="0.753646677471637" calcext:value-type="float">
            <text:p>0.75365</text:p>
          </table:table-cell>
          <table:table-cell office:value-type="float" office:value="0.829826512452141" calcext:value-type="float">
            <text:p>0.82983</text:p>
          </table:table-cell>
          <table:table-cell office:value-type="float" office:value="0.0405186385737439" calcext:value-type="float">
            <text:p>0.0405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arbarlje(2), onbeschaafd(7), gemengd(21), lilliputters(2), inheems(9), kokkie(5), gekleurde(2), exotisch(4), koppensneller(6), traditioneel(4), islamiet(7), negerrijk(3), inboorling(5), moslims(7), gekleurd(4), barbaren(7), inlandsche(4), indo-europeaan(21), moor(5), traditionele(36), wilde(2), aziatisch(24), slavenschip(4), aziatische(6), afgod(7), groothistorische(1), bosneger(3), lilliputter(3), marron(21), negerslaven(8), afkomst(6), historische(5), mongool(3), zigeunerin(1), volbloed(5), historisch(31), slaven(5), zimbabwe(1), pygmee(10), inheemse(5), knecht(5), mulat(6), gemengde(3), aapman(3), moslim(19), berber(7), achtergrond(36), voorhistorische(1), halfbloed(5), dwerggroei(6), page(5), afkomstig(1), muzelman(4), zigeunerbende(1), inlander(7), medicijnman(5), kaukasisch(6), tovenaar(2), hottentotten(1), gay(1), metis(4), ontdekken(7), bosnegers(1), moslimsche(3), negerrestaurant(1), eskimo(5), dwerg(4), barbaar(2), indische(4), ras(4), knechts(1), lesbisch(3), neger(3), indiaan(5), roots(2), indo(6), zigeunermuziek(2), boesmanbanelen(1), moslimcultuur(1), baboe(4), zigeuner(2), wild(1), eskimo's(7), gemengden(1), mesties(5), stam(1), historischcn(1), slaaf(5), inheems'che(2), homo(4), boesman(2), zigeuners(3), handicap(1), bediende(3), indonesi(1), koelie(4), jakarta(1), inlanders(1), jokjakarta(1), inuit(2), dwergen(2), batavia(1), westers(1), birma(1), indiaans(1), senaatsbediende(1), moortje(1), dienstknecht(1), exotische(3), blank(4), helmlna'marron(2), inheemsche(2), mulatten(1), meesterknecht(1), zwartje(4), aboriginal(2), primitief(3), lesbische(1), misvormden(3), stamhoofd(1), inheemsch(1), negercultuur(1), muzelmannen(2), hottentot(5), kwinti(1), mengras(3), traditioneelen(1), kaffer(2), afgodendienst(1), islamieten(1), koppensnellers(2), koelies(2), queer(1), negervrees(1), grootste(1), indisch(1), rassen(1), traditionele'(1), koelied(1), mohemmedaan(1), dwergeu(1), grootst(1), verraste(1), mulattin(1)</text:p>
          </table:table-cell>
          <table:table-cell office:value-type="string" calcext:value-type="string">
            <text:p>('beroemd', 22), ('leo', 5), ('jozef', 3), ('weduwnaar', 3), ('reis', 38), ('protestanten', 2), ('encycliek', 2), ('huwelijk', 27), ('loopbaan', 3), ('bezoeken', 36), ('moeder', 34), ('wandeling', 6), ('koningin', 28), ('familie', 38), ('titelen', 4), ('koningin-', 2), ('reizen', 9), ('dichter', 10), ('doorbrengen', 7), ('bekende', 3), ('titel', 10), ('auteur', 7), ('hofnar', 1), ('echtgenoot', 9), ('voorwoord', 2), ('bevallen', 4), ('wigwam', 1), ('geboorte', 10), ('vaticaansch', 1), ('jeruzalem', 4), ('clerus', 8), ('concilie', 4), ('bekeerling', 3), ('paus', 9), ('vers', 9), ('district', 16), ('reputatie', 3), ('multatuli', 6), ('hospita', 1), ('sultane', 1), ('kroning', 2), ('tijdschrift', 11), ('aflevering', 6), ('collegas', 1), ('zuster', 16), ('heldin', 2), ('majesteit', 4), ('bezoek', 23), ('opstel', 4), ('schrijfster', 3), ('grootouders', 3), ('excursie', 2), ('verblijf', 18), ('schrijver', 32), ('gids', 6), ('tekst', 6), ('beaoek', 1), ('terugreis', 5), ('edelman', 4), ('buurvrouw', 1), ('pleegmoeder', 2), ('tocht', 17), ('geestelijkheid', 1), ('telg', 3), ('wilhelmus', 2), ('befaamd', 3), ('grieksch-orthodox', 1), ('roman', 8), ('vertoeven', 12), ('trouwen', 15), ('levensloop', 2), ('tochten', 3), ('boottocht', 1), ('rondvaart', 1), ('vorstin', 3), ('vorstelijk', 6), ('gedenkschrift', 1), ('consistorie', 1), ('patriarch', 1), ('toeven', 2), ('zus', 3), ('trijn', 1), ('bruid', 8), ('bruidegom', 3), ('epos', 2), ('uitstapje', 2), ('uitgave', 4), ('organisator', 1), ('koomsch', 1), ('zaligverklaring', 1), ('protestant', 6), ('kardinaal', 6), ('verhuizen', 3), ('voltrekken', 5), ('refrein', 1), ('maagd', 3), ('onbevlekt', 1), ('reisbrief', 1), ('adellijk', 2), ('huwelijksreis', 1), ('pausen', 3), ('homerus', 1), ('huet', 1), ('pius', 5), ('pontificaat', 4), ('pauselijk', 4), ('bruiloft', 1), ('heenreis', 2), ('vertalen', 4), ('huw', 1), ('econoom', 3), ('methodist', 1), ('dichten', 1), ('zeereis', 1), ('heen-', 1), ('schoonouders', 2), ('criticus', 2), ('romans', 2), ('reisverhaal', 1), ('voorbericht', 1), ('volkslied', 3), ('prinselijk', 1), ('machiavelli', 1), ('weduwe', 6), ('corinthe', 1), ('h.m.', 2), ('gedicht', 3), ('behagen', 5), ('potgieter', 1), ('reisindruk', 1), ('roomsch', 6), ('verblyf', 1), ('rechtzinnig', 1), ('kee', 1), ('vermaard', 6), ('studiereis', 1), ('koninginnen', 1), ('mirakel', 1), ('priest', 2), ('promotor', 1), ('m.m.', 1), ('berijmde', 1), ('doorreis', 1), ('trouwlustig', 2), ('grafrede', 1), ('ondertitel', 1), ('mathematicus', 1), ('navertellen', 1), ('levensgeschiedenis', 1), ('buikspreker', 1), ('thuiskomst', 1), ('wereldorganisatie', 1), ('kroniek', 1), ('trente', 1), ('vertaling', 1), ('kleintje', 4), ('sonnet', 1), ('gezang', 1), ('fragment', 2), ('huweiyk', 1), ('hebron', 1), ('bewonderaarster', 1), ('sneeuwwitje', 2), ('univers', 1), ('verwante', 2), ('schuilnaam', 1), ('primaat', 1), ('beroemdheid', 1), ('roomschen', 1), ('methodistisch', 1), ('huwelgk', 1), ('pietje', 2), ('metterwoon', 1), ('welbekend', 2), ('wlm', 1), ('bruidspaar', 1), ('echtpaar', 4), ('verhandeling', 2), ('favier', 1), ('geboorteplaats', 1), ('galilea', 1), ('vereeren', 1), ('wederhelft', 1), ('bootreis', 1), ('resideren', 1), ('wereldfederatie', 1), ('priesterschap', 1), ('jerusalem', 1), ('dankgebed', 1), ('valerius', 1), ('priesterlijk', 1), ('orthodox', 1), ('folklorist', 1), ('geboortig', 1), ('regeeringsjubileum', 1), ('tegenbezoek', 1), ('officium', 1), ('monografie', 1), ('afreizen', 1), ('marietje', 1), ('bereizen', 1), ('psalm', 1), ('medelid', 1), ('bloedverwant', 1), ('koenraad', 1), ('verloofden', 1), ('biechtvader', 1), ('dichtmaat', 1), ('voorrede', 1), ('aquino', 1)</text:p>
          </table:table-cell>
          <table:table-cell office:value-type="string" calcext:value-type="string">
            <text:p>beroemd, leo, jozef, weduwnaar, reis, protestanten, encycliek, huwelijk, loopbaan, bezoeken, moeder, wandeling, koningin, familie, titelen, koningin-, reizen, dichter, doorbrengen, bekende, titel, auteur, hofnar, echtgenoot, voorwoord, bevallen, wigwam, geboorte, vaticaansch, jeruzalem, clerus, concilie, bekeerling, paus, vers, district, reputatie, multatuli, hospita, sultane, kroning, tijdschrift, aflevering, collegas, zuster, heldin, majesteit, bezoek, opstel, schrijfster, grootouders, excursie, verblijf, schrijver, gids, tekst, beaoek, terugreis, edelman, buurvrouw, pleegmoeder, tocht, geestelijkheid, telg, wilhelmus, befaamd, grieksch-orthodox, roman, vertoeven, trouwen, levensloop, tochten, boottocht, rondvaart, vorstin, vorstelijk, gedenkschrift, consistorie, patriarch, toeven, zus, trijn, bruid, bruidegom, epos, uitstapje, uitgave, organisator, koomsch, zaligverklaring, protestant, kardinaal, verhuizen, voltrekken, refrein, maagd, onbevlekt, reisbrief, adellijk, huwelijksreis, pausen, homerus, huet, pius, pontificaat, pauselijk, bruiloft, heenreis, vertalen, huw, econoom, methodist, dichten, zeereis, heen-, schoonouders, criticus, romans, reisverhaal, voorbericht, volkslied, prinselijk, machiavelli, weduwe, corinthe, h.m., gedicht, behagen, potgieter, reisindruk, roomsch, verblyf, rechtzinnig, kee, vermaard, studiereis, koninginnen, mirakel, priest, promotor, m.m., berijmde, doorreis, trouwlustig, grafrede, ondertitel, mathematicus, navertellen, levensgeschiedenis, buikspreker, thuiskomst, wereldorganisatie, kroniek, trente, vertaling, kleintje, sonnet, gezang, fragment, huweiyk, hebron, bewonderaarster, sneeuwwitje, univers, verwante, schuilnaam, primaat, beroemdheid, roomschen, methodistisch, huwelgk, pietje, metterwoon, welbekend, wlm, bruidspaar, echtpaar, verhandeling, favier, geboorteplaats, galilea, vereeren, wederhelft, bootreis, resideren, wereldfederatie, priesterschap, jerusalem, dankgebed, valerius, priesterlijk, orthodox, folklorist, geboortig, regeeringsjubileum, tegenbezoek, officium, monografie, afreizen, marietje, bereizen, psalm, medelid, bloedverwant, koenraad, verloofden, biechtvader, dichtmaat, voorrede, aquino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41973" calcext:value-type="float">
            <text:p>341973</text:p>
          </table:table-cell>
          <table:table-cell office:value-type="float" office:value="66" calcext:value-type="float">
            <text:p>66</text:p>
          </table:table-cell>
          <table:table-cell office:value-type="float" office:value="0.227272727272727" calcext:value-type="float">
            <text:p>0.22727</text:p>
          </table:table-cell>
          <table:table-cell office:value-type="float" office:value="0.216248056729145" calcext:value-type="float">
            <text:p>0.21625</text:p>
          </table:table-cell>
          <table:table-cell office:value-type="float" office:value="0.727272727272727" calcext:value-type="float">
            <text:p>0.72727</text:p>
          </table:table-cell>
          <table:table-cell office:value-type="float" office:value="0.829863260198029" calcext:value-type="float">
            <text:p>0.82986</text:p>
          </table:table-cell>
          <table:table-cell office:value-type="float" office:value="0.0454545454545455" calcext:value-type="float">
            <text:p>0.045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emengd(13), islamiet(1), inheemsche(1), tovenaar(1), onbeschaafd(1), negerslaven(1), aboriginal(2), aziatisch(4), wild(2), primitief(2), indisch(2), inheems(4), etniciteit(1), moslim(2), historisch(2), trans(1), achtergrond(1), inlandsche(2), koelies(1), halfbloed(1), marron(2), volbloed(1), westers(2), mulat(1), inlander(1), gemengd'contract(1), homo(1), indo-europeaan(2), inboorling(2), muzelman(1), medicijnman(1), misvormden(1), mongool(1), zwartje(1), queer(1), blank(1), wilde(1)</text:p>
          </table:table-cell>
          <table:table-cell office:value-type="string" calcext:value-type="string">
            <text:p>('loco', 8), ('slam', 2), ('cash', 1), ('medium', 1), ('fair', 3), ('mnd.', 1), ('fr.', 7), ('user', 1), ('spot', 5), ('chroomerts', 1), ('wolframerts', 1), ('white', 2), ('banka', 6), ('ijz', 3), ('eif', 1), ('lood', 3), ('dadeljjk', 1), ('norn', 1), ('hiii', 1), ('fine', 1), ('/maart', 1), ('biiliton', 1), ('straits', 5), ('amerik', 2), ('spring', 3), ('biliiton', 1), ('ii.l', 1), ('billiton', 4), ('triage', 1), ('katoenzaad', 1), ('mait', 1), ('fat', 1), ('/dec', 2), ('raapolie', 1), ('entr', 1), ('atl', 1), ('cawnpore', 1), ('bet.', 1), ('fully', 1), ('quality', 1), ('dard', 1), ('lev', 1)</text:p>
          </table:table-cell>
          <table:table-cell office:value-type="string" calcext:value-type="string">
            <text:p>loco, slam, cash, medium, fair, mnd., fr., user, spot, chroomerts, wolframerts, white, banka, ijz, eif, lood, dadeljjk, norn, hiii, fine, /maart, biiliton, straits, amerik, spring, biliiton, ii.l, billiton, triage, katoenzaad, mait, fat, /dec, raapolie, entr, atl, cawnpore, bet., fully, quality, dard, lev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1919" calcext:value-type="float">
            <text:p>341919</text:p>
          </table:table-cell>
          <table:table-cell office:value-type="float" office:value="345" calcext:value-type="float">
            <text:p>345</text:p>
          </table:table-cell>
          <table:table-cell office:value-type="float" office:value="0.2" calcext:value-type="float">
            <text:p>0.20000</text:p>
          </table:table-cell>
          <table:table-cell office:value-type="float" office:value="0.225569584515847" calcext:value-type="float">
            <text:p>0.22557</text:p>
          </table:table-cell>
          <table:table-cell office:value-type="float" office:value="0.747826086956522" calcext:value-type="float">
            <text:p>0.74783</text:p>
          </table:table-cell>
          <table:table-cell office:value-type="float" office:value="0.840681336081913" calcext:value-type="float">
            <text:p>0.84068</text:p>
          </table:table-cell>
          <table:table-cell office:value-type="float" office:value="0.0521739130434783" calcext:value-type="float">
            <text:p>0.0521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kaukasisch(2), medicijnman(3), primitief(6), dwerggroei(17), inuit(2), negerrijk(2), knecht(7), moord(1), moslims(1), inlandsche(3), inboorling(3), gekleurd(3), achtergrond(23), marrons(3), slaaf(1), slavenschip(4), aziatisch(17), etniciteit(2), traditionele(18), gemengd(13), indisch(3), blank(5), marron(11), onbeschaafd(3), koppensneller(3), slaven(3), moslim(10), eskimo(1), eskimobediende(1), indo(1), page(4), exotisch(3), misvormden(3), berber(3), kaffers(1), inboorlingen(1), wereldhistorische(1), stam(3), hottentotten(1), gay(1), historisch(7), dwerg(3), bosnegers(1), zigeuners(2), negerslaven(2), zigeunermuziek(3), bediende(2), baboe(5), inheemschen(3), mulat(4), mongool(6), indo-europeaan(4), moor(1), inheems(3), pygmee(3), indiaan(3), moordenaar(1), wild(3), negers(1), boesmanbanelen(1), verwilderd(1), afgod(2), traditioneel(4), halfbloed(4), barbaren(5), boesman(4), handicap(3), eskimo's(5), aapman(1), afkomst(2), bosneger(2), ras(1), pygmeeen(1), kokkie(3), barbaar(2), queer(2), lesbische(1), zigeunerbende(1), mongoolse(1), zigeuner(4), aziatischejgeit(2), zwartje(2), exotische(1), muzelmansch(1), inlander(2), historische(2), stamhoofd(1), neger(3), hottentot(3), wilde(1), metis'nachts(1), christelijkhistorischen(1), aziatische(2), lesbisch(2), ontdekken(3), lilliputter(2), volbloed(1), inheemsen(1), blanke(1), lilliputters(1), mengras(1), metis(1), mesties(1), indiaansch(1), roots(2), koelie(1), historischen(1), inheemsche(1), koelies(1), koelied(1), islamiet(1)</text:p>
          </table:table-cell>
          <table:table-cell office:value-type="string" calcext:value-type="string">
            <text:p>('oppervlakte', 5), ('apparaat', 1), ('voeg', 2), ('staaf', 1), ('electrisch', 2), ('spijker', 2), ('voor-', 5), ('draaibank', 1), ('water', 59), ('lengte', 16), ('vlerkant', 1), ('mechanisch', 2), ('aanbrengen', 7), ('kachel', 4), ('houten', 18), ('rad', 3), ('instrument', 4), ('lamp', 8), ('tafel', 19), ('vergroeiing', 2), ('volt.', 1), ('vierkant', 8), ('grootte', 9), ('millimeter', 2), ('ijzeren', 6), ('doorsnede', 1), ('stoel', 20), ('meter', 25), ('machine', 9), ('centimeter', 9), ('werktuig', 7), ('plank', 7), ('bed', 15), ('ontginn', 1), ('vergulden', 5), ('drijfkracht', 1), ('pomp', 1), ('drinkwat', 2), ('olielamp', 1), ('kaars', 4), ('ketel', 2), ('behang', 1), ('gasfornuis', 1), ('put', 4), ('deksel', 2), ('verbin', 1), ('ontginnen', 5), ('verwijden', 2), ('boveneind', 1), ('kuil', 3), ('afvoer', 2), ('woest', 16), ('yzer', 2), ('breeden', 1), ('voortstuwing', 1), ('motorisch', 1), ('hok', 2), ('zand', 6), ('putten', 3), ('kraan', 1), ('bassin', 1), ('roteerenen', 1), ('ijsvrij', 1), ('bekleeding', 1), ('waterreservoir', 1), ('holte', 2), ('stalen', 1), ('ledekant', 1), ('eveneen', 1), ('blok', 7), ('fauteuil', 2), ('kinderwagen', 1), ('buis', 4), ('koord', 1), ('rieten', 1), ('dikte', 1), ('pendule', 1), ('oppervlak', 1), ('carburator', 1), ('brandkast', 2), ('afvoeren', 2), ('divan', 4), ('haard', 3), ('electriciteit', 1), ('betonnen', 1), ('uitgestrektheid', 3), ('wegruimen', 1), ('draad', 4), ('motor', 4), ('leunstoel', 1), ('verlichting', 2), ('opruimen', 2), ('waterbak', 1), ('voorband', 1), ('inch', 1), ('latwerk', 1), ('electrischen', 1), ('balk', 3), ('lucifer', 1), ('ontginning', 1), ('roer', 1), ('diameter', 1), ('vijzel', 1), ('stut', 1), ('duim', 5), ('oplad', 1), ('opspuiten', 1), ('plavuis', 1), ('pijler', 1), ('tafelen', 1), ('stoken', 1), ('schoorsteenmantel', 1), ('uitgraven', 1), ('baksteen', 1), ('pompen', 1), ('toonbank', 1)</text:p>
          </table:table-cell>
          <table:table-cell office:value-type="string" calcext:value-type="string">
            <text:p>oppervlakte, apparaat, voeg, staaf, electrisch, spijker, voor-, draaibank, water, lengte, vlerkant, mechanisch, aanbrengen, kachel, houten, rad, instrument, lamp, tafel, vergroeiing, volt., vierkant, grootte, millimeter, ijzeren, doorsnede, stoel, meter, machine, centimeter, werktuig, plank, bed, ontginn, vergulden, drijfkracht, pomp, drinkwat, olielamp, kaars, ketel, behang, gasfornuis, put, deksel, verbin, ontginnen, verwijden, boveneind, kuil, afvoer, woest, yzer, breeden, voortstuwing, motorisch, hok, zand, putten, kraan, bassin, roteerenen, ijsvrij, bekleeding, waterreservoir, holte, stalen, ledekant, eveneen, blok, fauteuil, kinderwagen, buis, koord, rieten, dikte, pendule, oppervlak, carburator, brandkast, afvoeren, divan, haard, electriciteit, betonnen, uitgestrektheid, wegruimen, draad, motor, leunstoel, verlichting, opruimen, waterbak, voorband, inch, latwerk, electrischen, balk, lucifer, ontginning, roer, diameter, vijzel, stut, duim, oplad, opspuiten, plavuis, pijler, tafelen, stoken, schoorsteenmantel, uitgraven, baksteen, pompen, toonbank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2148" calcext:value-type="float">
            <text:p>342148</text:p>
          </table:table-cell>
          <table:table-cell office:value-type="float" office:value="373" calcext:value-type="float">
            <text:p>373</text:p>
          </table:table-cell>
          <table:table-cell office:value-type="float" office:value="0.20911528150134" calcext:value-type="float">
            <text:p>0.20912</text:p>
          </table:table-cell>
          <table:table-cell office:value-type="float" office:value="0.109210632318665" calcext:value-type="float">
            <text:p>0.10921</text:p>
          </table:table-cell>
          <table:table-cell office:value-type="float" office:value="0.74798927613941" calcext:value-type="float">
            <text:p>0.74799</text:p>
          </table:table-cell>
          <table:table-cell office:value-type="float" office:value="0.847053291204088" calcext:value-type="float">
            <text:p>0.84705</text:p>
          </table:table-cell>
          <table:table-cell office:value-type="float" office:value="0.0428954423592493" calcext:value-type="float">
            <text:p>0.0429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kaukasisch(3), marrons(1), gemengd(10), zigeuner(3), dwerggroei(17), zwartje(5), traditionele(24), indo-europeaan(18), inboorling(5), inheemse(6), moor(1), ras(4), aziatisch(13), gekleurd(2), historisch(29), onbeschaafd(3), aziatische(6), afgod(4), indisch(1), gay(1), primitief(2), inlander(7), hottentot(2), historischen(2), achtergrond(19), marron(11), blank(1), boesman(3), medicijnman(2), mulat(2), indo(6), indiaan(3), gemengde(4), exotisch(3), kaffers(3), moslim(16), afkomstig(1), westerse(1), inlandsche(3), muzelman(2), homo(3), metis(2), bediende(2), moslimsche(2), moslims(1), negers(1), mongool(2), page(1), lilliputter(3), zimbabwe(1), ontdekken(2), roots(1), stam(2), inheems(6), moslimcultuur(1), negerslaven(4), pygmee(1), zigeunermuziek(2), barbaren(6), aboriginal(1), traditioneel(2), muzelmansche(1), eskimo(2), koppensneller(2), historischcn(1), indolonten(1), zigeuners(1), eskimo's(1), aapman(1), misvormden(2), koelie(2), berber(2), dwerg(1), neger(2), islamiet(1), slaaf(4), negerrijk(1), historische(5), handicap(1), baboe(3), jakarta(2), wild(1), slaven(2), halfbloed(3), queer(2), senaatsbediende(1), wilde(2), lesbisch(1), indische(2), kokkie(2), barbaar(1), inheemsche(2), afkomst(3), tovenaar(1), volbloed(1), inuit(1), koppensnellers(1), inboorlingen(1), bedienden(1), negercultuur(2), eenhistorisch(1), inlanders(1), lilliputters(1), kaffer(1), negervrees(1), afgodendienst(1), moslimsoh(1), slavenschip(1), indo's(1), koelied(1), galeislaven(1), winkelknechten(1)</text:p>
          </table:table-cell>
          <table:table-cell office:value-type="string" calcext:value-type="string">
            <text:p>('bankier', 4), ('afleggen', 16), ('leerling', 18), ('kweekschool', 1), ('onderwijzeres', 2), ('onderwijzer', 18), ('dame', 26), ('openbaar', 35), ('universiteit', 28), ('lectoraat', 1), ('onderwijs', 30), ('slagen', 31), ('gymnastiek', 1), ('afnemen', 9), ('muloschol', 1), ('school', 54), ('letteren', 2), ('makelaar', 3), ('werkzaam', 12), ('open-', 1), ('achterhoek', 1), ('eeredienst', 5), ('examen', 2), ('directie', 5), ('college', 8), ('toelaten', 7), ('candidaat', 4), ('geneeskund', 1), ('onderwijze', 1), ('geneeskunde', 3), ('archief', 4), ('cursus', 6), ('docent', 3), ('limb', 2), ('opleiden', 4), ('teekenaar', 3), ('uitreiken', 2), ('leergang', 1), ('failleren', 1), ('studiejaar', 1), ('theologisch', 4), ('studeren', 3), ('theologie', 2), ('meentebestuur', 1), ('diploma', 4), ('rijks', 2), ('firma', 9), ('ambachtsschool', 4), ('zusterschool', 1), ('werktuigkundig', 1), ('doctor', 4), ('proefschrift', 2), ('stedelijk', 2), ('rijks-', 1), ('normaalschool', 1), ('leerkracht', 2), ('schoolopziener', 2), ('uloschool', 1), ('failliet', 1), ('technisch', 7), ('onderwijzen', 6), ('veldwachter', 2), ('sohool', 1), ('bouwkundig', 2), ('vakteekenschool', 1), ('wintercursus', 1), ('onderwjj', 1), ('onderwijsinstelling', 1), ('leerjaar', 1), ('aan-het', 1), ('onderwijn', 1), ('schooljaar', 1), ('prop', 1), ('sollicitant', 1), ('burgerschool', 2), ('tolgaarder', 1), ('wiskunde', 2), ('geneeskunst', 1), ('natuur-', 2), ('hoogeschool', 4), ('staatstoezicht', 1), ('onderwgs', 1), ('middelbaar', 3), ('gymnasium', 3), ('faillissement', 2), ('wijzer', 2), ('onderwy', 1), ('chool', 1), ('conservator', 1), ('telegrafie', 3), ('kandidaat', 1), ('eed', 5), ('hollandsch-', 1), ('leeraar', 1), ('archivaris', 2), ('gemeentebestuur', 1), ('leeraren', 1), ('kassier', 1), ('aken', 1), ('commissionair', 1), ('beeldende', 1), ('academie', 1), ('univer', 1), ('technologisch', 1), ('volontair', 1), ('leerare', 1), ('coupeus', 1), ('schoolhoofd', 1), ('kerkbestuur', 1), ('praedicaat', 1), ('promoveren', 1), ('hoogeschol', 1), ('onenbar', 1), ('burger-', 1), ('posterijen', 3), ('rijkslandbouwproefstation', 1), ('hand-', 1), ('brevet', 1), ('handelsschool', 1), ('twente', 2), ('telegraaf', 1), ('toegelaten', 1), ('onderwijser', 1), ('meisjesschool', 2), ('schooi', 1), ('apothekersbedienen', 1), ('internaat', 1), ('toelating', 1), ('assistente', 1), ('civilis', 1), ('rijksveldwacht', 1), ('leraar', 1), ('proefwerk', 1), ('telegraafkantoor', 1), ('adspirant', 1), ('onderwij', 1), ('lagere', 1), ('leerschool', 1), ('bijz', 1), ('leerstoel', 1), ('schooldag', 1), ('onderw', 1), ('dissertatie', 1), ('propaedeutisch', 1), ('technische', 1), ('werktuigbouwkunde', 1)</text:p>
          </table:table-cell>
          <table:table-cell office:value-type="string" calcext:value-type="string">
            <text:p>bankier, afleggen, leerling, kweekschool, onderwijzeres, onderwijzer, dame, openbaar, universiteit, lectoraat, onderwijs, slagen, gymnastiek, afnemen, muloschol, school, letteren, makelaar, werkzaam, open-, achterhoek, eeredienst, examen, directie, college, toelaten, candidaat, geneeskund, onderwijze, geneeskunde, archief, cursus, docent, limb, opleiden, teekenaar, uitreiken, leergang, failleren, studiejaar, theologisch, studeren, theologie, meentebestuur, diploma, rijks, firma, ambachtsschool, zusterschool, werktuigkundig, doctor, proefschrift, stedelijk, rijks-, normaalschool, leerkracht, schoolopziener, uloschool, failliet, technisch, onderwijzen, veldwachter, sohool, bouwkundig, vakteekenschool, wintercursus, onderwjj, onderwijsinstelling, leerjaar, aan-het, onderwijn, schooljaar, prop, sollicitant, burgerschool, tolgaarder, wiskunde, geneeskunst, natuur-, hoogeschool, staatstoezicht, onderwgs, middelbaar, gymnasium, faillissement, wijzer, onderwy, chool, conservator, telegrafie, kandidaat, eed, hollandsch-, leeraar, archivaris, gemeentebestuur, leeraren, kassier, aken, commissionair, beeldende, academie, univer, technologisch, volontair, leerare, coupeus, schoolhoofd, kerkbestuur, praedicaat, promoveren, hoogeschol, onenbar, burger-, posterijen, rijkslandbouwproefstation, hand-, brevet, handelsschool, twente, telegraaf, toegelaten, onderwijser, meisjesschool, schooi, apothekersbedienen, internaat, toelating, assistente, civilis, rijksveldwacht, leraar, proefwerk, telegraafkantoor, adspirant, onderwij, lagere, leerschool, bijz, leerstoel, schooldag, onderw, dissertatie, propaedeutisch, technische, werktuigbouwkunde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2066" calcext:value-type="float">
            <text:p>342066</text:p>
          </table:table-cell>
          <table:table-cell office:value-type="float" office:value="334" calcext:value-type="float">
            <text:p>334</text:p>
          </table:table-cell>
          <table:table-cell office:value-type="float" office:value="0.206586826347305" calcext:value-type="float">
            <text:p>0.20659</text:p>
          </table:table-cell>
          <table:table-cell office:value-type="float" office:value="0.14844141333048" calcext:value-type="float">
            <text:p>0.14844</text:p>
          </table:table-cell>
          <table:table-cell office:value-type="float" office:value="0.745508982035928" calcext:value-type="float">
            <text:p>0.74551</text:p>
          </table:table-cell>
          <table:table-cell office:value-type="float" office:value="0.860333034636978" calcext:value-type="float">
            <text:p>0.86033</text:p>
          </table:table-cell>
          <table:table-cell office:value-type="float" office:value="0.0479041916167665" calcext:value-type="float">
            <text:p>0.0479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oslim(31), negerslaven(4), indo-europeaan(67), inheems(11), kokkie(3), gemengd(4), onbeschaafdheid(1), inheemsche(10), moslims(7), inlandsche(6), mesties(4), groothistorische(1), inlander(7), koelies(2), koppensneller(7), aziatisch(23), primitief(2), indo(5), inheemsebe(1), inheems'che(2), islamiet(8), aziatische(4), handicap(1), berber(3), onbeschaafd(1), westerse(1), koelie(4), halfbloed(3), inheemseen(1), bediende(1), indische(2), inheemse(5), zwartje(1), inheemschen(3), mengras(2), traditionele(5), mongool(9), indisch(4), baboe(4), berbers(1), volbloed(2), negers(1), aboriginal(2), inboorlingen(3), dwergen(1), volbloedras(1), inlanders(3), medicijnmannen(1), muzelmansche(1), indolonten(1), moslimsche(2), historisch(3), ras(3), barbaren(3), indonesi(1), achtergrond(4), berberoorlog(1), jakarta(2), gekleurd(2), indone(1), baboes(1), negerrijk(1), inboorling(3), neger(2), muzelman(1), blanke(2), exotisch(1), helmlna'marron(2), slavenschip(1), marron'(1), eskimo's(1), koppensnellers(2), kaukasisch(2), kafferhoofdman(1), zigeuners(1), blank(2), inheemsen(1), barbaar(1), moslimsohe(1), pygmee(1), indo-europeaans(1), kaffer(1), knecht(1), gemengde(1), afkomst(1), indo's(1), wild(1)</text:p>
          </table:table-cell>
          <table:table-cell office:value-type="string" calcext:value-type="string">
            <text:p>('europeanen', 30), ('inlandsch', 29), ('inlander', 56), ('chinees', 22), ('boschneger', 6), ('inl', 3), ('ageerenen', 1), ('koelie', 12), ('mohammad', 1), ('indonesia', 4), ('abdul', 1), ('indonesisch', 4), ('emin', 3), ('atjeher', 5), ('inheemsch', 16), ('europeaan', 33), ('inlandscho', 4), ('europeesch', 63), ('inheemschen', 5), ('landaard', 3), ('arabier', 9), ('chineezen', 19), ('bataks', 1), ('koppensneller', 4), ('javanen', 10), ('indo-europeaan', 22), ('ngl', 1), ('aboe', 1), ('oelama', 2), ('bendehoofd', 1), ('tiroe', 1), ('nja', 1), ('tengkoe', 1), ('abdullah', 1), ('ali', 1), ('oosterlingen', 5), ('tuchtigen', 3), ('europee', 2), ('peesch', 3), ('europeesche', 3), ('sarikat', 1), ('toekoe', 3), ('sarekat', 2), ('persatoean', 2), ('buropeesch', 2), ('zelfbestur', 2), ('effendi', 4), ('atjehers', 2), ('indo-europeesch', 4), ('mohamed', 1), ('javaansch', 6), ('inlandsche', 1), ('sabil', 1), ('uitrukken', 1), ('dobbel', 1), ('dajaks', 2), ('sneltocht', 1), ('javaan', 12), ('inlands', 2), ('imam', 2), ('ismael', 1), ('ibrahim', 3), ('inlandsohe', 1), ('iniandsch', 3), ('amokmaker', 1), ('amok', 1), ('soemirat', 1), ('goeroe', 1), ('inlanders', 2), ('dajaksch', 2), ('papoeas', 1), ('aman', 1), ('hoofden', 1), ('oemar', 1), ('europeesehe', 1), ('olim', 1), ('madoerees', 1), ('maleier', 2), ('chinezen', 3), ('vastenmaand', 1), ('huisbediende', 1), ('hadj', 1), ('kaoem', 1), ('javaans', 1), ('eu-', 1), ('ropeesch', 1), ('europoesch', 1), ('maleis', 1), ('rasgenoot', 3), ('blokhuis', 1), ('inlandach', 1), ('euro', 1), ('soendaneesch', 1), ('negara', 1), ('oosterling', 2), ('hormat', 1), ('pang', 1), ('maleiers', 1), ('chineez', 5), ('inlandsehe', 1), ('toean', 2), ('i.e.v.', 1), ('maharadja', 1), ('singa', 1), ('rijksgroot', 1), ('inlandschen', 2), ('prauw', 2), ('teungkoe', 1), ('ambonees', 1), ('parindra', 1), ('moro', 1), ('bintara', 1), ('pradjoerit', 1), ('maleisch', 2), ('imeum', 1), ('dwangarbeider', 1)</text:p>
          </table:table-cell>
          <table:table-cell office:value-type="string" calcext:value-type="string">
            <text:p>europeanen, inlandsch, inlander, chinees, boschneger, inl, ageerenen, koelie, mohammad, indonesia, abdul, indonesisch, emin, atjeher, inheemsch, europeaan, inlandscho, europeesch, inheemschen, landaard, arabier, chineezen, bataks, koppensneller, javanen, indo-europeaan, ngl, aboe, oelama, bendehoofd, tiroe, nja, tengkoe, abdullah, ali, oosterlingen, tuchtigen, europee, peesch, europeesche, sarikat, toekoe, sarekat, persatoean, buropeesch, zelfbestur, effendi, atjehers, indo-europeesch, mohamed, javaansch, inlandsche, sabil, uitrukken, dobbel, dajaks, sneltocht, javaan, inlands, imam, ismael, ibrahim, inlandsohe, iniandsch, amokmaker, amok, soemirat, goeroe, inlanders, dajaksch, papoeas, aman, hoofden, oemar, europeesehe, olim, madoerees, maleier, chinezen, vastenmaand, huisbediende, hadj, kaoem, javaans, eu-, ropeesch, europoesch, maleis, rasgenoot, blokhuis, inlandach, euro, soendaneesch, negara, oosterling, hormat, pang, maleiers, chineez, inlandsehe, toean, i.e.v., maharadja, singa, rijksgroot, inlandschen, prauw, teungkoe, ambonees, parindra, moro, bintara, pradjoerit, maleisch, imeum, dwangarbeider</text:p>
          </table:table-cell>
          <table:table-cell table:number-columns-repeated="10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41843" calcext:value-type="float">
            <text:p>341843</text:p>
          </table:table-cell>
          <table:table-cell office:value-type="float" office:value="45" calcext:value-type="float">
            <text:p>45</text:p>
          </table:table-cell>
          <table:table-cell office:value-type="float" office:value="0.244444444444444" calcext:value-type="float">
            <text:p>0.24444</text:p>
          </table:table-cell>
          <table:table-cell office:value-type="float" office:value="0.188331097109517" calcext:value-type="float">
            <text:p>0.18833</text:p>
          </table:table-cell>
          <table:table-cell office:value-type="float" office:value="0.711111111111111" calcext:value-type="float">
            <text:p>0.71111</text:p>
          </table:table-cell>
          <table:table-cell office:value-type="float" office:value="0.8630478427062" calcext:value-type="float">
            <text:p>0.86305</text:p>
          </table:table-cell>
          <table:table-cell office:value-type="float" office:value="0.0444444444444444" calcext:value-type="float">
            <text:p>0.0444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emengd(3), achtergrond(5), gemengde(1), roots(1), marron(9), historisch(1), berber(1), knecht(1), trans(1), indo-europeaan(1), koelie(1), zigeunerbende(1), volbloed'(1), misvormden(1), koelies(1), primitief(1), slaaf(1), indostijl(1), inheems(2), traditionele(1), moor(1), queer(1), gekleurd(1), neger(2), islamiet(1), gay(1), homo(1), westers(1), dwerg(1)</text:p>
          </table:table-cell>
          <table:table-cell office:value-type="string" calcext:value-type="string">
            <text:p>('mad', 1), ('pret', 5), ('ij%', 1), ('jma', 1), ('ine', 2), ('cau', 1), ('.tr', 1), ('lett', 1), ('lien', 2), ('geo', 1), ('mil', 3), ('income', 1), ('arii', 1), ('eren', 2), ('roli', 1), ('pan.', 1), ('zaid', 1), ('dl.', 2), ('algoma', 1), ('morgt', 1), ('trassen', 2), ('prat', 4), ('tex', 1), ('winona', 1), ('ika', 1), ('cyi', 1), ('ican', 1), ("n'd", 1), ('mex', 1), ('coll', 1), ('ark', 1), ('adjustment', 1)</text:p>
          </table:table-cell>
          <table:table-cell office:value-type="string" calcext:value-type="string">
            <text:p>mad, pret, ij%, jma, ine, cau, .tr, lett, lien, geo, mil, income, arii, eren, roli, pan., zaid, dl., algoma, morgt, trassen, prat, tex, winona, ika, cyi, ican, n'd, mex, coll, ark, adjustment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2080" calcext:value-type="float">
            <text:p>342080</text:p>
          </table:table-cell>
          <table:table-cell office:value-type="float" office:value="881" calcext:value-type="float">
            <text:p>881</text:p>
          </table:table-cell>
          <table:table-cell office:value-type="float" office:value="0.199772985244041" calcext:value-type="float">
            <text:p>0.19977</text:p>
          </table:table-cell>
          <table:table-cell office:value-type="float" office:value="0.107618903034487" calcext:value-type="float">
            <text:p>0.10762</text:p>
          </table:table-cell>
          <table:table-cell office:value-type="float" office:value="0.753688989784336" calcext:value-type="float">
            <text:p>0.75369</text:p>
          </table:table-cell>
          <table:table-cell office:value-type="float" office:value="0.867912421449681" calcext:value-type="float">
            <text:p>0.86791</text:p>
          </table:table-cell>
          <table:table-cell office:value-type="float" office:value="0.0465380249716232" calcext:value-type="float">
            <text:p>0.0465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raditioneel(8), lilliputter(9), marrons(6), onbeschaafd(8), mongoolse(1), gemengd(25), marron(35), lilliputters(3), traditionele(36), kokkie(10), inheems(34), exotisch(7), indo-europeaan(44), boesman(5), tovenaar(2), dwerggroei(8), koppensneller(8), negerrijk(6), achtergrond(53), inboorling(5), moslims(5), onbeschaafdheid(1), knecht(3), aziatisch(42), berber(9), bediende(8), baboe(7), inheemse(8), misvormden(6), barbaar'sche(1), neger(5), slavenschip(4), inlandsche(7), moslim(31), historisch(31), indische(3), etniciteit(2), indisch(3), gay(2), inheemsen(3), negerslaven(10), primitief(6), mongoolsche(1), inlander(7), hottentot(7), homo(8), wild(3), demooraten(1), indiaan(9), indo(11), mongool(8), handicap(4), zimbabwe(1), blank(5), historische(5), pygmee(6), zwartjes(1), moor(5), stammen(1), berbers(2), kaffers(3), aziatische(7), barbaarschheid(1), mesties(5), inboorlingen(2), stam(4), barbaar(10), muzelman(8), koelie(4), zigeunerbende(2), volbloed'(1), gekleurd(7), moslimscho(1), wilde(4), medicijnman(4), kaukasisch(7), wereldmoord(1), hottentotten(4), islamiet(11), slaven(4), ontdekken(12), zigeuners(3), negerrestaurant(1), eskimo(6), mulat(7), historischen(2), zwartje(4), page(2), lesbisch(2), moor'en(1), moordenaar(1), negers(1), afgod(8), ras(7), dwergen(2), roots(4), zigeunermuziek(3), inlanders(2), mengras(6), homogeen(1), wilden(1), barbaren(9), zigeuner(7), kaffer(5), aboriginal(3), eskimo's(6), slaaf(11), indolonten(1), moslimsche(1), inheems'che(2), bedienden(1), gekleurde(2), afkomst(6), aapman(3), stamgenoot(1), bosneger(1), dienstknechts(1), koelies(2), halfbloed(6), wereldhistorische(1), negercultuur(2), volbloed(3), dwerg(4), inheemsche(3), inuit(2), blanke(1), aziatischejgeit(2), indostijl(1), dienstknecht(1), tovenaars(1), koppensnellers(2), inheemsch(1), afgodisch(1), kwinti(1), metis'nachts(1), k'mesties(2), aziatischen(1), afgodendienst(2), muzelmannen(1), queer(3), roma(1), metis(2), bediendepmijnneer(1), slavenhandel(1), rassenhaat(1), negervrees(1), grootste(1), bataviasche(1), indo-europeaans(1), allochtoon(1), traditionele'(1), gemengde(1), mohemmedaan(1), winkelknechten(1), barbarlje(1)</text:p>
          </table:table-cell>
          <table:table-cell office:value-type="string" calcext:value-type="string">
            <text:p>('weien', 1), ('llij', 2), ('aon', 1), ('rich', 2), ('maken', 395), ('hii', 2), ('houden', 225), ('terug', 71), ('stoord', 1), ('hoofd', 95), ('keren', 25), ('baar', 29), ('daak', 1), ('zioh', 17), ('gomaakt', 3), ('regooring', 1), ('nipt', 1), ('vwo', 1), ('gekken', 2), ('ach', 6), ('onzo', 3), ('hoc', 5), ('keeren', 10), ('hsar', 1), ('oede', 1), ('hoor', 5), ('wjj', 8), ('hoold', 3), ('hi|', 1), ('makon', 1), ('soodra', 1), ('wii', 3), ('wiit', 2), ('lem', 1), ('v.', 1), ('-zich', 1), ('kun', 7), ('moeito', 1), ('jota', 1), ('zul', 4), ('.ons', 1), ('onza', 1), ('dart', 2), ('honk', 1), ('sag', 2), ('meege', 1), ('houdon', 1), ('zieh', 1), ('ma', 2), ('wfl', 4), ('.wij', 1), ('nijn', 1), ('tangen', 1), ('bield', 1), ('beb', 4), ('zijno', 1), ('hjj', 7), ('hob', 3), ('snei', 1), ('-zoo', 2), ('merhand', 3), ('donkt', 1), ('goen', 2), ('onz', 1), ('damei', 1), ('lich', 2), ('terng', 1), ('zicli', 1), ('ona', 4), ('zi|', 1), ('terugge-', 1), ('geloovea', 1), ('wijte', 3), ('met', 1), ('wtf', 1), ('betge', 1), ('dabben', 1), ('uib', 1), ('rooier', 1), ('lijj', 1), ('zieb', 1), ('raderen', 1), ('zor', 1), ('htj', 3), ('om', 2), ('neea', 1), ('item', 1), ('aoms', 1), ('ouz', 1), ('wallen', 2), ('gehou-', 2), ('h.er', 1), ("zoo'a", 1), ('haai', 2), ('mau', 4), ('waf', 1), ('wfj', 1), ('loe', 1), ('plaas', 1), ('apreken', 1), ('bem', 1), ('vroaw', 1), ('noen', 3), ('verliggen', 1), ('ocs', 2), ('bard', 1), ('paai', 1), ('klad', 1), ('toan', 1), ('hoven', 2), ('woet', 1), ('zloh', 2), ('daet', 1), ('onverrichterzake', 1), ('hou-', 1), ('keerd', 1), ('eggen', 1), ('zidh', 1), ('vronw', 1), ('hfj', 1), ('h|j', 1), ('volgeni', 1), ('-ge', 1)</text:p>
          </table:table-cell>
          <table:table-cell office:value-type="string" calcext:value-type="string">
            <text:p>weien, llij, aon, rich, maken, hii, houden, terug, stoord, hoofd, keren, baar, daak, zioh, gomaakt, regooring, nipt, vwo, gekken, ach, onzo, hoc, keeren, hsar, oede, hoor, wjj, hoold, hi|, makon, soodra, wii, wiit, lem, v., -zich, kun, moeito, jota, zul, .ons, onza, dart, honk, sag, meege, houdon, zieh, ma, wfl, .wij, nijn, tangen, bield, beb, zijno, hjj, hob, snei, -zoo, merhand, donkt, goen, onz, damei, lich, terng, zicli, ona, zi|, terugge-, geloovea, wijte, met, wtf, betge, dabben, uib, rooier, lijj, zieb, raderen, zor, htj, om, neea, item, aoms, ouz, wallen, gehou-, h.er, zoo'a, haai, mau, waf, wfj, loe, plaas, apreken, bem, vroaw, noen, verliggen, ocs, bard, paai, klad, toan, hoven, woet, zloh, daet, onverrichterzake, hou-, keerd, eggen, zidh, vronw, hfj, h|j, volgeni, -ge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1865" calcext:value-type="float">
            <text:p>341865</text:p>
          </table:table-cell>
          <table:table-cell office:value-type="float" office:value="189" calcext:value-type="float">
            <text:p>189</text:p>
          </table:table-cell>
          <table:table-cell office:value-type="float" office:value="0.222222222222222" calcext:value-type="float">
            <text:p>0.22222</text:p>
          </table:table-cell>
          <table:table-cell office:value-type="float" office:value="0.0987663075376304" calcext:value-type="float">
            <text:p>0.09877</text:p>
          </table:table-cell>
          <table:table-cell office:value-type="float" office:value="0.735449735449735" calcext:value-type="float">
            <text:p>0.73545</text:p>
          </table:table-cell>
          <table:table-cell office:value-type="float" office:value="0.880084576678379" calcext:value-type="float">
            <text:p>0.88008</text:p>
          </table:table-cell>
          <table:table-cell office:value-type="float" office:value="0.0423280423280423" calcext:value-type="float">
            <text:p>0.0423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chtergrond(9), barbaren(3), aziatisch(17), slaven(4), baboe(2), indo-europeaan(8), dwerggroei(4), ras(1), inheems(12), negers(1), page(2), eskimo(1), primitief(2), indische(1), gemengd(6), bosneger(1), berber(3), volbloedras(1), pygmee(2), onbeschaafd(2), kokkie(1), zigeunermuziek(1), slaaf(2), moor(1), afgod(1), mulat(1), moslim(7), kaukasisch(2), zigeuner(1), aboriginal(1), groothistorische(1), historisch(4), traditionele(6), knecht(4), marron(2), lilliputters(1), inlander(1), volbloed(2), exotisch(1), moslims(2), inlandsche(2), halfbloed(2), marrons(1), indo-europeaans(1), blank(2), traditioneel(1), indiaan(1), inheems'che(1), inheemsch(1), aziatische(3), inboorling(2), homo(1), hottentot(2), tovenaar(1), afkomst(1), westers(1), inheemse(3), mengras(4), kaffers(1), koelie(1), bediende(2), pygmeeen(1), medicijnman(2), dwergen(1), inheemschen(1), stam(1), dwerg(1), hottentotten(1), muzelman(2), gekleurd(1), zwartje(2), mongool(1), negerrijk(1), indisch(2), gemengde(1), indo(3), inuit(1), zigeuners(1), grootst(1), winkelknechten(1), aziatischen(1), stamboek(1), berbers(1), lilliputter(1), moor'en(1), muzelmannen(1)</text:p>
          </table:table-cell>
          <table:table-cell office:value-type="string" calcext:value-type="string">
            <text:p>('millio', 31), ('storten', 11), ('winst', 10), ('totaal', 16), ('coupon', 2), ('reserve', 4), ('aandeel', 7), ('bedragen', 21), ('millioen', 18), ('schatten', 8), ('kapitaal', 13), ('stuiver', 3), ('conto', 2), ('coupure', 2), ('mille', 2), ('procent', 4), ('agio', 1), ('balans', 1), ('gulden', 12), ('jaarlijks', 5), ('nadeelig', 1), ('realiseren', 1), ('miljoen', 2), ('dividend', 4), ('belopen', 2), ('mill', 1), ('talon', 1), ('nihil', 2), ('gallen', 2), ('onv', 1), ('restant', 1), ('leening', 2), ('aflossing', 1), ('schatting', 2), ('rente', 3), ('renten', 1), ('aandeelen', 4), ('hypothecair', 1), ('nomi', 1), ('inclusief', 1), ('onverdeeld', 1), ('milliard', 1), ('milho', 1), ('overboeking', 1), ('verliesrekening', 1), ('aandeelhouder', 2), ('miliioenen', 2), ('inschrijving', 2), ('percent', 1), ('millioenen', 2), ('boeken', 1), ('intrinsiek', 1), ('afschrijving', 1), ('uitloten', 1), ('saldo', 1), ('batig', 1), ('gld', 1), ('lening', 1), ('uitgifte', 1), ('millioencn', 1), ('yen', 1), ('uitstaan', 1), ('ultimo', 1), ('hypotheek', 1), ('debiteur', 1)</text:p>
          </table:table-cell>
          <table:table-cell office:value-type="string" calcext:value-type="string">
            <text:p>millio, storten, winst, totaal, coupon, reserve, aandeel, bedragen, millioen, schatten, kapitaal, stuiver, conto, coupure, mille, procent, agio, balans, gulden, jaarlijks, nadeelig, realiseren, miljoen, dividend, belopen, mill, talon, nihil, gallen, onv, restant, leening, aflossing, schatting, rente, renten, aandeelen, hypothecair, nomi, inclusief, onverdeeld, milliard, milho, overboeking, verliesrekening, aandeelhouder, miliioenen, inschrijving, percent, millioenen, boeken, intrinsiek, afschrijving, uitloten, saldo, batig, gld, lening, uitgifte, millioencn, yen, uitstaan, ultimo, hypotheek, debiteur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2021" calcext:value-type="float">
            <text:p>342021</text:p>
          </table:table-cell>
          <table:table-cell office:value-type="float" office:value="286" calcext:value-type="float">
            <text:p>286</text:p>
          </table:table-cell>
          <table:table-cell office:value-type="float" office:value="0.199300699300699" calcext:value-type="float">
            <text:p>0.19930</text:p>
          </table:table-cell>
          <table:table-cell office:value-type="float" office:value="0.259133120006208" calcext:value-type="float">
            <text:p>0.25913</text:p>
          </table:table-cell>
          <table:table-cell office:value-type="float" office:value="0.741258741258741" calcext:value-type="float">
            <text:p>0.74126</text:p>
          </table:table-cell>
          <table:table-cell office:value-type="float" office:value="0.880763133115364" calcext:value-type="float">
            <text:p>0.88076</text:p>
          </table:table-cell>
          <table:table-cell office:value-type="float" office:value="0.0594405594405594" calcext:value-type="float">
            <text:p>0.059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arron(13), zigeuner(3), inheems(23), afkomst(1), ras(4), gemengd(7), aapman(2), mongool(3), baboe(3), ontdekken(3), page(2), historisch(18), etniciteit(1), slaven(3), historische(3), kokkie(3), knecht(2), pygmee(2), moord(1), blank(2), koelies(1), queer(1), moslimcultuur(1), achtergrond(16), negercultuur(3), dwerg(3), volkstammen(1), inlandsche(3), zimbabwecultuur(1), handicap(1), inlanders(1), inboorling(3), inlander(2), neger(1), aziatisch(11), indo-europeaan(10), slavenschip(3), eskimo's(1), exotisch(3), aziatische(2), medicijnman(4), helmlna'marron(2), wild(1), bosneger(1), slaaf(1), indiaan(2), kaffer(3), gay(1), volksstam(1), indisch(1), islamiet(2), negerslaven(3), negervrees(1), barbaar(4), traditionele(9), moslim(7), halfbloed(2), afgodsbeeldje(1), mulat(2), primitief(2), barbaren(4), aboriginal(2), moslims(1), mesties(3), stam(3), volbloed(1), mengras(1), negerrijk(2), misvormden(1), tovenaar(2), hottentot(3), afgod(2), zwartje(2), moor(1), mongoolse(1), mongoolsche(1), inheemschen(2), zigeuners(2), dwerggroei(2), kaffers(1), barbaarschheid(1), berber(2), bediende(2), boesman(2), koelie(3), eskimo(1), kwinti(1), muzelman(1), jakarta(1), gekleurde(1), exotische(1), gekleurd(1), eskimoverhalen(1), indone(1), indo(1), traditioneel(1), kafferhoofdman(1), mohemmedaan(1), marrons(1), grootst(1), knechts(1), homo(2), koppensneller(1), onbeschaafd(2), moslimsch(1)</text:p>
          </table:table-cell>
          <table:table-cell office:value-type="string" calcext:value-type="string">
            <text:p>('lop', 1), ('oud', 177), ('lea', 2), ('har-', 2), ('nel', 5), ('jon', 4), ('bat', 8), ('ute', 2), ('tillen', 4), ('moo', 2), ('beu', 3), ('llei', 1), ('hjf', 1), ('elg', 1), ('jja', 1), ('l_n', 1), ('ama', 2), ('kl-', 1), ('v.m', 3), ('illet', 1), ('lij', 2), ('-he', 2), ('rai', 3), ('wag', 1), ('malei', 1), ('sa-', 1), ('lullen', 3), ('aei', 1), ('pa-', 1), ('tl', 1), ('paa', 3), ('pli', 2), ('.re', 1), ('ouda', 1), ('eat', 1), ('ls', 1), ('rne', 1), ('f.n', 1), ('sus', 1), ('beo', 2), ('lollen', 1), ('wte', 1), ('tb', 1), ('/oo', 3), ('wnd', 1), ('sta', 1), ('boo', 1), ('tarnen', 1), ('nnnr', 1), ('dimmen', 1), ('nil', 1), ('ort', 3), ('pus', 2), ('\\ve', 1), ('uij', 1), ('nuk', 1), ('ongo', 1), ('vrs', 1), ('ev', 1), ('warcn', 1), ('bea', 1), ('ilit', 2), ('gein', 1), ('g*-', 1), ('atj', 1), ('eerl', 1), ('jool', 1), ('liel', 1), ('tiras', 1), ('t*d', 2), ('maa', 1), ('bou', 1), ('lame', 1), ('hels', 1), ('kinden', 1), ("j'n", 1), ('aya', 1), ('mal', 1), ('gor', 1), ('njn', 1), ('jog', 1), ('dos', 1), ('sooi', 1)</text:p>
          </table:table-cell>
          <table:table-cell office:value-type="string" calcext:value-type="string">
            <text:p>lop, oud, lea, har-, nel, jon, bat, ute, tillen, moo, beu, llei, hjf, elg, jja, l_n, ama, kl-, v.m, illet, lij, -he, rai, wag, malei, sa-, lullen, aei, pa-, tl, paa, pli, .re, ouda, eat, ls, rne, f.n, sus, beo, lollen, wte, tb, /oo, wnd, sta, boo, tarnen, nnnr, dimmen, nil, ort, pus, \ve, uij, nuk, ongo, vrs, ev, warcn, bea, ilit, gein, g*-, atj, eerl, jool, liel, tiras, t*d, maa, bou, lame, hels, kinden, j'n, aya, mal, gor, njn, jog, dos, sooi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1941" calcext:value-type="float">
            <text:p>341941</text:p>
          </table:table-cell>
          <table:table-cell office:value-type="float" office:value="97" calcext:value-type="float">
            <text:p>97</text:p>
          </table:table-cell>
          <table:table-cell office:value-type="float" office:value="0.195876288659794" calcext:value-type="float">
            <text:p>0.19588</text:p>
          </table:table-cell>
          <table:table-cell office:value-type="float" office:value="0.411665311560603" calcext:value-type="float">
            <text:p>0.41167</text:p>
          </table:table-cell>
          <table:table-cell office:value-type="float" office:value="0.721649484536082" calcext:value-type="float">
            <text:p>0.72165</text:p>
          </table:table-cell>
          <table:table-cell office:value-type="float" office:value="0.888377914968034" calcext:value-type="float">
            <text:p>0.88838</text:p>
          </table:table-cell>
          <table:table-cell office:value-type="float" office:value="0.0824742268041237" calcext:value-type="float">
            <text:p>0.0824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nheems(6), achtergrond(7), dwerggroei(2), knecht(1), negerrijk(3), zigeuner(2), inheemsche(2), indische(1), queer(1), aboriginal(3), historisch(4), metis(1), indo-europeaan(4), wild(1), negerjongen(1), traditionele(2), aziatisch(5), primitief(1), halfbloed(2), inlandsche(1), volbloed(2), inboorling(1), afgod(1), moslim(4), baboe(1), tovenaars(1), exotisch(1), indiaan(2), muzelman(1), negerin(1), hottentot(1), marron(3), aziatische(1), barbaarschheid(1), misvormden(1), ras(2), gemengd(2), gekleurd(1), kaffer(1), koelies(1), lilliputter(1), moslims(1), kwinti(1), dwerg(1), barbaar(1), mesties(1), slaaf(2), zigeunermuziek(1), slaven(1), historischen(1), lesbisch(1), lesbische(1), indisch(1), gemengd'contract(1), berber(1), slavenschip(1), inuit(1)</text:p>
          </table:table-cell>
          <table:table-cell office:value-type="string" calcext:value-type="string">
            <text:p>('koloniaal', 23), ('koninklijk', 15), ('n.v.', 2), ('koninkiyk', 1), ('patent', 3), ('kon.', 15), ('app', 1), ('koninkl', 2), ('stokvis', 2), ('lnd', 1), ('hoeden-', 1), ('n.-i.', 1), ('javasche', 1), ('ind.', 5), ('houthandel', 1), ('ondern', 1), ('barge', 2), ('bierbrouwerij', 1), ('v/h', 1), ('unie', 4), ('surinaamsche', 3), ('~a.', 1), ('liquidatiekas', 1), ('bank-', 1), ('gruyter', 1), ('koninklijke', 2), ('n.-i', 1), ('tramweg-maat', 1), ('zoutindustrie', 2), ('philips', 1), ('beynes', 1)</text:p>
          </table:table-cell>
          <table:table-cell office:value-type="string" calcext:value-type="string">
            <text:p>koloniaal, koninklijk, n.v., koninkiyk, patent, kon., app, koninkl, stokvis, lnd, hoeden-, n.-i., javasche, ind., houthandel, ondern, barge, bierbrouwerij, v/h, unie, surinaamsche, ~a., liquidatiekas, bank-, gruyter, koninklijke, n.-i, tramweg-maat, zoutindustrie, philips, beynes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41757" calcext:value-type="float">
            <text:p>341757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0000</text:p>
          </table:table-cell>
          <table:table-cell office:value-type="float" office:value="0.535633181804583" calcext:value-type="float">
            <text:p>0.53563</text:p>
          </table:table-cell>
          <table:table-cell office:value-type="float" office:value="0.666666666666667" calcext:value-type="float">
            <text:p>0.66667</text:p>
          </table:table-cell>
          <table:table-cell office:value-type="float" office:value="0.890223268034411" calcext:value-type="float">
            <text:p>0.89022</text:p>
          </table:table-cell>
          <table:table-cell office:value-type="float" office:value="0.133333333333333" calcext:value-type="float">
            <text:p>0.133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kleurde(1), inboorling(1), inuit(1), negers(1), ontdekken(1), medicijnman(1), moslimsche(1), blank(1), stam(1), aziatisch(1), indo-europeaan(1), marron(2), demooraten(1), historisch(1)</text:p>
          </table:table-cell>
          <table:table-cell office:value-type="string" calcext:value-type="string">
            <text:p>('veroen', 1), ('bod', 4), ('rvb', 1), ('sted', 1), ('terne', 1), ('amd', 1), ('nolthenius', 1), ('tutein', 1), ('ural', 1), ('iem.', 1), ('zr.', 1), ('uitg', 1), ('bataafs', 1)</text:p>
          </table:table-cell>
          <table:table-cell office:value-type="string" calcext:value-type="string">
            <text:p>veroen, bod, rvb, sted, terne, amd, nolthenius, tutein, ural, iem., zr., uitg, bataafs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2121" calcext:value-type="float">
            <text:p>342121</text:p>
          </table:table-cell>
          <table:table-cell office:value-type="float" office:value="992" calcext:value-type="float">
            <text:p>992</text:p>
          </table:table-cell>
          <table:table-cell office:value-type="float" office:value="0.193548387096774" calcext:value-type="float">
            <text:p>0.19355</text:p>
          </table:table-cell>
          <table:table-cell office:value-type="float" office:value="0.205806738391896" calcext:value-type="float">
            <text:p>0.20581</text:p>
          </table:table-cell>
          <table:table-cell office:value-type="float" office:value="0.753024193548387" calcext:value-type="float">
            <text:p>0.75302</text:p>
          </table:table-cell>
          <table:table-cell office:value-type="float" office:value="0.890319642698873" calcext:value-type="float">
            <text:p>0.89032</text:p>
          </table:table-cell>
          <table:table-cell office:value-type="float" office:value="0.0534274193548387" calcext:value-type="float">
            <text:p>0.05343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arbarlje(1), misvormden(10), barbaren(16), lilliputter(10), medicijnman(11), negers(2), mongoolse(1), gemengd(37), lilliputters(4), traditionele(54), metis(3), kokkie(6), inheems(26), moslim(42), exotisch(11), primitief(8), koppensneller(8), historisch(57), moslims(8), inheemsche(6), gekleurd(10), indo-europeaan(28), inboorling(5), achtergrond(61), marrons(4), aziatisch(26), neger(9), roots'(1), slavenschip(7), slaaf(8), indische(4), gay(2), marron(22), onbeschaafd(7), inlander(9), halfbloed(12), homo(10), historische(14), zigeunerin(1), negerrijk(3), negerslaven(9), indiaan(7), dwerggroei(23), afkomst(11), inheemse(10), knecht(8), mulat(11), zwartjes(1), afgod(10), kaffer(10), mongool(3), moor(5), aziatische(6), mongoolsche(1), gemengde(2), islamiet(8), aapman(2), hottentot(7), berbers(2), berber(8), volbloed(8), pygmee(9), page(6), stam(5), tovenaar(4), westerse(1), dwerg(10), muzelman(8), zigeunerbende(2), wilde(3), ontdekken(8), roots(3), traditioneel(7), zigeuners(5), negercultuur(4), bediende(8), queer(3), barbaar(9), moslimsche(4), kaffers(1), zigeunermuziek(5), mesties(4), knechts(1), zwartje(6), inheemschen(2), mengras(4), indisch(1), lesbisch(3), baboe(10), indo(6), moordenaar(1), wild(4), zimbabwe(1), inboorlingen(1), ras(4), eskimo(2), dwergen(1), kaukasisch(3), boesmanbanelen(1), verwilderd(1), moslimcultuur(1), christelijkhistorisch'(1), homogeen(1), wilden(1), handicap(1), zigeuner(10), aboriginal(3), muzelmansche(1), eskimo's(7), historischcn(1), inlandsche(4), indolonten(1), blank(6), boesman(4), inheems'che(2), bedienden(2), gekleurde(2), negerin(1), koelie(6), pygmeeen(1), lesbische(2), hottentottenstam(1), barbaarsche(1), baboes(1), inlanders(1), jokjakarta(1), westers(1), birma(1), dienstknecht(1), slaven(5), blanke(2), indiaans(1), senaatsbediende(1), volkstammen(1), schildersknecht(1), bosneger(2), pages(1), muzelman'(1), inuit(3), inheems'(1), afgodisch(1), traditioneelen(1), historischen(2), eskimoverhalen(1), metis'nachts(1), islamieten(1), muzelmannen(1), liitlepage(1), roma(1), koelies(2), rassenhaat(1), moslimsohe(1), negervrees(1), grootste(1), allochtoon(1), indiaansch(1), indo's(1), exotische(1), traditionele'(1), koppensnellers(1), mohemmedaan(1), dwergeu(1), verrast(1), grootst(1), indischen(1), galeislaven(1), zimbabwecultuur(1), verraste(1)</text:p>
          </table:table-cell>
          <table:table-cell office:value-type="string" calcext:value-type="string">
            <text:p>('heten', 30), ('begroeten', 10), ('genoodigden', 3), ('manifestatie', 2), ('zet-', 1), ('christelijk', 25), ('rede', 18), ('prediken', 12), ('inleiding', 5), ('vrouw', 148), ('jongen', 39), ('katholiek', 43), ('historisch', 24), ('samenvallen', 1), ('betuigen', 5), ('geleide', 1), ('dank', 11), ('feestrede', 1), ('feestredenaar', 1), ('danken', 26), ('zegetocht', 1), ('kerkgenootschap', 2), ('taal', 53), ('meisje', 67), ('bijzijn', 3), ('geschiedenis', 39), ('vergezellen', 11), ('hullen', 4), ('philosoph', 1), ('vijftigjarig', 1), ('leeftijd', 18), ('geboren', 17), ('jurist', 4), ('boek', 44), ('wijden', 20), ('belangstelling', 26), ('publiek', 38), ('vacantie', 3), ('jongeman', 8), ('nieuwjaar', 5), ('rondreizen', 2), ('historicus', 5), ('interessant', 17), ('romeinsch', 7), ('vieren', 19), ('luister', 4), ('geloovig', 12), ('schiedeni', 1), ('herinnering', 16), ('gehoor', 6), ('litteratuur', 3), ('gast', 18), ('kerstmis', 5), ('kerkelijk', 6), ('aanheffen', 2), ('triomftocht', 1), ('geschiedschrijver', 2), ('interesse', 1), ('redenaar', 2), ('gebed', 13), ('proeve', 1), ('knaap', 20), ('samenzijn', 2), ('afscheid', 8), ('belangstellen', 4), ('eeuwfeest', 2), ('ouderdom', 5), ('kalender', 3), ('jarig', 5), ('redevoering', 3), ('opwachting', 1), ('kunstminnend', 1), ('groeten', 6), ('hartelijk', 16), ('tienjarig', 1), ('herdenken', 7), ('welkom', 14), ('personage', 2), ('denker', 1), ('hulde', 11), ('jongelieden', 3), ('ceremonie', 4), ('toehoorder', 6), ('nagedachtenis', 2), ('huldigen', 6), ('betoging', 1), ('onbetuigd', 1), ('moedertaal', 3), ('sculptuur', 1), ('hartelgk', 1), ('dagteekent', 1), ('geleerde', 7), ('jubelen', 3), ('betooging', 4), ('lijfgarde', 2), ('jesaja', 1), ('eere', 4), ('gebodene', 1), ('zigeuner', 13), ('zigeuners', 1), ('gedachtenis', 2), ('handdruk', 1), ('diner', 3), ('toespreken', 1), ('reeks', 10), ('noodigen', 2), ('aanzoeken', 2), ('handschrift', 3), ('tempel', 9), ('vereren', 8), ('schets', 4), ('uitgenoodigd', 2), ('overnachten', 1), ('achtbaar', 1), ('meteoroloog', 1), ('geheeten', 2), ('namens', 6), ('voorganger', 9), ('verwelkoming', 1), ('groet', 1), ('souper', 1), ('opvolgen', 2), ('zitting', 10), ('neerknielen', 1), ('verwelkomen', 2), ('gezellig', 4), ('avondmaal', 1), ('toespraak', 9), ('genotvol', 2), ('opwachten', 2), ('verzamelaar', 1), ('lichtbeeld', 4), ('tolk', 4), ('dineeren', 1), ('overleden', 1), ('letterkundig', 3), ('geestdriftig', 5), ('historieschrijver', 1), ('doopsel', 1), ('schoolboek', 1), ('uitroepen', 4), ('wel-', 2), ('confessioneel', 3), ('herdenking', 3), ('verluchten', 2), ('vacantio', 1), ('banket', 1), ('opgang', 2), ('jaarg', 1), ('dominee', 3), ('dopen', 5), ('vrijaf', 2), ('maaltijd', 4), ('wereldlijk', 1), ('residentiestad', 1), ('kernachtig', 1), ('encyclopedie', 2), ('gedenken', 2), ('aanbidding', 1), ('belletrie', 1), ('inleiden', 1), ('huide', 1), ('katholieke', 5), ('inzegenen', 1), ('middagmaal', 1), ('romeinschen', 1), ('hebreeuwsch', 3), ('kunstenaar', 11), ('muziekleven', 1), ('meeting', 2), ('demonstratie', 1), ('feestvreugde', 1), ('gelukwens', 1), ('huwelijksfeest', 1), ('harmonica', 1), ('uitgaansdag', 1), ('bewoording', 2), ('historie', 9), ('uitnoodiging', 3), ('filosoof', 2), ('feestelijk', 2), ('oudheid', 5), ('verversching', 2), ('ongehuwd', 1), ('jongeling', 1), ('latijn', 1), ('catechismus', 1), ('hoorder', 2), ('literatuur', 5), ('hofhouding', 2), ('muziekliefhebber', 1), ('schap', 1), ('begeleider', 2), ('raadsman', 1), ('opkomst', 4), ('sprookje', 4), ('taalkundig', 2), ('talrijken', 2), ('prediker', 2), ('annalen', 3), ('lectuur', 3), ('noenmaal', 2), ('bijbels', 1), ('middageten', 1), ('tegenwoordigheid', 7), ('verjaardag', 2), ('traditioneel', 4), ('komisch', 2), ('gedoopten', 1), ('handboek', 2), ('meis', 1), ('geillustreeren', 1), ('lustig', 2), ('formaat', 1), ('schoolmeisje', 1), ('godsdienstigen', 1), ('feestvieren', 1), ('betuig', 1), ('gasten', 1), ('leerzaam', 2), ('lijfwacht', 2), ('garde', 2), ('deun', 1), ('bybel', 3), ('ontbijt', 1), ('jodg', 1), ('woerd', 1), ('tafelrede', 1), ('klassiek', 3), ('hernhutter', 1), ('gelukwensch', 1), ('ouderlijk', 2), ('morgengebed', 1), ('allerhartelijk', 1), ('leeken', 1), ('jongmensch', 1), ('gastronomisch', 1), ('stichtelijk', 1), ('begeleid', 1), ('prediking', 3), ('inleven', 1), ('tractaatje', 1), ('preek', 3), ('gehoon', 1), ('opvolging', 1), ('ultgenoodigd', 1), ('dateerenen', 1), ('openingswoord', 1), ('hofdignitaris', 2), ('gala', 1), ('langstelling', 1), ('aanhoren', 2), ('jarige', 1), ('godsdienstplicht', 1), ('kenner', 5), ('aartsengel', 1), ('ontbijten', 1), ('doop', 3), ('geachten', 1), ('begeleiden', 4), ('levensjaar', 1), ('poeriem', 1), ('pesach', 1), ('sacrament', 1), ('referaat', 2), ('geschiedkundig', 2), ('marskramer', 1), ('rituaal', 1), ('boerenjongen', 1), ('literator', 1), ('literair', 1), ('lojarig', 1), ('aanwinst', 2), ('bejaard', 1), ('geboortedag', 2), ('feeststemming', 1), ('uitgelezen', 1), ('hoera', 1), ('opvolg', 1), ('vormsel', 1), ('volksvergadering', 1), ('geleerd', 3), ('boerin', 2), ('aanzitten', 2), ('kunat', 1), ('allerheiligst', 1), ('litterator', 1), ('huldiging', 1), ('kansel', 1), ('formeren', 1), ('slotwoord', 1), ('openingsrede', 1), ('dateeren', 1), ('kleuter', 1), ('journalistiek', 1), ('wijsgeer', 1), ('wonderdokter', 1), ('vrouwe', 1), ('lunch', 1), ('illustratie', 2), ('liturgie', 1), ('veertigjarig', 1), ('disch', 1), ('betuiging', 1), ('jubilaris', 1), ('doopen', 1), ('besnijdenis', 1), ('ambtsdrager', 1), ('samenwonen', 1), ('grammatica', 1), ('woordenboek', 1), ('bijval', 1), ('dateren', 2), ('gestr', 1), ('liek', 1), ('avondgebed', 1), ('uitleiden', 1), ('danspartij', 1), ('preken', 1), ('marseillaise', 1), ('ontslap', 1), ('onvergetelijk', 1), ('beluisteren', 1), ('amusant', 1), ('geloovigen', 1), ('eerbetoon', 1), ('dineren', 1)</text:p>
          </table:table-cell>
          <table:table-cell office:value-type="string" calcext:value-type="string">
            <text:p>heten, begroeten, genoodigden, manifestatie, zet-, christelijk, rede, prediken, inleiding, vrouw, jongen, katholiek, historisch, samenvallen, betuigen, geleide, dank, feestrede, feestredenaar, danken, zegetocht, kerkgenootschap, taal, meisje, bijzijn, geschiedenis, vergezellen, hullen, philosoph, vijftigjarig, leeftijd, geboren, jurist, boek, wijden, belangstelling, publiek, vacantie, jongeman, nieuwjaar, rondreizen, historicus, interessant, romeinsch, vieren, luister, geloovig, schiedeni, herinnering, gehoor, litteratuur, gast, kerstmis, kerkelijk, aanheffen, triomftocht, geschiedschrijver, interesse, redenaar, gebed, proeve, knaap, samenzijn, afscheid, belangstellen, eeuwfeest, ouderdom, kalender, jarig, redevoering, opwachting, kunstminnend, groeten, hartelijk, tienjarig, herdenken, welkom, personage, denker, hulde, jongelieden, ceremonie, toehoorder, nagedachtenis, huldigen, betoging, onbetuigd, moedertaal, sculptuur, hartelgk, dagteekent, geleerde, jubelen, betooging, lijfgarde, jesaja, eere, gebodene, zigeuner, zigeuners, gedachtenis, handdruk, diner, toespreken, reeks, noodigen, aanzoeken, handschrift, tempel, vereren, schets, uitgenoodigd, overnachten, achtbaar, meteoroloog, geheeten, namens, voorganger, verwelkoming, groet, souper, opvolgen, zitting, neerknielen, verwelkomen, gezellig, avondmaal, toespraak, genotvol, opwachten, verzamelaar, lichtbeeld, tolk, dineeren, overleden, letterkundig, geestdriftig, historieschrijver, doopsel, schoolboek, uitroepen, wel-, confessioneel, herdenking, verluchten, vacantio, banket, opgang, jaarg, dominee, dopen, vrijaf, maaltijd, wereldlijk, residentiestad, kernachtig, encyclopedie, gedenken, aanbidding, belletrie, inleiden, huide, katholieke, inzegenen, middagmaal, romeinschen, hebreeuwsch, kunstenaar, muziekleven, meeting, demonstratie, feestvreugde, gelukwens, huwelijksfeest, harmonica, uitgaansdag, bewoording, historie, uitnoodiging, filosoof, feestelijk, oudheid, verversching, ongehuwd, jongeling, latijn, catechismus, hoorder, literatuur, hofhouding, muziekliefhebber, schap, begeleider, raadsman, opkomst, sprookje, taalkundig, talrijken, prediker, annalen, lectuur, noenmaal, bijbels, middageten, tegenwoordigheid, verjaardag, traditioneel, komisch, gedoopten, handboek, meis, geillustreeren, lustig, formaat, schoolmeisje, godsdienstigen, feestvieren, betuig, gasten, leerzaam, lijfwacht, garde, deun, bybel, ontbijt, jodg, woerd, tafelrede, klassiek, hernhutter, gelukwensch, ouderlijk, morgengebed, allerhartelijk, leeken, jongmensch, gastronomisch, stichtelijk, begeleid, prediking, inleven, tractaatje, preek, gehoon, opvolging, ultgenoodigd, dateerenen, openingswoord, hofdignitaris, gala, langstelling, aanhoren, jarige, godsdienstplicht, kenner, aartsengel, ontbijten, doop, geachten, begeleiden, levensjaar, poeriem, pesach, sacrament, referaat, geschiedkundig, marskramer, rituaal, boerenjongen, literator, literair, lojarig, aanwinst, bejaard, geboortedag, feeststemming, uitgelezen, hoera, opvolg, vormsel, volksvergadering, geleerd, boerin, aanzitten, kunat, allerheiligst, litterator, huldiging, kansel, formeren, slotwoord, openingsrede, dateeren, kleuter, journalistiek, wijsgeer, wonderdokter, vrouwe, lunch, illustratie, liturgie, veertigjarig, disch, betuiging, jubilaris, doopen, besnijdenis, ambtsdrager, samenwonen, grammatica, woordenboek, bijval, dateren, gestr, liek, avondgebed, uitleiden, danspartij, preken, marseillaise, ontslap, onvergetelijk, beluisteren, amusant, geloovigen, eerbetoon, dineren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1939" calcext:value-type="float">
            <text:p>341939</text:p>
          </table:table-cell>
          <table:table-cell office:value-type="float" office:value="908" calcext:value-type="float">
            <text:p>908</text:p>
          </table:table-cell>
          <table:table-cell office:value-type="float" office:value="0.196035242290749" calcext:value-type="float">
            <text:p>0.19604</text:p>
          </table:table-cell>
          <table:table-cell office:value-type="float" office:value="0.165148061801135" calcext:value-type="float">
            <text:p>0.16515</text:p>
          </table:table-cell>
          <table:table-cell office:value-type="float" office:value="0.752202643171806" calcext:value-type="float">
            <text:p>0.75220</text:p>
          </table:table-cell>
          <table:table-cell office:value-type="float" office:value="0.891904626398602" calcext:value-type="float">
            <text:p>0.89190</text:p>
          </table:table-cell>
          <table:table-cell office:value-type="float" office:value="0.0517621145374449" calcext:value-type="float">
            <text:p>0.0517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raditioneel(8), barbaren(9), moslim(33), indo-europeaan(36), marrons(7), onbeschaafd(5), page(9), exotisch(13), inheems(21), dwerggroei(34), koppensneller(7), kokkie(10), achtergrond(69), inboorling(5), gemengd(20), historisch(26), onbeschaafdheid(1), moslims(6), moord(1), traditionele(34), knecht(8), misvormden(5), gekleurd(7), wild(9), wilde(4), slaaf(11), muzelman(6), roots'(1), slavenschip(6), inlandsche(3), hottentotten(4), etniciteit(1), groothistorische(1), bosneger(5), indisch(5), afgod(5), marron(36), aziatisch(31), negerslaven(8), traditioneelen(2), mongoolsche(1), inlander(5), afkomst(7), medicijnman(8), koelies(2), demooraten(1), dwergjes(1), indiaan(8), ontdekken(11), historische(7), indo(4), slaven(5), eskimo(7), zimbabwe(1), blank(7), eskimobediende(1), mulat(11), primitief(6), mesties(13), moor(4), inheems'che(1), stammen(1), aziatische(9), islamiet(8), aapman(5), berbers(1), barbaarschheid(1), inboorlingen(4), volbloed(4), pygmee(8), tovenaar(2), westerse(1), koelie(3), dwerg(11), inheemsche(3), kaffers(2), stam(4), en'marron(1), wereldmoord(1), gay(1), metis(4), hottentot(7), bediende(6), barbaar(6), historischen(3), baboe(4), ras(3), inuit(5), homo(5), knechts(1), zwartje(7), medicijnmannen(1), mongool(9), lesbisch(3), moor'en(1), neger(7), dwergen(3), kaukasisch(9), boesmanbanelen(1), verwilderd(1), moslimcultuur(1), christelijkhistorisch'(1), handicap(4), kaffer(8), eskimo's(9), berber(6), gemengden(1), aboriginal(3), halfbloed(7), indolonten(1), bedienden(2), zigeunermuziek(4), stamgenoot(1), dienstknechts(1), indonesi(1), pygmeeen(1), hottentottenstam(1), lesbische(1), berberoorlog(1), zigeuners(2), indone(1), baboes(1), negerrijk(3), westers(1), zigeunerbende(1), lilliputters(3), zigeuner(5), blanke(2), indiaans(1), gekleurde(1), moslimsche(1), exotische(3), schildersknecht(1), negerjongen(1), meesterknecht(1), muzelmansch(1), volksstam(1), pages(1), lilliputter(5), tovenaars(1), koppensnellers(2), mongoolse(1), boesman(3), roots(2), negercultuur(2), muzelmannen(1), volbloeden(1), metis'nachts(1), inheemse(2), mengras(1), gemengde(2), afgodendienst(2), islamieten(1), queer(2), jachtwild(1), slavenhandel(1), inlanders(2), negervrees(1), bataviasche(1), indiaansch(1), handicapper(1), traditionele'(1), dwergeu(1), trans(1), indischen(1), galeislaven(1), littlepage(1), mulattin(1)</text:p>
          </table:table-cell>
          <table:table-cell office:value-type="string" calcext:value-type="string">
            <text:p>('dragen', 73), ('beschijnen', 5), ('zichtbaar', 5), ('vloeien', 8), ('been', 28), ('zon', 31), ('schitteren', 2), ('bar', 6), ('uitbarsting', 5), ('steken', 39), ('neus', 9), ('halen', 33), ('hersenschudding', 1), ('puilen', 2), ('vallen', 127), ('neer', 19), ('glinsteren', 4), ('stopnaald', 1), ('schok', 2), ('brandwond', 1), ('hevig', 16), ('aanraken', 6), ('koud', 10), ('lijf', 6), ('licht', 75), ('achtergrond', 14), ('naakt', 4), ('zwaar', 49), ('revolver', 11), ('borst', 10), ('rug', 21), ('spugen', 1), ('tand', 15), ('rondzwemmen', 1), ('dwerg', 29), ('inwendig', 8), ('greep', 1), ('buitenlucht', 1), ('bovenlijf', 2), ('zacht', 16), ('afteekent', 1), ('warm', 21), ('waaien', 10), ('wolk', 11), ('kneuzen', 1), ('rusten', 12), ('maan', 13), ('invallen', 1), ('ster', 6), ('hartelust', 2), ('sneeuw', 11), ('drager', 7), ('aardbeving', 1), ('levensgevaarlijk', 2), ('vies', 1), ('lichaamslengte', 3), ('maneschijn', 1), ('wiesch', 3), ('deerlijk', 1), ('aangezicht', 3), ('daglicht', 2), ('vliegen', 19), ('pols', 4), ('lucht', 20), ('schedel', 4), ('reiken', 7), ('meenemen', 9), ('myriade', 1), ('hals', 10), ('haaien', 1), ('voortdrijven', 1), ('kudde', 2), ('onzichtbaar', 7), ('schaduw', 5), ('maagstreek', 1), ('geweer', 18), ('hagel', 1), ('mist', 2), ('lichaamsdeel', 1), ('lente', 5), ('aanwaaien', 1), ('sneeuwstorm', 2), ('doorkomen', 2), ('wond', 3), ('regen', 5), ('woeden', 8), ('muf', 1), ('muil', 1), ('kwetsen', 5), ('pooten', 4), ('snavel', 3), ('donker', 33), ('regenbui', 5), ('staart', 9), ('ontglippen', 2), ('baard', 4), ('teen', 5), ('snoet', 1), ('storm', 8), ('koude', 3), ('hcht', 1), ('linkerhand', 2), ('strijken', 7), ('warmte', 5), ('ader', 4), ('druipen', 2), ('verkwikken', 1), ('hitte', 3), ('linkerarm', 2), ('bijten', 6), ('waas', 1), ('krommen', 3), ('vermissen', 1), ('teugel', 1), ('tarzan', 2), ('duiken', 4), ('knappen', 3), ('bekomen', 4), ('wonde', 2), ('stuwen', 1), ('knie', 8), ('gore', 1), ('zonneschijn', 2), ('gooien', 4), ('fladderen', 1), ('uitvliegen', 1), ('gapen', 1), ('stofwolk', 1), ('huizenhoog', 1), ('geluidloos', 1), ('flikkeren', 3), ('begunstigen', 2), ('maanlicht', 5), ('tenger', 4), ('voorschijn', 7), ('besmeuren', 1), ('dauw', 1), ('klis', 1), ('kapot', 1), ('zwa', 1), ('twinkelen', 1), ('teer', 8), ('blinken', 3), ('opsteken', 3), ('zwoel', 2), ('schemeren', 1), ('kastanjebruin', 3), ('medenemen', 1), ('sluik', 1), ('bekwamen', 3), ('kunstbeen', 1), ('vinger', 15), ('druilerig', 1), ('verscheuren', 1), ('gutsen', 1), ('opbergen', 1), ('letsel', 1), ('rechterarm', 1), ('onderarm', 1), ('litteeken', 1), ('nek', 9), ('ongebruikt', 3), ('omhullen', 2), ('verwond', 1), ('afknagen', 2), ('kil', 6), ('gekromd', 1), ('achtig', 2), ('koel', 7), ('aderen', 1), ('patjol', 1), ('vastbinden', 1), ('beenig', 1), ('voorpoot', 1), ('aannaaien', 1), ('horizont', 2), ('rechterband', 1), ('wijsvinger', 1), ('stampen', 2), ('verwonden', 7), ('sleutelbeen', 1), ('slagader', 2), ('uitbraken', 2), ('achterhoofd', 1), ('bloeden', 3), ('krullen', 1), ('toewerpen', 1), ('ooghaar', 1), ('kneuzing', 1), ('smijten', 3), ('oplopen', 1), ('trekker', 1), ('kogel', 10), ('klauwen', 1), ('doorboren', 3), ('ontlasten', 2), ('messteek', 2), ('toebracht', 1), ('neerviel', 2), ('bewusteloos', 4), ('onherkenbaar', 1), ('kouden', 2), ('ondoordringbaar', 1), ('orkaan', 1), ('steek', 1), ('tevoorschijn', 1), ('rozig', 2), ('besnijden', 3), ('torsen', 3), ('dierenwereld', 2), ('klemmen', 1), ('sluier', 3), ('muurvast', 1), ('indringen', 1), ('spierwit', 1), ('gloeien', 5), ('rechterhand', 4), ('linker', 1), ('snede', 1), ('zeldzaamheid', 2), ('zweet', 3), ('achterover', 2), ('regenen', 2), ('snor', 2), ('monocle', 2), ('horizon', 1), ('zonnestraal', 1), ('warmer', 1), ('azuren', 1), ('zomerdag', 1), ('paperassen', 1), ('jachtgeweer', 1), ('stropen', 1), ('glans', 2), ('afgrond', 2), ('opblazen', 1), ('zonlicht', 2), ('planeet', 1), ('verwonding', 2), ('speling', 3), ('zomerhitte', 1), ('hitt', 1), ('fonkelen', 1), ('prikken', 1), ('aveer', 1), ('opensnijden', 1), ('buik', 2), ('wegbrengen', 1), ('stamp', 1), ('contrasteerend', 1), ('doorzichtig', 1), ('grijzen', 1), ('stormvlaag', 1), ('atmosfeer', 3), ('wringen', 2), ('ragfijn', 1), ('wentelen', 1), ('gespierd', 2), ('avondschemering', 1), ('middelvinger', 1), ('rechtervoet', 1), ('betasten', 1), ('bruinen', 2), ('klauw', 3), ('warmen', 1), ('verwringen', 1), ('vriezen', 1), ('opgehoopt', 1), ('sneeu', 1), ('zwermen', 2), ('verregenen', 1), ('keel', 2), ('stormwind', 1), ('browning', 1), ('languit', 1), ('overschaduwen', 1), ('voorsten', 1), ('jukbeen', 1), ('gur', 1), ('vlijmscherp', 1), ('kapmes', 1), ('olifant', 4), ('eruit', 1), ('voorlaadgeweer', 1), ('ooglid', 1), ('tierig', 1), ('onderlijf', 1), ('wereldbol', 1), ('helderblauw', 1), ('wiegelen', 1), ('schedelbreuk', 1), ('bebloed', 1), ('parelen', 1), ('bui', 1), ('hanteren', 2), ('krekel', 1), ('kogelwond', 1), ('triestig', 1), ('bajonet', 1), ('gezwoll', 2), ('nevel', 2), ('weerkaatsen', 1), ('getint', 1), ('katachtig', 1), ('rossig', 1), ('sabel', 1), ('heenzenden', 1), ('wegrukken', 1), ('deuk', 1), ('bi.j', 1), ('slagtand', 1), ('slurf', 1), ('kolf', 1), ('vingeren', 1), ('tik', 1), ('schuim', 1), ('knevel', 1), ('haardos', 1), ('bek', 1), ('prullemand', 1), ('bioed', 1), ('haakje', 1)</text:p>
          </table:table-cell>
          <table:table-cell office:value-type="string" calcext:value-type="string">
            <text:p>dragen, beschijnen, zichtbaar, vloeien, been, zon, schitteren, bar, uitbarsting, steken, neus, halen, hersenschudding, puilen, vallen, neer, glinsteren, stopnaald, schok, brandwond, hevig, aanraken, koud, lijf, licht, achtergrond, naakt, zwaar, revolver, borst, rug, spugen, tand, rondzwemmen, dwerg, inwendig, greep, buitenlucht, bovenlijf, zacht, afteekent, warm, waaien, wolk, kneuzen, rusten, maan, invallen, ster, hartelust, sneeuw, drager, aardbeving, levensgevaarlijk, vies, lichaamslengte, maneschijn, wiesch, deerlijk, aangezicht, daglicht, vliegen, pols, lucht, schedel, reiken, meenemen, myriade, hals, haaien, voortdrijven, kudde, onzichtbaar, schaduw, maagstreek, geweer, hagel, mist, lichaamsdeel, lente, aanwaaien, sneeuwstorm, doorkomen, wond, regen, woeden, muf, muil, kwetsen, pooten, snavel, donker, regenbui, staart, ontglippen, baard, teen, snoet, storm, koude, hcht, linkerhand, strijken, warmte, ader, druipen, verkwikken, hitte, linkerarm, bijten, waas, krommen, vermissen, teugel, tarzan, duiken, knappen, bekomen, wonde, stuwen, knie, gore, zonneschijn, gooien, fladderen, uitvliegen, gapen, stofwolk, huizenhoog, geluidloos, flikkeren, begunstigen, maanlicht, tenger, voorschijn, besmeuren, dauw, klis, kapot, zwa, twinkelen, teer, blinken, opsteken, zwoel, schemeren, kastanjebruin, medenemen, sluik, bekwamen, kunstbeen, vinger, druilerig, verscheuren, gutsen, opbergen, letsel, rechterarm, onderarm, litteeken, nek, ongebruikt, omhullen, verwond, afknagen, kil, gekromd, achtig, koel, aderen, patjol, vastbinden, beenig, voorpoot, aannaaien, horizont, rechterband, wijsvinger, stampen, verwonden, sleutelbeen, slagader, uitbraken, achterhoofd, bloeden, krullen, toewerpen, ooghaar, kneuzing, smijten, oplopen, trekker, kogel, klauwen, doorboren, ontlasten, messteek, toebracht, neerviel, bewusteloos, onherkenbaar, kouden, ondoordringbaar, orkaan, steek, tevoorschijn, rozig, besnijden, torsen, dierenwereld, klemmen, sluier, muurvast, indringen, spierwit, gloeien, rechterhand, linker, snede, zeldzaamheid, zweet, achterover, regenen, snor, monocle, horizon, zonnestraal, warmer, azuren, zomerdag, paperassen, jachtgeweer, stropen, glans, afgrond, opblazen, zonlicht, planeet, verwonding, speling, zomerhitte, hitt, fonkelen, prikken, aveer, opensnijden, buik, wegbrengen, stamp, contrasteerend, doorzichtig, grijzen, stormvlaag, atmosfeer, wringen, ragfijn, wentelen, gespierd, avondschemering, middelvinger, rechtervoet, betasten, bruinen, klauw, warmen, verwringen, vriezen, opgehoopt, sneeu, zwermen, verregenen, keel, stormwind, browning, languit, overschaduwen, voorsten, jukbeen, gur, vlijmscherp, kapmes, olifant, eruit, voorlaadgeweer, ooglid, tierig, onderlijf, wereldbol, helderblauw, wiegelen, schedelbreuk, bebloed, parelen, bui, hanteren, krekel, kogelwond, triestig, bajonet, gezwoll, nevel, weerkaatsen, getint, katachtig, rossig, sabel, heenzenden, wegrukken, deuk, bi.j, slagtand, slurf, kolf, vingeren, tik, schuim, knevel, haardos, bek, prullemand, bioed, haakje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2070" calcext:value-type="float">
            <text:p>342070</text:p>
          </table:table-cell>
          <table:table-cell office:value-type="float" office:value="303" calcext:value-type="float">
            <text:p>303</text:p>
          </table:table-cell>
          <table:table-cell office:value-type="float" office:value="0.211221122112211" calcext:value-type="float">
            <text:p>0.21122</text:p>
          </table:table-cell>
          <table:table-cell office:value-type="float" office:value="0.116972290417011" calcext:value-type="float">
            <text:p>0.11697</text:p>
          </table:table-cell>
          <table:table-cell office:value-type="float" office:value="0.739273927392739" calcext:value-type="float">
            <text:p>0.73927</text:p>
          </table:table-cell>
          <table:table-cell office:value-type="float" office:value="0.901189054818123" calcext:value-type="float">
            <text:p>0.90119</text:p>
          </table:table-cell>
          <table:table-cell office:value-type="float" office:value="0.0495049504950495" calcext:value-type="float">
            <text:p>0.0495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egerslaven(8), moslims(1), misvormden(3), primitief(2), afgod(4), gemengd(5), lilliputters(2), indiaan(2), moslim(14), achtergrond(16), aziatische(2), exotisch(1), marrons(2), marron(23), slaven(3), mongool(3), pygmee(4), westers(2), knecht(2), indiaans(1), senaatsbediende(1), zigeunermuziek(5), zigeuner(2), queer(4), moslimsche(1), aboriginal(3), historisch(9), hottentotten(1), dwerg(6), onbeschaafd(1), barbaren(4), inheemse(2), indo-europeaan(1), eskimo's(1), roots(5), barbaar'sche(1), mesties(4), moortje(1), zwartje(2), neger(5), blank(6), slaaf(6), ontdekken(3), aziatisch(7), helmlna'marron(2), kaukasisch(2), bosneger(2), afkomst(7), traditionele(7), kaffer(3), meesterknecht(1), lilliputter(3), page(5), dwerggroei(2), koppensneller(2), halfbloed(3), koppensnellers(2), ras(1), wild(1), volbloed(5), indo(1), eskimo(2), mulat(1), zimbabwe(1), boesman(2), inheems'che(2), inheems(3), tovenaar(2), tovenaars(1), indisch(1), muzelman(2), mongoolsche(1), bediende(4), praehistorische(1), zigeuners(2), handicap(2), vermoord(1), aapman(2), slavenschip(2), berbers(1), slaven'(1), negerrijk(1), metis(3), kwinti't(1), kaffers(1), volbloed'(1), moor(1), hottentottenstam(1), hottentot(2), kwinti(1), baboe(2), koelies(1), exotische(1), kokkie(1), homo(2), queertitle(1), barbaar(2), bedienden(1), negerrestaurant(1), islamiet(1), medicijnman(1), traditioneel(1), dwergeu(1), historische(3), berber(1), afgodendienst(1), verraste(1), inboorling(1), barbarlje(1), negers(1), inuit(1), inlander(1)</text:p>
          </table:table-cell>
          <table:table-cell office:value-type="string" calcext:value-type="string">
            <text:p>('fairbanks', 2), ('alphons', 2), ('prins', 30), ('koning', 40), ('potsdam', 1), ('brun', 1), ('robert', 8), ('gable', 1), ('anita', 1), ('herbert', 1), ('boudewijn', 1), ('berry', 2), ('gower', 1), ('mary', 2), ('harr', 1), ('franschman', 3), ('engelschman', 7), ('jim', 4), ('prinses', 15), ('thomas', 8), ('armand', 2), ('duval', 1), ('fred', 3), ("d'arc", 1), ('ogilvie', 1), ('carlyle', 1), ('lynne', 1), ('raymond', 1), ('louis', 10), ('thurn', 2), ('olive', 1), ('joan', 1), ('frederik', 4), ('eduard', 1), ('walter', 2), ('laroche', 1), ('clovis', 1), ('beecher', 1), ('weimar', 2), ('miss', 16), ('jane', 2), ('joyce', 1), ('janet', 1), ('groothertog', 1), ('duitscher', 11), ('jules', 2), ('georges', 1), ('donna', 2), ('wilhelm', 8), ('leslie', 1), ('hongaar', 2), ('marion', 5), ('charlie', 3), ('cesar', 1), ('jacques', 2), ('millionair', 1), ('sally', 2), ('chaplin', 2), ('kroonprinses', 2), ('kathleen', 1), ('wentworth', 1), ('laurent', 1), ('hertog', 5), ('alfons', 2), ('ruth', 2), ('petlt', 1), ('tone', 1), ('claude', 2), ('dominique', 1), ('holstein', 2), ('tom', 2), ('maude', 1), ('neal', 1), ('soestdijk', 1), ('arthur', 3), ('leopold', 1), ('jean', 4), ('christiaan', 2), ('jack', 3), ('hair', 1), ('eddy', 2), ('benedict', 1), ('grace', 3), ('lazare', 1), ('torn', 3), ('saint', 1), ('vidal', 1), ('harriet', 3), ('dick', 3), ('bob', 2), ('marguerite', 1), ('picard', 1), ('alfred', 2), ('germain', 1), ('henri', 1), ('livingston', 1), ('prius', 1), ('priu', 1), ('italiaan', 5), ('maurice', 2), ('charles', 2), ('zola', 2), ('emile', 1), ('hertogin', 2), ('fanny', 2), ('gladys', 1), ('julien', 1), ('martin', 2), ('edna', 1), ('vic', 3), ('bodenstein', 1), ('beatrice', 2), ('abel', 2), ('pierre', 1), ("o'neill", 1), ('rue', 1), ('michel', 5), ('katherine', 1), ('desmond', 2), ('baxter', 1), ('beery', 1), ('trianon', 1), ('ulla', 1), ('lisette', 1), ('sauer', 1), ('jonathan', 1), ('frances', 1), ('anjou', 1), ('philip', 1), ('mecklenburg', 1), ('angelo', 3), ('boucher', 1), ('edmond', 1), ('stadhouder', 1), ('plato', 2), ('millionnair', 2), ('daudet', 1), ('bobby', 1), ('thorne', 1), ('place', 2), ('harry', 1), ('alexander', 2), ('nabob', 1), ('toni', 1), ('waldeck', 2), ('madeleine', 2), ('charley', 1), ('jephson', 1), ('darwin', 1), ('edmund', 1), ('mabel', 1), ('katie', 1), ('neuwied', 1), ('benny', 1), ('etienne', 1), ('daisy', 1), ('moran', 1), ('kichard', 1), ('dona', 1)</text:p>
          </table:table-cell>
          <table:table-cell office:value-type="string" calcext:value-type="string">
            <text:p>fairbanks, alphons, prins, koning, potsdam, brun, robert, gable, anita, herbert, boudewijn, berry, gower, mary, harr, franschman, engelschman, jim, prinses, thomas, armand, duval, fred, d'arc, ogilvie, carlyle, lynne, raymond, louis, thurn, olive, joan, frederik, eduard, walter, laroche, clovis, beecher, weimar, miss, jane, joyce, janet, groothertog, duitscher, jules, georges, donna, wilhelm, leslie, hongaar, marion, charlie, cesar, jacques, millionair, sally, chaplin, kroonprinses, kathleen, wentworth, laurent, hertog, alfons, ruth, petlt, tone, claude, dominique, holstein, tom, maude, neal, soestdijk, arthur, leopold, jean, christiaan, jack, hair, eddy, benedict, grace, lazare, torn, saint, vidal, harriet, dick, bob, marguerite, picard, alfred, germain, henri, livingston, prius, priu, italiaan, maurice, charles, zola, emile, hertogin, fanny, gladys, julien, martin, edna, vic, bodenstein, beatrice, abel, pierre, o'neill, rue, michel, katherine, desmond, baxter, beery, trianon, ulla, lisette, sauer, jonathan, frances, anjou, philip, mecklenburg, angelo, boucher, edmond, stadhouder, plato, millionnair, daudet, bobby, thorne, place, harry, alexander, nabob, toni, waldeck, madeleine, charley, jephson, darwin, edmund, mabel, katie, neuwied, benny, etienne, daisy, moran, kichard, dona</text:p>
          </table:table-cell>
          <table:table-cell table:number-columns-repeated="10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40714" calcext:value-type="float">
            <text:p>340714</text:p>
          </table:table-cell>
          <table:table-cell office:value-type="float" office:value="11" calcext:value-type="float">
            <text:p>11</text:p>
          </table:table-cell>
          <table:table-cell office:value-type="float" office:value="0.363636363636364" calcext:value-type="float">
            <text:p>0.36364</text:p>
          </table:table-cell>
          <table:table-cell office:value-type="float" office:value="0.125570949563175" calcext:value-type="float">
            <text:p>0.12557</text:p>
          </table:table-cell>
          <table:table-cell office:value-type="float" office:value="0.636363636363636" calcext:value-type="float">
            <text:p>0.63636</text:p>
          </table:table-cell>
          <table:table-cell office:value-type="float" office:value="0.913555537750269" calcext:value-type="float">
            <text:p>0.91356</text:p>
          </table:table-cell>
          <table:table-cell office:value-type="float" office:value="0" calcext:value-type="float">
            <text:p>0.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mitief(1), marron(3), marrons(1), aziatisch(1), roots(1), blank(2), mesties(1), indo-europeaan(1)</text:p>
          </table:table-cell>
          <table:table-cell office:value-type="string" calcext:value-type="string">
            <text:p>('tata', 1), ('honor', 1), ('anja', 1), ('cara', 2), ('sali', 1), ('de', 2), ('cai', 1), ('lamar', 2)</text:p>
          </table:table-cell>
          <table:table-cell office:value-type="string" calcext:value-type="string">
            <text:p>tata, honor, anja, cara, sali, de, cai, lama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ivil engineering</text:p>
          </table:table-cell>
          <table:table-cell table:style-name="ce1" office:value-type="float" office:value="342046" calcext:value-type="float">
            <text:p>342046</text:p>
          </table:table-cell>
          <table:table-cell table:style-name="ce1" office:value-type="float" office:value="451" calcext:value-type="float">
            <text:p>451</text:p>
          </table:table-cell>
          <table:table-cell table:style-name="ce13" office:value-type="float" office:value="0.217294900221729" calcext:value-type="float">
            <text:p>0.21729</text:p>
          </table:table-cell>
          <table:table-cell table:style-name="ce13" office:value-type="float" office:value="0.0362855174063527" calcext:value-type="float">
            <text:p>0.03629</text:p>
          </table:table-cell>
          <table:table-cell table:style-name="ce13" office:value-type="float" office:value="0.742793791574279" calcext:value-type="float">
            <text:p>0.74279</text:p>
          </table:table-cell>
          <table:table-cell table:style-name="ce13" office:value-type="float" office:value="0.91435359219474" calcext:value-type="float">
            <text:p>0.91435</text:p>
          </table:table-cell>
          <table:table-cell table:style-name="ce13" office:value-type="float" office:value="0.0399113082039911" calcext:value-type="float">
            <text:p>0.03991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misvormden(4), inheems(9), kokkie(7), exotisch(6), indo-europeaan(15), primitief(9), historisch(20), achtergrond(27), negerrijk(5), inboorling(7), berber(5), knecht(5), lesbische(2), aziatisch(22), rassen(2), inheemsche(1), barbaren(4), traditioneel(3), medicijnman(2), inheemse(2), muzelman(5), onbeschaafd(6), etniciteit(2), groothistorische(1), tovenaar(3), moslim(15), traditioneelen(1), mongoolsche(1), blank(8), gemengd(8), dwergjes(1), ontdekken(7), zigeunerin(1), eskimo(3), eskimo's(5), marron(11), historische(4), kaffer(2), stammen(2), indiaan(3), barbaarschheid(1), stam(4), wereldhistorische(2), volbloed'(1), inlander(5), moslims(4), en'marron(1), mulat(2), traditionele(17), gekleurd(6), zigeuners(2), bediende(9), historischen(1), indische(2), knechts(1), zwartje(5), koppensneller(4), indisch(2), onbeschaafd'to(1), berbers(1), volbloed(2), lesbisch(1), mongool(4), zimbabwe(1), moslimsch(1), kaukasisch(6), ras(4), lilliputter(3), dwergen(2), roots(2), zigeunermuziek(2), pygmee(6), volbloedras(1), boesmanbanelen(1), wilden(1), zigeuner(4), dwerg(2), inlandsche(3), page(1), boesman(3), afkomst(3), hottentot(4), bosneger(1), slaaf(5), dwerggroei(5), kaffers(1), bedienden(1), neger(4), negercultuur(1), queer(3), inlanders(1), batavia(1), jakarta(1), zigeunerbende(1), blanke(1), wild(2), schildersknecht(1), mulatten(1), negerslaven(3), halfbloed(1), mesties(7), koppensnellers(2), praehistorische(1), lilliputters(1), kwinti(1), aziatische(2), afgod(3), islamieten(1), jachtwild(1), moslimsche(3), rassenhaat(1), moslimsohe(1), baboe(2), negervrees(1), slaven(2), mengras(2), koelie(2), hottentotten(1), afgodendienst(1), slavenschip(1), metis(1), gekleurde(1), aapman(1), koelied(1), galeislaven(1), transport(1), mulattin(1)</text:p>
          </table:table-cell>
          <table:table-cell table:style-name="ce1" office:value-type="string" calcext:value-type="string">
            <text:p>('dorp', 33), ('gas-', 1), ('waterleiding', 1), ('bewoner', 25), ('bewonen', 21), ('ruimte', 9), ('huis', 89), ('station', 8), ('gebouw', 21), ('restaureeren', 1), ('huls', 6), ('aanleggen', 18), ('remmen', 1), ('trein', 15), ('afbranden', 3), ('berg', 19), ('terrein', 25), ('spoorweglijn', 1), ('kelder', 2), ('bouwen', 34), ('woning', 36), ('traject', 1), ('voertuig', 4), ('keuken', 9), ('verbinding', 9), ('ontwerpen', 9), ('aangrenzend', 3), ('spoorweg', 13), ('bouw', 10), ('duin', 2), ('waterweg', 2), ('slaapkamer', 3), ('tram', 4), ('aanbesteding', 1), ('verkeersweg', 3), ('verbreeden', 1), ('weg', 12), ('voetpad', 1), ('centraalstation', 1), ('privaat', 3), ('buizennet', 1), ('grenzen', 5), ('smids', 1), ('bewoonde', 1), ('stremming', 1), ('kruising', 3), ('komenden', 2), ('steiger', 1), ('stadsgedeelt', 1), ('liui', 1), ('onderhouden', 9), ('uitbreidingsplan', 1), ('ingebruikneming', 1), ('berging', 1), ('uitkopen', 1), ('watertoren', 1), ('route', 2), ('rijverkeer', 1), ('aanbouw', 1), ('krot', 1), ('arbeiderswoning', 1), ('rijksgebouw', 1), ('gebruikneming', 1), ('kade', 4), ('verkeer', 6), ('rij-', 1), ('bouwverordening', 1), ('bauwen', 1), ('aanbe', 1), ('stopplaats', 1), ('omheinen', 1), ('gehucht', 1), ('telefoongeleiding', 1), ('huizenblok', 1), ('spoorlijn', 1), ('woonvertrek', 2), ('woonkamer', 1), ('aftimmeren', 1), ('tender', 1), ('landlijn', 1), ('begrenzen', 3), ('woonruimte', 2), ('bestek', 2), ('winkelruimte', 1), ('ontsporing', 1), ('comfort', 1), ('doortrekken', 2), ('nieuwbouw', 1), ('hoofdweg', 1), ('expres', 1), ('mailtrein', 1), ('loods', 2), ('kipkar', 1), ('opslagplaats', 1), ('emplacement', 1), ('sneldienst', 1), ('scheepvaartverkeer', 2), ('bijgebouw', 1), ('hekwerk', 1), ('voorkamer', 1), ('achterkamer', 1), ('stremmen', 2), ('slaapvertrek', 2), ('opslaan', 1), ('spoorwegnet', 2), ('zijlijn', 2), ('zijspoor', 1), ('locomotief', 3), ('complex', 1), ('verkeers-', 1), ('aanliggen', 1), ('overloop', 1), ('bliksem', 1), ('bagagewagen', 1), ('restauratie', 1), ('etage', 1), ('geasphalteerd', 1), ('asphalteeren', 1), ('telefoonpaal', 1), ('zolder', 2), ('aangrenzen', 2), ('spoorwegverkeer', 1), ('goederentrein', 1), ('paardentram', 1), ('rangeerterrein', 1), ('spoorbaan', 1), ('truck', 2), ('ponton', 1), ('woner', 1), ('stallen', 2), ('reparatie', 1), ('derailleren', 1), ('pont', 1), ('overkappen', 1), ('projecteren', 1), ('afbraak', 1), ('alkoof', 1), ('herbouwen', 1), ('zeeweg', 1), ('spoorwegverbinding', 1), ('buurten', 1)</text:p>
          </table:table-cell>
          <table:table-cell table:style-name="ce4" office:value-type="string" calcext:value-type="string">
            <text:p>dorp, gas-, waterleiding, bewoner, bewonen, ruimte, huis, station, gebouw, restaureeren, huls, aanleggen, remmen, trein, afbranden, berg, terrein, spoorweglijn, kelder, bouwen, woning, traject, voertuig, keuken, verbinding, ontwerpen, aangrenzend, spoorweg, bouw, duin, waterweg, slaapkamer, tram, aanbesteding, verkeersweg, verbreeden, weg, voetpad, centraalstation, privaat, buizennet, grenzen, smids, bewoonde, stremming, kruising, komenden, steiger, stadsgedeelt, liui, onderhouden, uitbreidingsplan, ingebruikneming, berging, uitkopen, watertoren, route, rijverkeer, aanbouw, krot, arbeiderswoning, rijksgebouw, gebruikneming, kade, verkeer, rij-, bouwverordening, bauwen, aanbe, stopplaats, omheinen, gehucht, telefoongeleiding, huizenblok, spoorlijn, woonvertrek, woonkamer, aftimmeren, tender, landlijn, begrenzen, woonruimte, bestek, winkelruimte, ontsporing, comfort, doortrekken, nieuwbouw, hoofdweg, expres, mailtrein, loods, kipkar, opslagplaats, emplacement, sneldienst, scheepvaartverkeer, bijgebouw, hekwerk, voorkamer, achterkamer, stremmen, slaapvertrek, opslaan, spoorwegnet, zijlijn, zijspoor, locomotief, complex, verkeers-, aanliggen, overloop, bliksem, bagagewagen, restauratie, etage, geasphalteerd, asphalteeren, telefoonpaal, zolder, aangrenzen, spoorwegverkeer, goederentrein, paardentram, rangeerterrein, spoorbaan, truck, ponton, woner, stallen, reparatie, derailleren, pont, overkappen, projecteren, afbraak, alkoof, herbouwen, zeeweg, spoorwegverbinding, buurten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1877" calcext:value-type="float">
            <text:p>341877</text:p>
          </table:table-cell>
          <table:table-cell office:value-type="float" office:value="260" calcext:value-type="float">
            <text:p>260</text:p>
          </table:table-cell>
          <table:table-cell office:value-type="float" office:value="0.203846153846154" calcext:value-type="float">
            <text:p>0.20385</text:p>
          </table:table-cell>
          <table:table-cell office:value-type="float" office:value="0.213139018374032" calcext:value-type="float">
            <text:p>0.21314</text:p>
          </table:table-cell>
          <table:table-cell office:value-type="float" office:value="0.734615384615385" calcext:value-type="float">
            <text:p>0.73462</text:p>
          </table:table-cell>
          <table:table-cell office:value-type="float" office:value="0.915902499023135" calcext:value-type="float">
            <text:p>0.91590</text:p>
          </table:table-cell>
          <table:table-cell office:value-type="float" office:value="0.0615384615384615" calcext:value-type="float">
            <text:p>0.0615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ekleurde(1), exotisch(4), achtergrond(26), hottentot(3), koelie(2), gemengd(14), slavenschip(3), traditionele(7), slaaf(1), lilliputters(1), zigeuner(2), ras(3), bediende(3), inheems(10), tovenaar(2), blanke(2), eskimo's(3), koppensneller(1), negerrijk(1), onbeschaafdheid(1), inboorling(1), marron(14), wilde(1), berber(2), blank(4), gekleurd(4), medicijnmannen(2), queer(2), hottentotten(1), dwerg(7), wild(1), inboorlingen(1), indo-europeaan(4), mesties(4), moortje(1), zwartje(4), exotische(1), historisch(6), roots'(1), mongool(5), moslim(11), traditioneel(1), negerjongen(1), muzelmansche(1), meesterknecht(1), lilliputter(2), muzelmansch(1), barbaar(3), moslimsohe(1), inlander(1), negerslaven(2), medicijnman(2), mengras(3), pygmee(1), page(1), kaffer(2), kaukasisch(3), misvormden(3), stam(3), primitief(2), aziatische(2), kokkie(3), rassen(1), muzelman(2), mongoolse(1), aziatisch(5), inuit(3), zigeunermuziek(1), roots(3), dwerggroei(6), westers(1), slaven(2), knecht(1), hottentottenstam(1), en'marron(1), baboe(2), neger(2), gay(1), bosneger(1), ontdekken(1), metis'nachts(1), aapman(1), christelijkhistorischen(1), negerrestaurant(1), onbeschaafd(1), indiaan(2), landbouwersknecht(1), trans(1), halfbloed(3), mulat(2), indo(1), homo(1), gemengde(1), transport(1), historische(1)</text:p>
          </table:table-cell>
          <table:table-cell office:value-type="string" calcext:value-type="string">
            <text:p>('zwart', 51), ('wit', 49), ('wortel', 6), ('blauw', 28), ('bruin', 19), ('groen', 18), ('grof', 9), ('salade', 1), ('krop', 7), ('ui', 6), ('twijfelaar', 1), ('kwets', 2), ('spruiten', 3), ('reus', 11), ('grauw', 1), ('prei', 2), ('kriel', 1), ('rood', 24), ('kin', 8), ('kardoes', 1), ('aardappelen', 1), ('postelein', 3), ('bos', 11), ('srt', 3), ('rabarb', 1), ('sla', 2), ('augurken', 1), ('tomaat', 3), ('sla-', 1), ('cse', 1), ('geel', 12), ('biet', 3), ('kool', 7), ('boon', 5), ('meloen', 3), ('bonken', 1), ('perzik', 1), ('druif', 3), ('savoyekool', 1), ('pronkboon', 1), ('aalbes', 1), ('peer', 5), ('spinazie', 1), ('spruitkool', 1), ('appel', 3), ('keur', 2), ('roed', 1), ('reuzen-', 2), ('nep', 1), ('knol', 1), ('bes', 2), ('wortelen', 1), ('spruit', 1), ('tafelper', 1), ('stoofpeer', 1), ('oel', 1), ('savoye', 1), ('kers', 2), ('boonen', 2), ('snij-', 1), ('karweizaad', 1), ('erwt', 1), ('komkommer', 1), ('doperwten', 1), ('slaboon', 1), ('snijboon', 1), ('peul', 1), ('abrikoos', 1), ('framboos', 1), ('heot', 1), ('/and', 1), ('roodo', 1), ('groon', 1)</text:p>
          </table:table-cell>
          <table:table-cell office:value-type="string" calcext:value-type="string">
            <text:p>zwart, wit, wortel, blauw, bruin, groen, grof, salade, krop, ui, twijfelaar, kwets, spruiten, reus, grauw, prei, kriel, rood, kin, kardoes, aardappelen, postelein, bos, srt, rabarb, sla, augurken, tomaat, sla-, cse, geel, biet, kool, boon, meloen, bonken, perzik, druif, savoyekool, pronkboon, aalbes, peer, spinazie, spruitkool, appel, keur, roed, reuzen-, nep, knol, bes, wortelen, spruit, tafelper, stoofpeer, oel, savoye, kers, boonen, snij-, karweizaad, erwt, komkommer, doperwten, slaboon, snijboon, peul, abrikoos, framboos, heot, /and, roodo, groon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2099" calcext:value-type="float">
            <text:p>342099</text:p>
          </table:table-cell>
          <table:table-cell office:value-type="float" office:value="180" calcext:value-type="float">
            <text:p>180</text:p>
          </table:table-cell>
          <table:table-cell office:value-type="float" office:value="0.227777777777778" calcext:value-type="float">
            <text:p>0.22778</text:p>
          </table:table-cell>
          <table:table-cell office:value-type="float" office:value="0.0752979064846231" calcext:value-type="float">
            <text:p>0.07530</text:p>
          </table:table-cell>
          <table:table-cell office:value-type="float" office:value="0.727777777777778" calcext:value-type="float">
            <text:p>0.72778</text:p>
          </table:table-cell>
          <table:table-cell office:value-type="float" office:value="0.917309470007117" calcext:value-type="float">
            <text:p>0.91731</text:p>
          </table:table-cell>
          <table:table-cell office:value-type="float" office:value="0.0444444444444444" calcext:value-type="float">
            <text:p>0.0444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kaukasisch(2), achtergrond(12), traditioneel(1), barbarlje(2), onbeschaafd(4), ras(2), negers(1), koppensneller(2), volbloed(2), bediende(3), moslim(4), knecht(3), marron(10), bosneger(3), inboorling(3), moslims(1), roots(4), queer(4), barbaren(1), historisch(3), negerslaven(6), gemengd(5), slavenhandel(1), afgod(1), handicap(1), slavenschip(4), eskimo's(6), indische(1), dwerg(1), groothistorische(1), traditionele(4), inheems(4), gay(1), barbaar(1), aziatisch(4), aboriginal(1), rassen(1), halfbloed(2), pygmee(1), inlandsche(3), gekleurd(2), eskimo(2), indisch(1), slaven(2), mongoolsohc(1), primitief(3), indo-europeaan(4), boesman(2), negerrijk(2), misvormden(2), muzelman(1), inheemse(1), aapman(1), mesties(3), inboorlingen(1), dwerggroei(5), stam(4), koelie(2), wilde(1), kokkie(1), berber(2), lilliputter(1), ontdekken(2), zigeuners(1), eskimoverhalen(1), zigeunermuziek(1), inheemsche(1), koelied(1), inuit(2), slaaf(1), lesbisch(2), westers(1), indo(1), page(2), verraste(1), baboe(1), neger(1), inlander(1)</text:p>
          </table:table-cell>
          <table:table-cell office:value-type="string" calcext:value-type="string">
            <text:p>('schipper', 5), ('sheffield', 1), ('dobberen', 2), ('visscher', 4), ('vuurtoren', 1), ('sleepboot', 1), ('opvarende', 4), ('zinken', 6), ('boot', 16), ('wisconsin', 1), ('sevilla', 1), ('zuid-wales', 1), ('amazone', 6), ('matroos', 8), ('binnenkomen', 4), ('brik', 2), ('lincoln', 3), ('nieuwediep', 1), ('wal', 15), ('bemanning', 13), ('gezagvoerder', 3), ('kano', 3), ('hereford', 2), ('bemannen', 2), ('meren', 2), ('graafschap', 2), ('aanbrachten', 1), ('bakenen', 2), ('hector', 2), ('sands', 1), ('peak', 1), ('motorschip', 1), ('ijmuiden', 1), ('stoomboo', 1), ('lossen', 9), ('vaartuig', 6), ('kaiser', 1), ('polk', 2), ('zeeman', 8), ('kaper', 3), ('downshire', 1), ('barkschip', 1), ('volta', 2), ('herkules', 1), ('kent', 2), ('dok', 6), ('urnuiden', 1), ('arizona', 1), ('homestead', 1), ('booi', 1), ('surrey', 1), ('pullman', 1), ('motorboot', 2), ('veerboot', 1), ('woolwich', 1), ('nero', 1), ('sleep', 1), ('nansen', 2), ('motorschoener', 1), ('dayton', 1), ('zeegat', 2), ('scheepsbouw', 1), ('proefvaart', 1), ('bark', 1), ('bevaart', 1), ('schuit', 2), ('glasgow', 1), ('oppikken', 2), ('zeilvaartuig', 1), ('loodsschoener', 1), ('texelsch', 2), ('overtocht', 1), ('dorado', 1), ('scheepsjongen', 1), ('ronddrijven', 1), ('sloep', 1), ('ottawa', 1), ('birmingham', 1), ('alabama', 1), ('schepeling', 2), ('baken', 1), ('scb', 2), ('bay', 2), ('thos', 2), ('maya', 1), ('charente', 1), ('assistentie', 1), ('bevoer', 1), ('salamander', 1), ('loch', 1), ('butt', 1), ('roeiboot', 2), ('pier', 1), ('bolton', 1), ('sola', 1), ('boorden', 2), ('thistle', 1), ('hasting', 1), ('jefferson', 1), ('dalton', 1), ('nevada', 1), ('willow', 1), ('buffalo', 1)</text:p>
          </table:table-cell>
          <table:table-cell office:value-type="string" calcext:value-type="string">
            <text:p>schipper, sheffield, dobberen, visscher, vuurtoren, sleepboot, opvarende, zinken, boot, wisconsin, sevilla, zuid-wales, amazone, matroos, binnenkomen, brik, lincoln, nieuwediep, wal, bemanning, gezagvoerder, kano, hereford, bemannen, meren, graafschap, aanbrachten, bakenen, hector, sands, peak, motorschip, ijmuiden, stoomboo, lossen, vaartuig, kaiser, polk, zeeman, kaper, downshire, barkschip, volta, herkules, kent, dok, urnuiden, arizona, homestead, booi, surrey, pullman, motorboot, veerboot, woolwich, nero, sleep, nansen, motorschoener, dayton, zeegat, scheepsbouw, proefvaart, bark, bevaart, schuit, glasgow, oppikken, zeilvaartuig, loodsschoener, texelsch, overtocht, dorado, scheepsjongen, ronddrijven, sloep, ottawa, birmingham, alabama, schepeling, baken, scb, bay, thos, maya, charente, assistentie, bevoer, salamander, loch, butt, roeiboot, pier, bolton, sola, boorden, thistle, hasting, jefferson, dalton, nevada, willow, buffalo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41415" calcext:value-type="float">
            <text:p>341415</text:p>
          </table:table-cell>
          <table:table-cell office:value-type="float" office:value="251" calcext:value-type="float">
            <text:p>251</text:p>
          </table:table-cell>
          <table:table-cell office:value-type="float" office:value="0.219123505976096" calcext:value-type="float">
            <text:p>0.21912</text:p>
          </table:table-cell>
          <table:table-cell office:value-type="float" office:value="0.0831970818707925" calcext:value-type="float">
            <text:p>0.08320</text:p>
          </table:table-cell>
          <table:table-cell office:value-type="float" office:value="0.733067729083665" calcext:value-type="float">
            <text:p>0.73307</text:p>
          </table:table-cell>
          <table:table-cell office:value-type="float" office:value="0.921190122257666" calcext:value-type="float">
            <text:p>0.92119</text:p>
          </table:table-cell>
          <table:table-cell office:value-type="float" office:value="0.047808764940239" calcext:value-type="float">
            <text:p>0.0478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raditioneel(6), achtergrond(11), barbarlje(1), slaven(3), indo-europeaan(4), lilliputters(1), bosneger(4), inheems(19), historisch(12), primitief(1), blanke(1), roma(1), marron(14), pygmee(1), moslim(7), misvormden(2), inheemsche(2), queer(3), gemengd(4), volkstammen(1), exotisch(4), ras(3), negerslaven(4), moslimsche(1), stam(3), neger(4), mulat(3), ontdekken(2), barbaar(5), dwerg(3), traditionele(13), inboorling(1), dwerggroei(7), kaukasisch(1), kokkie(2), slaaf(3), gay(1), tovenaar(1), lilliputter(2), indisch(1), baboe(3), slavenschip(3), islamiet(3), halfbloed(3), koppensneller(3), inheemse(2), marron'(1), marrons(2), eskimo(3), indiaan(1), metis'(1), inlander(1), afgodsbeeldje(1), muzelman'(1), blank(2), knecht(1), roots(3), historische(1), indo(1), inheemsebe(1), allochtoon(1), moor(2), inuit(3), aziatische(4), aziatisch(5), mesties(1), zwartje(1), barbaarschheid(1), eskimo's(1), kaffer(1), kaffers(1), dienstknechts(1), afkomst(1), bediende(1), bedienden(1), moslims(2), aboriginal(2), handicap(1), medicijnman(1), indische(1), kwinti(1), mengras(1), berber(2), gekleurd(1), inlandsche(2), metis(3), zigeuners(3), koelie(1), gemengde(1), onbeschaafd(1), aapman(1), volbloed(1), jakarta(1), mongool(1)</text:p>
          </table:table-cell>
          <table:table-cell office:value-type="string" calcext:value-type="string">
            <text:p>('wen', 4), ('lio', 4), ('lot', 35), ('tol', 8), ('gel', 4), ('ongel', 1), ('ker', 3), ('ie-', 1), ('rt', 2), ('eerd', 1), ('bannen', 1), ('ler', 12), ('tier', 6), ('bersen', 1), ('vin', 4), ('av', 1), ('tic', 2), ('taf', 2), ('.oor', 1), ('nj', 1), ('iin', 2), ('gei', 2), ('.ie', 4), ('lic', 5), ('eie', 1), ('vsn', 2), ('bil', 5), ('ent', 3), ('ier', 5), ('/al', 1), ('tet', 4), ('tra', 3), ('v.e', 1), ('con', 6), ('orj', 1), ('era', 3), ('rooi', 2), ('cat', 1), ('rak', 1), ('e.i', 1), ('vle', 1), ('tut', 1), ('c.n', 1), ('rag', 2), ('fei', 2), ('tro', 1), ('vog', 1), ('iot', 2), ('.le', 4), ('iaal', 1), ('nd', 1), ('zim', 1), ('lon', 6), ('scn', 1), ('hng', 1), ('ode', 1), ('jin', 2), ('nde', 3), ('kot', 2), ('-in', 2), ('toi', 1), ('icn', 1), ('tie', 5), ('eld', 3), ('v.ui', 1), ('.in', 2), ('aani', 1), ('enk', 4), ('hte', 1), ('ul', 1), ('tle', 1), ('lellen', 1), ('ken-', 1), ('e-n', 2), ('jer', 2), ('bind', 1), ('tea', 1), ('de/e', 1), ('rei', 3), ('lvan', 2), ('ere', 2), ('he-', 1), ('iiig', 1), ('ern', 4), ('kor', 1), ('vitten', 1), ('aas', 1), ('ron', 4), ('al-', 2), ('ter-', 1), ('inj', 2), ('vri', 1), ('iers', 1), ('vtn', 1), ('taa', 3), ('lan', 4), ('ike', 1), ('bied', 1), ('onen', 1), ('vut', 1), ('yah', 1), ('lallen', 2), ('wem', 1), ('erk', 1), ('vra', 1), ('lerd', 1), ('geh', 1), ('hor', 1), ('jot', 1), ('nen', 2), ('iten', 1), ('roo', 1), ('hes', 1), ('-er', 1), ('irn', 1), ('aad', 1), ('iek', 1), ('ir', 2), ('minnen', 1), ('d&gt;-', 1), ('tarren', 1), ('lorren', 1), ('denden', 1), ('v.n', 1), ('loei', 1), ('koten', 1), ('raa', 2), ('lar', 1), ('teling', 1), ('a.m', 1), ('oren', 1), ('ers', 1), ('indeling', 1), ('vraat', 1), ('log', 1), ('tte', 1)</text:p>
          </table:table-cell>
          <table:table-cell office:value-type="string" calcext:value-type="string">
            <text:p>wen, lio, lot, tol, gel, ongel, ker, ie-, rt, eerd, bannen, ler, tier, bersen, vin, av, tic, taf, .oor, nj, iin, gei, .ie, lic, eie, vsn, bil, ent, ier, /al, tet, tra, v.e, con, orj, era, rooi, cat, rak, e.i, vle, tut, c.n, rag, fei, tro, vog, iot, .le, iaal, nd, zim, lon, scn, hng, ode, jin, nde, kot, -in, toi, icn, tie, eld, v.ui, .in, aani, enk, hte, ul, tle, lellen, ken-, e-n, jer, bind, tea, de/e, rei, lvan, ere, he-, iiig, ern, kor, vitten, aas, ron, al-, ter-, inj, vri, iers, vtn, taa, lan, ike, bied, onen, vut, yah, lallen, wem, erk, vra, lerd, geh, hor, jot, nen, iten, roo, hes, -er, irn, aad, iek, ir, minnen, d&gt;-, tarren, lorren, denden, v.n, loei, koten, raa, lar, teling, a.m, oren, ers, indeling, vraat, log, tte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2113" calcext:value-type="float">
            <text:p>342113</text:p>
          </table:table-cell>
          <table:table-cell office:value-type="float" office:value="489" calcext:value-type="float">
            <text:p>489</text:p>
          </table:table-cell>
          <table:table-cell office:value-type="float" office:value="0.204498977505112" calcext:value-type="float">
            <text:p>0.20450</text:p>
          </table:table-cell>
          <table:table-cell office:value-type="float" office:value="0.121616378034733" calcext:value-type="float">
            <text:p>0.12162</text:p>
          </table:table-cell>
          <table:table-cell office:value-type="float" office:value="0.742331288343558" calcext:value-type="float">
            <text:p>0.74233</text:p>
          </table:table-cell>
          <table:table-cell office:value-type="float" office:value="0.925487978826111" calcext:value-type="float">
            <text:p>0.92549</text:p>
          </table:table-cell>
          <table:table-cell office:value-type="float" office:value="0.0531697341513292" calcext:value-type="float">
            <text:p>0.0531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egerslaven(7), dwerggroei(14), marrons(6), mongoolse(1), kokkie(8), historisch(8), zigeuner(5), negerrijk(3), inboorling(5), inheems(30), moslims(4), achtergrond(22), barbaren(6), indo-europeaan(27), mesties(3), wilde(2), slaaf(10), neger(3), roots'(1), gekleurd(3), onbeschaafd(6), aboriginal(4), etniciteit(1), bosneger(3), indisch(2), lilliputter(3), indo(4), wild(5), medicijnman(7), exotisch(8), traditionele(19), koppensneller(4), zimbabwe(2), eskimobediende(1), page(4), afgod(3), inheems'che(1), stammen(1), misvormden(1), inheemse(3), gemengde(1), berber(2), hottentot(6), kaffers(3), inuit(4), barbaarschheid(1), inboorlingen(2), moslim(12), historische(2), pygmee(6), marron(10), mengras(1), tovenaar(2), primitief(2), stam(4), gemengd(22), volbloed(3), dwerg(3), aziatisch(21), barbaar(2), negerrestaurant(1), eskimo(6), mulat(3), mongool(7), boesman(3), lesbisch(2), inlanders(2), medicijnmannen(1), christelijkhistorisch'(1), moord(1), wilden(1), gemengden(1), inheemsche(2), halfbloed(5), historischcn(1), kaffer(4), roots(6), eskimo's(2), aziatische(5), aapman(2), muzelman(1), jakarta(1), queer(1), blank(3), homo(1), zigeunerbende(1), lilliputters(2), baboe(4), koelie(2), slaven(1), blanke(1), slavenschip(3), aziatischejgeit(2), hottentotten(2), gekleurde(1), volkstammen(1), zimbabwecultuur(1), meesterknecht(1), zwartje(4), afgodsbeeldje(1), ontdekken(3), praehistorische(1), kaukasisch(2), bediende(2), afgodisch(1), eskimoverhalen(1), metis'nachts(1), traditioneel(2), kafferhoofdman(1), islamiet(2), indiaan(2), knecht(2), exotische(1), koppensnellers(1), jachtwild(1), inlandsche(1), rassenhaat(1), negervrees(1), rassen(1), allochtoon(1), inheemsch(1), handicapper(1), afkomst(1), zigeunermuziek(1), ras(1), dwergeu(1), trans(1), moor(2), stamboek(1), inlander(2)</text:p>
          </table:table-cell>
          <table:table-cell office:value-type="string" calcext:value-type="string">
            <text:p>('mesten', 1), ('grond', 72), ('uitrusting', 3), ('bederven', 6), ('kleven', 1), ('ruiken', 4), ('rotten', 4), ('vochtig', 3), ('huid', 9), ('klimaat', 15), ('vruchtbaar', 6), ('kluitkalk', 1), ('vervaardigen', 12), ('aap', 7), ('bloeien', 10), ('schildpad', 1), ('stengel', 5), ('plukken', 2), ('schors', 3), ('zaad', 8), ('bast', 1), ('plant', 19), ('tropisch', 10), ('vrucht', 17), ('roodheid', 2), ('smaak', 10), ('verhemelte', 2), ('bestrijdingsmiddel', 2), ('suikerriet', 2), ('akker', 9), ('rijp', 5), ('bij', 3), ('vocht', 3), ('droppel', 1), ('geestrijk', 1), ('beren', 2), ('microscopisch', 3), ('rooien', 2), ('wegwerpen', 1), ('beest', 8), ('gras', 4), ('vogel', 12), ('kruit', 4), ('plantensoort', 2), ('mengsel', 5), ('droog', 6), ('wild', 10), ('opscheppen', 1), ('zijderups', 2), ('smaken', 4), ('beschot', 1), ('planten', 4), ('slak', 1), ('klei', 2), ('mug', 1), ('broeden', 3), ('houtsoort', 2), ('regenworm', 2), ('kat', 12), ('srond', 1), ('luchtpijp', 1), ('bestanddeel', 3), ('jakhals', 2), ('roofdier', 8), ('varieteit', 2), ('vuil', 9), ('verdrogen', 2), ('verdord', 2), ('alcohol', 6), ('begieten', 1), ('roesten', 1), ('hyena', 1), ('wegzuigen', 1), ('mest', 1), ('vellen', 4), ('ruik', 2), ('handvol', 2), ('e.d.', 3), ('tijger', 9), ('panter', 6), ('zuiveren', 2), ('presenteeren', 1), ('spin', 2), ('vleermuis', 1), ('dragee', 1), ('gewas', 4), ('voorwereldlijk', 1), ('vegen', 1), ('opeten', 5), ('nest', 3), ('onkruid', 2), ('heet', 3), ('zuivering', 1), ('snoeien', 1), ('koningstijger', 3), ('smakelijk', 2), ('voorzetten', 3), ('groenvoer', 1), ('brandnetel', 1), ('verrotten', 1), ('vermenging', 6), ('tablet', 1), ('teelt', 1), ('wrijven', 3), ('natt', 1), ("sawah'", 1), ('verbouwen', 4), ('volume', 2), ('zuigen', 1), ('visschen', 4), ('rendier', 2), ('dorstig', 1), ('uitdrogen', 1), ('ijsbeer', 2), ('onrein', 3), ('onreinheid', 1), ('beesten', 1), ('slikken', 2), ('bevriezen', 2), ('telen', 9), ('eetbaar', 2), ('strooien', 2), ('kaf', 2), ('korrel', 1), ('lont', 2), ('grasland', 1), ('zode', 1), ('geurig', 1), ('inplanten', 2), ('erj', 1), ('binnenhalen', 1), ('schelp', 1), ('overwinteren', 1), ('rijpen', 4), ('drenken', 2), ('recept', 2), ('geur', 2), ('wijfje', 4), ('zaaien', 4), ('uitstrooien', 2), ('kluifje', 1), ('luipaard', 2), ('vruchtbaren', 1), ('druppel', 1), ('papegaai', 1), ('roerdomp', 1), ('parkiet', 1), ('kraaien', 1), ('zaailing', 1), ('kikvorsch', 1), ('insect', 3), ('vischje', 3), ('weide', 1), ('bruinachtig', 1), ('stinken', 1), ('vergiftig', 1), ('springstof', 2), ('cobra', 1), ('spurrie', 1), ('klaver', 2), ('bezaaien', 2), ('kookboek', 1), ('afval', 2), ('kever', 1), ('walvisch', 1), ('gedroogden', 1), ('riet', 3), ('doorsijpelen', 1), ('ontdoen', 4), ('verdelger', 1), ('humus', 1), ('schimmel', 3), ('krullot', 1), ('dampen', 2), ('vezel', 2), ('werkbij', 1), ('verorberen', 1), ('meeuw', 1), ('omscheppen', 2), ('luchtstreek', 1), ('bereiding', 3), ('opslorpen', 1), ('malsch', 1), ('laven', 2), ('gisten', 1), ('stam-', 1), ('rups', 2), ('hengelaar', 1), ('snoepen', 1), ('lekkerbek', 1), ('veulenen', 1), ('reptiel', 1), ('aanplanting', 1), ('curve', 1), ('onrijp', 2), ('herten', 1), ('eikel', 1), ('plantaardig', 1), ('aanplanten', 1), ('bijvoeren', 1), ('rubberboom', 1), ('welig', 1), ('sprinkhaan', 1), ('steriel', 1), ('zwijn', 1), ('opdrogen', 1), ('mtet', 1), ('oplosbaar', 1), ('buskruit', 2), ('uitdeelen', 1), ('verbouw', 1), ('voordeeligst', 1), ('heleboel', 1), ('ontdo', 1), ('gentiaan', 2), ('damp', 1), ('rieken', 1), ('roet', 1), ('merk', 2), ('stekken', 1), ('onsmakelijk', 2), ('ontluiken', 1), ('voedingsstof', 1), ('voederen', 1), ('alfalfa', 1), ('subtropisch', 1), ('hoofdbestanddeel', 1), ('me', 1), ('uitzaaien', 1), ('winterkoren', 1), ('padi-aanplant', 1), ('bg', 1), ('bloedhond', 1), ('rat', 2), ('ploegen', 2), ('bassen', 1), ('cocon', 1), ('holbewoner', 1), ('conserveren', 1), ('poeder', 1), ('watermerk', 1), ('sappig', 2), ('bestraling', 1), ('schral', 1), ('dorschen', 1), ('kostje', 1), ('roofvogel', 1), ('kangoeroe', 1), ('hect', 1), ('beweiden', 1), ('ether', 1), ('voed', 1), ('hoofdvoedsel', 1), ('bereidingswijze', 1), ('filtreren', 1), ('tuit', 1)</text:p>
          </table:table-cell>
          <table:table-cell office:value-type="string" calcext:value-type="string">
            <text:p>mesten, grond, uitrusting, bederven, kleven, ruiken, rotten, vochtig, huid, klimaat, vruchtbaar, kluitkalk, vervaardigen, aap, bloeien, schildpad, stengel, plukken, schors, zaad, bast, plant, tropisch, vrucht, roodheid, smaak, verhemelte, bestrijdingsmiddel, suikerriet, akker, rijp, bij, vocht, droppel, geestrijk, beren, microscopisch, rooien, wegwerpen, beest, gras, vogel, kruit, plantensoort, mengsel, droog, wild, opscheppen, zijderups, smaken, beschot, planten, slak, klei, mug, broeden, houtsoort, regenworm, kat, srond, luchtpijp, bestanddeel, jakhals, roofdier, varieteit, vuil, verdrogen, verdord, alcohol, begieten, roesten, hyena, wegzuigen, mest, vellen, ruik, handvol, e.d., tijger, panter, zuiveren, presenteeren, spin, vleermuis, dragee, gewas, voorwereldlijk, vegen, opeten, nest, onkruid, heet, zuivering, snoeien, koningstijger, smakelijk, voorzetten, groenvoer, brandnetel, verrotten, vermenging, tablet, teelt, wrijven, natt, sawah', verbouwen, volume, zuigen, visschen, rendier, dorstig, uitdrogen, ijsbeer, onrein, onreinheid, beesten, slikken, bevriezen, telen, eetbaar, strooien, kaf, korrel, lont, grasland, zode, geurig, inplanten, erj, binnenhalen, schelp, overwinteren, rijpen, drenken, recept, geur, wijfje, zaaien, uitstrooien, kluifje, luipaard, vruchtbaren, druppel, papegaai, roerdomp, parkiet, kraaien, zaailing, kikvorsch, insect, vischje, weide, bruinachtig, stinken, vergiftig, springstof, cobra, spurrie, klaver, bezaaien, kookboek, afval, kever, walvisch, gedroogden, riet, doorsijpelen, ontdoen, verdelger, humus, schimmel, krullot, dampen, vezel, werkbij, verorberen, meeuw, omscheppen, luchtstreek, bereiding, opslorpen, malsch, laven, gisten, stam-, rups, hengelaar, snoepen, lekkerbek, veulenen, reptiel, aanplanting, curve, onrijp, herten, eikel, plantaardig, aanplanten, bijvoeren, rubberboom, welig, sprinkhaan, steriel, zwijn, opdrogen, mtet, oplosbaar, buskruit, uitdeelen, verbouw, voordeeligst, heleboel, ontdo, gentiaan, damp, rieken, roet, merk, stekken, onsmakelijk, ontluiken, voedingsstof, voederen, alfalfa, subtropisch, hoofdbestanddeel, me, uitzaaien, winterkoren, padi-aanplant, bg, bloedhond, rat, ploegen, bassen, cocon, holbewoner, conserveren, poeder, watermerk, sappig, bestraling, schral, dorschen, kostje, roofvogel, kangoeroe, hect, beweiden, ether, voed, hoofdvoedsel, bereidingswijze, filtreren, tui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roduction and trade</text:p>
          </table:table-cell>
          <table:table-cell table:style-name="ce1" office:value-type="float" office:value="342092" calcext:value-type="float">
            <text:p>342092</text:p>
          </table:table-cell>
          <table:table-cell table:style-name="ce1" office:value-type="float" office:value="276" calcext:value-type="float">
            <text:p>276</text:p>
          </table:table-cell>
          <table:table-cell table:style-name="ce13" office:value-type="float" office:value="0.228260869565217" calcext:value-type="float">
            <text:p>0.22826</text:p>
          </table:table-cell>
          <table:table-cell table:style-name="ce13" office:value-type="float" office:value="0.033577542770475" calcext:value-type="float">
            <text:p>0.03358</text:p>
          </table:table-cell>
          <table:table-cell table:style-name="ce13" office:value-type="float" office:value="0.731884057971014" calcext:value-type="float">
            <text:p>0.73188</text:p>
          </table:table-cell>
          <table:table-cell table:style-name="ce13" office:value-type="float" office:value="0.935591035400103" calcext:value-type="float">
            <text:p>0.93559</text:p>
          </table:table-cell>
          <table:table-cell table:style-name="ce13" office:value-type="float" office:value="0.0398550724637681" calcext:value-type="float">
            <text:p>0.03986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kaukasisch(5), blanke(1), inheems(20), negerslaven(7), blank(3), primitief(3), marron(6), inboorlingen(2), afgod(4), inlander(3), baboe(1), lilliputter(5), slaven(2), negerrijk(1), handicap(3), traditionele(6), indo-europeaan(8), gemengd(17), bosneger(3), mulat(3), stam(1), aziatisch(17), indo(2), slaaf(5), volbloedras(1), kaffer(3), historisch(8), aziatischejgeit(2), hottentotten(1), indiaan(4), bediendepmijnneer(1), exotisch(1), bediende(4), slavenschip(5), barbaren(5), eskimo's(1), wild(2), volbloed(3), ontdekken(3), mesties(3), zigeuner(2), zwartje(5), meesterknecht(1), achtergrond(9), kokkie(1), grootste(1), inlandsche(2), medicijnman(4), slaaft(1), koelie(1), indo-europeaans(1), gekleurd(3), inheemse(2), historische(1), mengras(3), traditioneel(2), aziatische(4), page(2), dwerg(3), inheemsch(1), eskimo(1), inheems'che(1), moslim(6), misvormden(1), onbeschaafd(2), afkomst(2), kaffers(3), bedienden(2), aboriginal(1), knecht(2), kwinti(1), koelies(1), dwerggroei(1), volbloedpaard(1), eskimoverhalen(1), zigeuners(1), zigeunermuziek(1), barbaarsche(1), moslims(2), kafferhoofdman(1), barbaar(1), koelied(1), berber(4), jokjakarta(1), tovenaar(1), indisch(1), halfbloed(2), zimbabwecultuur(1), mongoolse(1), muzelman(1), pygmee(1), transport(1), mongool(1), queer(1), inuit(1), moor(1)</text:p>
          </table:table-cell>
          <table:table-cell table:style-name="ce1" office:value-type="string" calcext:value-type="string">
            <text:p>('waardeloos', 8), ('brief', 23), ('postzegel', 3), ('voorraad', 11), ('bestelling', 1), ('handelaar', 6), ('kaart', 11), ('looier', 1), ('product', 12), ('ducten', 1), ('leveren', 40), ('vertoon', 4), ('produceren', 4), ('rijstoogst', 1), ('voortbrengsel', 4), ('afleveren', 2), ('exporteur', 1), ('oogst', 9), ('groothandelaar', 1), ('overbreng', 2), ('landbouwgebied', 1), ('schaffen', 3), ('hoeveelheid', 14), ('distributiebonboe', 2), ('koop', 7), ('petroleumzegel', 1), ('bon', 6), ('verkrijgbaar', 2), ('tijdvak', 1), ('geldig', 2), ('koopen', 9), ('voorhanden', 5), ('import', 2), ('kopergeld', 1), ('importeren', 7), ('levensmiddelen', 6), ('rantsoen', 2), ('boerenbedrijf', 1), ('toebehoorenen', 1), ('consent', 1), ('enveloppe', 1), ('kopen', 10), ('goedkooper', 1), ('houdster', 1), ('pluimvee', 4), ('vervoor', 1), ('nummeren', 1), ('kleinhandelaar', 2), ('verkopen', 19), ('consumptie', 2), ('opdrachtgever', 2), ('opkopen', 1), ('fabrikaat', 3), ('zegel', 2), ('mondkost', 1), ('aankopen', 5), ('suikeroogst', 1), ('franco', 4), ('bouwbedrijf', 1), ('kleinhandel', 2), ('zuivel', 1), ('middelmatig', 1), ('tuinbouw', 4), ('veestapel', 2), ('voorhand', 1), ('naamkaart', 1), ('grondstof', 5), ('land-', 4), ('verbruiken', 1), ('scheepslading', 1), ('trouwboekje', 1), ('gratis', 4), ('verzending', 1), ('aanschaffen', 4), ('goedkoop', 5), ('bestellen', 1), ('l.c.o.', 1), ('verkoopen', 6), ('leverancier', 1), ('afnemer', 1), ('goedkoopte', 1), ('fabriceren', 2), ('handelaars', 1), ('vervoer', 5), ('produceeren', 1), ('kaarten', 1), ('adresseren', 1), ('fabrikant', 1), ('koopwaar', 1), ('veehouderij', 1), ('afhalen', 1), ('bons', 2), ('opkooper', 1), ('aanschaf', 1), ('voedingsmiddel', 1), ('briefkaart', 1), ('stempelen', 1), ('verruilen', 1), ('kosteloos', 1), ('opium', 2), ('meubelindustrie', 1), ('quantum', 1), ('goedkoopen', 1), ('veeteelt', 1), ('toevoer', 1)</text:p>
          </table:table-cell>
          <table:table-cell table:style-name="ce4" office:value-type="string" calcext:value-type="string">
            <text:p>waardeloos, brief, postzegel, voorraad, bestelling, handelaar, kaart, looier, product, ducten, leveren, vertoon, produceren, rijstoogst, voortbrengsel, afleveren, exporteur, oogst, groothandelaar, overbreng, landbouwgebied, schaffen, hoeveelheid, distributiebonboe, koop, petroleumzegel, bon, verkrijgbaar, tijdvak, geldig, koopen, voorhanden, import, kopergeld, importeren, levensmiddelen, rantsoen, boerenbedrijf, toebehoorenen, consent, enveloppe, kopen, goedkooper, houdster, pluimvee, vervoor, nummeren, kleinhandelaar, verkopen, consumptie, opdrachtgever, opkopen, fabrikaat, zegel, mondkost, aankopen, suikeroogst, franco, bouwbedrijf, kleinhandel, zuivel, middelmatig, tuinbouw, veestapel, voorhand, naamkaart, grondstof, land-, verbruiken, scheepslading, trouwboekje, gratis, verzending, aanschaffen, goedkoop, bestellen, l.c.o., verkoopen, leverancier, afnemer, goedkoopte, fabriceren, handelaars, vervoer, produceeren, kaarten, adresseren, fabrikant, koopwaar, veehouderij, afhalen, bons, opkooper, aanschaf, voedingsmiddel, briefkaart, stempelen, verruilen, kosteloos, opium, meubelindustrie, quantum, goedkoopen, veeteelt, toevoer</text:p>
          </table:table-cell>
          <table:table-cell table:number-columns-repeated="101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342002" calcext:value-type="float">
            <text:p>342002</text:p>
          </table:table-cell>
          <table:table-cell table:style-name="ce2" office:value-type="float" office:value="940" calcext:value-type="float">
            <text:p>940</text:p>
          </table:table-cell>
          <table:table-cell table:style-name="ce14" office:value-type="float" office:value="0.209574468085106" calcext:value-type="float">
            <text:p>0.20957</text:p>
          </table:table-cell>
          <table:table-cell table:style-name="ce14" office:value-type="float" office:value="0.0207805109181545" calcext:value-type="float">
            <text:p>0.02078</text:p>
          </table:table-cell>
          <table:table-cell table:style-name="ce14" office:value-type="float" office:value="0.747872340425532" calcext:value-type="float">
            <text:p>0.74787</text:p>
          </table:table-cell>
          <table:table-cell table:style-name="ce14" office:value-type="float" office:value="0.941311972427198" calcext:value-type="float">
            <text:p>0.94131</text:p>
          </table:table-cell>
          <table:table-cell table:style-name="ce14" office:value-type="float" office:value="0.0425531914893617" calcext:value-type="float">
            <text:p>0.04255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kaukasisch(7), barbaren(14), negerslaven(7), slaven(7), dwerggroei(17), indo-europeaan(41), marrons(8), mongoolse(2), inheems(29), kokkie(3), moslim(41), exotisch(11), achtergrond(57), gemengd(28), negers(2), onbeschaafdheid(1), moslims(8), berber(4), moord(1), traditionele(42), rassen(1), inheemsche(6), gekleurd(9), wild(6), medicijnman(4), barbaar'sche(1), halfbloedjes(1), neger(8), wilde(4), slaaf(12), roots'(1), historisch(35), aziatisch(40), hottentotten(4), indische(2), onbeschaafd(8), afgod(6), gay(1), marron(27), inheemsen(2), indo(9), traditioneelen(1), mongoolsche(1), blank(9), historische(8), indiaan(7), zigeunerin(2), koppensneller(7), eskimo's(5), eskimobediende(1), afkomst(10), primitief(7), kaffer(8), inheemsebe(1), slavenschip(9), moor(3), misvormden(8), etniciteit(1), gemengde(3), voorhistorische(1), kaffers(4), aziatische(4), mesties(9), inboorlingen(4), volbloed(4), page(3), stam(6), koelie(7), zigeunerbende(2), volbloed'(1), inlander(6), moslimscho(1), tovenaar(2), barbarlje(1), queer(5), islamiet(8), ontdekken(10), metis(4), zigeuners(5), hottentot(8), bediende(4), inlandsche(4), moslimsche(3), negerrestaurant(1), barbaar(8), baboe(9), inheemschen(4), halfbloed(9), inuit(8), pygmee(8), inheemse(1), zwartje(10), mulat(6), mongool(7), lesbisch(6), homo(5), onbeschaafd'to(1), boesman(2), moor'en(1), moslimsch(1), aboriginal(2), ras(4), dwergen(2), negerrijk(5), roots(3), zigeunermuziek(4), medicijnmannen(1), mengras(3), handicap(6), zigeuner(5), traditioneel(3), dwerg(6), eskimo(4), historischcn(1), indolonten(1), inheems'che(2), bedienden(2), aapman(3), stamgenoot(1), koelies(3), indonesi(1), pygmeeen(1), hottentottenstam(1), lesbische(1), wereldhistorische(1), negercultuur(5), barbaarsche(1), knecht(6), indisch(5), muzelman(4), inboorling(5), batavia(1), lilliputters(2), dienstknecht(1), bosneger(3), blanke(1), aziatischejgeit(2), indostijl(1), volkstammen(1), schildersknecht(1), meesterknecht(1), lilliputter(6), afgodsbeeldje(1), muzelman'(1), slaven'(1), muzelmannen(1), exotische(1), volbloeden(1), metis'nachts(1), k'mesties(2), islamieten(1), roma(1), eenhistorisch(1), jachtwild(1), slavenhandel(1), moslimsohe(1), inheemsch(1), indiaansch(1), westers(1), historischen(1), dwergeu(1), stammen(1), grootst(1), indischen(1), galeislaven(1), winkelknechten(1), transport(1), mulattin(1)</text:p>
          </table:table-cell>
          <table:table-cell table:style-name="ce2" office:value-type="string" calcext:value-type="string">
            <text:p>('wijze', 95), ('hunne', 57), ('krijgen', 123), ('oogenblik', 69), ('vernem', 2), ('kant', 47), ('eindelijk', 30), ('aanleiding', 38), ('daarover', 16), ('zooal', 99), ('richting', 33), ('mee', 63), ('hooien', 5), ('diens', 18), ('ontlenen', 12), ('deelen', 16), ('hunnen', 7), ('hooren', 34), ('zijde', 40), ('horen', 58), ('zijda', 1), ('wjjze', 1), ('zipi', 1), ('bpr', 2), ('dat.', 11), ('niet-', 6), ('lijk', 22), ('dienaangaanen', 5), ('onlangs', 29), ('indertijd', 9), ('nader', 23), ('zoud', 3), ('zijnen', 7), ('manier', 11), ('vrij', 22), ('harer', 7), ('wi', 7), ('hun', 19), ('bovenstaand', 3), ('waarover', 16), ('hieromtrent', 1), ('zwak', 13), ('hieronder', 5), ('niaar', 2), ('haar', 9), ('zinnen', 5), ('wyze', 4), ('zgne', 3), ('zieu', 1), ('huune', 1), ('hoeren', 2), ('hierover', 6), ('da.t', 3), ('altyd', 3), ('troelatra', 1), ('bespre', 1), ('vroegeren', 2), ('mededeelen', 5), ('.niet', 1), ('vindon', 2), ('goeddoen', 1), ('diat', 2), ('toenmalig', 7), ('is,-', 1), ('inen', 3), ('booren', 1), ('wif', 2), ('hunn', 1), ('wjjzo', 1), ('vanneer', 1), ('clat', 2), ('lyk', 2), ('gene', 4), ('dediging', 1), ('zyde', 2), ('zooais', 1), ('dafc', 1), ('wens', 1), ('voormalig', 4), ('siechts', 1), ('wamen', 1), ('zjj', 4), ('bly', 1), ('meedcelen', 1), ('terk', 1), ('jdat', 1), ('blii', 1), ('.ware', 3), ('inlichten', 2), ('zyne', 1), ('gehjk', 1), ('kortgeleden', 1), ('zocals', 1), ('ontleenen', 2), ('verdedig', 1), ('toeh', 1), ('zijner', 2), ('beel', 3), ('.hebben', 1), ('stor', 1), ('altjjd', 1), ('tooh', 2), ('la-t', 1), ('r.iet', 2), ('opk', 1), ('informeren', 1), ('sproken', 1), ('schjjnt', 1), ('tegeuwoordig', 1), ('natuurlgk', 2), ('toond', 1), ('geko', 1), ('sprek', 1), ('ztj', 1), ('bekopen', 1), ('verklaar-', 2), ('erover', 1), ('altgd', 1), ('diet', 1), ('kwame', 1), ('verlangd', 1), ('fdat', 1), ('andet', 1), ('zcoals', 1), ('tging', 1), ('m;t', 1), ('.vroeger', 1), ('boffen', 1), ('zooil', 1), ('mee-', 1), ('-ook', 2), ('deelcn', 1), ('-dat', 1), ('oore', 1), ('heime', 1), ('voordal', 1)</text:p>
          </table:table-cell>
          <table:table-cell table:style-name="ce5" office:value-type="string" calcext:value-type="string">
            <text:p>wijze, hunne, krijgen, oogenblik, vernem, kant, eindelijk, aanleiding, daarover, zooal, richting, mee, hooien, diens, ontlenen, deelen, hunnen, hooren, zijde, horen, zijda, wjjze, zipi, bpr, dat., niet-, lijk, dienaangaanen, onlangs, indertijd, nader, zoud, zijnen, manier, vrij, harer, wi, hun, bovenstaand, waarover, hieromtrent, zwak, hieronder, niaar, haar, zinnen, wyze, zgne, zieu, huune, hoeren, hierover, da.t, altyd, troelatra, bespre, vroegeren, mededeelen, .niet, vindon, goeddoen, diat, toenmalig, is,-, inen, booren, wif, hunn, wjjzo, vanneer, clat, lyk, gene, dediging, zyde, zooais, dafc, wens, voormalig, siechts, wamen, zjj, bly, meedcelen, terk, jdat, blii, .ware, inlichten, zyne, gehjk, kortgeleden, zocals, ontleenen, verdedig, toeh, zijner, beel, .hebben, stor, altjjd, tooh, la-t, r.iet, opk, informeren, sproken, schjjnt, tegeuwoordig, natuurlgk, toond, geko, sprek, ztj, bekopen, verklaar-, erover, altgd, diet, kwame, verlangd, fdat, andet, zcoals, tging, m;t, .vroeger, boffen, zooil, mee-, -ook, deelcn, -dat, oore, heime, voordal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42083" calcext:value-type="float">
            <text:p>342083</text:p>
          </table:table-cell>
          <table:table-cell office:value-type="float" office:value="113" calcext:value-type="float">
            <text:p>113</text:p>
          </table:table-cell>
          <table:table-cell office:value-type="float" office:value="0.230088495575221" calcext:value-type="float">
            <text:p>0.23009</text:p>
          </table:table-cell>
          <table:table-cell office:value-type="float" office:value="0.121951586305057" calcext:value-type="float">
            <text:p>0.12195</text:p>
          </table:table-cell>
          <table:table-cell office:value-type="float" office:value="0.707964601769911" calcext:value-type="float">
            <text:p>0.70796</text:p>
          </table:table-cell>
          <table:table-cell office:value-type="float" office:value="0.94756055695352" calcext:value-type="float">
            <text:p>0.94756</text:p>
          </table:table-cell>
          <table:table-cell office:value-type="float" office:value="0.0619469026548673" calcext:value-type="float">
            <text:p>0.0619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do-europeaan(9), liitlepage(1), mongool(2), inheems(2), inlander(1), boesman(1), marron(2), pygmee(1), moslims(2), bosneger(1), moord(1), wilde(1), inheemsche(1), hottentotten(2), blank(2), negerslaven(1), achtergrond(6), inboorling(2), slavenhandel(1), moslim(1), medicijnman(2), historisch(3), roots(1), ontdekken(3), homo(1), indo(1), muzelmansche(1), lilliputters(2), aziatisch(6), afgod(1), rassen(1), slaven(1), primitief(1), kokkie(1), lilliputter(1), negerrijk(1), exotisch(2), halfbloed(1), dwerg(1), stammen(1), hottentot(2), traditionele(7), gemengd(2), bediende(2), muzelman(1), exotische(1), baboe(2), handicap(1), neger(3), negercultuur(1), gekleurde(1), historischen(1), volbloeden(1), indiaan(1), mesties(3), eskimoverhalen(1), metis(1), volbloed(1), zigeuners(1), afkomst(1), indischen(1), page(2), historische(1), westers(1), barbaren(1), marrons(1)</text:p>
          </table:table-cell>
          <table:table-cell office:value-type="string" calcext:value-type="string">
            <text:p>('schieten', 34), ('spil', 3), ('score', 1), ('schot', 16), ('veste', 1), ('glippen', 2), ('paffen', 1), ('hinnen', 1), ('bemachtigen', 4), ('rechterhoek', 1), ('pijl', 4), ('trappen', 2), ('scheidsrechter', 2), ('lost', 2), ('benutten', 4), ('schiet', 2), ('uitblinker', 1), ('bal', 13), ('opzetten', 6), ('back', 1), ('voorzet', 2), ('voorhoede', 1), ('koppen', 2), ('bovenlat', 1), ('dreef', 1), ('uitloop', 1), ('keeper', 2), ('doelpunt', 1), ('kempen', 3), ('afstormen', 1), ('rous', 1), ('bye', 2), ('belanden', 2), ('pareren', 1), ('pienter', 2), ('middenvoor', 1), ('terugspringen', 1), ('uitgeloop', 1), ('roller', 1), ('pender', 1), ('houb', 1), ('wel', 1), ('forceren', 1), ('was', 1), ('goal', 1), ('onhoudbaar', 1)</text:p>
          </table:table-cell>
          <table:table-cell office:value-type="string" calcext:value-type="string">
            <text:p>schieten, spil, score, schot, veste, glippen, paffen, hinnen, bemachtigen, rechterhoek, pijl, trappen, scheidsrechter, lost, benutten, schiet, uitblinker, bal, opzetten, back, voorzet, voorhoede, koppen, bovenlat, dreef, uitloop, keeper, doelpunt, kempen, afstormen, rous, bye, belanden, pareren, pienter, middenvoor, terugspringen, uitgeloop, roller, pender, houb, wel, forceren, was, goal, onhoudbaar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1831" calcext:value-type="float">
            <text:p>341831</text:p>
          </table:table-cell>
          <table:table-cell office:value-type="float" office:value="154" calcext:value-type="float">
            <text:p>154</text:p>
          </table:table-cell>
          <table:table-cell office:value-type="float" office:value="0.214285714285714" calcext:value-type="float">
            <text:p>0.21429</text:p>
          </table:table-cell>
          <table:table-cell office:value-type="float" office:value="0.182874221528982" calcext:value-type="float">
            <text:p>0.18287</text:p>
          </table:table-cell>
          <table:table-cell office:value-type="float" office:value="0.714285714285714" calcext:value-type="float">
            <text:p>0.71429</text:p>
          </table:table-cell>
          <table:table-cell office:value-type="float" office:value="0.953340645063135" calcext:value-type="float">
            <text:p>0.95334</text:p>
          </table:table-cell>
          <table:table-cell office:value-type="float" office:value="0.0714285714285714" calcext:value-type="float">
            <text:p>0.0714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raditioneel(2), achtergrond(5), queer(2), medicijnman(1), slaaf(3), dwerggroei(3), historisch(6), inheems(13), blanka(1), afgod(1), marron(10), tovenaar(2), aziatisch(6), slaven(2), negers(1), misvormden(1), blank(2), koelies(1), zigeuner(3), traditionele(4), koelie(2), barbaar(2), inboorling(2), neger(2), mulat(1), exotisch(1), barbaren(1), indo-europeaan(5), gekleurd(2), berber(2), kokkie(2), zwartje(2), indisch(2), knecht(2), demooraten(1), moslim(3), gemengd(6), eskimo(3), negerrijk(1), lesbische(1), mongoolsohc(1), inheems'che(3), homo(4), indo(3), moslimsoh(1), inheemsche(1), k'mesties(2), inuit(1), volbloed(1), dwerg(3), traditioneelen(1), inheemschen(1), roots(2), primitief(1), baboe(1), barbaarsche(1), ras(2), dwergeu(1), kaffer(1), trans(1), marrons(1), grootst(1), islamiet(1), aziatische(1), inlandsche(1), bosneger(1), mengras(1), mongool(2), metis(1)</text:p>
          </table:table-cell>
          <table:table-cell office:value-type="string" calcext:value-type="string">
            <text:p>('ola', 1), ('eell', 1), ('zll', 1), ('fi-', 1), ('a.n', 1), ('lis', 5), ('ii.ii', 1), ('b', 1), ('wija', 1), ('slng', 1), ('.on', 1), ('.ler', 1), ('tokken', 4), ('tnl', 1), ('-nn', 1), ('eho', 1), ('lii', 2), ('lei', 3), ('kan-', 1), ('titer', 1), ('anu', 1), ('oln', 1), ('tri', 3), ('oob', 1), ('hui', 1), ('jee', 1), ('tlo', 1), ('ldo', 1), ('ltt', 1), ('braad', 1), ('llj', 2), ('rea', 1), ('dii', 1), ('ooi', 7), ('ehi', 2), ('hoi', 3), ('m.i', 6), ('org', 2), ('aald', 1), ('tnd', 2), ('mui', 1), ('boa', 3), ('d--', 1), ('ligi', 3), ('ion', 7), ('ira', 1), ('ncr', 1), ('kra', 2), ('ule', 2), ('pea', 1), ('leii', 1), ('aha', 1), ('gal', 1), ('fau', 1), ('aanf', 1), ('gt', 2), ('lng', 1), ('itt', 1), ('w.j', 2), ('rp', 2), ('llc', 1), ('ofl', 1), ('rui', 1), ('uing', 1), ('ena', 1), ('hta', 1), ('ale', 4), ('iti', 1), ('hir', 1), ('asa', 1), ('roe', 1), ('stol', 1), ('geu', 1), ('alle-', 1), ('v-r', 1), ('hon', 1), ('eu', 1), ('v-t', 1), ('lia', 1), ('hco', 1), ('-ing', 1), ('ho-', 1), ('koi', 1), ('eta', 1), ('keu', 1), ('uls', 1), ('pon', 2), ('m.-t', 1), ('lls', 1), ('-ai', 1), ('i.i', 1), ('.iit', 2), ('ret', 1), ('lioo', 2), ('e*r', 1), ('tcr', 1), ('nip', 1), ('.lot', 1), ('cha', 1), ('bef', 1), ('oio', 1), ('koo', 1), ('fte', 1), ('-au', 1), ('iis', 1), ('ela', 1), ('.ui', 1), ('ril', 2), ('i.in', 1), ('no^', 1), ('tart', 1), ('raio', 1), ('rut', 1), ('elo', 1), ('tch', 1), ('tnt', 1), ('.ng', 1), ('r--', 1), ('stan', 1), ('mirt', 1), ('i.e', 1)</text:p>
          </table:table-cell>
          <table:table-cell office:value-type="string" calcext:value-type="string">
            <text:p>ola, eell, zll, fi-, a.n, lis, ii.ii, b, wija, slng, .on, .ler, tokken, tnl, -nn, eho, lii, lei, kan-, titer, anu, oln, tri, oob, hui, jee, tlo, ldo, ltt, braad, llj, rea, dii, ooi, ehi, hoi, m.i, org, aald, tnd, mui, boa, d--, ligi, ion, ira, ncr, kra, ule, pea, leii, aha, gal, fau, aanf, gt, lng, itt, w.j, rp, llc, ofl, rui, uing, ena, hta, ale, iti, hir, asa, roe, stol, geu, alle-, v-r, hon, eu, v-t, lia, hco, -ing, ho-, koi, eta, keu, uls, pon, m.-t, lls, -ai, i.i, .iit, ret, lioo, e*r, tcr, nip, .lot, cha, bef, oio, koo, fte, -au, iis, ela, .ui, ril, i.in, no^, tart, raio, rut, elo, tch, tnt, .ng, r--, stan, mirt, i.e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2133" calcext:value-type="float">
            <text:p>342133</text:p>
          </table:table-cell>
          <table:table-cell office:value-type="float" office:value="339" calcext:value-type="float">
            <text:p>339</text:p>
          </table:table-cell>
          <table:table-cell office:value-type="float" office:value="0.20353982300885" calcext:value-type="float">
            <text:p>0.20354</text:p>
          </table:table-cell>
          <table:table-cell office:value-type="float" office:value="0.181249932230954" calcext:value-type="float">
            <text:p>0.18125</text:p>
          </table:table-cell>
          <table:table-cell office:value-type="float" office:value="0.731563421828909" calcext:value-type="float">
            <text:p>0.73156</text:p>
          </table:table-cell>
          <table:table-cell office:value-type="float" office:value="0.953524707999235" calcext:value-type="float">
            <text:p>0.95352</text:p>
          </table:table-cell>
          <table:table-cell office:value-type="float" office:value="0.0648967551622419" calcext:value-type="float">
            <text:p>0.064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illiputter(5), lilliputters(5), traditionele(32), metis(1), gekleurde(1), gemengd(17), onbeschaafdheid(1), moslim(8), traditioneel(3), achtergrond(25), halfbloedjes(1), slavenschip(7), indische(4), inheems(7), historisch(22), gay(2), kokkie(2), negerrijk(1), onbeschaafd(4), aziatisch(13), marron(7), inheemse(5), indo-europeaan(6), indiaan(5), misvormden(2), aziatische(2), aapman(3), historische(5), tovenaar(2), zigeunerbende(1), koppensneller(6), wilde(1), muzelman(2), bediende(2), zigeuner(3), halfbloed(4), medicijnmannen(1), negers(1), moor(3), neger(2), negerslaven(8), lesbisch(3), inlander(2), kaukasisch(3), ontdekken(4), stam(1), moslimcultuur(1), moslims(3), muzelmansche(1), barbaren(1), dwerggroei(3), inlandsche(2), indolonten(1), slaaf(2), bedienden(1), boesman(1), eskimo's(2), marrons(1), knecht(2), bosneger(2), lesbische(3), jakarta(1), volbloed(2), primitief(2), mongool(1), exotisch(4), zigeuners(2), indo(2), queer(1), westers(1), homo(3), mongoolse(1), inboorling(1), birma(1), blank(2), indiaans(1), hottentot(2), dwerg(2), meesterknecht(1), negercultuur(2), page(2), mesties(2), baboe(2), stamhoofd(1), slaven'(1), kaffer(2), ras(1), traditioneelen(1), k'mesties(2), islamiet(1), slaven(2), berber(1), barbaar(1), bataviasche(1), koelie(1), afgodendienst(1), mengras(1), indisch(1), afkomst(1), traditionele'(1), koppensnellers(1), zigeunermuziek(1), zwartje(1), inboorlingen(1), medicijnman(1), gekleurd(1), dwergeu(1), indischen(1), littlepage(1), mulattin(1)</text:p>
          </table:table-cell>
          <table:table-cell office:value-type="string" calcext:value-type="string">
            <text:p>('mgr.', 6), ('prelaat', 1), ('tooneel', 19), ('mannen-', 1), ('paters', 5), ('ernst', 10), ('weleerw', 1), ('klooster', 5), ('kapelaan', 1), ('toneel', 2), ('film', 17), ('eerw', 1), ('frater', 1), ('priester', 21), ('filmfabriek', 1), ('filmopname', 1), ('operateur', 1), ('polygoon', 1), ('lied', 16), ('pro', 6), ('danseres', 3), ('gezelschap', 21), ('missie', 10), ('afwisseling', 1), ('dolle', 1), ('jongeheer', 1), ('opnamen', 4), ('feestavond', 1), ('figurant', 1), ('corso', 1), ('aartsbisdom', 4), ('missiegebied', 8), ('apostolisch', 3), ('vicariaat', 4), ('messe', 1), ('missa', 1), ('dagelijks', 12), ('cinema', 2), ('avondvoorstelling', 1), ('missionaris', 14), ('missiehuis', 1), ('theater', 2), ('voorstelling', 18), ('zondags', 7), ('pater', 12), ('journaal', 2), ('muziekkorps', 1), ('zingen', 29), ('introductie', 1), ('radboud', 1), ('uitvoe', 2), ('servaas', 1), ('kapittel', 1), ('sint', 6), ('wust', 1), ('zond', 1), ('stafmuziek', 1), ('middagvoorstelling', 1), ('geslaagd', 3), ('lilliputter', 4), ('komedie', 1), ('cap.', 1), ("goethe's", 1), ('goethe', 1), ('wonderkind', 1), ('domo', 2), ('oratio', 1), ('attractie', 5), ('lourdes', 1), ('revue', 4), ('treurspel', 1), ('geestelijke', 1), ('pastoor', 4), ('actualiteit', 3), ('cineac', 1), ('volw', 1), ('congregatie', 1), ('r-en', 1), ('bisschop', 8), ('bioscoop', 4), ('lessing', 1), ('circus', 4), ('pauze', 5), ('o.p.', 2), ('s.j.', 2), ('schrijnen', 1), ('kloris', 1), ('africhten', 1), ('camera', 1), ('cinematografisch', 1), ('kloosterzuster', 2), ('vertooning', 4), ('rochus', 3), ('acrobaat', 1), ('artisten', 1), ('nicolaas', 3), ('liedereu', 1), ('menten', 1), ('apost', 4), ('bioscope', 1), ('galavoorstelling', 1), ('lavigerie', 2), ('aartsbisschop', 1), ('feestdag', 6), ('kerstdag', 3), ('quichot', 1), ('uitspanning', 1), ('vergassen', 1), ('credo', 2), ('repetitie', 1), ('z.e.', 1), ('beiaard', 1), ('mannen', 2), ('dageraad', 2), ('xhi', 1), ('unum', 1), ('commanderen', 2), ('pianospelen', 1), ('kerstliederen', 1), ('jongleur', 1), ('doele', 1), ('chantant', 1), ('zanguitvoering', 1), ('danser', 1), ('eerwaard', 1), ('borromaeus', 1), ('palace', 2), ('bonifacius', 1), ('doorloopenen', 1), ('dinsdags', 1), ('hemelvaartsdag', 2), ("e's", 1), ('schrijn', 2), ('fraters', 1), ('diocees', 1), ('hoofdfilm', 2), ('bijprogramma', 1), ('welgeslaagd', 1), ('monseigneur', 1), ('plaatsbespreking', 1), ('schlager', 1), ('miserere', 1), ('sanctus', 1), ('tooneelvoorstelling', 1), ('seminarist', 1), ('coadjutor', 1), ('gecostumeerd', 1), ('primas', 1), ('genre', 1), ('paardrijden', 1), ('artist', 2), ('clown', 2), ('muziekcorps', 1), ('clemens', 2), ('rolprent', 3), ('ontspanningsavond', 1), ('actrice', 1), ('couperus', 1), ('hoofdschotel', 1), ('oud-nederlandsch', 1), ('gregorius', 1), ('deus', 1), ('tooneelspeler', 1), ('missiepost', 1), ('cinema-palace', 1), ('tivoli', 1), ('filmen', 1), ('weekeind', 1), ('biljart', 1), ('nieuwjaarsdag', 1), ('ecce', 1), ('loveling', 1)</text:p>
          </table:table-cell>
          <table:table-cell office:value-type="string" calcext:value-type="string">
            <text:p>mgr., prelaat, tooneel, mannen-, paters, ernst, weleerw, klooster, kapelaan, toneel, film, eerw, frater, priester, filmfabriek, filmopname, operateur, polygoon, lied, pro, danseres, gezelschap, missie, afwisseling, dolle, jongeheer, opnamen, feestavond, figurant, corso, aartsbisdom, missiegebied, apostolisch, vicariaat, messe, missa, dagelijks, cinema, avondvoorstelling, missionaris, missiehuis, theater, voorstelling, zondags, pater, journaal, muziekkorps, zingen, introductie, radboud, uitvoe, servaas, kapittel, sint, wust, zond, stafmuziek, middagvoorstelling, geslaagd, lilliputter, komedie, cap., goethe's, goethe, wonderkind, domo, oratio, attractie, lourdes, revue, treurspel, geestelijke, pastoor, actualiteit, cineac, volw, congregatie, r-en, bisschop, bioscoop, lessing, circus, pauze, o.p., s.j., schrijnen, kloris, africhten, camera, cinematografisch, kloosterzuster, vertooning, rochus, acrobaat, artisten, nicolaas, liedereu, menten, apost, bioscope, galavoorstelling, lavigerie, aartsbisschop, feestdag, kerstdag, quichot, uitspanning, vergassen, credo, repetitie, z.e., beiaard, mannen, dageraad, xhi, unum, commanderen, pianospelen, kerstliederen, jongleur, doele, chantant, zanguitvoering, danser, eerwaard, borromaeus, palace, bonifacius, doorloopenen, dinsdags, hemelvaartsdag, e's, schrijn, fraters, diocees, hoofdfilm, bijprogramma, welgeslaagd, monseigneur, plaatsbespreking, schlager, miserere, sanctus, tooneelvoorstelling, seminarist, coadjutor, gecostumeerd, primas, genre, paardrijden, artist, clown, muziekcorps, clemens, rolprent, ontspanningsavond, actrice, couperus, hoofdschotel, oud-nederlandsch, gregorius, deus, tooneelspeler, missiepost, cinema-palace, tivoli, filmen, weekeind, biljart, nieuwjaarsdag, ecce, loveling</text:p>
          </table:table-cell>
          <table:table-cell table:number-columns-repeated="101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341791" calcext:value-type="float">
            <text:p>341791</text:p>
          </table:table-cell>
          <table:table-cell table:style-name="ce2" office:value-type="float" office:value="82" calcext:value-type="float">
            <text:p>82</text:p>
          </table:table-cell>
          <table:table-cell table:style-name="ce14" office:value-type="float" office:value="0.268292682926829" calcext:value-type="float">
            <text:p>0.26829</text:p>
          </table:table-cell>
          <table:table-cell table:style-name="ce14" office:value-type="float" office:value="0.0363088742298138" calcext:value-type="float">
            <text:p>0.03631</text:p>
          </table:table-cell>
          <table:table-cell table:style-name="ce14" office:value-type="float" office:value="0.695121951219512" calcext:value-type="float">
            <text:p>0.69512</text:p>
          </table:table-cell>
          <table:table-cell table:style-name="ce14" office:value-type="float" office:value="0.953563220146136" calcext:value-type="float">
            <text:p>0.95356</text:p>
          </table:table-cell>
          <table:table-cell table:style-name="ce14" office:value-type="float" office:value="0.0365853658536585" calcext:value-type="float">
            <text:p>0.03659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exotisch(3), inheems(1), barbaren(1), koelie(1), lilliputter(4), roots(1), zigeuner(1), blanke(1), mongool(1), achtergrond(9), muzelman(2), queer(2), hottentotten(2), historisch(5), aziatisch(2), slavenschip(2), berber(2), zwartje(1), koelies(1), page(1), marrons(1), dwerg(2), zwartjes(1), volbloed(1), rassen(1), kaukasisch(2), afkomst(1), mulat(2), marron(3), gemengd(3), aziatische(2), barbaarschheid(1), historische(1), knecht(1), blank(1), gay(1), traditionele(3), kokkie(1), traditioneel(1), historischen(1), medicijnman(1), indische(1), wilde(1), indo(1), neger(1), halfbloed(1), indiaan(1), moor'en(1), wild(1)</text:p>
          </table:table-cell>
          <table:table-cell table:style-name="ce2" office:value-type="string" calcext:value-type="string">
            <text:p>('kruis', 9), ('roode', 20), ('kraal', 3), ('zwarte', 11), ('brielsche', 1), ('bont', 8), ('schoolmeesters', 1), ('witte', 6), ('friesch', 7), ('muis', 4), ('bonte', 3), ('blauwen', 1), ('schoolmeester', 2), ('jam', 1), ('thomassen', 1), ('dokkumer', 1), ('westlandsche', 1), ('friescho', 1), ('blauwe', 1), ('hamburger', 1), ('friesche', 1), ('fries', 1), ('eriesch', 1)</text:p>
          </table:table-cell>
          <table:table-cell table:style-name="ce5" office:value-type="string" calcext:value-type="string">
            <text:p>kruis, roode, kraal, zwarte, brielsche, bont, schoolmeesters, witte, friesch, muis, bonte, blauwen, schoolmeester, jam, thomassen, dokkumer, westlandsche, friescho, blauwe, hamburger, friesche, fries, eriesch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1780" calcext:value-type="float">
            <text:p>341780</text:p>
          </table:table-cell>
          <table:table-cell office:value-type="float" office:value="660" calcext:value-type="float">
            <text:p>660</text:p>
          </table:table-cell>
          <table:table-cell office:value-type="float" office:value="0.206060606060606" calcext:value-type="float">
            <text:p>0.20606</text:p>
          </table:table-cell>
          <table:table-cell office:value-type="float" office:value="0.0707764089558364" calcext:value-type="float">
            <text:p>0.07078</text:p>
          </table:table-cell>
          <table:table-cell office:value-type="float" office:value="0.740909090909091" calcext:value-type="float">
            <text:p>0.74091</text:p>
          </table:table-cell>
          <table:table-cell office:value-type="float" office:value="0.959272517607881" calcext:value-type="float">
            <text:p>0.95927</text:p>
          </table:table-cell>
          <table:table-cell office:value-type="float" office:value="0.053030303030303" calcext:value-type="float">
            <text:p>0.0530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kaukasisch(5), moslim(40), lilliputter(8), slaven(9), indo(4), marrons(5), mongoolse(2), gemengd(16), marron(14), indo-europeaan(22), historisch(26), zigeuner(4), gekleurde(3), tovenaar(4), inheems(19), achtergrond(43), traditioneel(5), negers(3), negerrijk(4), moslims(5), onbeschaafdheid(1), rassen(2), bediende(3), inheemsche(5), barbaren(13), exotisch(6), medicijnman(11), barbaar'sche(1), stam(3), wilde(5), slaaf(13), neger(10), slavenschip(7), aziatisch(34), indische(2), aziatische(10), groothistorische(1), afgod(9), negerslaven(11), inlander(4), hottentot(6), wild(2), historischen(3), kokkie(3), historische(4), homo(8), zimbabwe(1), onbeschaafd(6), pygmee(8), knecht(2), moor(3), stammen(2), inheemse(2), mongoolsche(1), gemengde(3), islamiet(8), aapman(2), kaffers(2), halfbloed(5), barbaarschheid(1), berber(2), volbloed(3), page(3), westerse(1), barbaar(9), koelie(5), primitief(3), moslimscho(1), wereldmoord(1), zigeuners(2), dwerg(3), zigeunermuziek(4), ras(4), traditionele(33), mengras(4), zwartje(3), medicijnmannen(1), lesbisch(3), berbers(1), mongool(4), aboriginal(3), ontdekken(8), koppensneller(3), volbloedras(1), boesmanbanelen(1), dwergen(2), blank(2), eskimo(2), inlandsche(4), indolonten(1), inboorling(5), moslimsche(2), inheems'che(2), roots(1), misvormden(3), negerin(1), afkomst(4), stamgenooten(1), dienstknechts(1), bedienden(1), gekleurd(3), hottentottenstam(1), lesbische(1), queer(2), indone(1), barbaarsche(1), jokjakarta(1), kaffer(4), muzelman(3), dienstknecht(1), blanke(2), indiaans(1), volkstammen(1), zimbabwecultuur(2), schildersknecht(1), meesterknecht(1), volksstam(1), mesties(5), mulat(3), negercultuur(1), exotische(1), inuit(1), kafferhoofdman(1), baboe(2), k'mesties(2), marron'(1), lilliputters(1), aziatischen(1), afgodendienst(2), eskimo's(2), eenhistorisch(1), jachtwild(1), indiaan(1), rassenhaat(1), moslimsoh(1), metis(1), westers(1), grootst(1)</text:p>
          </table:table-cell>
          <table:table-cell office:value-type="string" calcext:value-type="string">
            <text:p>('vergeten', 40), ('onverschillig', 8), ('leer', 32), ('verdrukking', 4), ('opkomen', 12), ('wachtwoord', 1), ('volk', 126), ('leugenachtig', 1), ('verrader', 2), ('beschrijven', 15), ('ruien', 1), ('gewillig', 3), ('bres', 3), ('pleitbezorger', 3), ('omgaan', 7), ('voorvechter', 2), ('waard', 19), ('beleedigt', 1), ('lankmoedig', 1), ('machtig', 34), ('beetje', 18), ('eerlijk', 13), ('beweging', 48), ('wereld', 78), ('zelfverheerlijking', 1), ('verwijten', 2), ('slaven', 25), ('belooven', 1), ('overheersing', 2), ('bevrijding', 5), ('verwerven', 13), ('bekennen', 6), ('berispen', 1), ('overheersching', 5), ('juk', 5), ('anti-semitisme', 3), ('zichzelven', 3), ('ontstemmen', 1), ('verdrukken', 2), ('godsdien', 1), ('hooghartig', 1), ('creatuur', 3), ('dwaasheid', 7), ('slavernij', 10), ('wreedheid', 6), ('patriotten', 1), ('loyauteit', 1), ('groot-nederlandsch', 1), ('onverdraagzaam', 4), ('ergens', 8), ('despotisme', 1), ('toornen', 2), ('gehoorzamen', 8), ('despoot', 5), ('vaderlandslievende', 1), ('socialisme', 6), ('jich', 1), ('belasteren', 1), ('jegens', 5), ('beschimping', 1), ('redeneer', 1), ('kortzichtig', 2), ('onbescheidenheid', 1), ('volk-', 1), ('vergoelijken', 1), ('gehoorzaamheid', 4), ('volks', 4), ('verdraaien', 2), ('wereldgeschiedenis', 1), ('ongeloovig', 7), ('niert', 1), ('onderdrukking', 4), ('geweldenarij', 1), ('recalcitrant', 1), ('geduldig', 3), ('catholicisme', 1), ('verontschuldiging', 1), ('vastbeslotenheid', 1), ('nmar', 1), ('verleid', 1), ('onbeschroomd', 1), ('onkiesch', 1), ('dubbelzinnig', 2), ('uitlekken', 2), ('dwaas', 5), ('stoutweg', 2), ('kieskeurig', 2), ('onzinnig', 2), ('feodaal', 1), ('verstandig', 10), ('strijder', 2), ('ophitsen', 1), ('kliek', 2), ('wraakgierig', 1), ('plutocratie', 1), ('overweldigen', 8), ('verdraagzaam', 1), ('overweldig', 1), ('machtswellust', 1), ('overheerscher', 2), ('logika', 1), ('beseff', 1), ('ignobel', 1), ('uitvlucht', 2), ('isme', 2), ('gewaagd', 1), ('zichzelv', 1), ('hervormer', 3), ('achterbak', 1), ('onbehoorlijk', 2), ('geweten', 3), ('inpalmen', 1), ('tijdlang', 5), ('theoreticus', 1), ('kinderachtig', 1), ('wordenl', 1), ('worsteling', 2), ('propageren', 1), ('drogreden', 1), ('volksmassa', 1), ('beschamen', 1), ('openlijk', 6), ('lastering', 1), ('lasteraar', 1), ('voorwendsel', 3), ('bezondigen', 1), ('afrekenen', 1), ('dweper', 2), ('inscherpen', 1), ('verongelijkte', 1), ('veront', 1), ('proefkonijn', 1), ('anarchie', 1), ('calvinistisch', 3), ('wijs', 7), ('leugen', 5), ('waardering', 1), ('betitelen', 4), ('omwenteling', 1), ('barbarisme', 2), ('belachelijk', 2), ('bedriegen', 3), ('hatelijkheid', 1), ('strijdlustig', 1), ('spijt', 3), ('onverdraagzaamheid', 1), ('list', 2), ('plundering', 1), ('gruwel', 7), ('schyn', 2), ('zooiets', 3), ('ijveraar', 3), ('kapitalisme', 1), ('naar', 1), ('luchthartig', 1), ('kuituur', 2), ('slavin', 3), ('duisterling', 1), ('uitdagen', 1), ('onderworpenheid', 2), ('anarchisme', 1), ('blijk', 2), ('bespottelijk', 2), ('landskind', 1), ('strijdvaardig', 1), ('arbeidersbeweging', 4), ('onbeschaamd', 1), ('staatsleer', 1), ('weerstaan', 1), ('tolerantie', 1), ('antipathiek', 1), ('vrijmetselarij', 1), ('verzinnen', 2), ("were'd", 1), ('welgezind', 1), ('mohammedanisme', 1), ('zovele', 1), ('broederlijk', 1), ('bedotten', 1), ('gehate', 4), ('aarzel', 1), ('cynisch', 1), ('anti-katholiek', 1), ('onwillig', 1), ('patriotisch', 1), ('gewelddaad', 1), ('uittarten', 1), ('demagogisch', 1), ('verloochenen', 2), ('gemeene', 2), ('afrikaans', 1), ('chauvinisme', 1), ('liberalisme', 2), ('afzweren', 1), ('weerwraak', 1), ('heeleinaal', 1), ('individualisme', 1), ('slavenjuk', 1), ('waagstuk', 2), ('medestrijder', 1), ('bemoeizucht', 1), ('iever', 1), ('lijfeigenschap', 1), ('nationalisme', 2), ('blameren', 1), ('studentenwereld', 1), ('sterker', 1), ('dwaze', 1), ('vlakweg', 1), ('minacht', 1), ('geringschatten', 1), ('onbekeerd', 1), ('schijnt', 1), ('inblazing', 1), ('waarachtig', 1), ('verloochening', 2), ('terwille', 1), ('revolutiejaar', 1), ('hatelijk', 1), ('uitpraten', 1), ('kaste', 1), ('vrijmetselaar', 1), ('separatisme', 1), ('egoist', 1), ('proseliet', 1), ('gedragen', 1), ('wereldtooneel', 1), ('dweeper', 1), ('overwint', 1), ('yolk', 1)</text:p>
          </table:table-cell>
          <table:table-cell office:value-type="string" calcext:value-type="string">
            <text:p>vergeten, onverschillig, leer, verdrukking, opkomen, wachtwoord, volk, leugenachtig, verrader, beschrijven, ruien, gewillig, bres, pleitbezorger, omgaan, voorvechter, waard, beleedigt, lankmoedig, machtig, beetje, eerlijk, beweging, wereld, zelfverheerlijking, verwijten, slaven, belooven, overheersing, bevrijding, verwerven, bekennen, berispen, overheersching, juk, anti-semitisme, zichzelven, ontstemmen, verdrukken, godsdien, hooghartig, creatuur, dwaasheid, slavernij, wreedheid, patriotten, loyauteit, groot-nederlandsch, onverdraagzaam, ergens, despotisme, toornen, gehoorzamen, despoot, vaderlandslievende, socialisme, jich, belasteren, jegens, beschimping, redeneer, kortzichtig, onbescheidenheid, volk-, vergoelijken, gehoorzaamheid, volks, verdraaien, wereldgeschiedenis, ongeloovig, niert, onderdrukking, geweldenarij, recalcitrant, geduldig, catholicisme, verontschuldiging, vastbeslotenheid, nmar, verleid, onbeschroomd, onkiesch, dubbelzinnig, uitlekken, dwaas, stoutweg, kieskeurig, onzinnig, feodaal, verstandig, strijder, ophitsen, kliek, wraakgierig, plutocratie, overweldigen, verdraagzaam, overweldig, machtswellust, overheerscher, logika, beseff, ignobel, uitvlucht, isme, gewaagd, zichzelv, hervormer, achterbak, onbehoorlijk, geweten, inpalmen, tijdlang, theoreticus, kinderachtig, wordenl, worsteling, propageren, drogreden, volksmassa, beschamen, openlijk, lastering, lasteraar, voorwendsel, bezondigen, afrekenen, dweper, inscherpen, verongelijkte, veront, proefkonijn, anarchie, calvinistisch, wijs, leugen, waardering, betitelen, omwenteling, barbarisme, belachelijk, bedriegen, hatelijkheid, strijdlustig, spijt, onverdraagzaamheid, list, plundering, gruwel, schyn, zooiets, ijveraar, kapitalisme, naar, luchthartig, kuituur, slavin, duisterling, uitdagen, onderworpenheid, anarchisme, blijk, bespottelijk, landskind, strijdvaardig, arbeidersbeweging, onbeschaamd, staatsleer, weerstaan, tolerantie, antipathiek, vrijmetselarij, verzinnen, were'd, welgezind, mohammedanisme, zovele, broederlijk, bedotten, gehate, aarzel, cynisch, anti-katholiek, onwillig, patriotisch, gewelddaad, uittarten, demagogisch, verloochenen, gemeene, afrikaans, chauvinisme, liberalisme, afzweren, weerwraak, heeleinaal, individualisme, slavenjuk, waagstuk, medestrijder, bemoeizucht, iever, lijfeigenschap, nationalisme, blameren, studentenwereld, sterker, dwaze, vlakweg, minacht, geringschatten, onbekeerd, schijnt, inblazing, waarachtig, verloochening, terwille, revolutiejaar, hatelijk, uitpraten, kaste, vrijmetselaar, separatisme, egoist, proseliet, gedragen, wereldtooneel, dweeper, overwint, yolk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ommonly eaten fish and chicken</text:p>
          </table:table-cell>
          <table:table-cell table:style-name="ce1" office:value-type="float" office:value="341849" calcext:value-type="float">
            <text:p>341849</text:p>
          </table:table-cell>
          <table:table-cell table:style-name="ce1" office:value-type="float" office:value="229" calcext:value-type="float">
            <text:p>229</text:p>
          </table:table-cell>
          <table:table-cell table:style-name="ce13" office:value-type="float" office:value="0.244541484716157" calcext:value-type="float">
            <text:p>0.24454</text:p>
          </table:table-cell>
          <table:table-cell table:style-name="ce13" office:value-type="float" office:value="0.0120702281329404" calcext:value-type="float">
            <text:p>0.01207</text:p>
          </table:table-cell>
          <table:table-cell table:style-name="ce13" office:value-type="float" office:value="0.720524017467249" calcext:value-type="float">
            <text:p>0.72052</text:p>
          </table:table-cell>
          <table:table-cell table:style-name="ce13" office:value-type="float" office:value="0.963285881088924" calcext:value-type="float">
            <text:p>0.96329</text:p>
          </table:table-cell>
          <table:table-cell table:style-name="ce13" office:value-type="float" office:value="0.0349344978165939" calcext:value-type="float">
            <text:p>0.0349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traditioneel(4), zigeuner(3), slaaf(3), blank(1), inheems(13), dwerggroei(10), hottentot(2), lilliputters(2), koppensneller(4), indo-europeaan(13), kokkie(3), koelie(2), eskimo(2), exotisch(5), primitief(3), negerrijk(2), achtergrond(12), indo(3), knecht(5), inlanders(2), mongool(3), queer(2), moslim(5), historisch(3), gekleurde(1), mengras(2), gemengd(12), zwartje(5), aziatisch(10), wilde(1), marrons(1), lilliputter(4), eskimo's(3), wild(2), inheemsche(1), traditionele(8), barbaren(2), indisch(3), afgod(2), volksstam(1), zigeunermuziek(1), mongoolsche(1), slaven(2), pygmee(4), afkomst(2), barbaar(2), ontdekken(1), afgodsbeeldje(1), indo-europeaans(1), boesman(2), homo(1), dwerg(4), indiaan(4), aapman(1), mesties(1), inboorlingen(1), kaffer(3), volbloed(1), marron(5), page(2), westers(1), dienstknechts(1), inlander(2), muzelmannen(1), pygmeeen(1), kaukasisch(1), en'marron(1), wereldmoord(1), roots(1), eskimoverhalen(1), bediende(1), misvormden(2), islamiet(1), zigeuners(1), kaffers(1), dwergeu(1), inuit(1), dwergen(1), galeislaven(1), inboorling(1), islamieten(1), ras(1)</text:p>
          </table:table-cell>
          <table:table-cell table:style-name="ce1" office:value-type="string" calcext:value-type="string">
            <text:p>('klein', 146), ('haring', 2), ('visch', 4), ('rog', 1), ('kuiken', 3), ('versch', 6), ('kip', 10), ('haan', 3), ('haas', 4), ('ei', 7), ('gans', 4), ('kooi', 3), ('bot', 6), ('kemphaan', 1), ('kleins', 2), ('tong', 6), ('mand', 7), ('slachthan', 1), ('konijn', 2), ('duif', 1), ('kleine', 3), ("k'eine", 1), ('steur', 1), ('tam', 4), ('gul', 2), ('duiven', 1), ('eend', 3), ('kalkoen', 2), ('hanen', 1), ('bog', 1), ('fazant', 1), ('mid', 1), ('paling', 2), ('kooien', 1), ('zalm', 1), ('spiering', 1), ('klelno', 1), ('geep', 1), ('piepkuiken', 2), ('hoen', 1), ('baars', 1), ('uitlegger', 1), ('blei', 1), ('hake', 1), ('kippen', 1), ('kleiae', 1)</text:p>
          </table:table-cell>
          <table:table-cell table:style-name="ce4" office:value-type="string" calcext:value-type="string">
            <text:p>klein, haring, visch, rog, kuiken, versch, kip, haan, haas, ei, gans, kooi, bot, kemphaan, kleins, tong, mand, slachthan, konijn, duif, kleine, k'eine, steur, tam, gul, duiven, eend, kalkoen, hanen, bog, fazant, mid, paling, kooien, zalm, spiering, klelno, geep, piepkuiken, hoen, baars, uitlegger, blei, hake, kippen, kleiae</text:p>
          </table:table-cell>
          <table:table-cell table:number-columns-repeated="101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341863" calcext:value-type="float">
            <text:p>341863</text:p>
          </table:table-cell>
          <table:table-cell table:style-name="ce2" office:value-type="float" office:value="669" calcext:value-type="float">
            <text:p>669</text:p>
          </table:table-cell>
          <table:table-cell table:style-name="ce14" office:value-type="float" office:value="0.209267563527653" calcext:value-type="float">
            <text:p>0.20927</text:p>
          </table:table-cell>
          <table:table-cell table:style-name="ce14" office:value-type="float" office:value="0.0456696354831735" calcext:value-type="float">
            <text:p>0.04567</text:p>
          </table:table-cell>
          <table:table-cell table:style-name="ce14" office:value-type="float" office:value="0.739910313901345" calcext:value-type="float">
            <text:p>0.73991</text:p>
          </table:table-cell>
          <table:table-cell table:style-name="ce14" office:value-type="float" office:value="0.965088412831168" calcext:value-type="float">
            <text:p>0.96509</text:p>
          </table:table-cell>
          <table:table-cell table:style-name="ce14" office:value-type="float" office:value="0.0508221225710015" calcext:value-type="float">
            <text:p>0.05082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barbarlje(1), moslim(30), negerslaven(6), marrons(6), mongoolse(2), gemengd(14), kokkie(10), zigeuner(6), inheems(11), exotisch(14), tovenaar(3), primitief(6), historisch(18), slaven(3), islamiet(7), negers(2), negerrijk(3), inboorling(5), achtergrond(59), moslims(8), rassen(1), berber(6), wild(5), moor(3), indo-europeaan(23), halfbloedjes(1), slaaf(7), muzelman(5), inheemsen(3), etniciteit(1), groothistorische(1), traditionele(24), indisch(3), aziatisch(30), dwerggroei(7), traditioneelen(2), mongoolsche(1), inlander(6), afkomst(5), koelies(2), dwergjes(1), marron(25), indiaan(6), zigeunerin(2), koppensneller(5), mesties(11), blank(5), indo(3), aziatische(4), afgod(7), mongool(11), barbaren(8), gemengde(2), traditioneel(5), aapman(2), berbers(1), kaffers(2), westers(2), inboorlingen(3), onbeschaafd(4), mengras(3), zigeunerbende(1), knecht(3), medicijnman(7), kaukasisch(4), wereldmoord(1), hottentotten(3), wilde(5), stam(4), metis(6), bediende(7), bosnegers(1), barbaar(5), moslimsche(2), zigeunermuziek(4), mulat(5), baboe(5), ras(2), halfbloed(7), misvormden(6), pygmee(5), zwartje(7), medicijnmannen(1), page(3), boesman(2), moslimsch(1), aboriginal(1), eskimo(5), roots(2), volbloedras(1), verwilderd(1), handicap(1), slavenschip(3), eskimo's(5), gemengden(1), dwerg(7), historische(3), kaffer(5), inheemschen(1), hottentot(5), koelie(4), dienstknechts(1), pygmeeen(1), inuit(2), berberoorlog(1), neger(3), volbloed(2), ontdekken(4), dwergen(1), homo(4), blanke(2), bosneger(4), queer(2), schildersknecht(1), negerjongen(1), muzelmansch(1), pages(1), gekleurd(3), slaaft(1), tovenaars(1), inheemsche(1), muzelmannen(2), inlandsche(2), afgodisch(1), afgodendienst(2), negercultuur(1), exotische(2), indische(1), jachtwild(1), lilliputters(1), lilliputter(2), moslimsohe(1), negervrees(1), indiaansch(1), inlanders(1), koppensnellers(1), dwergeu(1), stammen(1), grootst(1), indischen(1), galeislaven(1), zigeuners(1), transport(1), mulattin(1)</text:p>
          </table:table-cell>
          <table:table-cell table:style-name="ce2" office:value-type="string" calcext:value-type="string">
            <text:p>('aarde', 28), ('werpen', 34), ('waggelen', 1), ('gelaat', 23), ('zweven', 1), ('luchtig', 3), ('heen', 37), ('gevloek', 1), ('kussen', 12), ('duisternis', 7), ('zestiger', 1), ('vluchten', 15), ('schouder', 10), ('vervolger', 2), ('wang', 8), ('terzij', 1), ('lippen', 1), ('gestalte', 14), ('gezicht', 25), ('vatten', 18), ('heerlijk', 14), ('slank', 9), ('bevallig', 3), ('blond', 5), ('blos', 3), ('mond', 12), ('rechtop', 2), ('diep', 38), ('hemel', 26), ('bewegelijk', 1), ('ontkwamen', 1), ('verblind', 1), ('jagen', 9), ('achtervolgen', 6), ('tooveren', 3), ('strak', 3), ('maalstroom', 3), ('stijf', 1), ('verbleeken', 2), ('ijlen', 1), ('armoedig', 2), ('trek', 1), ('naderen', 15), ('wegtrekken', 1), ('lip', 10), ('schemerig', 1), ('terzijde', 2), ('opgaan', 3), ('corpulent', 1), ('verzeilen', 2), ('getinte', 1), ('fantastisch', 8), ('uitzien', 7), ('hazenpad', 1), ('kaak', 2), ('kleurigheid', 1), ('raken', 28), ('aantreffen', 11), ('bevinden', 43), ('forsch', 4), ('verscheidenheid', 5), ('dol', 3), ('bchot', 1), ('binnendringen', 5), ('voorhoofd', 4), ('opduiken', 1), ('zwevend', 1), ('schril', 2), ('ouderwetsch', 2), ('stralend', 1), ('glimp', 2), ('kreunen', 4), ('buigen', 14), ('wankelen', 3), ('ouderwets', 2), ('bemerken', 15), ('aanraking', 4), ('opdiepen', 1), ('verzorgen', 5), ('omringen', 7), ('snuiven', 1), ('snateren', 1), ('bizar', 1), ('frissch', 5), ('onheilspellend', 1), ('vlucht', 9), ('stoot', 6), ('grijpen', 19), ('stralen', 2), ('overvallen', 5), ('vuist', 5), ('bespringen', 6), ('gedaante', 8), ('adem', 4), ('postuur', 1), ('ontbranden', 2), ('ontbloten', 4), ('temperen', 2), ('tooverachtig', 1), ('stilte', 7), ('staren', 4), ('woelen', 1), ('bleek', 3), ('onverhoeds', 1), ('rochelen', 1), ('aanwakkeren', 1), ('robuust', 1), ('stevig', 3), ('verbergen', 15), ('gluren', 1), ('verdring', 2), ('voortjagen', 1), ('trillen', 2), ('verwilderen', 1), ('borstelig', 1), ('nuance', 5), ('opgingen', 1), ('dronken', 3), ('gloed', 7), ('ongemerkt', 1), ('aanblazen', 1), ('slap', 6), ('opspringen', 2), ('ademhalen', 1), ('leesbaar', 1), ('huidskleur', 2), ('droomenen', 1), ('koket', 1), ('leunen', 2), ('laaien', 1), ('opeen', 1), ('frisch', 2), ('wemeling', 1), ('onbeweeglijk', 2), ('smartkreet', 1), ('misvormd', 1), ('hanteeren', 2), ('toesteken', 1), ('gebrild', 1), ('inslaan', 2), ('ballen', 2), ('aangevallene', 1), ('schittering', 1), ('statig', 7), ('bukken', 2), ('hijgen', 2), ('voorthollen', 1), ('vol.', 1), ('vert', 1), ('woesteling', 1), ('kleurenspel', 1), ('bonzen', 1), ('uitkijken', 2), ('wezenloos', 1), ('indringer', 2), ('behaaglijk', 1), ('gelaatskleur', 1), ('afwerken', 4), ('stuiptrekken', 1), ('vlieden', 1), ('onmerkbaar', 1), ('ooren', 2), ('haveloos', 1), ('opdoemen', 1), ('draagster', 1), ('smettelooz', 1), ('worgen', 2), ('doorkijken', 2), ('aansluipen', 1), ('zat', 1), ('oogopslag', 1), ('tasten', 4), ('verte', 2), ('behoedzaam', 1), ('schuil', 2), ('gladgeschor', 1), ('aanvaller', 3), ('zwijm', 2), ('distingeren', 1), ('zwieren', 1), ('wegvluchten', 2), ('spookachtig', 2), ('weelderig', 4), ('krijgshaftig', 2), ('spuwen', 2), ('wegzinken', 2), ('tintelen', 1), ('staar', 3), ('vertier', 1), ('wischen', 1), ('ontwaren', 1), ('lieflijk', 1), ('completeren', 1), ('afwerking', 1), ('geweerschot', 1), ('roerloos', 3), ('weerlichten', 1), ('schim', 1), ('rillen', 1), ('geweerkolf', 1), ('knorren', 1), ('heenkomen', 1), ('onbewegelijk', 1), ('gebruind', 1), ('vooroverbuigen', 1), ('flitsen', 1), ('losbarsten', 1), ('eentonig', 1), ('misvormen', 3), ('halfdood', 1), ('neerliggen', 1), ('gedrang', 1), ('medeslepen', 1), ('wanstaltig', 1), ('oogverblindend', 1), ('stormen', 1), ('sjofel', 1), ('laaiend', 1), ('dichtgeknep', 1), ('oprees', 1), ('flikkering', 1), ('wenkbrauw', 1), ('indring', 1), ('doodsbleek', 1), ('stormachtig', 1), ('schor', 1), ('peilen', 1), ('doordringend', 1), ('gelaatstrek', 1), ('neerbuigen', 1), ('doodsch', 1), ('verstenen', 1), ('lenig', 1), ('schuilhoek', 1), ('armelijk', 1)</text:p>
          </table:table-cell>
          <table:table-cell table:style-name="ce5" office:value-type="string" calcext:value-type="string">
            <text:p>aarde, werpen, waggelen, gelaat, zweven, luchtig, heen, gevloek, kussen, duisternis, zestiger, vluchten, schouder, vervolger, wang, terzij, lippen, gestalte, gezicht, vatten, heerlijk, slank, bevallig, blond, blos, mond, rechtop, diep, hemel, bewegelijk, ontkwamen, verblind, jagen, achtervolgen, tooveren, strak, maalstroom, stijf, verbleeken, ijlen, armoedig, trek, naderen, wegtrekken, lip, schemerig, terzijde, opgaan, corpulent, verzeilen, getinte, fantastisch, uitzien, hazenpad, kaak, kleurigheid, raken, aantreffen, bevinden, forsch, verscheidenheid, dol, bchot, binnendringen, voorhoofd, opduiken, zwevend, schril, ouderwetsch, stralend, glimp, kreunen, buigen, wankelen, ouderwets, bemerken, aanraking, opdiepen, verzorgen, omringen, snuiven, snateren, bizar, frissch, onheilspellend, vlucht, stoot, grijpen, stralen, overvallen, vuist, bespringen, gedaante, adem, postuur, ontbranden, ontbloten, temperen, tooverachtig, stilte, staren, woelen, bleek, onverhoeds, rochelen, aanwakkeren, robuust, stevig, verbergen, gluren, verdring, voortjagen, trillen, verwilderen, borstelig, nuance, opgingen, dronken, gloed, ongemerkt, aanblazen, slap, opspringen, ademhalen, leesbaar, huidskleur, droomenen, koket, leunen, laaien, opeen, frisch, wemeling, onbeweeglijk, smartkreet, misvormd, hanteeren, toesteken, gebrild, inslaan, ballen, aangevallene, schittering, statig, bukken, hijgen, voorthollen, vol., vert, woesteling, kleurenspel, bonzen, uitkijken, wezenloos, indringer, behaaglijk, gelaatskleur, afwerken, stuiptrekken, vlieden, onmerkbaar, ooren, haveloos, opdoemen, draagster, smettelooz, worgen, doorkijken, aansluipen, zat, oogopslag, tasten, verte, behoedzaam, schuil, gladgeschor, aanvaller, zwijm, distingeren, zwieren, wegvluchten, spookachtig, weelderig, krijgshaftig, spuwen, wegzinken, tintelen, staar, vertier, wischen, ontwaren, lieflijk, completeren, afwerking, geweerschot, roerloos, weerlichten, schim, rillen, geweerkolf, knorren, heenkomen, onbewegelijk, gebruind, vooroverbuigen, flitsen, losbarsten, eentonig, misvormen, halfdood, neerliggen, gedrang, medeslepen, wanstaltig, oogverblindend, stormen, sjofel, laaiend, dichtgeknep, oprees, flikkering, wenkbrauw, indring, doodsbleek, stormachtig, schor, peilen, doordringend, gelaatstrek, neerbuigen, doodsch, verstenen, lenig, schuilhoek, armelijk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41889" calcext:value-type="float">
            <text:p>341889</text:p>
          </table:table-cell>
          <table:table-cell office:value-type="float" office:value="26" calcext:value-type="float">
            <text:p>26</text:p>
          </table:table-cell>
          <table:table-cell office:value-type="float" office:value="0.269230769230769" calcext:value-type="float">
            <text:p>0.26923</text:p>
          </table:table-cell>
          <table:table-cell office:value-type="float" office:value="0.184731034217248" calcext:value-type="float">
            <text:p>0.18473</text:p>
          </table:table-cell>
          <table:table-cell office:value-type="float" office:value="0.615384615384615" calcext:value-type="float">
            <text:p>0.61538</text:p>
          </table:table-cell>
          <table:table-cell office:value-type="float" office:value="0.976858252884329" calcext:value-type="float">
            <text:p>0.97686</text:p>
          </table:table-cell>
          <table:table-cell office:value-type="float" office:value="0.115384615384615" calcext:value-type="float">
            <text:p>0.115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arbarlje(1), etniciteit(1), aziatisch(3), landbouwersknecht(1), marrons(3), indiaan(1), traditionele(1), inheems(3), inuit(2), zwartje(1), queer(1), tovenaar(1), achtergrond(1), roma(1), ras(1), homo(1), page(1), kaukasisch(1), inlander(1)</text:p>
          </table:table-cell>
          <table:table-cell office:value-type="string" calcext:value-type="string">
            <text:p>('beek', 4), ('heerlen', 2), ('rijen', 1), ('vissers', 1), ('frissen', 1), ('broos', 3), ('provisioneel', 1), ('brede', 1), ('not.', 1), ('achtmaal', 1), ('ketelaars', 1), ('denderen', 1), ('eozendaal', 1), ('tegel', 1), ('middelaar', 1), ('moors', 1), ('kallen', 2), ('nunen', 1), ('schonk', 1), ('reuver', 1)</text:p>
          </table:table-cell>
          <table:table-cell office:value-type="string" calcext:value-type="string">
            <text:p>beek, heerlen, rijen, vissers, frissen, broos, provisioneel, brede, not., achtmaal, ketelaars, denderen, eozendaal, tegel, middelaar, moors, kallen, nunen, schonk, reuver</text:p>
          </table:table-cell>
          <table:table-cell table:number-columns-repeated="101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341978" calcext:value-type="float">
            <text:p>341978</text:p>
          </table:table-cell>
          <table:table-cell table:style-name="ce2" office:value-type="float" office:value="964" calcext:value-type="float">
            <text:p>964</text:p>
          </table:table-cell>
          <table:table-cell table:style-name="ce14" office:value-type="float" office:value="0.210580912863071" calcext:value-type="float">
            <text:p>0.21058</text:p>
          </table:table-cell>
          <table:table-cell table:style-name="ce14" office:value-type="float" office:value="0.0160725951125036" calcext:value-type="float">
            <text:p>0.01607</text:p>
          </table:table-cell>
          <table:table-cell table:style-name="ce14" office:value-type="float" office:value="0.738589211618257" calcext:value-type="float">
            <text:p>0.73859</text:p>
          </table:table-cell>
          <table:table-cell table:style-name="ce14" office:value-type="float" office:value="0.987829643850609" calcext:value-type="float">
            <text:p>0.98783</text:p>
          </table:table-cell>
          <table:table-cell table:style-name="ce14" office:value-type="float" office:value="0.0508298755186722" calcext:value-type="float">
            <text:p>0.050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misvormden(10), lilliputter(9), slaven(5), dwerggroei(31), indo-europeaan(43), medicijnman(9), onbeschaafd(10), gemengd(29), lilliputters(2), kokkie(8), zigeuner(9), moslim(32), boesman(1), achtergrond(75), traditioneel(9), onbeschaafdheid(1), wilde(3), inheems(18), inheemsche(1), moslims(5), barbaren(11), wild(4), exotisch(11), stam(5), gekleurd(6), traditionele(43), marrons(6), slaaf(14), neger(12), aziatisch(34), hottentotten(3), indische(3), inheemsen(3), aziatische(4), afgod(10), groothistorische(1), historisch(26), indisch(2), gay(2), negerslaven(12), traditioneelen(1), mongoolsche(1), inlander(10), afkomst(10), historischen(1), indiaan(7), dwergjes(1), zigeunerin(1), homo(8), negerrijk(2), koppensneller(8), zimbabwe(1), eskimo's(4), blank(5), pygmee(12), marron(25), knecht(7), primitief(7), indo(6), slavenschip(5), moor(4), gemengde(3), aapman(2), barbaarschheid(1), inboorlingen(3), historische(8), berber(4), zwartje(9), page(5), ras(7), mesties(9), koelie(10), wereldhistorische(2), dwerg(6), kaffers(1), volbloed'(1), halfbloed(7), kaukasisch(6), barbarlje(1), wereldmoord(1), metis(4), queer(7), ontdekken(10), inlandsche(6), zigeuners(5), barbaar(8), negerrestaurant(1), mulat(10), bediende(3), inuit(3), medicijnmannen(2), negers(2), mongool(12), lesbisch(5), baboe(7), berbers(1), tovenaar(2), moslimsch(1), aboriginal(3), eskimo(5), dwergen(1), roots(4), volbloedras(1), inlanders(2), verwilderd(1), moslimcultuur(1), zigeunermuziek(3), moord(1), islamiet(10), muzelmansche(1), historischcn(1), indolonten(1), inboorling(7), handicap(1), moslimsche(2), inheemse(3), inheems'che(2), bedienden(1), bosneger(2), koelies(1), indonesi(1), pygmeeen(1), hottentottenstam(1), muzelman(4), negercultuur(5), volbloed(2), kaffer(8), jokjakarta(1), batavia(1), westers(3), birma(1), dienstknecht(1), gekleurde(2), etniciteit(1), blanke(2), hottentot(6), indostijl(1), volkstammen(1), zimbabwecultuur(2), moortje(1), exotische(2), schildersknecht(1), negerjongen(1), pages(1), rassen(2), slaaft(1), koppensnellers(1), stamhoofd(1), praehistorische(1), inheems'(1), afgodisch(1), queertitle(1), volbloedpaard(1), eskimoverhalen(1), metis'nachts(1), christelijkhistorischen(1), mengras(3), marron'(1), aziatischen(1), islamieten(1), muzelmannen(1), eenhistorisch(1), bediendepmijnneer(1), rassenhaat(1), moslimsohe(1), negervrees(1), afgodendienst(1), allochtoon(1), indiaansch(1), handicapper(1), indo's(1), mohemmedaan(1), dwergeu(1), grootst(1), indischen(1), galeislaven(1), verraste(1), mulattin(1)</text:p>
          </table:table-cell>
          <table:table-cell table:style-name="ce2" office:value-type="string" calcext:value-type="string">
            <text:p>('ontwaken', 2), ('eenvoud', 4), ('voorbeschikken', 1), ('eenvoudigheid', 2), ('natuur', 23), ('verschijning', 4), ('typisch', 9), ('eenvoudig', 32), ('gedachte', 33), ('ingetog', 1), ('omgang', 7), ('kinderlijk', 7), ('tergen', 2), ('toevallig', 14), ('bewonderenswaardig', 6), ('flair', 2), ('merkwaardig', 22), ('ongewoon', 10), ('oplettendheid', 1), ('onbewust', 5), ('eensklaps', 6), ('afleiding', 2), ('behendig', 2), ('inspiratie', 2), ('betooverd', 2), ('opeens', 4), ('welsprekendheid', 2), ('gelijkenis', 5), ('schuw', 6), ('eigenschap', 24), ('prijzen', 4), ('woede', 8), ('verveling', 2), ('moed', 23), ('wonder', 20), ('symboliseren', 2), ('plotseling', 21), ('weergeven', 9), ('abstractie', 1), ('dunk', 3), ('figuur', 22), ('zelfbewust', 2), ('blik', 26), ('jeugd', 18), ('traan', 9), ('tragisch', 6), ('echt', 33), ('edel', 12), ('hartstocht', 3), ('bekoren', 3), ('aantrekkingskracht', 1), ('zeldzaam', 6), ('mystiek', 3), ('geduld', 8), ('levenslustig', 2), ('groteske', 1), ('eigenaardigheid', 4), ('onuitputtelijk', 2), ('trots', 9), ('eenzaam', 6), ('voornaam', 12), ('aantrekken', 2), ('luim', 3), ('weggewischt', 1), ('voortreffelijk', 19), ('verraden', 6), ('opvoeder', 1), ('verrassing', 7), ('opmerkzaamheid', 1), ('pijnlijk', 6), ('verlegenheid', 5), ('onbezorgd', 1), ('hartverheffen', 1), ('rustig', 26), ('zuiverheid', 2), ('rumoerig', 1), ('onrustig', 3), ('kundig', 1), ('ongemeen', 2), ('beschaven', 9), ('toevalligheid', 2), ('durf', 2), ('aangeboren', 4), ('gepeupel', 2), ('bekoring', 5), ('klaar', 1), ('kalmte', 3), ('eigenaardig', 24), ('bedroeven', 2), ('matelooz', 2), ('toorn', 3), ('bedwing', 1), ('opwinden', 3), ('intens', 1), ('handigheid', 2), ('geschiktheid', 2), ('lust', 8), ('woedend', 6), ('dromen', 3), ('slapen', 15), ('beurtelings', 2), ('verheffen', 17), ('waarderen', 9), ('levenskracht', 2), ('popelen', 1), ('nieuwsgierigheid', 3), ('magisch', 2), ('wonderlijk', 11), ('opvoeding', 15), ('techniek', 2), ('waardeeren', 5), ('opvallend', 3), ('verdiepen', 4), ('familieleven', 2), ('reinheid', 2), ('blijheid', 2), ('alledaagsch', 4), ('perikel', 2), ('kenmerkende', 3), ('karakteristiek', 4), ('begeerte', 4), ('deftig', 5), ('betoovering', 1), ('strelen', 4), ('ontspruiten', 1), ('wanen', 1), ('synthese', 1), ('menschenredder', 1), ('uitsterven', 4), ('scherpzinnig', 1), ('gevoel', 28), ('wezen', 5), ('pikant', 1), ('opvoeden', 6), ('rondloop', 2), ('heugen', 3), ('ontroering', 3), ('milieu', 8), ('heroiek', 1), ('detail', 3), ('toewijding', 3), ('stokoud', 1), ('genot', 6), ('huishouding', 1), ('wonderbaar', 4), ('brein', 1), ('vreugd', 1), ('heelal', 1), ('verbazing', 6), ('bewonderen', 11), ('tooverwoord', 1), ('loeren', 6), ('gave', 3), ('walgelijk', 3), ('doorgronden', 1), ('ontsluieren', 1), ('mysterie', 6), ('wakker', 10), ('ineens', 7), ('soberheid', 2), ('zenuwachtig', 3), ('bekijken', 11), ('roerend', 2), ('voorbij', 1), ('handig', 7), ('realistisch', 3), ('kwellen', 2), ('gemoed', 4), ('welwillen', 1), ('aandoenlijk', 1), ('sentiment', 3), ('veelzijdigheid', 1), ('ordelijk', 3), ('vreemdsoortig', 3), ('gewetenswroeging', 1), ('talent', 7), ('scherpzinnigheid', 2), ('loffelijk', 2), ('tevredenheid', 3), ('sober', 4), ('benaming', 4), ('verrassen', 12), ('originaliteit', 3), ('deinzen', 5), ('wenen', 5), ('spook', 1), ('wedijveren', 1), ('instinct', 2), ('ontraadselen', 1), ('vurig', 9), ('simpel', 1), ('tact', 4), ('verdriet', 2), ('begeerig', 5), ('opwerken', 2), ('bespieden', 1), ('eensklap', 3), ('bezieling', 5), ('inspireeren', 3), ('visioen', 3), ('moedig', 5), ('geheimzinnig', 6), ('eenzaamheid', 3), ('ondefinieerbaar', 1), ('karaktervol', 1), ('abstract', 2), ('rein', 6), ('opvoed', 1), ('aangebor', 1), ('voldoening', 6), ('slordige', 1), ('verschrikken', 4), ('prenten', 2), ('conventioneel', 1), ('zonderling', 9), ('paradoxaal', 1), ('gevoelig', 3), ('geest-', 1), ('bekwaamheid', 2), ('bewondering', 5), ('rondzwerven', 2), ('droomen', 5), ('schreien', 3), ('afschuw', 5), ('stumper', 2), ('opluchting', 1), ('studeerd', 1), ('voorbeeldig', 1), ('angstig', 3), ('correct', 3), ('overpeinzing', 1), ('symbool', 5), ('droefheid', 2), ('finesse', 5), ('verbluffen', 3), ('tersluik', 1), ('vizio', 1), ('akelig', 2), ('ongeduld', 2), ('intiem', 3), ('onguur', 1), ('zinnelijk', 2), ('peinzen', 1), ('volksmond', 2), ('vernisje', 2), ('afstoten', 1), ('welbehagen', 1), ('vergieten', 2), ('gade', 1), ('opgeteeken', 2), ('verbeelding', 5), ('verwensching', 1), ('tweestrijd', 2), ('kranig', 3), ('weemoedig', 3), ('verwonderlijk', 2), ('welbespraakt', 2), ('opwelling', 2), ('bekwaam', 2), ('opgewonden', 3), ('passend', 4), ('waardeer', 2), ('hartstochtelijk', 3), ('tisch', 2), ('mysterieus', 3), ('geleerdheid', 2), ('harten', 2), ('voorliefde', 1), ('genialiteit', 1), ('smart', 3), ('sodom', 1), ('geniaal', 3), ('ontwikkeld', 1), ('saai', 1), ('daarginds', 2), ('blikken', 3), ('intimiteit', 2), ('losheid', 1), ('huiselijk', 3), ('aartsvaderlijk', 1), ('ondoorgrondelijk', 1), ('inspireren', 3), ('stoer', 1), ('meegenieten', 1), ('ingenomenheid', 1), ('welgedaan', 1), ('weemoed', 4), ('mijmering', 1), ('zachtheid', 2), ('diepzinnig', 1), ('levenservaring', 1), ('humanen', 1), ('weetgierigheid', 1), ('ongetemd', 1), ('verrass', 1), ('bovennatuurlijk', 4), ('bekoorlijkheid', 1), ('banaal', 1), ('beschrijv', 1), ('grilligheid', 2), ('treffend', 2), ('subtiel', 1), ('onaangenaam', 6), ('kloek', 4), ('schrik', 2), ('landerig', 1), ('bootsen', 1), ('pretentie', 1), ('nederkomen', 1), ('weldadig', 3), ('knaleffect', 1), ('zedigheid', 1), ('passie', 1), ('prijzenswaardig', 1), ('verzuchting', 1), ('huiselijkheid', 1), ('mild', 2), ('baanbrekend', 2), ('karaktertrek', 4), ('droom', 3), ('vreeze', 1), ('gelukzaligheid', 1), ('uitvoerigheid', 1), ('genus', 1), ('wonderen', 2), ('intelligent', 2), ('snikken', 1), ('evenaren', 2), ('zieleleven', 1), ('noodlot', 4), ('verfijnen', 1), ('karaktereigenschap', 1), ('natuurlijkheid', 1), ('verzinnebeelden', 1), ('millieu', 1), ('karakteriseering', 1), ('blijdschap', 5), ('vlugheid', 1), ('krijgsgeschreeuw', 2), ('verward', 1), ('zucht', 1), ('statuur', 1), ('oneigenlijk', 1), ('gaen', 1), ('anachronisme', 1), ('obscuur', 1), ('bijbrengen', 2), ('allure', 1), ('bijkomstigheid', 1), ('idealiseren', 1), ('dwaal', 1), ('griezel', 1), ('onweerstaanbaar', 1), ('suggereren', 2), ('bedelaar', 2), ('smuk', 1), ('toets', 1), ('schranderheid', 1), ('smartelijk', 3), ('misstaan', 1), ('stakker', 2), ('aanjagen', 1), ('uitzinnig', 1), ('.werk', 1), ('charme', 1), ('hoogstaand', 1), ('verrukking', 1), ('verdienstelijk', 2), ('kwelling', 1), ('elementair', 1), ('beangstigen', 1), ('opschrijven', 1), ('kunstopvatting', 1), ('gespuis', 1), ('oudere', 1), ('curieus', 1), ('sentimentaliteit', 1), ('intelligentie', 2), ('opgroeien', 3), ('gemor', 1), ('voorgevoel', 1), ('zwerven', 2), ('onthutsen', 1), ('individualiteit', 1), ('dronkaard', 2), ('binnenstormen', 1), ('vaardigheid', 2), ('vernuft', 1), ('natuurkind', 1), ('bitterheid', 1), ('foltering', 1), ('verbijsteren', 2), ('ontzagwekken', 1), ('fijngevoelig', 1), ('smachten', 1), ('wellust', 2), ('werkzamen', 1), ('standje', 1), ('vredig', 1), ('vergankelijk', 1), ('duizelen', 1), ('voornaamheid', 1), ('tragiek', 1), ('verluchting', 1), ('verslagenheid', 1), ('benauwd', 1), ('terugzien', 2), ('passenden', 1), ('vergetelheid', 1), ('nachtmerrie', 1), ('verbastering', 2), ('sluimeren', 1), ('koketterie', 1), ('robust', 1), ('poover', 1), ('fantazie', 1), ('beslommering', 1), ('humor', 1), ('levensblijheid', 1), ('vreesachtig', 1), ('zakelijkheid', 1), ('volleerd', 1), ('wonderbaarlijk', 1), ('snakken', 1), ('lotgenoot', 1), ('verberg', 1), ('bloeds', 1), ('frivool', 1), ('liefkozen', 1), ('gad', 1), ('ontsieren', 1), ('aanroepen', 1), ('doorzettingsvermogen', 1), ('emotioneel', 1), ('wilskracht', 1), ('rouw', 1)</text:p>
          </table:table-cell>
          <table:table-cell table:style-name="ce5" office:value-type="string" calcext:value-type="string">
            <text:p>ontwaken, eenvoud, voorbeschikken, eenvoudigheid, natuur, verschijning, typisch, eenvoudig, gedachte, ingetog, omgang, kinderlijk, tergen, toevallig, bewonderenswaardig, flair, merkwaardig, ongewoon, oplettendheid, onbewust, eensklaps, afleiding, behendig, inspiratie, betooverd, opeens, welsprekendheid, gelijkenis, schuw, eigenschap, prijzen, woede, verveling, moed, wonder, symboliseren, plotseling, weergeven, abstractie, dunk, figuur, zelfbewust, blik, jeugd, traan, tragisch, echt, edel, hartstocht, bekoren, aantrekkingskracht, zeldzaam, mystiek, geduld, levenslustig, groteske, eigenaardigheid, onuitputtelijk, trots, eenzaam, voornaam, aantrekken, luim, weggewischt, voortreffelijk, verraden, opvoeder, verrassing, opmerkzaamheid, pijnlijk, verlegenheid, onbezorgd, hartverheffen, rustig, zuiverheid, rumoerig, onrustig, kundig, ongemeen, beschaven, toevalligheid, durf, aangeboren, gepeupel, bekoring, klaar, kalmte, eigenaardig, bedroeven, matelooz, toorn, bedwing, opwinden, intens, handigheid, geschiktheid, lust, woedend, dromen, slapen, beurtelings, verheffen, waarderen, levenskracht, popelen, nieuwsgierigheid, magisch, wonderlijk, opvoeding, techniek, waardeeren, opvallend, verdiepen, familieleven, reinheid, blijheid, alledaagsch, perikel, kenmerkende, karakteristiek, begeerte, deftig, betoovering, strelen, ontspruiten, wanen, synthese, menschenredder, uitsterven, scherpzinnig, gevoel, wezen, pikant, opvoeden, rondloop, heugen, ontroering, milieu, heroiek, detail, toewijding, stokoud, genot, huishouding, wonderbaar, brein, vreugd, heelal, verbazing, bewonderen, tooverwoord, loeren, gave, walgelijk, doorgronden, ontsluieren, mysterie, wakker, ineens, soberheid, zenuwachtig, bekijken, roerend, voorbij, handig, realistisch, kwellen, gemoed, welwillen, aandoenlijk, sentiment, veelzijdigheid, ordelijk, vreemdsoortig, gewetenswroeging, talent, scherpzinnigheid, loffelijk, tevredenheid, sober, benaming, verrassen, originaliteit, deinzen, wenen, spook, wedijveren, instinct, ontraadselen, vurig, simpel, tact, verdriet, begeerig, opwerken, bespieden, eensklap, bezieling, inspireeren, visioen, moedig, geheimzinnig, eenzaamheid, ondefinieerbaar, karaktervol, abstract, rein, opvoed, aangebor, voldoening, slordige, verschrikken, prenten, conventioneel, zonderling, paradoxaal, gevoelig, geest-, bekwaamheid, bewondering, rondzwerven, droomen, schreien, afschuw, stumper, opluchting, studeerd, voorbeeldig, angstig, correct, overpeinzing, symbool, droefheid, finesse, verbluffen, tersluik, vizio, akelig, ongeduld, intiem, onguur, zinnelijk, peinzen, volksmond, vernisje, afstoten, welbehagen, vergieten, gade, opgeteeken, verbeelding, verwensching, tweestrijd, kranig, weemoedig, verwonderlijk, welbespraakt, opwelling, bekwaam, opgewonden, passend, waardeer, hartstochtelijk, tisch, mysterieus, geleerdheid, harten, voorliefde, genialiteit, smart, sodom, geniaal, ontwikkeld, saai, daarginds, blikken, intimiteit, losheid, huiselijk, aartsvaderlijk, ondoorgrondelijk, inspireren, stoer, meegenieten, ingenomenheid, welgedaan, weemoed, mijmering, zachtheid, diepzinnig, levenservaring, humanen, weetgierigheid, ongetemd, verrass, bovennatuurlijk, bekoorlijkheid, banaal, beschrijv, grilligheid, treffend, subtiel, onaangenaam, kloek, schrik, landerig, bootsen, pretentie, nederkomen, weldadig, knaleffect, zedigheid, passie, prijzenswaardig, verzuchting, huiselijkheid, mild, baanbrekend, karaktertrek, droom, vreeze, gelukzaligheid, uitvoerigheid, genus, wonderen, intelligent, snikken, evenaren, zieleleven, noodlot, verfijnen, karaktereigenschap, natuurlijkheid, verzinnebeelden, millieu, karakteriseering, blijdschap, vlugheid, krijgsgeschreeuw, verward, zucht, statuur, oneigenlijk, gaen, anachronisme, obscuur, bijbrengen, allure, bijkomstigheid, idealiseren, dwaal, griezel, onweerstaanbaar, suggereren, bedelaar, smuk, toets, schranderheid, smartelijk, misstaan, stakker, aanjagen, uitzinnig, .werk, charme, hoogstaand, verrukking, verdienstelijk, kwelling, elementair, beangstigen, opschrijven, kunstopvatting, gespuis, oudere, curieus, sentimentaliteit, intelligentie, opgroeien, gemor, voorgevoel, zwerven, onthutsen, individualiteit, dronkaard, binnenstormen, vaardigheid, vernuft, natuurkind, bitterheid, foltering, verbijsteren, ontzagwekken, fijngevoelig, smachten, wellust, werkzamen, standje, vredig, vergankelijk, duizelen, voornaamheid, tragiek, verluchting, verslagenheid, benauwd, terugzien, passenden, vergetelheid, nachtmerrie, verbastering, sluimeren, koketterie, robust, poover, fantazie, beslommering, humor, levensblijheid, vreesachtig, zakelijkheid, volleerd, wonderbaarlijk, snakken, lotgenoot, verberg, bloeds, frivool, liefkozen, gad, ontsieren, aanroepen, doorzettingsvermogen, emotioneel, wilskracht, rouw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outdoor activities</text:p>
          </table:table-cell>
          <table:table-cell table:style-name="ce1" office:value-type="float" office:value="341938" calcext:value-type="float">
            <text:p>341938</text:p>
          </table:table-cell>
          <table:table-cell table:style-name="ce1" office:value-type="float" office:value="663" calcext:value-type="float">
            <text:p>663</text:p>
          </table:table-cell>
          <table:table-cell table:style-name="ce13" office:value-type="float" office:value="0.218702865761689" calcext:value-type="float">
            <text:p>0.21870</text:p>
          </table:table-cell>
          <table:table-cell table:style-name="ce13" office:value-type="float" office:value="0.0111689322434507" calcext:value-type="float">
            <text:p>0.01117</text:p>
          </table:table-cell>
          <table:table-cell table:style-name="ce13" office:value-type="float" office:value="0.731523378582202" calcext:value-type="float">
            <text:p>0.73152</text:p>
          </table:table-cell>
          <table:table-cell table:style-name="ce13" office:value-type="float" office:value="0.989328355454486" calcext:value-type="float">
            <text:p>0.98933</text:p>
          </table:table-cell>
          <table:table-cell table:style-name="ce13" office:value-type="float" office:value="0.0497737556561086" calcext:value-type="float">
            <text:p>0.04977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negerslaven(5), marrons(5), traditionele(23), kokkie(6), inheems(22), moslim(26), gekleurde(3), exotisch(7), tovenaar(4), dwerggroei(5), negerrijk(5), achtergrond(60), berber(9), knecht(7), moord(1), aziatisch(31), inheemsche(3), gekleurd(5), barbaren(8), inboorling(5), halfbloedjes(1), roots'(1), muzelman(3), hottentotten(5), onbeschaafd(7), etniciteit(2), afgod(5), groothistorische(1), bosneger(6), indisch(4), gay(1), lilliputter(7), indo(3), wild(6), inlander(9), blank(14), medicijnman(8), afkomst(2), koelies(3), dwergjes(1), marron(21), zigeunerin(1), koppensneller(4), eskimo(4), zimbabwe(2), roots(2), pygmee(9), historische(4), gemengd(15), indo-europeaan(18), aziatische(3), kaffer(3), slavenschip(4), moor(2), misvormden(2), traditioneel(4), aapman(2), hottentot(8), voorhistorische(1), westers(2), barbaarschheid(1), mesties(9), wereldhistorische(2), dwerg(7), koelie(4), kaukasisch(3), wereldmoord(1), stam(4), slaven(5), metis(4), bediende(5), moslims(4), baboe(7), ras(2), historisch(16), zwartje(9), mulat(5), medicijnmannen(1), homo(4), slaaf(6), primitief(7), indiaan(5), lesbisch(3), neger(4), negers(1), ontdekken(8), blanka(1), handicap(1), eskimo's(7), mongool(6), halfbloed(3), inlandsche(3), indolonten(1), boesman(3), inheemschen(1), kaffers(1), berberoorlog(1), negercultuur(1), volbloed(4), queer(3), inuit(2), zigeunerbende(1), page(3), lilliputters(2), birma(1), blanke(2), zigeuner(4), wilde(2), aziatischejgeit(2), exotische(1), mulatten(1), muzelmansch(1), barbaar(3), pages(1), afgodsbeeldje(1), mongoolsohc(1), stamhoofd(1), praehistorische(1), inboorlingen(3), afgodisch(1), metis'nachts(1), inheemse(1), mengras(2), marron'(1), islamieten(1), muzelmannen(1), indische(1), koppensnellers(1), jachtwild(1), bediendepmijnneer(1), moslimsche(2), moslimsohe(1), bataviasche(1), indo-europeaans(1), aboriginal(1), indiaansch(1), handicapper(1), historischen(1), zigeunermuziek(1), koelied(1), dwergeu(1), islamiet(1), afstammelingen(1), zimbabwecultuur(1)</text:p>
          </table:table-cell>
          <table:table-cell table:style-name="ce1" office:value-type="string" calcext:value-type="string">
            <text:p>('weerszijde', 2), ('top', 12), ('modder', 5), ('evenwijdig', 2), ('moeras', 6), ('plassen', 1), ('kleden', 12), ('wand', 9), ('construeren', 1), ('geloopen', 4), ('zitplaats', 2), ('vloer', 4), ('trap', 8), ('achterst', 4), ('liggen', 152), ('langs', 59), ('optrekken', 4), ('verschansing', 4), ('breed', 15), ('plas', 4), ('steenen', 11), ('waarlangs', 1), ('uitweg', 1), ('overzijde', 3), ('kunstig', 4), ('vernielen', 12), ('lamplicht', 1), ('muur', 16), ('gebint', 1), ('rots', 7), ('overboord', 3), ('hut', 18), ('slingeren', 4), ('woud', 6), ('aansteken', 4), ('openstaan', 2), ('paal', 7), ('spaak', 2), ('wiel', 4), ('brand', 20), ('bout', 1), ('kruisen', 5), ('legerstede', 4), ('moerassig', 1), ('overstromen', 4), ('schaar', 8), ('uitgestrekt', 3), ('gewaad', 6), ('schroef', 2), ('laden', 6), ('waterval', 3), ('bergtop', 3), ('uitstrekken', 7), ('verticaal', 2), ('branden', 14), ('vlam', 12), ('heuvel', 4), ('snelheid', 4), ('dek', 2), ('waarachter', 4), ('haken', 1), ('omstaan', 1), ('bovenaan', 4), ('marmer', 4), ('sneeuwschoen', 1), ('grasperk', 1), ('steen', 8), ('ontsteken', 1), ('springplank', 1), ('kloof', 1), ('omgeven', 6), ('steil', 5), ('rivier', 20), ('voetstuk', 2), ('deuren', 1), ('diepte', 9), ('ommezien', 2), ('ijs', 9), ('inham', 2), ('pad', 12), ('onbegaanbaar', 1), ('steile', 2), ('helling', 1), ('vlakt', 2), ('vlakken', 2), ('onderst', 5), ('uniform', 4), ('laagte', 1), ('bergpad', 1), ('smal', 5), ('broeien', 2), ('grootzeil', 1), ('gat', 10), ('gordijn', 5), ('plek', 10), ('ruiten', 1), ('verbrijzelen', 5), ('ruit', 3), ('diepen', 3), ('vuurgloed', 1), ('spleet', 2), ('walmen', 1), ('lekken', 2), ('rookenen', 2), ('omweg', 1), ('bedding', 1), ('achterzijde', 3), ('draperie', 3), ('traliewerk', 1), ('daarachter', 3), ('kreupelhout', 1), ('boren', 7), ('voordeur', 1), ('omslaan', 3), ('brokstuk', 1), ('kolos', 1), ('marnier', 1), ('breede', 5), ('spant', 1), ('geaccidenteerd', 1), ('massief', 2), ('zeil', 3), ('lusthof', 2), ('bloementuin', 1), ('menner', 1), ('slang', 2), ('straal', 3), ('vestingmuur', 1), ('schietgat', 1), ('bakboord', 1), ('stuurboord', 1), ('koepeldak', 1), ('raam', 6), ('spits', 6), ('doorkijk', 1), ('gevel', 2), ('vonk', 2), ('optrek', 2), ('dorpel', 1), ('wegdrijven', 3), ('bliksemslag', 1), ('havenen', 1), ('stoep', 1), ('rustiek', 2), ('erfje', 1), ('overstroomen', 1), ('beschadigd', 1), ('oever', 11), ('lezenaar', 1), ('verpletteren', 2), ('venster', 3), ('ronddraaien', 1), ('golfslag', 1), ('heuvelachtig', 1), ('onderzijde', 1), ('kruitkamer', 1), ('omzomen', 1), ('mast', 2), ('ra', 1), ('rook', 6), ('onderstboven', 1), ('kronkelen', 3), ('kantelen', 1), ('voorplecht', 1), ('initiaal', 2), ('aanbeeld', 1), ('heuveltop', 1), ('vlakte', 7), ('gebergte', 4), ('stroomversnelling', 1), ('begroeien', 1), ('prooi', 3), ('beknellen', 1), ('doorknippen', 1), ('dak', 9), ('liggend', 1), ('breeds', 3), ('ijsmassa', 2), ('ijsberg', 1), ('ijsvlakte', 1), ('bovenste', 1), ('touw', 6), ('rotsblok', 4), ('bedelven', 3), ('instorten', 1), ('vijver', 3), ('koevoet', 1), ('overdekken', 1), ('ijsschots', 2), ('slepen', 2), ('wegslaan', 1), ('vloed', 3), ('touwladder', 1), ('boyengedeelte', 2), ('gebaand', 2), ('begaanbaar', 1), ('monding', 1), ('stuurstoel', 1), ('heg', 2), ('uitsnijden', 1), ('zijrivier', 1), ('toilet', 2), ('aambeeld', 1), ('intrappen', 1), ('gestooten', 2), ('binnenzijde', 2), ('opentrekken', 1), ('achterwiel', 1), ('vastmaken', 1), ('plafond', 2), ('paneel', 2), ('lawine', 1), ('meer', 3), ('beklemmen', 1), ('middenstuk', 1), ('lantaarn', 2), ('daaromhe', 1), ('daartusschen', 1), ('anker', 2), ('berghelling', 2), ('steenmassa', 1), ('woestenij', 1), ('bakboordzijde', 1), ('afdrijven', 1), ('afrukken', 1), ('schutting', 1), ('voorzijde', 1), ('ladd', 1), ('hek', 3), ('uitgang', 3), ('doorzakken', 1), ('bran', 1), ('uiteinen', 2), ('bergstreek', 1), ('tuigage', 1), ('weerskanten', 1), ('vierhoekig', 1), ('tafelberg', 1), ('vleugel', 3), ('nooduitgang', 1), ('ladder', 1), ('struikgewas', 1), ('inschuiven', 2), ('oneffenheid', 1), ('dwars', 3), ('naambord', 1), ('waterkant', 1), ('binnenwaarts', 1), ('stormweer', 1), ('verrekijker', 1), ('scheef', 2), ('halverwege', 2), ('afbreken', 4), ('vooruitsteken', 1), ('romp', 1), ('verroesten', 1), ('langi', 1), ('zijlicht', 1), ('plateau', 1), ('parallel', 1), ('beschadigen', 1), ('loopplank', 1), ('paarl', 1), ('omverwerpen', 3), ('achterdek', 1), ('spijkeren', 1), ('onbeschadigd', 1), ('glooien', 1), ('voorkant', 1), ('schoorsteen', 2), ('zadel', 2), ('tegenoverliggend', 1), ('tapyt', 1), ('hakenkruis', 1), ('rechtuit', 1), ('uitkijktoren', 1), ('heuvelrug', 1), ('stag', 1), ('natuursteen', 1), ('glasraam', 1), ('springtij', 1), ('ontgelden', 1), ('bloembed', 1), ('boveneinde', 1), ('tralie', 1), ('vcet', 1), ('reeling', 1), ('averij', 1), ('plankier', 1), ('overwelven', 1), ('meesleuren', 1), ('ondersteboven', 1), ('hekken', 1)</text:p>
          </table:table-cell>
          <table:table-cell table:style-name="ce4" office:value-type="string" calcext:value-type="string">
            <text:p>weerszijde, top, modder, evenwijdig, moeras, plassen, kleden, wand, construeren, geloopen, zitplaats, vloer, trap, achterst, liggen, langs, optrekken, verschansing, breed, plas, steenen, waarlangs, uitweg, overzijde, kunstig, vernielen, lamplicht, muur, gebint, rots, overboord, hut, slingeren, woud, aansteken, openstaan, paal, spaak, wiel, brand, bout, kruisen, legerstede, moerassig, overstromen, schaar, uitgestrekt, gewaad, schroef, laden, waterval, bergtop, uitstrekken, verticaal, branden, vlam, heuvel, snelheid, dek, waarachter, haken, omstaan, bovenaan, marmer, sneeuwschoen, grasperk, steen, ontsteken, springplank, kloof, omgeven, steil, rivier, voetstuk, deuren, diepte, ommezien, ijs, inham, pad, onbegaanbaar, steile, helling, vlakt, vlakken, onderst, uniform, laagte, bergpad, smal, broeien, grootzeil, gat, gordijn, plek, ruiten, verbrijzelen, ruit, diepen, vuurgloed, spleet, walmen, lekken, rookenen, omweg, bedding, achterzijde, draperie, traliewerk, daarachter, kreupelhout, boren, voordeur, omslaan, brokstuk, kolos, marnier, breede, spant, geaccidenteerd, massief, zeil, lusthof, bloementuin, menner, slang, straal, vestingmuur, schietgat, bakboord, stuurboord, koepeldak, raam, spits, doorkijk, gevel, vonk, optrek, dorpel, wegdrijven, bliksemslag, havenen, stoep, rustiek, erfje, overstroomen, beschadigd, oever, lezenaar, verpletteren, venster, ronddraaien, golfslag, heuvelachtig, onderzijde, kruitkamer, omzomen, mast, ra, rook, onderstboven, kronkelen, kantelen, voorplecht, initiaal, aanbeeld, heuveltop, vlakte, gebergte, stroomversnelling, begroeien, prooi, beknellen, doorknippen, dak, liggend, breeds, ijsmassa, ijsberg, ijsvlakte, bovenste, touw, rotsblok, bedelven, instorten, vijver, koevoet, overdekken, ijsschots, slepen, wegslaan, vloed, touwladder, boyengedeelte, gebaand, begaanbaar, monding, stuurstoel, heg, uitsnijden, zijrivier, toilet, aambeeld, intrappen, gestooten, binnenzijde, opentrekken, achterwiel, vastmaken, plafond, paneel, lawine, meer, beklemmen, middenstuk, lantaarn, daaromhe, daartusschen, anker, berghelling, steenmassa, woestenij, bakboordzijde, afdrijven, afrukken, schutting, voorzijde, ladd, hek, uitgang, doorzakken, bran, uiteinen, bergstreek, tuigage, weerskanten, vierhoekig, tafelberg, vleugel, nooduitgang, ladder, struikgewas, inschuiven, oneffenheid, dwars, naambord, waterkant, binnenwaarts, stormweer, verrekijker, scheef, halverwege, afbreken, vooruitsteken, romp, verroesten, langi, zijlicht, plateau, parallel, beschadigen, loopplank, paarl, omverwerpen, achterdek, spijkeren, onbeschadigd, glooien, voorkant, schoorsteen, zadel, tegenoverliggend, tapyt, hakenkruis, rechtuit, uitkijktoren, heuvelrug, stag, natuursteen, glasraam, springtij, ontgelden, bloembed, boveneinde, tralie, vcet, reeling, averij, plankier, overwelven, meesleuren, ondersteboven, hekken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40728" calcext:value-type="float">
            <text:p>340728</text:p>
          </table:table-cell>
          <table:table-cell office:value-type="float" office:value="45" calcext:value-type="float">
            <text:p>45</text:p>
          </table:table-cell>
          <table:table-cell office:value-type="float" office:value="0.222222222222222" calcext:value-type="float">
            <text:p>0.22222</text:p>
          </table:table-cell>
          <table:table-cell office:value-type="float" office:value="0.302119776162752" calcext:value-type="float">
            <text:p>0.30212</text:p>
          </table:table-cell>
          <table:table-cell office:value-type="float" office:value="0.622222222222222" calcext:value-type="float">
            <text:p>0.62222</text:p>
          </table:table-cell>
          <table:table-cell office:value-type="float" office:value="0.991585837326251" calcext:value-type="float">
            <text:p>0.99159</text:p>
          </table:table-cell>
          <table:table-cell office:value-type="float" office:value="0.155555555555556" calcext:value-type="float">
            <text:p>0.1555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ottentot(1), traditionele(2), metis(1), mengras(1), moslim(5), k'mesties(2), inheemse(1), inlandsche(1), exotisch(1), dwerggroei(2), marron(3), dwerg(1), indolonten(1), indo-europeaan(1), berber(1), moslims(1), boesman(1), galeislaven(1), koppensneller(1), muzelman(1), koelie(1), inboorlingen(1), bediende(1), barbaar'sche(1), inheems(4), knecht(1), neger(1), page(1), achtergrond(1), stam(1), aziatisch(1), bosneger(1), gay(1)</text:p>
          </table:table-cell>
          <table:table-cell office:value-type="string" calcext:value-type="string">
            <text:p>('hing', 1), ('ping', 1), ('njo', 1), ('oei', 3), ('gan', 1), ('kie', 1), ('sian', 2), ('lim', 3), ('soe', 4), ('joen', 1), ('han', 3), ('gouw', 2), ('koei', 2), ('tjo', 2), ('tang', 1), ('lie', 1), ('chung', 1), ('djie', 2), ('kwan', 1), ('sien', 1), ('nio', 2), ('liem', 1), ('klan', 1), ('chi', 1), ('poen', 1), ('tjon', 1), ('pin', 1), ('dey', 1), ('bab', 1), ('sin', 1), ('sing', 1)</text:p>
          </table:table-cell>
          <table:table-cell office:value-type="string" calcext:value-type="string">
            <text:p>hing, ping, njo, oei, gan, kie, sian, lim, soe, joen, han, gouw, koei, tjo, tang, lie, chung, djie, kwan, sien, nio, liem, klan, chi, poen, tjon, pin, dey, bab, sin, sing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names</text:p>
          </table:table-cell>
          <table:table-cell table:style-name="ce1" office:value-type="float" office:value="342139" calcext:value-type="float">
            <text:p>342139</text:p>
          </table:table-cell>
          <table:table-cell table:style-name="ce1" office:value-type="float" office:value="321" calcext:value-type="float">
            <text:p>321</text:p>
          </table:table-cell>
          <table:table-cell table:style-name="ce13" office:value-type="float" office:value="0.227414330218069" calcext:value-type="float">
            <text:p>0.22741</text:p>
          </table:table-cell>
          <table:table-cell table:style-name="ce13" office:value-type="float" office:value="0.0258343884110932" calcext:value-type="float">
            <text:p>0.02583</text:p>
          </table:table-cell>
          <table:table-cell table:style-name="ce13" office:value-type="float" office:value="0.710280373831776" calcext:value-type="float">
            <text:p>0.71028</text:p>
          </table:table-cell>
          <table:table-cell table:style-name="ce13" office:value-type="float" office:value="0.993867083400432" calcext:value-type="float">
            <text:p>0.99387</text:p>
          </table:table-cell>
          <table:table-cell table:style-name="ce13" office:value-type="float" office:value="0.0623052959501558" calcext:value-type="float">
            <text:p>0.06231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zigeuner(3), page(7), gekleurde(1), traditioneel(1), achtergrond(16), berber(3), knecht(3), moord(2), misvormden(2), bediende(5), wild(4), inboorling(2), indo-europeaan(2), barbaar'sche(1), neger(4), slavenschip(5), gekleurd(3), indische(2), gay(1), tovenaar(2), aziatisch(12), mongoolsche(1), halfbloed(6), indiaan(4), marron(25), slaven(3), queer(12), zimbabwe(1), roots(4), blank(6), mulat(8), stammen(1), handicap(3), afkomstig(1), ras(3), kaffers(1), zigeunerbende(1), volbloed(6), muzelman(3), moslimsche(1), negerrestaurant(1), pygmee(4), homo(4), aziatische(1), moslim(7), negers(1), inlander(2), afgod(2), ontdekken(7), eskimo(6), blanka(1), gemengd(6), onbeschaafd(3), kaffer(3), mongool(3), kaukasisch(1), eskimo's(6), dwerggroei(1), aboriginal(1), traditionele(7), stam(2), medicijnman(4), metis'(1), slaaf(2), inheems(1), historisch(2), kokkie(3), afkomst(5), hottentot(3), vermoord(1), aapman(2), marrons(3), koelie(2), grootsch(1), negerrijk(4), inuit(1), lesbische(1), westers(2), historische(1), blanke(1), senaatsbediende(1), exotische(1), helmlna'marron(2), negerjongen(1), mulatten(1), primitief(2), rassen(1), zwartje(1), metis(1), zigeunermuziek(1), slaven'(1), metis'nachts(1), indo(1), mesties(3), marron'(1), zigeuners(1), negerslaven(4), moor(1), moslims(1), liitlepage(1), barbaren(1), inlanders(1), moslimsohe(1), islamiet(1), boesman(2), indisch(1), gemengde(1), verrast(1), indischen(1), afstammelingen(1), zimbabwecultuur(1), littlepage(1), mulattin(1)</text:p>
          </table:table-cell>
          <table:table-cell table:style-name="ce1" office:value-type="string" calcext:value-type="string">
            <text:p>('peck', 1), ('pepper', 2), ('baily', 1), ('macdonald', 2), ('livingstone', 3), ('bue', 2), ('jesse', 2), ('green', 1), ('cottage', 1), ('jone', 1), ('william', 1), ('james', 5), ('foster', 1), ('sam', 4), ('cook', 3), ('halle', 3), ('andrew', 1), ('court', 5), ('vernon', 1), ('antwerpen', 12), ('padre', 1), ('taylor', 1), ('clark', 6), ('bir', 2), ('douglas', 2), ('keith', 1), ('gent', 4), ('goorge', 1), ('bule', 1), ('square', 2), ('wales', 3), ('enid', 1), ('curzon', 3), ('lord', 10), ('kleef', 1), ('nancy', 1), ('uitzenden', 4), ('riot', 1), ('amerikaan', 7), ('henry', 8), ('chamberlain', 5), ('montpellier', 1), ('etterbeek', 1), ('hanover', 1), ('john', 14), ('wood', 1), ('joe', 2), ('gardner', 2), ('sir', 11), ('latham', 1), ('house', 4), ('sandy', 1), ('stirling', 1), ('stanley', 2), ('expeditie', 10), ('raleigh', 1), ('menton', 1), ('mac', 2), ('essen', 1), ('goodwin', 1), ('lawrence', 1), ('ontdekkingsreiziger', 2), ('brown', 3), ('clayton', 2), ('kennedy', 1), ('lean', 1), ('toulouse', 2), ('davie', 1), ('williams', 3), ('patrick', 2), ('bootsman', 4), ('spencer', 1), ('currie', 1), ('pedro', 3), ('mendoza', 2), ('carter', 3), ('moren', 2), ("o'brien", 1), ('huilen', 6), ('cavendish', 1), ('balfour', 1), ('giles', 1), ('morton', 1), ('carlo', 2), ('mayor', 2), ('bird', 1), ('jones', 2), ('street', 3), ('wiesbaden', 1), ('ville', 2), ("john's", 1), ('barman', 1), ('telefunken', 1), ('wiggen', 1), ('harvey', 1), ('peary', 1), ('pooltocht', 1), ('edwards', 1), ('sabine', 2), ('dean', 2), ('marco', 2), ('chalet', 3), ('borgerhout', 2), ('deer', 1), ('poolreiziger', 2), ('galloway', 1), ('kid', 1), ('kingsley', 1), ('young', 1), ('florence', 2), ('tipperary', 1), ('ludlow', 1), ('butterworth', 1), ('rhodes', 2), ('cecil', 1), ('theodore', 1), ('poolexpeditie', 2), ('tower', 1), ('donald', 2), ('kirby', 1), ('innes', 1), ('pair', 1), ('mechelen', 1), ('sheriff', 3), ('giovanni', 1), ('panne', 2), ('manning', 4), ('postmeester', 3), ('croix', 1), ('dome', 1), ('briggs', 1), ('fisher', 1), ('noordpool', 2), ('mick', 1), ('lewis', 1), ('smith', 3), ('willard', 1), ('wallace', 2), ('george', 7), ('churchill', 2), ('ernesto', 1), ('abby', 1), ('fergus', 1), ('ranch', 1), ('townsend', 1), ('warner', 2), ('plessis', 1), ('johnson', 3), ('heath', 1), ('brook', 1), ('weir', 1), ('simmons', 1), ('ridley', 1), ('johnston', 1), ('burley', 2), ('dusseldorp', 1), ("paul's", 1), ('pine', 1), ('juan', 2), ('adolfo', 1), ('westminster', 1), ('ely', 1), ('rodriguez', 1), ('castillo', 1), ('antonio', 2), ('bennett', 2), ('gordon', 2), ('amunds', 1), ('barton', 1), ('maclean', 1), ('booker', 2), ('perez', 2), ('powell', 1), ('davies', 1), ('wilson', 2), ('granville', 1), ('wachtel', 1), ('temple', 1), ('lyon', 2), ('diego', 1), ('maggiore', 1), ('luik', 3), ('baker', 1), ('ellis', 2), ('gipsy', 1), ('hoare', 1), ('hamilton', 1), ('field', 2), ('collins', 1), ('duisburg', 1), ('belfort', 1), ('matthews', 1), ('brescia', 1), ('gallo', 1), ('griffith', 2), ('clarence', 1), ('hooper', 1), ('garfield', 1), ('salisbury', 1), ('bentley', 1), ('savoie', 1), ('oliver', 1), ('sinclair', 1), ('archibald', 1), ('karlsruhe', 1), ('windsor', 1), ('terrace', 1), ('thornton', 1), ('bell', 1), ('webber', 1), ('steven', 1), ('draadlooz', 1), ('norman', 1), ('jackson', 1), ('armathwaite', 1), ('payne', 1), ('randall', 2), ('edward', 1), ('massey', 1), ('morgan', 1), ('strang', 1), ('turijn', 1), ('fox', 1), ('montagu', 1)</text:p>
          </table:table-cell>
          <table:table-cell table:style-name="ce4" office:value-type="string" calcext:value-type="string">
            <text:p>peck, pepper, baily, macdonald, livingstone, bue, jesse, green, cottage, jone, william, james, foster, sam, cook, halle, andrew, court, vernon, antwerpen, padre, taylor, clark, bir, douglas, keith, gent, goorge, bule, square, wales, enid, curzon, lord, kleef, nancy, uitzenden, riot, amerikaan, henry, chamberlain, montpellier, etterbeek, hanover, john, wood, joe, gardner, sir, latham, house, sandy, stirling, stanley, expeditie, raleigh, menton, mac, essen, goodwin, lawrence, ontdekkingsreiziger, brown, clayton, kennedy, lean, toulouse, davie, williams, patrick, bootsman, spencer, currie, pedro, mendoza, carter, moren, o'brien, huilen, cavendish, balfour, giles, morton, carlo, mayor, bird, jones, street, wiesbaden, ville, john's, barman, telefunken, wiggen, harvey, peary, pooltocht, edwards, sabine, dean, marco, chalet, borgerhout, deer, poolreiziger, galloway, kid, kingsley, young, florence, tipperary, ludlow, butterworth, rhodes, cecil, theodore, poolexpeditie, tower, donald, kirby, innes, pair, mechelen, sheriff, giovanni, panne, manning, postmeester, croix, dome, briggs, fisher, noordpool, mick, lewis, smith, willard, wallace, george, churchill, ernesto, abby, fergus, ranch, townsend, warner, plessis, johnson, heath, brook, weir, simmons, ridley, johnston, burley, dusseldorp, paul's, pine, juan, adolfo, westminster, ely, rodriguez, castillo, antonio, bennett, gordon, amunds, barton, maclean, booker, perez, powell, davies, wilson, granville, wachtel, temple, lyon, diego, maggiore, luik, baker, ellis, gipsy, hoare, hamilton, field, collins, duisburg, belfort, matthews, brescia, gallo, griffith, clarence, hooper, garfield, salisbury, bentley, savoie, oliver, sinclair, archibald, karlsruhe, windsor, terrace, thornton, bell, webber, steven, draadlooz, norman, jackson, armathwaite, payne, randall, edward, massey, morgan, strang, turijn, fox, montagu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eligion</text:p>
          </table:table-cell>
          <table:table-cell table:style-name="ce1" office:value-type="float" office:value="341825" calcext:value-type="float">
            <text:p>341825</text:p>
          </table:table-cell>
          <table:table-cell table:style-name="ce1" office:value-type="float" office:value="968" calcext:value-type="float">
            <text:p>968</text:p>
          </table:table-cell>
          <table:table-cell table:style-name="ce13" office:value-type="float" office:value="0.209710743801653" calcext:value-type="float">
            <text:p>0.20971</text:p>
          </table:table-cell>
          <table:table-cell table:style-name="ce13" office:value-type="float" office:value="0.0187830679775069" calcext:value-type="float">
            <text:p>0.01878</text:p>
          </table:table-cell>
          <table:table-cell table:style-name="ce13" office:value-type="float" office:value="0.734504132231405" calcext:value-type="float">
            <text:p>0.73450</text:p>
          </table:table-cell>
          <table:table-cell table:style-name="ce13" office:value-type="float" office:value="0.994593235165123" calcext:value-type="float">
            <text:p>0.99459</text:p>
          </table:table-cell>
          <table:table-cell table:style-name="ce13" office:value-type="float" office:value="0.0557851239669422" calcext:value-type="float">
            <text:p>0.05579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kaukasisch(8), traditioneel(6), barbarlje(2), misvormden(10), moslim(55), negerslaven(14), slaven(7), indo(9), indo-europeaan(25), marrons(4), mongoolse(1), gemengd(24), negers(3), metis(4), inheems(22), exotisch(5), boesman(1), tovenaar(5), historisch(36), dwerggroei(19), islamiet(10), negerrijk(2), inboorling(7), knecht(9), moslims(8), wilde(2), moord(2), aziatisch(31), berber(7), wetshistorische(1), rassen(3), aboriginal(3), barbaren(15), wild(5), inlandsche(7), inheemse(2), halfbloedjes(1), stam(4), achtergrond(46), slaaf(15), slavenschip(11), gekleurd(8), onbeschaafd(10), aziatische(8), afgod(15), indisch(6), gay(2), marron(24), traditioneelen(1), mongoolsche(1), hottentot(9), halfbloed(7), afkomst(13), medicijnman(12), historischen(2), koelies(1), indiaan(9), dwergjes(1), ontdekken(14), zigeunerin(1), homo(9), page(9), koppensneller(7), zimbabwe(1), eskimobediende(1), historische(6), baboe(10), pygmee(11), mulat(8), mongool(10), moor(5), stammen(2), berbers(2), westers(1), inboorlingen(2), volbloed(3), afkomstig(1), mesties(11), muzelman(12), inheemsche(5), zigeunerbende(2), moslimscho(1), wereldmoord(1), traditionele(36), roots(3), bediende(8), kokkie(6), dwerg(4), queer(4), bosnegers(1), zigeuners(3), barbaar(16), moslimsche(2), negerrestaurant(1), zigeunermuziek(3), indische(2), knechts(1), ras(7), inheemschen(2), mengras(7), lesbisch(5), onbeschaafd'to(1), moordenaar(1), moor'en(1), neger(8), moslimsch(1), inlander(5), primitief(4), volbloedras(1), boesmanbanelen(1), verwilderd(1), moslimcultuur(1), christelijkhistorisch'(1), homogeen(1), zigeuner(7), eskimo's(7), eskimo(4), koppensnellers(3), historischcn(1), indolonten(1), koelie(3), aapman(1), kaffers(1), dienstknechts(1), pygmeeen(1), hottentottenstam(1), berberoorlog(1), negercultuur(2), indone(1), baboes(1), inlanders(2), kaffer(8), blank(7), birma(1), dienstknecht(2), gekleurde(2), blanke(1), bosneger(3), volkstammen(1), moortje(1), negerjongen(1), mulatten(1), volksstam(1), pages(1), lilliputter(3), afgodsbeeldje(1), muzelman'(1), mongoolsohc(1), inuit(3), tovenaars(1), praehistorische(1), inheems'(1), slaven'(1), lilliputters(2), muzelmannen(2), exotische(3), dwergen(1), queertitle(1), metis'nachts(1), bedienden(1), christelijkhistorischen(1), k'mesties(2), aziatischen(1), afgodendienst(1), gemengde(1), islamieten(1), roma(1), slavenhandel(1), moslimsohe(1), negervrees(1), indo-europeaans(1), indo's(1), zwartje(4), mohemmedaan(1), dwergeu(1), trans(1), grootst(1), afstammelingen(1), zimbabwecultuur(1)</text:p>
          </table:table-cell>
          <table:table-cell table:style-name="ce1" office:value-type="string" calcext:value-type="string">
            <text:p>('beminde', 1), ('jong', 103), ('eerbiedwaardig', 3), ('opperwezen', 2), ('koran', 16), ('man', 230), ('kind', 122), ('joden', 15), ('niet-christen', 2), ('stammen', 4), ('profeet', 20), ('eeuw', 84), ('romein', 6), ('christen-', 2), ('evangelie', 6), ('eer', 49), ('christus', 21), ('dienaar', 4), ('gods', 26), ('sect', 1), ('god', 66), ('afstamming', 2), ('ood', 1), ('bladzij', 1), ('huwen', 13), ('satire', 1), ('adel', 5), ('baren', 20), ('allah', 9), ('voorvader', 3), ('bedienaar', 2), ('heilig', 28), ('boeddhistisch', 1), ('lachen', 23), ('roemrijk', 2), ('woord', 118), ('sprak', 1), ('heere', 8), ('bidden', 21), ('heilige', 4), ('geloofsgenoot', 3), ('homo', 6), ('ouder', 25), ('troost', 3), ('collega', 9), ('geloofs', 5), ('afstammeling', 12), ('roem', 4), ('medebroeder', 3), ('herder', 3), ('bewonderaar', 2), ('vaderlandsch', 4), ('geslacht', 15), ('afstammen', 4), ('goddelijk', 7), ('jezus', 9), ('adelijk', 1), ('brochure', 3), ('zegen', 9), ('gesneuvelde', 2), ('profetie', 1), ('nakomeling', 7), ('avontuurlijk', 2), ('heiligheid', 2), ('zalig', 1), ('godheid', 1), ('apostel', 9), ('genesis', 1), ('nazaat', 2), ('vroom', 10), ('stichter', 5), ('glimlach', 6), ('aristocratisch', 2), ('grijsaard', 2), ('stamhuis', 1), ('vrou-', 1), ('joodsch', 4), ('kruises', 1), ('driftig', 3), ('genade', 10), ('bezingen', 3), ('tijdrekening', 2), ('confessie', 2), ('oudtijds', 2), ('legende', 6), ('eenigheid', 1), ('offerande', 1), ('afkomst', 12), ('vrijer', 2), ('vaders', 2), ('kruise', 1), ('heerlijkheid', 4), ('gode', 5), ('belijden', 3), ('edele', 4), ('lach', 4), ('vaderlands', 3), ('genadig', 1), ('mythe', 4), ('kindor', 2), ('martelaar', 3), ('kinen', 1), ('geloovlg', 1), ('heiden', 7), ('iong', 2), ('zegenen', 2), ('bekeering', 3), ('voorzienigheid', 1), ('secte', 1), ('zaligheid', 2), ('levenslicht', 3), ('germanen', 3), ('belijdenis', 3), ('roemvol', 2), ('gevallene', 1), ('geboorteland', 2), ('babel', 1), ('rechterstoel', 1), ('zondaar', 2), ("neerland's", 1), ('jongo', 1), ('almachtig', 1), ('voorouder', 5), ('vrou', 1), ('zionisme', 1), ('triomf', 2), ('bijbelverhaal', 1), ('jesus', 7), ('gebod', 2), ('romeinen', 1), ('calvijn', 1), ('eerbiedig', 3), ('berinnering', 1), ('stervende', 1), ('bladzijde', 1), ('exodus', 1), ('valkenjacht', 1), ('weldoenster', 1), ('avontuur', 4), ('ziekbed', 1), ('belijder', 3), ('smeeken', 2), ('buddha', 1), ('intel', 1), ('bedroefd', 2), ('beminnen', 5), ('loovig', 1), ('aristocratie', 1), ('andersdenkend', 2), ('geliefd', 4), ('steppe', 1), ('staatsrecht', 3), ('salomo', 4), ('joodsche', 3), ('ouderhuis', 1), ('vronwen', 2), ('viouw', 1), ('godsrijk', 1), ('hemelschen', 1), ('missieland', 1), ('nageslacht', 2), ('allerhoogste', 1), ('roemruchtig', 1), ('legendarisch', 1), ('toovenaar', 2), ('tinder', 1), ('blozen', 2), ('origine', 1), ('heiligen', 4), ('bewieroken', 1), ('glur', 1), ('grondvester', 1), ('marteldood', 1), ('fabel', 1), ('afkorten', 1), ('triomfantelijk', 1), ('stervensuur', 2), ('weldoener', 1), ('geloofsbelijdenis', 1), ('pupil', 2), ('juffer', 2), ('engel', 2), ('toekijken', 1), ('doorslapen', 1), ('held', 7), ('nakomelingschap', 5), ('apostelen', 1), ('bidd', 1), ('tijdgenooten', 1), ('overlevering', 3), ('onecht', 1), ('wrake', 1), ('zyns', 1), ('nari', 2), ('vrouwon', 1), ('zion', 1), ('rabbi', 1), ('dierbare', 1), ('vreez', 2), ('heiland', 1), ('vrijkopen', 1), ('baby', 1), ('kinderon', 1), ('gelovig', 1), ('rouwen', 1), ('zegening', 2), ('heidenen', 2), ('triomfator', 1), ('oods', 1), ('voorgeslacht', 3), ('heks', 2), ("nederland's", 1), ('farao', 1), ('onverzorgd', 1), ('zielenheil', 1), ('smeekenen', 1), ('wederkomst', 1), ('schou-', 1), ('wederkomen', 1), ('verlosser', 1), ('gelul', 1), ('goden', 1), ('grafschrift', 1), ('lauwer', 1), ('thora', 2), ('stamgast', 1), ('akteur', 1), ('joods', 1), ('vereering', 1), ('naams', 1), ('romanticus', 1), ('troostwoord', 1), ('discipel', 1), ('bemind', 1), ('sinai', 1), ('echtelijk', 1), ('ontroerd', 1)</text:p>
          </table:table-cell>
          <table:table-cell table:style-name="ce4" office:value-type="string" calcext:value-type="string">
            <text:p>beminde, jong, eerbiedwaardig, opperwezen, koran, man, kind, joden, niet-christen, stammen, profeet, eeuw, romein, christen-, evangelie, eer, christus, dienaar, gods, sect, god, afstamming, ood, bladzij, huwen, satire, adel, baren, allah, voorvader, bedienaar, heilig, boeddhistisch, lachen, roemrijk, woord, sprak, heere, bidden, heilige, geloofsgenoot, homo, ouder, troost, collega, geloofs, afstammeling, roem, medebroeder, herder, bewonderaar, vaderlandsch, geslacht, afstammen, goddelijk, jezus, adelijk, brochure, zegen, gesneuvelde, profetie, nakomeling, avontuurlijk, heiligheid, zalig, godheid, apostel, genesis, nazaat, vroom, stichter, glimlach, aristocratisch, grijsaard, stamhuis, vrou-, joodsch, kruises, driftig, genade, bezingen, tijdrekening, confessie, oudtijds, legende, eenigheid, offerande, afkomst, vrijer, vaders, kruise, heerlijkheid, gode, belijden, edele, lach, vaderlands, genadig, mythe, kindor, martelaar, kinen, geloovlg, heiden, iong, zegenen, bekeering, voorzienigheid, secte, zaligheid, levenslicht, germanen, belijdenis, roemvol, gevallene, geboorteland, babel, rechterstoel, zondaar, neerland's, jongo, almachtig, voorouder, vrou, zionisme, triomf, bijbelverhaal, jesus, gebod, romeinen, calvijn, eerbiedig, berinnering, stervende, bladzijde, exodus, valkenjacht, weldoenster, avontuur, ziekbed, belijder, smeeken, buddha, intel, bedroefd, beminnen, loovig, aristocratie, andersdenkend, geliefd, steppe, staatsrecht, salomo, joodsche, ouderhuis, vronwen, viouw, godsrijk, hemelschen, missieland, nageslacht, allerhoogste, roemruchtig, legendarisch, toovenaar, tinder, blozen, origine, heiligen, bewieroken, glur, grondvester, marteldood, fabel, afkorten, triomfantelijk, stervensuur, weldoener, geloofsbelijdenis, pupil, juffer, engel, toekijken, doorslapen, held, nakomelingschap, apostelen, bidd, tijdgenooten, overlevering, onecht, wrake, zyns, nari, vrouwon, zion, rabbi, dierbare, vreez, heiland, vrijkopen, baby, kinderon, gelovig, rouwen, zegening, heidenen, triomfator, oods, voorgeslacht, heks, nederland's, farao, onverzorgd, zielenheil, smeekenen, wederkomst, schou-, wederkomen, verlosser, gelul, goden, grafschrift, lauwer, thora, stamgast, akteur, joods, vereering, naams, romanticus, troostwoord, discipel, bemind, sinai, echtelijk, ontroerd</text:p>
          </table:table-cell>
          <table:table-cell table:number-columns-repeated="101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342006" calcext:value-type="float">
            <text:p>342006</text:p>
          </table:table-cell>
          <table:table-cell table:style-name="ce2" office:value-type="float" office:value="431" calcext:value-type="float">
            <text:p>431</text:p>
          </table:table-cell>
          <table:table-cell table:style-name="ce14" office:value-type="float" office:value="0.238979118329466" calcext:value-type="float">
            <text:p>0.23898</text:p>
          </table:table-cell>
          <table:table-cell table:style-name="ce14" office:value-type="float" office:value="0.00215015070102039" calcext:value-type="float">
            <text:p>0.00215</text:p>
          </table:table-cell>
          <table:table-cell table:style-name="ce14" office:value-type="float" office:value="0.71461716937355" calcext:value-type="float">
            <text:p>0.71462</text:p>
          </table:table-cell>
          <table:table-cell table:style-name="ce14" office:value-type="float" office:value="0.996285673404792" calcext:value-type="float">
            <text:p>0.99629</text:p>
          </table:table-cell>
          <table:table-cell table:style-name="ce14" office:value-type="float" office:value="0.0464037122969838" calcext:value-type="float">
            <text:p>0.04640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barbarlje(1), onbeschaafd(6), lilliputters(3), moslim(14), kokkie(2), zigeuner(7), inheems(9), primitief(9), tovenaar(1), dwerggroei(11), islamiet(6), negerrijk(4), historisch(13), aziatisch(25), onbeschaafdheid(1), misvormden(5), rassen(2), achtergrond(27), traditioneel(4), gekleurd(4), barbaren(3), inlandsche(3), knecht(8), barbaar'sche(1), stam(3), slaaf(4), muzelman(4), bosneger(2), indo-europeaan(13), indo(1), westers(1), blank(4), historische(5), medicijnman(1), kaffer(3), exotisch(6), mongool(6), mongoolsche(1), berber(2), inboorlingen(3), volbloed(2), mengras(3), wereldhistorische(1), kaffers(2), moor(2), marron(18), kaukasisch(4), hottentotten(2), traditionele(11), wilde(1), zigeuners(4), dwerg(3), negerslaven(4), pygmee(3), knechts(1), mulat(4), gemengd(15), berbers(1), boesman(3), neger(6), zimbabwe(1), inlander(3), eskimo(4), lilliputter(4), dwergen(2), slaven(1), afgod(4), moslimcultuur(1), moslims(4), handicap(2), slavenschip(3), baboe(3), eskimo's(4), halfbloed(4), zwartje(4), bedienden(1), hottentot(4), indonesi(1), ras(1), negercultuur(3), koelie(2), barbaarsche(1), baboes(1), batavia(1), afkomst(2), zigeunerbende(1), page(3), mongoolse(1), aapman(2), wild(3), mesties(4), inboorling(1), pages(1), slaaft(1), praehistorische(1), indiaan(2), bediende(2), muzelmannen(2), afgodisch(1), kwinti(1), traditioneelen(1), ontdekken(2), zigeunermuziek(2), metis'nachts(1), kafferhoofdman(1), k'mesties(2), islamieten(1), indische(1), homo(1), barbaar(2), moslimsche(1), queer(1), roots(1), bataviasche(1), afgodendienst(1), indisch(1), koelies(1), stammen(1), grootst(1), indischen(1), galeislaven(1), metis(1)</text:p>
          </table:table-cell>
          <table:table-cell table:style-name="ce2" office:value-type="string" calcext:value-type="string">
            <text:p>('botsing', 9), ('werkkamer', 1), ('rijden', 42), ('afgeleg', 1), ('vertrek', 24), ('stad', 73), ('buurt', 15), ('strand', 6), ('onbeheerd', 1), ('inrichten', 6), ('chauffeur', 6), ('salon', 2), ('wagen', 28), ('ongeluk', 12), ('ongeval', 3), ('auto', 15), ('stadsdeel', 1), ('fiets', 3), ('stoppen', 8), ('poort', 9), ('nabijheid', 14), ('beladen', 2), ('nieuwjaarsnacht', 1), ('omliggen', 1), ('bevolkt', 1), ('landgoed', 3), ('etaleren', 2), ('omgeving', 21), ('bevolken', 3), ('kar', 3), ('vestibule', 5), ('hal', 6), ('omtrek', 9), ('landhuis', 2), ('zwembassin', 1), ('voorstad', 3), ('besturen', 10), ('omnibus', 2), ('arrestantenlokaal', 1), ('kasteel', 2), ('park', 4), ('huiskamer', 1), ('hoofdman', 5), ('taxi', 1), ('bluschten', 1), ('overbevolkt', 1), ('overkomen', 4), ('reiziger', 13), ('wegnaar', 1), ('inhalen', 1), ('vrijdagnacht', 1), ('voltooien', 7), ('span', 1), ('rijtuig', 6), ('bespannen', 2), ('veranda', 4), ('naburig', 3), ('stadswijk', 1), ('openbaren', 7), ('toegang', 6), ('ontvangkamer', 1), ('verrijzen', 2), ('automobiel', 3), ('oversteken', 3), ('bestuurder', 4), ('aanreed', 1), ('binnenplein', 1), ('heenrijden', 1), ('bordes', 1), ('fietsen', 1), ('fietser', 1), ('vaart', 5), ('scheepsbrand', 2), ('gemak', 2), ('doorrijden', 1), ('terras', 1), ('vergaderlokal', 1), ('uitstallen', 1), ('bewoonbaar', 3), ('gelagkamer', 1), ('koetsi', 1), ('trekdier', 1), ('landhoev', 1), ('voltooiing', 3), ('buffet', 1), ('garderobe', 3), ('tweewielig', 1), ('destructie', 1), ('werkhuis', 1), ('eetzaal', 2), ('uitstappen', 1), ('uitwijken', 2), ('hedennacht', 1), ('spoorwegramp', 1), ('binnenstad', 1), ('gerief', 2), ('vertraging', 3), ('woonwagen', 1), ('passeeren', 2), ('slippen', 1), ('botsen', 1), ('aangelegd', 1), ('binnentreden', 4), ('luxueus', 2), ('kinderkamer', 1), ('villa', 4), ('volkrijk', 1), ('spoorwegongeluk', 1), ('vitrine', 1), ('donderdagnacht', 1), ('balkon', 1), ('brandweer', 3), ('achtergalerij', 1), ('afladen', 1), ('studeerkamer', 1), ('wegrijden', 1), ('boerenwagen', 1), ('vervoermiddel', 1), ('rijwiel', 1), ('steppen', 1), ('motorrijtuig', 1), ('uitstalling', 1), ('motorrijwiel', 1), ('luxe', 1), ('rooksalon', 1), ('verfraaien', 1), ('afgelegen', 1), ('afliggen', 1), ('voorvertrek', 1), ('achterop', 1), ('vannacht', 1), ('oponthoud', 1), ('wachtkamer', 1)</text:p>
          </table:table-cell>
          <table:table-cell table:style-name="ce5" office:value-type="string" calcext:value-type="string">
            <text:p>botsing, werkkamer, rijden, afgeleg, vertrek, stad, buurt, strand, onbeheerd, inrichten, chauffeur, salon, wagen, ongeluk, ongeval, auto, stadsdeel, fiets, stoppen, poort, nabijheid, beladen, nieuwjaarsnacht, omliggen, bevolkt, landgoed, etaleren, omgeving, bevolken, kar, vestibule, hal, omtrek, landhuis, zwembassin, voorstad, besturen, omnibus, arrestantenlokaal, kasteel, park, huiskamer, hoofdman, taxi, bluschten, overbevolkt, overkomen, reiziger, wegnaar, inhalen, vrijdagnacht, voltooien, span, rijtuig, bespannen, veranda, naburig, stadswijk, openbaren, toegang, ontvangkamer, verrijzen, automobiel, oversteken, bestuurder, aanreed, binnenplein, heenrijden, bordes, fietsen, fietser, vaart, scheepsbrand, gemak, doorrijden, terras, vergaderlokal, uitstallen, bewoonbaar, gelagkamer, koetsi, trekdier, landhoev, voltooiing, buffet, garderobe, tweewielig, destructie, werkhuis, eetzaal, uitstappen, uitwijken, hedennacht, spoorwegramp, binnenstad, gerief, vertraging, woonwagen, passeeren, slippen, botsen, aangelegd, binnentreden, luxueus, kinderkamer, villa, volkrijk, spoorwegongeluk, vitrine, donderdagnacht, balkon, brandweer, achtergalerij, afladen, studeerkamer, wegrijden, boerenwagen, vervoermiddel, rijwiel, steppen, motorrijtuig, uitstalling, motorrijwiel, luxe, rooksalon, verfraaien, afgelegen, afliggen, voorvertrek, achterop, vannacht, oponthoud, wachtkamer</text:p>
          </table:table-cell>
          <table:table-cell table:number-columns-repeated="1012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41402" calcext:value-type="float">
            <text:p>341402</text:p>
          </table:table-cell>
          <table:table-cell table:style-name="ce2" office:value-type="float" office:value="122" calcext:value-type="float">
            <text:p>122</text:p>
          </table:table-cell>
          <table:table-cell table:style-name="ce14" office:value-type="float" office:value="0.295081967213115" calcext:value-type="float">
            <text:p>0.29508</text:p>
          </table:table-cell>
          <table:table-cell table:style-name="ce14" office:value-type="float" office:value="0.00174773048774934" calcext:value-type="float">
            <text:p>0.00175</text:p>
          </table:table-cell>
          <table:table-cell table:style-name="ce14" office:value-type="float" office:value="0.655737704918033" calcext:value-type="float">
            <text:p>0.65574</text:p>
          </table:table-cell>
          <table:table-cell table:style-name="ce14" office:value-type="float" office:value="0.998397063063071" calcext:value-type="float">
            <text:p>0.99840</text:p>
          </table:table-cell>
          <table:table-cell table:style-name="ce14" office:value-type="float" office:value="0.0491803278688525" calcext:value-type="float">
            <text:p>0.04918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zigeuner(2), ontdekken(2), marron(8), hottentot(2), koppensneller(1), baboe(2), barbaar(3), bosneger(2), wilde(1), negerslaven(3), wild(1), traditioneel(1), bediende(5), onbeschaafd(2), halfbloedjes(1), knecht(2), zwartje(3), gekleurd(2), slaaf(3), slavenschip(2), gemengd(3), dwerg(2), afgod(2), afkomst(1), barbaren(2), meesterknecht(1), kaffer(3), gay(1), page(1), lilliputter(1), mongool(2), moslim(2), aziatisch(3), primitief(2), afgodsbeeldje(1), achtergrond(5), traditionele(4), indiaan(2), roots(1), tovenaars(1), eskimo's(1), mulat(2), kokkie(2), indisch(1), stammen(1), moor(1), handicapper(1), stam(2), westers(1), koelie(1), en'marron(1), indo-europeaan(2), koelies(1), gekleurde(1), inlandsche(1), inlander(1), halfbloed(2), bedienden(1), christelijkhistorischen(1), islamiet(1), negerrestaurant(1), kafferhoofdman(1), ras(1), zigeuners(1), inuit(2), neger(1), exotisch(1), queer(1)</text:p>
          </table:table-cell>
          <table:table-cell table:style-name="ce2" office:value-type="string" calcext:value-type="string">
            <text:p>('mijnheer', 16), ('asjeblief', 1), ('pardon', 5), ('hernemen', 3), ('boos', 6), ('mynheer', 1), ('mompelen', 7), ('vrind', 1), ('drommels', 1), ('julle', 1), ('boodschap', 13), ('-had', 3), ('welnemen', 1), ('zwijg', 1), ("~'t", 1), ('reuze', 1), ('enfin', 1), ('daag', 2), ('~en', 1), ('vervolgen', 12), ('durfde', 2), ('heml', 1), ('binnensmonds', 1), ('vertell', 1), ('meneer', 6), ('zeii', 1), ('gekheid', 1), ('weggaan', 3), ('weineen', 2), ('.gij', 1), ('snauwen', 4), ('strakje', 1), ('maarte', 1), ('stamelen', 1), ('smoel', 1), ('hardop', 1), ('gaaft', 1), ('spreek', 1), ('jawel', 1), ('jwe', 2), ('welnee', 1), ('haha', 1), ('daareven', 1), ('tnij', 1), ('saturnin', 1), ('neeu', 1), ('moederen', 1), ('kortaf', 1), ('beknorren', 1), ('//maar', 1), ('henj', 1), ('eens', 1), ('.heb', 1), ('watte', 1), ('afspreken', 1), ('ditje', 1), ('datje', 1), ('moncourt', 1), ('stotteren', 1), ('zeg', 1)</text:p>
          </table:table-cell>
          <table:table-cell table:style-name="ce5" office:value-type="string" calcext:value-type="string">
            <text:p>mijnheer, asjeblief, pardon, hernemen, boos, mynheer, mompelen, vrind, drommels, julle, boodschap, -had, welnemen, zwijg, ~'t, reuze, enfin, daag, ~en, vervolgen, durfde, heml, binnensmonds, vertell, meneer, zeii, gekheid, weggaan, weineen, .gij, snauwen, strakje, maarte, stamelen, smoel, hardop, gaaft, spreek, jawel, jwe, welnee, haha, daareven, tnij, saturnin, neeu, moederen, kortaf, beknorren, //maar, henj, eens, .heb, watte, afspreken, ditje, datje, moncourt, stotteren, zeg</text:p>
          </table:table-cell>
          <table:table-cell table:number-columns-repeated="101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341962" calcext:value-type="float">
            <text:p>341962</text:p>
          </table:table-cell>
          <table:table-cell table:style-name="ce2" office:value-type="float" office:value="481" calcext:value-type="float">
            <text:p>481</text:p>
          </table:table-cell>
          <table:table-cell table:style-name="ce14" office:value-type="float" office:value="0.234927234927235" calcext:value-type="float">
            <text:p>0.23493</text:p>
          </table:table-cell>
          <table:table-cell table:style-name="ce14" office:value-type="float" office:value="0.00250867267883617" calcext:value-type="float">
            <text:p>0.00251</text:p>
          </table:table-cell>
          <table:table-cell table:style-name="ce14" office:value-type="float" office:value="0.711018711018711" calcext:value-type="float">
            <text:p>0.71102</text:p>
          </table:table-cell>
          <table:table-cell table:style-name="ce14" office:value-type="float" office:value="0.998646177041779" calcext:value-type="float">
            <text:p>0.99865</text:p>
          </table:table-cell>
          <table:table-cell table:style-name="ce14" office:value-type="float" office:value="0.0540540540540541" calcext:value-type="float">
            <text:p>0.05405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kaukasisch(2), barbarlje(2), barbaren(4), lilliputter(7), gemengd(10), lilliputters(4), indo-europeaan(14), exotisch(7), inheems(15), zwartje(8), achtergrond(25), negers(1), wilde(2), moslims(5), moord(1), misvormden(5), inheemsche(3), traditioneel(6), halfbloedjes(1), stam(3), slaaf(8), moslim(20), gekleurd(2), hottentotten(2), aziatische(4), groothistorische(1), historisch(23), traditionele(18), gay(1), afgod(5), roots(5), marron(7), mongoolsche(1), halfbloed(7), afkomst(8), medicijnman(7), aziatisch(16), kokkie(5), dwergjes(1), indo(3), indiaan(3), homo(3), zimbabwe(1), eskimo's(8), onbeschaafd(5), pygmee(6), slavenschip(2), stammen(1), hottentot(5), barbaarschheid(1), berber(2), koelie(5), muzelman(3), primitief(4), tovenaar(1), slaven(2), negercultuur(1), barbaar(7), mesties(6), ras(2), inheemschen(1), mulat(7), page(3), lesbisch(2), baboe(3), moordenaar(1), wild(3), ontdekken(8), eskimo(5), inheemse(2), negerrijk(2), boesmanbanelen(1), koppensneller(4), verwilderd(1), medicijnmannen(1), negerslaven(5), islamiet(3), mongool(4), koppensnellers(3), indolonten(1), handicap(1), kaffer(4), bedienden(3), zigeuners(1), aapman(2), dwerggroei(5), kaffers(1), koelies(1), berberoorlog(1), indone(1), inuit(3), queer(1), zigeunerbende(1), blank(2), historische(3), gekleurde(1), blanke(2), zigeuner(3), bosneger(1), marrons(2), indostijl(1), knecht(3), moortje(1), negerjongen(1), mulatten(1), volksstam(1), afgodsbeeldje(1), muzelman'(1), inboorling(2), praehistorische(1), inboorlingen(1), inheems'che(1), bediende(1), dwergen(1), mengras(3), zigeunermuziek(2), neger(3), metis'nachts(1), aziatischen(1), muzelmannen(1), indische(1), roma(1), moslimsche(2), moor(3), moslimsohe(1), aboriginal(1), inheemsch(1), metis(1), indo's(1), inlander(1), mohemmedaan(1), dwergeu(1), winkelknechten(1), mulattin(1)</text:p>
          </table:table-cell>
          <table:table-cell table:style-name="ce2" office:value-type="string" calcext:value-type="string">
            <text:p>('bozen', 1), ('christen', 35), ('knikken', 3), ('verhaal', 29), ('opstaan', 6), ('wijf', 1), ('scherts', 5), ('knipoog', 2), ('vertikken', 1), ('praten', 13), ('verhalen', 14), ('verlegen', 4), ('één', 89), ('pleizier', 3), ('toon', 19), ('gesprek', 12), ('lief', 17), ('bang', 16), ('graag', 17), ('bid', 1), ('aardigheid', 2), ('niemendal', 1), ('meesmuilen', 1), ('beheksen', 1), ('wrevelig', 1), ('veroveraar', 1), ('blz.', 5), ('luiaard', 1), ('slavenmarkt', 1), ('vergiffenis', 1), ('aristocraat', 1), ('drommel', 2), ('eventje', 1), ('pruttelen', 1), ('boel', 3), ('argeloos', 1), ('gebaar', 5), ('oogenblikken', 2), ('ongemakkelijk', 1), ('verwe', 1), ('strijdmakker', 1), ('zuid-nederland', 1), ('help', 4), ('vaderland', 17), ('zwartje', 5), ('egil', 1), ('fronsen', 2), ('zuchten', 4), ('gewaardigen', 1), ('jood', 11), ('plezier', 3), ('beheerscher', 2), ('uiets', 1), ('poos', 4), ('knorrig', 1), ('vergeven', 2), ('heerscher', 8), ('verschooning', 1), ('onzin', 1), ('oppas', 3), ('glimlachen', 8), ('vriendelijk', 7), ('excuus', 4), ('opluchten', 1), ('spotten', 2), ('nann', 1), ('scepter', 3), ('vervelen', 1), ('fluisteren', 4), ('handlanger', 3), ('gek', 3), ('.zij', 1), ('whs', 1), ('hiaar', 1), ('brommen', 2), ('wildvreemd', 1), ('~wij', 1), ('heengaan', 8), ('pappot', 2), ('troosten', 2), ('meisje-', 1), ('stelt', 1), ('smeken', 3), ('vizier', 2), ('heimelijk', 3), ('calvinist', 1), ('wegwezen', 1), ('onderwijl', 1), ('vleien', 2), ('notitie', 3), ('onwillekeurig', 4), ('praat', 1), ('verdraaid', 1), ('landsman', 2), ('lamme', 1), ('klagend', 1), ('trawant', 1), ('~hij', 1), ('keuvelen', 2), ('parmantig', 3), ('vergenoegen', 2), ('ontwijken', 1), ('discht', 1), ('kwalijk', 3), ('ongekroonde', 1), ('spoken', 2), ('grinniken', 1), ('luimen', 1), ('marokkaan', 1), ('pakkie', 1), ('hoeder', 1), ('pionier', 1), ('bpel', 1), ('struikroover', 1), ('henl', 3), ('nonsens', 3), ('avonturier', 2), ('minzaam', 2), ('nikker', 1), ('vlaanderenland', 1), ('rommel', 2), ('afluisteren', 1), ('e-', 2), ('fideel', 1), ('bedeesd', 1), ('prachtkerel', 1), ('veelbeteekenend', 2), ('meerl', 1), ('kindsch', 1), ('verwaardigen', 1), ('eigenwij', 2), ('ondertusschen', 2), ('buiging', 1), ('eerbiediglijk', 1), ('gebieder', 1), ('niij', 1), ('verstoppertje', 1), ('smek', 1), ('verbouwereerd', 1), ('gevleid', 3), ('aangesprokene', 1), ('goedl', 1), ('kibbelen', 1), ('vent', 2), ('stamtafel', 1), ('praatje', 1), ('bochel', 1), ('opknapp', 1), ('foppen', 1), ('tovenaar', 1), ('bijdehand', 1), ('gekrabbel', 1), ('quasi', 1), ('verontschuldigen', 2), ('neerbuigend', 1), ('aanhalig', 1), ('werktuigelijk', 1), ('arme', 1), ('tusschenbeien', 1), ('zoomaar', 1), ('schuchter', 2), ('babbel', 1), ('galant', 1), ('stamgenoot', 1), ('flappen', 1), ('hoofdschudden', 1), ('vriendelgk', 1), ('wapenbroeder', 1), ('wegzenden', 1)</text:p>
          </table:table-cell>
          <table:table-cell table:style-name="ce5" office:value-type="string" calcext:value-type="string">
            <text:p>bozen, christen, knikken, verhaal, opstaan, wijf, scherts, knipoog, vertikken, praten, verhalen, verlegen, één, pleizier, toon, gesprek, lief, bang, graag, bid, aardigheid, niemendal, meesmuilen, beheksen, wrevelig, veroveraar, blz., luiaard, slavenmarkt, vergiffenis, aristocraat, drommel, eventje, pruttelen, boel, argeloos, gebaar, oogenblikken, ongemakkelijk, verwe, strijdmakker, zuid-nederland, help, vaderland, zwartje, egil, fronsen, zuchten, gewaardigen, jood, plezier, beheerscher, uiets, poos, knorrig, vergeven, heerscher, verschooning, onzin, oppas, glimlachen, vriendelijk, excuus, opluchten, spotten, nann, scepter, vervelen, fluisteren, handlanger, gek, .zij, whs, hiaar, brommen, wildvreemd, ~wij, heengaan, pappot, troosten, meisje-, stelt, smeken, vizier, heimelijk, calvinist, wegwezen, onderwijl, vleien, notitie, onwillekeurig, praat, verdraaid, landsman, lamme, klagend, trawant, ~hij, keuvelen, parmantig, vergenoegen, ontwijken, discht, kwalijk, ongekroonde, spoken, grinniken, luimen, marokkaan, pakkie, hoeder, pionier, bpel, struikroover, henl, nonsens, avonturier, minzaam, nikker, vlaanderenland, rommel, afluisteren, e-, fideel, bedeesd, prachtkerel, veelbeteekenend, meerl, kindsch, verwaardigen, eigenwij, ondertusschen, buiging, eerbiediglijk, gebieder, niij, verstoppertje, smek, verbouwereerd, gevleid, aangesprokene, goedl, kibbelen, vent, stamtafel, praatje, bochel, opknapp, foppen, tovenaar, bijdehand, gekrabbel, quasi, verontschuldigen, neerbuigend, aanhalig, werktuigelijk, arme, tusschenbeien, zoomaar, schuchter, babbel, galant, stamgenoot, flappen, hoofdschudden, vriendelgk, wapenbroeder, wegzenden</text:p>
          </table:table-cell>
          <table:table-cell table:number-columns-repeated="1012"/>
        </table:table-row>
        <table:table-row table:style-name="ro3">
          <table:table-cell table:style-name="ce1" office:value-type="string" calcext:value-type="string">
            <text:p>relationships, familial and social</text:p>
            <text:p>(impure)</text:p>
          </table:table-cell>
          <table:table-cell table:style-name="ce1" office:value-type="float" office:value="342076" calcext:value-type="float">
            <text:p>342076</text:p>
          </table:table-cell>
          <table:table-cell table:style-name="ce1" office:value-type="float" office:value="380" calcext:value-type="float">
            <text:p>380</text:p>
          </table:table-cell>
          <table:table-cell table:style-name="ce13" office:value-type="float" office:value="0.268421052631579" calcext:value-type="float">
            <text:p>0.26842</text:p>
          </table:table-cell>
          <table:table-cell table:style-name="ce13" office:value-type="float" office:value="0.0000262440740124947" calcext:value-type="float">
            <text:p>0.00003</text:p>
          </table:table-cell>
          <table:table-cell table:style-name="ce13" office:value-type="float" office:value="0.681578947368421" calcext:value-type="float">
            <text:p>0.68158</text:p>
          </table:table-cell>
          <table:table-cell table:style-name="ce13" office:value-type="float" office:value="0.999962516991012" calcext:value-type="float">
            <text:p>0.99996</text:p>
          </table:table-cell>
          <table:table-cell table:style-name="ce13" office:value-type="float" office:value="0.05" calcext:value-type="float">
            <text:p>0.0500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barbarlje(2), moslim(14), kokkie(9), zigeuner(6), gekleurde(1), inheems(5), islamiet(5), berber(3), achtergrond(16), traditioneel(2), barbaren(2), inlandsche(2), medicijnman(5), inboorling(4), barbaar'sche(1), mesties(6), neger(7), traditionele(19), aziatisch(15), slavenschip(2), slaaf(6), historisch(13), etniciteit(1), afgod(3), groothistorische(1), indisch(3), marron(19), traditioneelen(1), homo(3), wild(2), afkomst(7), mongool(3), eskimo's(3), pygmee(2), handicap(1), indiaan(7), exotisch(4), gemengd(6), kaffers(2), historische(3), dwerggroei(2), page(2), dwerg(1), zigeunerbende(1), knecht(3), halfbloed(6), gay(1), ontdekken(4), metis(1), bosnegers(1), indo-europeaan(10), moslims(2), barbaar(2), misvormden(4), knechts(1), mulat(3), lesbisch(3), baboe(7), lilliputter(3), negerrijk(2), slaven(2), boesmanbanelen(1), koppensneller(3), verwilderd(1), christelijkhistorisch'(1), negerslaven(7), mengras(3), inlander(2), onbeschaafd(2), kaukasisch(2), eskimo(2), inheems'che(2), kaffer(5), roots(1), muzelman(4), zigeunermuziek(4), hottentot(3), aapman(3), jakarta(1), stam(2), wereldhistorische(1), volbloed(3), zigeuners(3), indische(3), zigeunerin(1), baboes(1), koelie(2), marrons(1), bosneger(4), indiaans(1), moortje(1), schildersknecht(1), aziatische(1), mulatten(1), gekleurd(1), zwartje(4), mongoolse(1), slaven'(1), negercultuur(1), bediende(4), muzelmannen(1), blank(1), tovenaar(2), moor(1), queer(1), koppensnellers(1), bediendepmijnneer(1), inlanders(1), lilliputters(1), moslimsohe(1), aboriginal(1), hottentotten(1), mohemmedaan(1), dwergeu(1), boesman(1), zimbabwecultuur(1), mulattin(1)</text:p>
          </table:table-cell>
          <table:table-cell table:style-name="ce1" office:value-type="string" calcext:value-type="string">
            <text:p>('prospectus', 1), ('zoon', 68), ('vriend', 36), ('vader', 47), ('duwe', 1), ('broer', 3), ('publicist', 1), ('ontmoeten', 16), ('groenteboer', 1), ('minnaar', 1), ('broeder', 32), ('jiier', 1), ('pres.', 1), ('familiair', 1), ('verloofd', 2), ('doodkalm', 1), ('thuis', 21), ('juffrouw', 5), ('hoogheid', 3), ('doorluchtigheid', 1), ('halfluid', 1), ('opzoeken', 2), ('gulliver', 2), ('meemaken', 3), ('vreemdelinge', 1), ('stiefmoeder', 2), ('weerzien', 1), ('dokteres', 1), ('waart', 1), ('oudsten', 1), ('oom', 5), ('tante', 7), ('metgezel', 4), ('nonna', 1), ('papa', 2), ('meid', 5), ('weekblad', 3), ('goedendag', 1), ('neem', 1), ('troon', 3), ('vriendin', 4), ('dochter', 26), ('liefdesbetrekking', 2), ('aangekomene', 2), ('poes', 2), ('compagnon', 2), ('huisvriend', 1), ('berucht', 3), ('koningshuis', 2), ('verliefd', 2), ('echtgenote', 1), ('weerbaar', 6), ('neef', 4), ('kokkie', 6), ('hallo', 1), ('squaw', 2), ('juf', 2), ('ouwe', 1), ('melkmeisje', 1), ('vlaams', 1), ('schoonzoon', 3), ('gezelsohap', 1), ('grootmoeder', 2), ('kleinzoon', 1), ('nini', 1), ('//het', 2), ("dick's", 1), ('schoonzuster', 2), ('kryt', 1), ('zionist', 3), ('doodbedaard', 1), ('grootvader', 4), ('vrouwlief', 1), ('manlief', 2), ('medeminnaar', 1), ('kuchen', 1), ('excellentie', 2), ('zwager', 2), ('joag', 1), ('movrouw', 1), ('kus', 2), ('kamerdienaar', 1), ('vlaamsen', 1), ('omhelzen', 2), ('onmin', 1), ('bloeder', 1), ('verloofde', 1), ('hoveling', 1), ('dienstmaagd', 1), ('kiesdistrict', 1), ('oogenbli', 1), ('smoorlijk', 1), ('gryce', 1), ('lieveling', 1), ('guest', 2), ('meesteres', 2), ('scheik', 1), ('campagna', 1), ('vaarwel', 3), ('reisgenoot', 1), ('echtgenoote', 4), ('~de', 2), ('lorrimer', 1), ('vorstengeslacht', 1), ('mama', 1), ('wees', 1), ('ordway', 2), ('edelen', 1), ('echt-', 1), ('stiefdochter', 1), ('claudius', 1), ('zoenen', 1), ('silas', 1), ('gaspard', 1), ('ulrike', 1), ('verloven', 1), ('teruggekeerd', 1), ('beteekenisvol', 1), ('vergeef', 1), ('klaartje', 1), ('praatgraag', 1), ('loek', 1), ('trouwbelofte', 1), ('verloving', 1), ('overgrootvader', 1), ('aanzoek', 1), ('ontroostbaar', 1)</text:p>
          </table:table-cell>
          <table:table-cell table:style-name="ce4" office:value-type="string" calcext:value-type="string">
            <text:p>prospectus, zoon, vriend, vader, duwe, broer, publicist, ontmoeten, groenteboer, minnaar, broeder, jiier, pres., familiair, verloofd, doodkalm, thuis, juffrouw, hoogheid, doorluchtigheid, halfluid, opzoeken, gulliver, meemaken, vreemdelinge, stiefmoeder, weerzien, dokteres, waart, oudsten, oom, tante, metgezel, nonna, papa, meid, weekblad, goedendag, neem, troon, vriendin, dochter, liefdesbetrekking, aangekomene, poes, compagnon, huisvriend, berucht, koningshuis, verliefd, echtgenote, weerbaar, neef, kokkie, hallo, squaw, juf, ouwe, melkmeisje, vlaams, schoonzoon, gezelsohap, grootmoeder, kleinzoon, nini, //het, dick's, schoonzuster, kryt, zionist, doodbedaard, grootvader, vrouwlief, manlief, medeminnaar, kuchen, excellentie, zwager, joag, movrouw, kus, kamerdienaar, vlaamsen, omhelzen, onmin, bloeder, verloofde, hoveling, dienstmaagd, kiesdistrict, oogenbli, smoorlijk, gryce, lieveling, guest, meesteres, scheik, campagna, vaarwel, reisgenoot, echtgenoote, ~de, lorrimer, vorstengeslacht, mama, wees, ordway, edelen, echt-, stiefdochter, claudius, zoenen, silas, gaspard, ulrike, verloven, teruggekeerd, beteekenisvol, vergeef, klaartje, praatgraag, loek, trouwbelofte, verloving, overgrootvader, aanzoek, ontroostbaar</text:p>
          </table:table-cell>
          <table:table-cell table:number-columns-repeated="1012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tats_15.A1:stats_15.L136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3">
      <number:number number:decimal-places="12" number:min-decimal-places="12"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20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/00/0000</text:date>, <text:time style:data-style-name="N2" text:time-value="14:35:55.3993098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11T14:36:27.197983165</dc:date>
    <meta:editing-duration>PT58M10S</meta:editing-duration>
    <meta:editing-cycles>6</meta:editing-cycles>
    <meta:generator>LibreOffice/7.0.4.2$Linux_X86_64 LibreOffice_project/00$Build-2</meta:generator>
    <meta:document-statistic meta:table-count="1" meta:cell-count="1631" meta:object-count="0"/>
  </office:meta>
</office:document-meta>
</file>